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5000001745873BE7A1C09EEDC.gif" manifest:media-type="image/gif"/>
  <manifest:file-entry manifest:full-path="Pictures/1000000000000192000000DDCB85698DA10FD10E.gif" manifest:media-type="image/gif"/>
  <manifest:file-entry manifest:full-path="Pictures/100000000000021D00000096529796EDAB36B8E7.gif" manifest:media-type="image/gif"/>
  <manifest:file-entry manifest:full-path="Pictures/10000200000002CD000002BB4A3A2A782EE90109.gif" manifest:media-type="image/gif"/>
  <manifest:file-entry manifest:full-path="Pictures/10000000000002C5000000D2B360758F2BAE96AC.gif" manifest:media-type="image/gif"/>
  <manifest:file-entry manifest:full-path="Pictures/1000000000000242000002662DE13E952676229D.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2"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Regular" style:font-family-generic="swiss" style:font-pitch="variable"/>
    <style:font-face style:name="Courier New1" svg:font-family="'Courier New'"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a2c23"/>
    </style:style>
    <style:style style:name="P3" style:family="paragraph" style:parent-style-name="Standard">
      <style:paragraph-properties fo:text-align="justify" style:justify-single-word="false"/>
      <style:text-properties officeooo:paragraph-rsid="001a40c8"/>
    </style:style>
    <style:style style:name="P4" style:family="paragraph" style:parent-style-name="Standard">
      <style:paragraph-properties fo:text-align="justify" style:justify-single-word="false"/>
      <style:text-properties officeooo:paragraph-rsid="001ad4c5"/>
    </style:style>
    <style:style style:name="P5" style:family="paragraph" style:parent-style-name="Standard">
      <style:paragraph-properties fo:text-align="justify" style:justify-single-word="false"/>
      <style:text-properties officeooo:paragraph-rsid="001c8943"/>
    </style:style>
    <style:style style:name="P6" style:family="paragraph" style:parent-style-name="Standard">
      <style:paragraph-properties fo:text-align="justify" style:justify-single-word="false"/>
      <style:text-properties officeooo:paragraph-rsid="002c1070"/>
    </style:style>
    <style:style style:name="P7" style:family="paragraph" style:parent-style-name="Standard">
      <style:paragraph-properties fo:text-align="justify" style:justify-single-word="false"/>
      <style:text-properties officeooo:paragraph-rsid="00248e0c"/>
    </style:style>
    <style:style style:name="P8" style:family="paragraph" style:parent-style-name="Standard">
      <style:paragraph-properties fo:text-align="justify" style:justify-single-word="false"/>
      <style:text-properties officeooo:paragraph-rsid="002f8517"/>
    </style:style>
    <style:style style:name="P9" style:family="paragraph" style:parent-style-name="Standard">
      <style:paragraph-properties fo:text-align="justify" style:justify-single-word="false"/>
      <style:text-properties officeooo:paragraph-rsid="0045f55f"/>
    </style:style>
    <style:style style:name="P10" style:family="paragraph" style:parent-style-name="Standard">
      <style:paragraph-properties fo:text-align="justify" style:justify-single-word="false"/>
      <style:text-properties officeooo:paragraph-rsid="004cd2a6"/>
    </style:style>
    <style:style style:name="P11" style:family="paragraph" style:parent-style-name="Standard">
      <style:paragraph-properties fo:text-align="justify" style:justify-single-word="false"/>
      <style:text-properties officeooo:paragraph-rsid="0050a4de"/>
    </style:style>
    <style:style style:name="P12" style:family="paragraph" style:parent-style-name="Standard">
      <style:paragraph-properties fo:text-align="justify" style:justify-single-word="false"/>
      <style:text-properties officeooo:paragraph-rsid="00642854"/>
    </style:style>
    <style:style style:name="P13" style:family="paragraph" style:parent-style-name="Standard">
      <style:paragraph-properties fo:text-align="justify" style:justify-single-word="false"/>
      <style:text-properties officeooo:paragraph-rsid="00e5de6a"/>
    </style:style>
    <style:style style:name="P14" style:family="paragraph" style:parent-style-name="Standard">
      <style:paragraph-properties fo:text-align="justify" style:justify-single-word="false"/>
      <style:text-properties officeooo:paragraph-rsid="00e81d14"/>
    </style:style>
    <style:style style:name="P15" style:family="paragraph" style:parent-style-name="Standard">
      <style:paragraph-properties fo:text-align="justify" style:justify-single-word="false"/>
      <style:text-properties officeooo:paragraph-rsid="00e89dcc"/>
    </style:style>
    <style:style style:name="P16" style:family="paragraph" style:parent-style-name="Standard">
      <style:paragraph-properties fo:text-align="justify" style:justify-single-word="false"/>
      <style:text-properties officeooo:paragraph-rsid="00f5fc6b"/>
    </style:style>
    <style:style style:name="P17" style:family="paragraph" style:parent-style-name="Standard">
      <style:paragraph-properties fo:text-align="justify" style:justify-single-word="false"/>
      <style:text-properties officeooo:paragraph-rsid="018afce3"/>
    </style:style>
    <style:style style:name="P18" style:family="paragraph" style:parent-style-name="Standard">
      <style:paragraph-properties fo:text-align="justify" style:justify-single-word="false"/>
      <style:text-properties fo:font-weight="bold" style:font-weight-asian="bold" style:font-weight-complex="bold"/>
    </style:style>
    <style:style style:name="P19" style:family="paragraph" style:parent-style-name="Standard">
      <style:paragraph-properties fo:text-align="start" style:justify-single-word="false"/>
      <style:text-properties fo:font-weight="bold" style:font-weight-asian="bold" style:font-weight-complex="bold"/>
    </style:style>
    <style:style style:name="P20" style:family="paragraph" style:parent-style-name="Standard">
      <style:paragraph-properties fo:text-align="justify" style:justify-single-word="false"/>
      <style:text-properties fo:font-weight="bold" officeooo:rsid="00d281c0" officeooo:paragraph-rsid="018afce3" style:font-weight-asian="bold" style:font-weight-complex="bold"/>
    </style:style>
    <style:style style:name="P21" style:family="paragraph" style:parent-style-name="Standard">
      <style:paragraph-properties fo:text-align="justify" style:justify-single-word="false"/>
      <style:text-properties fo:font-weight="bold" officeooo:rsid="01051417" officeooo:paragraph-rsid="01051417" style:font-weight-asian="bold" style:font-weight-complex="bold"/>
    </style:style>
    <style:style style:name="P22" style:family="paragraph" style:parent-style-name="Standard">
      <style:paragraph-properties fo:text-align="justify" style:justify-single-word="false"/>
      <style:text-properties fo:font-weight="bold" officeooo:rsid="018910a9" officeooo:paragraph-rsid="018910a9" style:font-weight-asian="bold" style:font-weight-complex="bold"/>
    </style:style>
    <style:style style:name="P23" style:family="paragraph" style:parent-style-name="Standard">
      <style:paragraph-properties fo:text-align="start" style:justify-single-word="false"/>
    </style:style>
    <style:style style:name="P24" style:family="paragraph" style:parent-style-name="Standard">
      <style:paragraph-properties fo:text-align="start" style:justify-single-word="false"/>
      <style:text-properties fo:font-weight="normal" style:font-weight-asian="normal" style:font-weight-complex="normal"/>
    </style:style>
    <style:style style:name="P25" style:family="paragraph" style:parent-style-name="Standard">
      <style:paragraph-properties fo:text-align="start" style:justify-single-word="false"/>
      <style:text-properties fo:font-weight="normal" officeooo:paragraph-rsid="0090c7dc" style:font-weight-asian="normal" style:font-weight-complex="normal"/>
    </style:style>
    <style:style style:name="P26" style:family="paragraph" style:parent-style-name="Standard">
      <style:paragraph-properties fo:text-align="justify" style:justify-single-word="false"/>
      <style:text-properties fo:font-weight="normal" style:font-weight-asian="normal" style:font-weight-complex="normal"/>
    </style:style>
    <style:style style:name="P27" style:family="paragraph" style:parent-style-name="Standard">
      <style:paragraph-properties fo:text-align="justify" style:justify-single-word="false"/>
      <style:text-properties fo:font-weight="normal" officeooo:paragraph-rsid="0090c7dc" style:font-weight-asian="normal" style:font-weight-complex="normal"/>
    </style:style>
    <style:style style:name="P28" style:family="paragraph" style:parent-style-name="Standard">
      <style:paragraph-properties fo:text-align="justify" style:justify-single-word="false"/>
      <style:text-properties fo:font-weight="normal" officeooo:rsid="00332915" officeooo:paragraph-rsid="0090c7dc" style:font-weight-asian="normal" style:font-weight-complex="normal"/>
    </style:style>
    <style:style style:name="P29" style:family="paragraph" style:parent-style-name="Standard">
      <style:paragraph-properties fo:text-align="justify" style:justify-single-word="false"/>
      <style:text-properties fo:font-weight="normal" officeooo:rsid="0101382d" officeooo:paragraph-rsid="0101382d" style:font-weight-asian="normal" style:font-weight-complex="normal"/>
    </style:style>
    <style:style style:name="P30" style:family="paragraph" style:parent-style-name="Standard">
      <style:paragraph-properties fo:text-align="justify" style:justify-single-word="false"/>
      <style:text-properties fo:font-weight="normal" officeooo:rsid="0103b893" officeooo:paragraph-rsid="0103b893" style:font-weight-asian="normal" style:font-weight-complex="normal"/>
    </style:style>
    <style:style style:name="P31" style:family="paragraph" style:parent-style-name="Standard">
      <style:paragraph-properties fo:text-align="justify" style:justify-single-word="false"/>
      <style:text-properties fo:font-weight="normal" officeooo:rsid="01051417" officeooo:paragraph-rsid="01051417" style:font-weight-asian="normal" style:font-weight-complex="normal"/>
    </style:style>
    <style:style style:name="P32" style:family="paragraph" style:parent-style-name="Standard">
      <style:paragraph-properties fo:text-align="justify" style:justify-single-word="false"/>
      <style:text-properties fo:font-weight="normal" officeooo:rsid="0120f198" officeooo:paragraph-rsid="0120f198" style:font-weight-asian="normal" style:font-weight-complex="normal"/>
    </style:style>
    <style:style style:name="P33" style:family="paragraph" style:parent-style-name="Standard">
      <style:paragraph-properties fo:text-align="justify" style:justify-single-word="false"/>
      <style:text-properties fo:font-weight="normal" officeooo:rsid="0123ce13" officeooo:paragraph-rsid="0123ce13" style:font-weight-asian="normal" style:font-weight-complex="normal"/>
    </style:style>
    <style:style style:name="P34" style:family="paragraph" style:parent-style-name="Standard">
      <style:paragraph-properties fo:text-align="justify" style:justify-single-word="false"/>
      <style:text-properties fo:font-weight="normal" officeooo:rsid="0124d521" officeooo:paragraph-rsid="0124d521" style:font-weight-asian="normal" style:font-weight-complex="normal"/>
    </style:style>
    <style:style style:name="P35" style:family="paragraph" style:parent-style-name="Standard">
      <style:paragraph-properties fo:text-align="justify" style:justify-single-word="false"/>
      <style:text-properties fo:font-weight="normal" officeooo:rsid="012631bb" officeooo:paragraph-rsid="012631bb" style:font-weight-asian="normal" style:font-weight-complex="normal"/>
    </style:style>
    <style:style style:name="P36" style:family="paragraph" style:parent-style-name="Standard">
      <style:paragraph-properties fo:text-align="justify" style:justify-single-word="false"/>
      <style:text-properties fo:font-weight="normal" officeooo:rsid="0127cb9c" officeooo:paragraph-rsid="0127cb9c" style:font-weight-asian="normal" style:font-weight-complex="normal"/>
    </style:style>
    <style:style style:name="P37" style:family="paragraph" style:parent-style-name="Standard">
      <style:paragraph-properties fo:text-align="justify" style:justify-single-word="false"/>
      <style:text-properties fo:font-weight="normal" officeooo:rsid="012adbf0" officeooo:paragraph-rsid="012c2484" style:font-weight-asian="normal" style:font-weight-complex="normal"/>
    </style:style>
    <style:style style:name="P38" style:family="paragraph" style:parent-style-name="Standard">
      <style:paragraph-properties fo:text-align="justify" style:justify-single-word="false"/>
      <style:text-properties fo:font-weight="normal" officeooo:rsid="0133e815" officeooo:paragraph-rsid="0133e815" style:font-weight-asian="normal" style:font-weight-complex="normal"/>
    </style:style>
    <style:style style:name="P39" style:family="paragraph" style:parent-style-name="Standard">
      <style:paragraph-properties fo:text-align="justify" style:justify-single-word="false"/>
      <style:text-properties fo:font-weight="normal" officeooo:rsid="012fd729" officeooo:paragraph-rsid="0133e815" style:font-weight-asian="normal" style:font-weight-complex="normal"/>
    </style:style>
    <style:style style:name="P40" style:family="paragraph" style:parent-style-name="Standard">
      <style:paragraph-properties fo:text-align="justify" style:justify-single-word="false"/>
      <style:text-properties fo:font-weight="normal" officeooo:rsid="0139502a" officeooo:paragraph-rsid="0139502a" style:font-weight-asian="normal" style:font-weight-complex="normal"/>
    </style:style>
    <style:style style:name="P41" style:family="paragraph" style:parent-style-name="Standard">
      <style:paragraph-properties fo:text-align="justify" style:justify-single-word="false"/>
      <style:text-properties fo:font-weight="normal" officeooo:rsid="01395762" officeooo:paragraph-rsid="01395762" style:font-weight-asian="normal" style:font-weight-complex="normal"/>
    </style:style>
    <style:style style:name="P42" style:family="paragraph" style:parent-style-name="Standard">
      <style:paragraph-properties fo:text-align="justify" style:justify-single-word="false"/>
      <style:text-properties fo:font-weight="normal" officeooo:rsid="013695b4" officeooo:paragraph-rsid="013695b4" style:font-weight-asian="normal" style:font-weight-complex="normal"/>
    </style:style>
    <style:style style:name="P43" style:family="paragraph" style:parent-style-name="Standard">
      <style:paragraph-properties fo:text-align="justify" style:justify-single-word="false"/>
      <style:text-properties fo:font-weight="normal" officeooo:rsid="013ac92b" officeooo:paragraph-rsid="013ac92b" style:font-weight-asian="normal" style:font-weight-complex="normal"/>
    </style:style>
    <style:style style:name="P44" style:family="paragraph" style:parent-style-name="Standard">
      <style:paragraph-properties fo:text-align="justify" style:justify-single-word="false"/>
      <style:text-properties fo:font-weight="normal" officeooo:rsid="013ac92b" officeooo:paragraph-rsid="013bd1e5" style:font-weight-asian="normal" style:font-weight-complex="normal"/>
    </style:style>
    <style:style style:name="P45" style:family="paragraph" style:parent-style-name="Standard">
      <style:paragraph-properties fo:text-align="justify" style:justify-single-word="false"/>
      <style:text-properties fo:font-weight="normal" officeooo:rsid="013bd1e5" officeooo:paragraph-rsid="013bd1e5" style:font-weight-asian="normal" style:font-weight-complex="normal"/>
    </style:style>
    <style:style style:name="P46" style:family="paragraph" style:parent-style-name="Standard">
      <style:paragraph-properties fo:text-align="justify" style:justify-single-word="false"/>
      <style:text-properties fo:font-weight="normal" officeooo:rsid="018910a9" officeooo:paragraph-rsid="018910a9" style:font-weight-asian="normal" style:font-weight-complex="normal"/>
    </style:style>
    <style:style style:name="P47" style:family="paragraph" style:parent-style-name="Standard">
      <style:paragraph-properties fo:text-align="start" style:justify-single-word="false"/>
      <style:text-properties fo:font-style="normal" fo:font-weight="normal" officeooo:paragraph-rsid="0090c7dc" style:font-style-asian="normal" style:font-weight-asian="normal" style:font-style-complex="normal" style:font-weight-complex="normal"/>
    </style:style>
    <style:style style:name="P48" style:family="paragraph" style:parent-style-name="Standard">
      <style:paragraph-properties fo:text-align="start" style:justify-single-word="false"/>
      <style:text-properties fo:font-style="normal" fo:font-weight="normal" officeooo:rsid="00387dae" officeooo:paragraph-rsid="0090c7dc" style:font-style-asian="normal" style:font-weight-asian="normal" style:font-style-complex="normal" style:font-weight-complex="normal"/>
    </style:style>
    <style:style style:name="P49" style:family="paragraph" style:parent-style-name="Standard">
      <style:paragraph-properties fo:text-align="justify" style:justify-single-word="false"/>
      <style:text-properties fo:font-style="normal" fo:font-weight="normal" officeooo:rsid="00f8aee4" officeooo:paragraph-rsid="00f8aee4" style:font-style-asian="normal" style:font-weight-asian="normal" style:font-style-complex="normal" style:font-weight-complex="normal"/>
    </style:style>
    <style:style style:name="P50" style:family="paragraph" style:parent-style-name="Standard">
      <style:paragraph-properties fo:text-align="justify" style:justify-single-word="false"/>
      <style:text-properties fo:font-style="normal" fo:font-weight="normal" officeooo:rsid="00f90713" officeooo:paragraph-rsid="00f90713" style:font-style-asian="normal" style:font-weight-asian="normal" style:font-style-complex="normal" style:font-weight-complex="normal"/>
    </style:style>
    <style:style style:name="P51" style:family="paragraph" style:parent-style-name="Standard">
      <style:paragraph-properties fo:text-align="justify" style:justify-single-word="false"/>
      <style:text-properties fo:font-style="normal" fo:font-weight="normal" officeooo:rsid="00fe156b" officeooo:paragraph-rsid="00fe156b" style:font-style-asian="normal" style:font-weight-asian="normal" style:font-style-complex="normal" style:font-weight-complex="normal"/>
    </style:style>
    <style:style style:name="P52" style:family="paragraph" style:parent-style-name="Standard">
      <style:paragraph-properties fo:text-align="justify" style:justify-single-word="false"/>
      <style:text-properties fo:font-style="normal" fo:font-weight="normal" officeooo:rsid="00ffa81b" officeooo:paragraph-rsid="00ffa81b" style:font-style-asian="normal" style:font-weight-asian="normal" style:font-style-complex="normal" style:font-weight-complex="normal"/>
    </style:style>
    <style:style style:name="P53" style:family="paragraph" style:parent-style-name="Standard">
      <style:paragraph-properties fo:text-align="justify" style:justify-single-word="false"/>
      <style:text-properties fo:font-style="normal" fo:font-weight="normal" officeooo:rsid="0101382d" officeooo:paragraph-rsid="0101382d" style:font-style-asian="normal" style:font-weight-asian="normal" style:font-style-complex="normal" style:font-weight-complex="normal"/>
    </style:style>
    <style:style style:name="P54" style:family="paragraph" style:parent-style-name="Standard">
      <style:paragraph-properties fo:text-align="justify" style:justify-single-word="false"/>
      <style:text-properties fo:font-style="normal" fo:font-weight="bold" officeooo:rsid="00d00bd4" officeooo:paragraph-rsid="018afce3" style:font-style-asian="normal" style:font-weight-asian="bold" style:font-style-complex="normal" style:font-weight-complex="bold"/>
    </style:style>
    <style:style style:name="P55" style:family="paragraph" style:parent-style-name="Standard">
      <style:paragraph-properties fo:text-align="justify" style:justify-single-word="false"/>
      <style:text-properties officeooo:rsid="001c8943" officeooo:paragraph-rsid="001c8943"/>
    </style:style>
    <style:style style:name="P56" style:family="paragraph" style:parent-style-name="Standard">
      <style:paragraph-properties fo:text-align="justify" style:justify-single-word="false"/>
      <style:text-properties officeooo:rsid="001a2c23" officeooo:paragraph-rsid="001a2c23"/>
    </style:style>
    <style:style style:name="P57" style:family="paragraph" style:parent-style-name="Standard">
      <style:paragraph-properties fo:text-align="justify" style:justify-single-word="false"/>
      <style:text-properties officeooo:rsid="001a40c8" officeooo:paragraph-rsid="001a40c8"/>
    </style:style>
    <style:style style:name="P58" style:family="paragraph" style:parent-style-name="Standard">
      <style:paragraph-properties fo:text-align="justify" style:justify-single-word="false"/>
      <style:text-properties officeooo:rsid="001ad4c5" officeooo:paragraph-rsid="001ad4c5"/>
    </style:style>
    <style:style style:name="P59" style:family="paragraph" style:parent-style-name="Standard">
      <style:paragraph-properties fo:text-align="justify" style:justify-single-word="false"/>
      <style:text-properties officeooo:rsid="00248e0c" officeooo:paragraph-rsid="00248e0c"/>
    </style:style>
    <style:style style:name="P60" style:family="paragraph" style:parent-style-name="Standard">
      <style:paragraph-properties fo:text-align="justify" style:justify-single-word="false"/>
      <style:text-properties officeooo:rsid="00248e0c" officeooo:paragraph-rsid="002c1070"/>
    </style:style>
    <style:style style:name="P61" style:family="paragraph" style:parent-style-name="Standard">
      <style:paragraph-properties fo:text-align="justify" style:justify-single-word="false"/>
      <style:text-properties officeooo:rsid="00248e0c" officeooo:paragraph-rsid="00642854"/>
    </style:style>
    <style:style style:name="P62" style:family="paragraph" style:parent-style-name="Standard">
      <style:paragraph-properties fo:text-align="justify" style:justify-single-word="false"/>
      <style:text-properties officeooo:rsid="0026484a" officeooo:paragraph-rsid="0026484a"/>
    </style:style>
    <style:style style:name="P63" style:family="paragraph" style:parent-style-name="Standard">
      <style:paragraph-properties fo:text-align="justify" style:justify-single-word="false"/>
      <style:text-properties officeooo:rsid="002c3e31" officeooo:paragraph-rsid="002c1070"/>
    </style:style>
    <style:style style:name="P64" style:family="paragraph" style:parent-style-name="Standard">
      <style:paragraph-properties fo:text-align="justify" style:justify-single-word="false"/>
      <style:text-properties officeooo:rsid="002c3e31" officeooo:paragraph-rsid="00642854"/>
    </style:style>
    <style:style style:name="P65" style:family="paragraph" style:parent-style-name="Standard">
      <style:paragraph-properties fo:text-align="justify" style:justify-single-word="false"/>
      <style:text-properties officeooo:rsid="002f8517" officeooo:paragraph-rsid="002f8517"/>
    </style:style>
    <style:style style:name="P66" style:family="paragraph" style:parent-style-name="Standard">
      <style:paragraph-properties fo:text-align="justify" style:justify-single-word="false"/>
      <style:text-properties officeooo:rsid="002f8517" officeooo:paragraph-rsid="00609497"/>
    </style:style>
    <style:style style:name="P67" style:family="paragraph" style:parent-style-name="Standard">
      <style:paragraph-properties fo:text-align="justify" style:justify-single-word="false"/>
      <style:text-properties officeooo:rsid="002f8517" officeooo:paragraph-rsid="0063c6ad"/>
    </style:style>
    <style:style style:name="P68" style:family="paragraph" style:parent-style-name="Standard">
      <style:paragraph-properties fo:text-align="justify" style:justify-single-word="false"/>
      <style:text-properties officeooo:rsid="002f8517" officeooo:paragraph-rsid="00657e41"/>
    </style:style>
    <style:style style:name="P69" style:family="paragraph" style:parent-style-name="Standard">
      <style:text-properties officeooo:rsid="0034057d" officeooo:paragraph-rsid="0090c7dc"/>
    </style:style>
    <style:style style:name="P70" style:family="paragraph" style:parent-style-name="Standard">
      <style:text-properties officeooo:rsid="00332915" officeooo:paragraph-rsid="0090c7dc"/>
    </style:style>
    <style:style style:name="P71" style:family="paragraph" style:parent-style-name="Standard">
      <style:paragraph-properties fo:text-align="justify" style:justify-single-word="false"/>
      <style:text-properties officeooo:rsid="0045f55f" officeooo:paragraph-rsid="0045f55f"/>
    </style:style>
    <style:style style:name="P72" style:family="paragraph" style:parent-style-name="Standard">
      <style:paragraph-properties fo:text-align="justify" style:justify-single-word="false"/>
      <style:text-properties officeooo:rsid="0048e6c4" officeooo:paragraph-rsid="0045f55f"/>
    </style:style>
    <style:style style:name="P73" style:family="paragraph" style:parent-style-name="Standard">
      <style:paragraph-properties fo:text-align="justify" style:justify-single-word="false"/>
      <style:text-properties officeooo:rsid="004cd2a6" officeooo:paragraph-rsid="004cd2a6"/>
    </style:style>
    <style:style style:name="P74" style:family="paragraph" style:parent-style-name="Standard">
      <style:text-properties officeooo:rsid="004e9309"/>
    </style:style>
    <style:style style:name="P75" style:family="paragraph" style:parent-style-name="Standard">
      <style:paragraph-properties fo:text-align="justify" style:justify-single-word="false"/>
      <style:text-properties officeooo:rsid="004e9309" officeooo:paragraph-rsid="004e9309"/>
    </style:style>
    <style:style style:name="P76" style:family="paragraph" style:parent-style-name="Standard">
      <style:paragraph-properties fo:text-align="justify" style:justify-single-word="false"/>
      <style:text-properties officeooo:rsid="0050a4de" officeooo:paragraph-rsid="0050a4de"/>
    </style:style>
    <style:style style:name="P77" style:family="paragraph" style:parent-style-name="Standard">
      <style:paragraph-properties fo:text-align="justify" style:justify-single-word="false"/>
      <style:text-properties officeooo:rsid="00459a7d" officeooo:paragraph-rsid="004cd2a6"/>
    </style:style>
    <style:style style:name="P78" style:family="paragraph" style:parent-style-name="Standard">
      <style:paragraph-properties fo:text-align="justify" style:justify-single-word="false"/>
      <style:text-properties officeooo:rsid="00459a7d" officeooo:paragraph-rsid="00459a7d"/>
    </style:style>
    <style:style style:name="P79" style:family="paragraph" style:parent-style-name="Standard">
      <style:paragraph-properties fo:text-align="justify" style:justify-single-word="false"/>
      <style:text-properties officeooo:rsid="00528047" officeooo:paragraph-rsid="00528047"/>
    </style:style>
    <style:style style:name="P80" style:family="paragraph" style:parent-style-name="Standard">
      <style:text-properties officeooo:rsid="005507df"/>
    </style:style>
    <style:style style:name="P81" style:family="paragraph" style:parent-style-name="Standard">
      <style:paragraph-properties fo:text-align="justify" style:justify-single-word="false"/>
      <style:text-properties officeooo:rsid="005507df" officeooo:paragraph-rsid="005507df"/>
    </style:style>
    <style:style style:name="P82" style:family="paragraph" style:parent-style-name="Standard">
      <style:paragraph-properties fo:text-align="justify" style:justify-single-word="false"/>
      <style:text-properties officeooo:rsid="005776f9" officeooo:paragraph-rsid="005776f9"/>
    </style:style>
    <style:style style:name="P83" style:family="paragraph" style:parent-style-name="Standard">
      <style:paragraph-properties fo:text-align="justify" style:justify-single-word="false"/>
      <style:text-properties officeooo:rsid="005776f9" officeooo:paragraph-rsid="0059317a"/>
    </style:style>
    <style:style style:name="P84" style:family="paragraph" style:parent-style-name="Standard">
      <style:paragraph-properties fo:text-align="justify" style:justify-single-word="false"/>
      <style:text-properties officeooo:rsid="0059317a" officeooo:paragraph-rsid="0059317a"/>
    </style:style>
    <style:style style:name="P85" style:family="paragraph" style:parent-style-name="Standard">
      <style:paragraph-properties fo:text-align="justify" style:justify-single-word="false"/>
      <style:text-properties officeooo:rsid="005e709b" officeooo:paragraph-rsid="005e709b"/>
    </style:style>
    <style:style style:name="P86" style:family="paragraph" style:parent-style-name="Standard">
      <style:paragraph-properties fo:text-align="justify" style:justify-single-word="false"/>
      <style:text-properties officeooo:rsid="005e709b" officeooo:paragraph-rsid="006ce8d1"/>
    </style:style>
    <style:style style:name="P87" style:family="paragraph" style:parent-style-name="Standard">
      <style:paragraph-properties fo:text-align="justify" style:justify-single-word="false"/>
      <style:text-properties officeooo:rsid="005e709b" officeooo:paragraph-rsid="007c4f27"/>
    </style:style>
    <style:style style:name="P88" style:family="paragraph" style:parent-style-name="Standard">
      <style:text-properties officeooo:rsid="005f8c35" officeooo:paragraph-rsid="005f8c35"/>
    </style:style>
    <style:style style:name="P89" style:family="paragraph" style:parent-style-name="Standard">
      <style:paragraph-properties fo:text-align="justify" style:justify-single-word="false"/>
      <style:text-properties officeooo:rsid="00609497" officeooo:paragraph-rsid="00609497"/>
    </style:style>
    <style:style style:name="P90" style:family="paragraph" style:parent-style-name="Standard">
      <style:paragraph-properties fo:text-align="justify" style:justify-single-word="false"/>
      <style:text-properties officeooo:rsid="00642854" officeooo:paragraph-rsid="00642854"/>
    </style:style>
    <style:style style:name="P91" style:family="paragraph" style:parent-style-name="Standard">
      <style:paragraph-properties fo:text-align="justify" style:justify-single-word="false"/>
      <style:text-properties officeooo:rsid="006bc855" officeooo:paragraph-rsid="006bc855"/>
    </style:style>
    <style:style style:name="P92" style:family="paragraph" style:parent-style-name="Standard">
      <style:paragraph-properties fo:text-align="justify" style:justify-single-word="false"/>
      <style:text-properties officeooo:rsid="006bc855" officeooo:paragraph-rsid="007d74fc"/>
    </style:style>
    <style:style style:name="P93" style:family="paragraph" style:parent-style-name="Standard">
      <style:paragraph-properties fo:text-align="justify" style:justify-single-word="false"/>
      <style:text-properties officeooo:rsid="006bc855" officeooo:paragraph-rsid="00812a63"/>
    </style:style>
    <style:style style:name="P94" style:family="paragraph" style:parent-style-name="Standard">
      <style:text-properties officeooo:rsid="006bc855" officeooo:paragraph-rsid="006bc855"/>
    </style:style>
    <style:style style:name="P95" style:family="paragraph" style:parent-style-name="Standard">
      <style:paragraph-properties fo:text-align="justify" style:justify-single-word="false"/>
      <style:text-properties officeooo:rsid="006ce8d1" officeooo:paragraph-rsid="006ce8d1"/>
    </style:style>
    <style:style style:name="P96" style:family="paragraph" style:parent-style-name="Standard">
      <style:paragraph-properties fo:text-align="justify" style:justify-single-word="false"/>
      <style:text-properties officeooo:rsid="006ce8d1" officeooo:paragraph-rsid="007493a4"/>
    </style:style>
    <style:style style:name="P97" style:family="paragraph" style:parent-style-name="Standard">
      <style:paragraph-properties fo:text-align="justify" style:justify-single-word="false"/>
      <style:text-properties officeooo:rsid="007493a4" officeooo:paragraph-rsid="007493a4"/>
    </style:style>
    <style:style style:name="P98" style:family="paragraph" style:parent-style-name="Standard">
      <style:text-properties officeooo:rsid="00755432"/>
    </style:style>
    <style:style style:name="P99" style:family="paragraph" style:parent-style-name="Standard">
      <style:paragraph-properties fo:text-align="justify" style:justify-single-word="false"/>
      <style:text-properties officeooo:rsid="00755432" officeooo:paragraph-rsid="00755432"/>
    </style:style>
    <style:style style:name="P100" style:family="paragraph" style:parent-style-name="Standard">
      <style:text-properties officeooo:rsid="007bc5d0" officeooo:paragraph-rsid="007bc5d0"/>
    </style:style>
    <style:style style:name="P101" style:family="paragraph" style:parent-style-name="Standard">
      <style:text-properties officeooo:rsid="007c4f27" officeooo:paragraph-rsid="007c4f27"/>
    </style:style>
    <style:style style:name="P102" style:family="paragraph" style:parent-style-name="Standard">
      <style:paragraph-properties fo:text-align="justify" style:justify-single-word="false"/>
      <style:text-properties officeooo:rsid="007d74fc" officeooo:paragraph-rsid="007d74fc"/>
    </style:style>
    <style:style style:name="P103" style:family="paragraph" style:parent-style-name="Standard">
      <style:paragraph-properties fo:text-align="justify" style:justify-single-word="false"/>
      <style:text-properties officeooo:rsid="007deb7f" officeooo:paragraph-rsid="007deb7f"/>
    </style:style>
    <style:style style:name="P104" style:family="paragraph" style:parent-style-name="Standard">
      <style:paragraph-properties fo:text-align="justify" style:justify-single-word="false"/>
      <style:text-properties officeooo:rsid="007deb7f" officeooo:paragraph-rsid="01740fe9"/>
    </style:style>
    <style:style style:name="P105" style:family="paragraph" style:parent-style-name="Standard">
      <style:text-properties officeooo:paragraph-rsid="0090c7dc"/>
    </style:style>
    <style:style style:name="P106" style:family="paragraph" style:parent-style-name="Standard">
      <style:paragraph-properties fo:text-align="justify" style:justify-single-word="false"/>
      <style:text-properties officeooo:rsid="002c1070" officeooo:paragraph-rsid="002c1070"/>
    </style:style>
    <style:style style:name="P107" style:family="paragraph" style:parent-style-name="Standard">
      <style:paragraph-properties fo:text-align="justify" style:justify-single-word="false"/>
      <style:text-properties officeooo:rsid="0094841d" officeooo:paragraph-rsid="0094841d"/>
    </style:style>
    <style:style style:name="P108" style:family="paragraph" style:parent-style-name="Standard">
      <style:paragraph-properties fo:text-align="justify" style:justify-single-word="false"/>
      <style:text-properties officeooo:rsid="0094841d" officeooo:paragraph-rsid="00f36b6e"/>
    </style:style>
    <style:style style:name="P109" style:family="paragraph" style:parent-style-name="Standard">
      <style:paragraph-properties fo:text-align="justify" style:justify-single-word="false"/>
      <style:text-properties officeooo:rsid="0096cb45" officeooo:paragraph-rsid="0096cb45"/>
    </style:style>
    <style:style style:name="P110" style:family="paragraph" style:parent-style-name="Standard">
      <style:paragraph-properties fo:text-align="justify" style:justify-single-word="false"/>
      <style:text-properties officeooo:rsid="00990fbf" officeooo:paragraph-rsid="00990fbf"/>
    </style:style>
    <style:style style:name="P111" style:family="paragraph" style:parent-style-name="Standard">
      <style:paragraph-properties fo:text-align="justify" style:justify-single-word="false"/>
      <style:text-properties officeooo:rsid="0099270f" officeooo:paragraph-rsid="0099270f"/>
    </style:style>
    <style:style style:name="P112" style:family="paragraph" style:parent-style-name="Standard">
      <style:paragraph-properties fo:text-align="justify" style:justify-single-word="false"/>
      <style:text-properties officeooo:rsid="009fedc1" officeooo:paragraph-rsid="009fedc1"/>
    </style:style>
    <style:style style:name="P113" style:family="paragraph" style:parent-style-name="Standard">
      <style:paragraph-properties fo:text-align="justify" style:justify-single-word="false"/>
      <style:text-properties officeooo:rsid="009fedc1" officeooo:paragraph-rsid="00f36b6e"/>
    </style:style>
    <style:style style:name="P114" style:family="paragraph" style:parent-style-name="Standard">
      <style:paragraph-properties fo:text-align="justify" style:justify-single-word="false"/>
      <style:text-properties officeooo:rsid="00a18a4f" officeooo:paragraph-rsid="00a18a4f"/>
    </style:style>
    <style:style style:name="P115" style:family="paragraph" style:parent-style-name="Standard">
      <style:paragraph-properties fo:text-align="justify" style:justify-single-word="false"/>
      <style:text-properties officeooo:rsid="00a3a50c" officeooo:paragraph-rsid="00a59e94"/>
    </style:style>
    <style:style style:name="P116" style:family="paragraph" style:parent-style-name="Standard">
      <style:paragraph-properties fo:text-align="justify" style:justify-single-word="false"/>
      <style:text-properties officeooo:rsid="00a99813" officeooo:paragraph-rsid="00ad47a1"/>
    </style:style>
    <style:style style:name="P117" style:family="paragraph" style:parent-style-name="Standard">
      <style:paragraph-properties fo:text-align="justify" style:justify-single-word="false"/>
      <style:text-properties officeooo:rsid="00ad47a1" officeooo:paragraph-rsid="00ad47a1"/>
    </style:style>
    <style:style style:name="P118" style:family="paragraph" style:parent-style-name="Standard">
      <style:paragraph-properties fo:text-align="justify" style:justify-single-word="false"/>
      <style:text-properties officeooo:rsid="0091f516" officeooo:paragraph-rsid="0091f516"/>
    </style:style>
    <style:style style:name="P119" style:family="paragraph" style:parent-style-name="Standard">
      <style:paragraph-properties fo:text-align="justify" style:justify-single-word="false"/>
      <style:text-properties officeooo:rsid="00add6fc" officeooo:paragraph-rsid="00add6fc"/>
    </style:style>
    <style:style style:name="P120" style:family="paragraph" style:parent-style-name="Standard">
      <style:paragraph-properties fo:text-align="justify" style:justify-single-word="false"/>
      <style:text-properties officeooo:rsid="00aef9c3" officeooo:paragraph-rsid="00aef9c3"/>
    </style:style>
    <style:style style:name="P121" style:family="paragraph" style:parent-style-name="Standard">
      <style:paragraph-properties fo:text-align="justify" style:justify-single-word="false"/>
      <style:text-properties officeooo:rsid="00b31061" officeooo:paragraph-rsid="00b31061"/>
    </style:style>
    <style:style style:name="P122" style:family="paragraph" style:parent-style-name="Standard">
      <style:paragraph-properties fo:text-align="justify" style:justify-single-word="false"/>
      <style:text-properties officeooo:rsid="00b31061" officeooo:paragraph-rsid="00b39b82"/>
    </style:style>
    <style:style style:name="P123" style:family="paragraph" style:parent-style-name="Standard">
      <style:paragraph-properties fo:text-align="justify" style:justify-single-word="false"/>
      <style:text-properties officeooo:rsid="00b60888" officeooo:paragraph-rsid="00b60888"/>
    </style:style>
    <style:style style:name="P124" style:family="paragraph" style:parent-style-name="Standard">
      <style:paragraph-properties fo:text-align="justify" style:justify-single-word="false"/>
      <style:text-properties officeooo:rsid="00b691ea" officeooo:paragraph-rsid="00b691ea"/>
    </style:style>
    <style:style style:name="P125" style:family="paragraph" style:parent-style-name="Standard">
      <style:paragraph-properties fo:text-align="justify" style:justify-single-word="false"/>
      <style:text-properties officeooo:rsid="00b6aca7" officeooo:paragraph-rsid="00b6aca7"/>
    </style:style>
    <style:style style:name="P126" style:family="paragraph" style:parent-style-name="Standard">
      <style:paragraph-properties fo:text-align="justify" style:justify-single-word="false"/>
      <style:text-properties officeooo:rsid="00b988bd" officeooo:paragraph-rsid="00b988bd"/>
    </style:style>
    <style:style style:name="P127" style:family="paragraph" style:parent-style-name="Standard">
      <style:paragraph-properties fo:text-align="justify" style:justify-single-word="false"/>
      <style:text-properties officeooo:rsid="00ba3995" officeooo:paragraph-rsid="00ba3995"/>
    </style:style>
    <style:style style:name="P128" style:family="paragraph" style:parent-style-name="Standard">
      <style:paragraph-properties fo:text-align="justify" style:justify-single-word="false"/>
      <style:text-properties officeooo:rsid="00c4ee43" officeooo:paragraph-rsid="018afce3"/>
    </style:style>
    <style:style style:name="P129" style:family="paragraph" style:parent-style-name="Standard">
      <style:paragraph-properties fo:text-align="justify" style:justify-single-word="false"/>
      <style:text-properties officeooo:rsid="00c760d2" officeooo:paragraph-rsid="018afce3"/>
    </style:style>
    <style:style style:name="P130" style:family="paragraph" style:parent-style-name="Standard">
      <style:paragraph-properties fo:text-align="justify" style:justify-single-word="false"/>
      <style:text-properties officeooo:rsid="00c8f6ab" officeooo:paragraph-rsid="018afce3"/>
    </style:style>
    <style:style style:name="P131" style:family="paragraph" style:parent-style-name="Standard">
      <style:paragraph-properties fo:text-align="justify" style:justify-single-word="false"/>
      <style:text-properties officeooo:rsid="00cac6da" officeooo:paragraph-rsid="018afce3"/>
    </style:style>
    <style:style style:name="P132" style:family="paragraph" style:parent-style-name="Standard">
      <style:paragraph-properties fo:text-align="justify" style:justify-single-word="false"/>
      <style:text-properties officeooo:rsid="00cad21d" officeooo:paragraph-rsid="018afce3"/>
    </style:style>
    <style:style style:name="P133" style:family="paragraph" style:parent-style-name="Standard">
      <style:paragraph-properties fo:text-align="justify" style:justify-single-word="false"/>
      <style:text-properties officeooo:rsid="00cce731" officeooo:paragraph-rsid="018afce3"/>
    </style:style>
    <style:style style:name="P134" style:family="paragraph" style:parent-style-name="Standard">
      <style:paragraph-properties fo:text-align="justify" style:justify-single-word="false"/>
      <style:text-properties officeooo:rsid="00cdc97c" officeooo:paragraph-rsid="018afce3"/>
    </style:style>
    <style:style style:name="P135" style:family="paragraph" style:parent-style-name="Standard">
      <style:paragraph-properties fo:text-align="justify" style:justify-single-word="false"/>
      <style:text-properties officeooo:rsid="00d00bd4" officeooo:paragraph-rsid="018afce3"/>
    </style:style>
    <style:style style:name="P136" style:family="paragraph" style:parent-style-name="Standard">
      <style:paragraph-properties fo:text-align="justify" style:justify-single-word="false"/>
      <style:text-properties officeooo:rsid="00d281c0" officeooo:paragraph-rsid="018afce3"/>
    </style:style>
    <style:style style:name="P137" style:family="paragraph" style:parent-style-name="Standard">
      <style:paragraph-properties fo:text-align="justify" style:justify-single-word="false"/>
      <style:text-properties officeooo:rsid="00d68537" officeooo:paragraph-rsid="018afce3"/>
    </style:style>
    <style:style style:name="P138" style:family="paragraph" style:parent-style-name="Standard">
      <style:text-properties officeooo:paragraph-rsid="00e5de6a"/>
    </style:style>
    <style:style style:name="P139" style:family="paragraph" style:parent-style-name="Standard">
      <style:paragraph-properties fo:text-align="justify" style:justify-single-word="false"/>
      <style:text-properties officeooo:rsid="00e89dcc" officeooo:paragraph-rsid="00e89dcc"/>
    </style:style>
    <style:style style:name="P140" style:family="paragraph" style:parent-style-name="Standard">
      <style:paragraph-properties fo:text-align="justify" style:justify-single-word="false"/>
      <style:text-properties officeooo:rsid="00e89dcc" officeooo:paragraph-rsid="00e8e4c5"/>
    </style:style>
    <style:style style:name="P141" style:family="paragraph" style:parent-style-name="Standard">
      <style:paragraph-properties fo:text-align="justify" style:justify-single-word="false"/>
      <style:text-properties officeooo:rsid="00e8e4c5" officeooo:paragraph-rsid="00e8e4c5"/>
    </style:style>
    <style:style style:name="P142" style:family="paragraph" style:parent-style-name="Standard">
      <style:paragraph-properties fo:text-align="justify" style:justify-single-word="false"/>
      <style:text-properties officeooo:rsid="00ea672a" officeooo:paragraph-rsid="00ea672a"/>
    </style:style>
    <style:style style:name="P143" style:family="paragraph" style:parent-style-name="Standard">
      <style:paragraph-properties fo:text-align="justify" style:justify-single-word="false"/>
      <style:text-properties officeooo:rsid="00ed9421" officeooo:paragraph-rsid="00ed9421"/>
    </style:style>
    <style:style style:name="P144" style:family="paragraph" style:parent-style-name="Standard">
      <style:text-properties officeooo:paragraph-rsid="00edd0f7"/>
    </style:style>
    <style:style style:name="P145" style:family="paragraph" style:parent-style-name="Standard">
      <style:paragraph-properties fo:text-align="justify" style:justify-single-word="false"/>
      <style:text-properties officeooo:rsid="00a59e94" officeooo:paragraph-rsid="00a59e94"/>
    </style:style>
    <style:style style:name="P146" style:family="paragraph" style:parent-style-name="Standard">
      <style:paragraph-properties fo:text-align="justify" style:justify-single-word="false"/>
      <style:text-properties officeooo:rsid="0111c319" officeooo:paragraph-rsid="0111c319"/>
    </style:style>
    <style:style style:name="P147" style:family="paragraph" style:parent-style-name="Standard">
      <style:paragraph-properties fo:text-align="justify" style:justify-single-word="false"/>
      <style:text-properties officeooo:rsid="0115910c" officeooo:paragraph-rsid="0115910c"/>
    </style:style>
    <style:style style:name="P148" style:family="paragraph" style:parent-style-name="Standard">
      <style:paragraph-properties fo:text-align="justify" style:justify-single-word="false"/>
      <style:text-properties officeooo:rsid="01189ba0" officeooo:paragraph-rsid="01189ba0"/>
    </style:style>
    <style:style style:name="P149" style:family="paragraph" style:parent-style-name="Standard">
      <style:paragraph-properties fo:text-align="justify" style:justify-single-word="false"/>
      <style:text-properties officeooo:rsid="0118d675" officeooo:paragraph-rsid="0118d675"/>
    </style:style>
    <style:style style:name="P150" style:family="paragraph" style:parent-style-name="Standard">
      <style:paragraph-properties fo:text-align="justify" style:justify-single-word="false"/>
      <style:text-properties officeooo:rsid="0143db3a" officeooo:paragraph-rsid="014ea10c"/>
    </style:style>
    <style:style style:name="P151" style:family="paragraph" style:parent-style-name="Standard">
      <style:paragraph-properties fo:text-align="justify" style:justify-single-word="false"/>
      <style:text-properties officeooo:rsid="0144dd73" officeooo:paragraph-rsid="0144dd73"/>
    </style:style>
    <style:style style:name="P152" style:family="paragraph" style:parent-style-name="Standard">
      <style:paragraph-properties fo:text-align="justify" style:justify-single-word="false"/>
      <style:text-properties officeooo:rsid="01458d16" officeooo:paragraph-rsid="0146e0d0"/>
    </style:style>
    <style:style style:name="P153" style:family="paragraph" style:parent-style-name="Standard">
      <style:paragraph-properties fo:text-align="justify" style:justify-single-word="false"/>
      <style:text-properties officeooo:rsid="0146e0d0" officeooo:paragraph-rsid="0146e0d0"/>
    </style:style>
    <style:style style:name="P154" style:family="paragraph" style:parent-style-name="Standard">
      <style:paragraph-properties fo:text-align="justify" style:justify-single-word="false"/>
      <style:text-properties officeooo:rsid="0146e0d0" officeooo:paragraph-rsid="01518c59"/>
    </style:style>
    <style:style style:name="P155" style:family="paragraph" style:parent-style-name="Standard">
      <style:paragraph-properties fo:text-align="justify" style:justify-single-word="false"/>
      <style:text-properties officeooo:rsid="0148c985" officeooo:paragraph-rsid="0148c985"/>
    </style:style>
    <style:style style:name="P156" style:family="paragraph" style:parent-style-name="Standard">
      <style:paragraph-properties fo:text-align="justify" style:justify-single-word="false"/>
      <style:text-properties officeooo:rsid="014ea10c" officeooo:paragraph-rsid="014ea10c"/>
    </style:style>
    <style:style style:name="P157" style:family="paragraph" style:parent-style-name="Standard">
      <style:paragraph-properties fo:text-align="justify" style:justify-single-word="false"/>
      <style:text-properties officeooo:rsid="015bb6e2" officeooo:paragraph-rsid="015bb6e2"/>
    </style:style>
    <style:style style:name="P158" style:family="paragraph" style:parent-style-name="Standard">
      <style:paragraph-properties fo:text-align="justify" style:justify-single-word="false"/>
      <style:text-properties officeooo:rsid="015bb6e2" officeooo:paragraph-rsid="01740fe9"/>
    </style:style>
    <style:style style:name="P159" style:family="paragraph" style:parent-style-name="Standard">
      <style:paragraph-properties fo:text-align="justify" style:justify-single-word="false"/>
      <style:text-properties officeooo:rsid="015d2b4b" officeooo:paragraph-rsid="015d2b4b"/>
    </style:style>
    <style:style style:name="P160" style:family="paragraph" style:parent-style-name="Standard">
      <style:paragraph-properties fo:text-align="justify" style:justify-single-word="false"/>
      <style:text-properties officeooo:rsid="015d2b4b" officeooo:paragraph-rsid="01740fe9"/>
    </style:style>
    <style:style style:name="P161" style:family="paragraph" style:parent-style-name="Standard">
      <style:paragraph-properties fo:text-align="justify" style:justify-single-word="false"/>
      <style:text-properties officeooo:rsid="015eb7c1" officeooo:paragraph-rsid="015eb7c1"/>
    </style:style>
    <style:style style:name="P162" style:family="paragraph" style:parent-style-name="Standard">
      <style:paragraph-properties fo:text-align="justify" style:justify-single-word="false"/>
      <style:text-properties officeooo:rsid="015eb7c1" officeooo:paragraph-rsid="01740fe9"/>
    </style:style>
    <style:style style:name="P163" style:family="paragraph" style:parent-style-name="Standard">
      <style:paragraph-properties fo:text-align="justify" style:justify-single-word="false"/>
      <style:text-properties officeooo:rsid="015f6d09" officeooo:paragraph-rsid="016014fd"/>
    </style:style>
    <style:style style:name="P164" style:family="paragraph" style:parent-style-name="Standard">
      <style:paragraph-properties fo:text-align="justify" style:justify-single-word="false"/>
      <style:text-properties officeooo:rsid="015f6d09" officeooo:paragraph-rsid="01740fe9"/>
    </style:style>
    <style:style style:name="P165" style:family="paragraph" style:parent-style-name="Standard">
      <style:paragraph-properties fo:text-align="justify" style:justify-single-word="false"/>
      <style:text-properties officeooo:rsid="01651663" officeooo:paragraph-rsid="01651663"/>
    </style:style>
    <style:style style:name="P166" style:family="paragraph" style:parent-style-name="Standard">
      <style:paragraph-properties fo:text-align="justify" style:justify-single-word="false"/>
      <style:text-properties officeooo:rsid="01651663" officeooo:paragraph-rsid="0166648f"/>
    </style:style>
    <style:style style:name="P167" style:family="paragraph" style:parent-style-name="Standard">
      <style:paragraph-properties fo:text-align="justify" style:justify-single-word="false"/>
      <style:text-properties officeooo:rsid="01651663" officeooo:paragraph-rsid="01740fe9"/>
    </style:style>
    <style:style style:name="P168" style:family="paragraph" style:parent-style-name="Standard">
      <style:paragraph-properties fo:text-align="justify" style:justify-single-word="false"/>
      <style:text-properties officeooo:rsid="0169f872" officeooo:paragraph-rsid="0169f872"/>
    </style:style>
    <style:style style:name="P169" style:family="paragraph" style:parent-style-name="Standard">
      <style:paragraph-properties fo:text-align="justify" style:justify-single-word="false"/>
      <style:text-properties officeooo:rsid="0169f872" officeooo:paragraph-rsid="01740fe9"/>
    </style:style>
    <style:style style:name="P170" style:family="paragraph" style:parent-style-name="Standard">
      <style:paragraph-properties fo:text-align="justify" style:justify-single-word="false"/>
      <style:text-properties officeooo:rsid="016a0682" officeooo:paragraph-rsid="016a3647"/>
    </style:style>
    <style:style style:name="P171" style:family="paragraph" style:parent-style-name="Standard">
      <style:paragraph-properties fo:text-align="justify" style:justify-single-word="false"/>
      <style:text-properties officeooo:rsid="016a0682" officeooo:paragraph-rsid="01740fe9"/>
    </style:style>
    <style:style style:name="P172" style:family="paragraph" style:parent-style-name="Standard">
      <style:paragraph-properties fo:text-align="justify" style:justify-single-word="false"/>
      <style:text-properties officeooo:rsid="016a0682" officeooo:paragraph-rsid="01755976"/>
    </style:style>
    <style:style style:name="P173" style:family="paragraph" style:parent-style-name="Standard">
      <style:paragraph-properties fo:text-align="justify" style:justify-single-word="false"/>
      <style:text-properties officeooo:rsid="016a3647" officeooo:paragraph-rsid="016a3647"/>
    </style:style>
    <style:style style:name="P174" style:family="paragraph" style:parent-style-name="Standard">
      <style:paragraph-properties fo:text-align="justify" style:justify-single-word="false"/>
      <style:text-properties officeooo:rsid="016a3647" officeooo:paragraph-rsid="01740fe9"/>
    </style:style>
    <style:style style:name="P175" style:family="paragraph" style:parent-style-name="Standard">
      <style:paragraph-properties fo:text-align="justify" style:justify-single-word="false"/>
      <style:text-properties officeooo:rsid="016ac21f" officeooo:paragraph-rsid="016ac21f"/>
    </style:style>
    <style:style style:name="P176" style:family="paragraph" style:parent-style-name="Standard">
      <style:paragraph-properties fo:text-align="justify" style:justify-single-word="false"/>
      <style:text-properties officeooo:rsid="016ac21f" officeooo:paragraph-rsid="01740fe9"/>
    </style:style>
    <style:style style:name="P177" style:family="paragraph" style:parent-style-name="Standard">
      <style:paragraph-properties fo:text-align="justify" style:justify-single-word="false"/>
      <style:text-properties officeooo:rsid="01715624" officeooo:paragraph-rsid="01715624"/>
    </style:style>
    <style:style style:name="P178" style:family="paragraph" style:parent-style-name="Standard">
      <style:paragraph-properties fo:text-align="justify" style:justify-single-word="false"/>
      <style:text-properties officeooo:rsid="01715624" officeooo:paragraph-rsid="01740fe9"/>
    </style:style>
    <style:style style:name="P179" style:family="paragraph" style:parent-style-name="Standard">
      <style:paragraph-properties fo:text-align="justify" style:justify-single-word="false"/>
      <style:text-properties officeooo:rsid="017261b1" officeooo:paragraph-rsid="017261b1"/>
    </style:style>
    <style:style style:name="P180" style:family="paragraph" style:parent-style-name="Standard">
      <style:paragraph-properties fo:text-align="justify" style:justify-single-word="false"/>
      <style:text-properties officeooo:rsid="0173a771" officeooo:paragraph-rsid="0173a771"/>
    </style:style>
    <style:style style:name="P181" style:family="paragraph" style:parent-style-name="Standard">
      <style:paragraph-properties fo:text-align="justify" style:justify-single-word="false"/>
      <style:text-properties officeooo:rsid="0173a771" officeooo:paragraph-rsid="01740fe9"/>
    </style:style>
    <style:style style:name="P182" style:family="paragraph" style:parent-style-name="Standard">
      <style:paragraph-properties fo:text-align="justify" style:justify-single-word="false"/>
      <style:text-properties officeooo:rsid="01884540" officeooo:paragraph-rsid="018afce3"/>
    </style:style>
    <style:style style:name="P183" style:family="paragraph" style:parent-style-name="Standard">
      <style:text-properties officeooo:paragraph-rsid="018afce3"/>
    </style:style>
    <style:style style:name="P184" style:family="paragraph" style:parent-style-name="Standard">
      <style:paragraph-properties fo:text-align="justify" style:justify-single-word="false"/>
      <style:text-properties officeooo:rsid="019f12d8" officeooo:paragraph-rsid="019f12d8"/>
    </style:style>
    <style:style style:name="P185" style:family="paragraph" style:parent-style-name="Standard">
      <style:paragraph-properties fo:text-align="justify" style:justify-single-word="false"/>
      <style:text-properties officeooo:rsid="01a02d3d" officeooo:paragraph-rsid="01a02d3d"/>
    </style:style>
    <style:style style:name="P186" style:family="paragraph" style:parent-style-name="Standard">
      <style:paragraph-properties fo:text-align="justify" style:justify-single-word="false"/>
      <style:text-properties officeooo:rsid="01a17c9f" officeooo:paragraph-rsid="01a17c9f"/>
    </style:style>
    <style:style style:name="P187" style:family="paragraph" style:parent-style-name="Standard">
      <style:paragraph-properties fo:text-align="justify" style:justify-single-word="false"/>
      <style:text-properties officeooo:rsid="01a22460" officeooo:paragraph-rsid="01a22460"/>
    </style:style>
    <style:style style:name="P188" style:family="paragraph" style:parent-style-name="Standard">
      <style:paragraph-properties fo:text-align="justify" style:justify-single-word="false"/>
      <style:text-properties officeooo:rsid="01a2f136" officeooo:paragraph-rsid="01a2f136"/>
    </style:style>
    <style:style style:name="P189" style:family="paragraph" style:parent-style-name="Standard">
      <style:text-properties officeooo:rsid="01a2f136" officeooo:paragraph-rsid="01a2f136"/>
    </style:style>
    <style:style style:name="P190" style:family="paragraph" style:parent-style-name="Standard">
      <style:text-properties officeooo:rsid="01a34431" officeooo:paragraph-rsid="01a34431"/>
    </style:style>
    <style:style style:name="P191" style:family="paragraph" style:parent-style-name="Standard">
      <style:paragraph-properties fo:text-align="justify" style:justify-single-word="false"/>
      <style:text-properties officeooo:rsid="01a49f72" officeooo:paragraph-rsid="01a49f72"/>
    </style:style>
    <style:style style:name="P192" style:family="paragraph" style:parent-style-name="Standard">
      <style:paragraph-properties fo:text-align="justify" style:justify-single-word="false" fo:break-before="page"/>
    </style:style>
    <style:style style:name="P193" style:family="paragraph" style:parent-style-name="Standard">
      <style:paragraph-properties fo:text-align="start" style:justify-single-word="false" fo:break-before="page"/>
      <style:text-properties fo:font-weight="bold" style:font-weight-asian="bold" style:font-weight-complex="bold"/>
    </style:style>
    <style:style style:name="P194" style:family="paragraph" style:parent-style-name="Standard">
      <style:paragraph-properties fo:text-align="justify" style:justify-single-word="false" fo:break-before="page"/>
      <style:text-properties fo:font-weight="normal" officeooo:paragraph-rsid="0090c7dc" style:font-weight-asian="normal" style:font-weight-complex="normal"/>
    </style:style>
    <style:style style:name="P195" style:family="paragraph" style:parent-style-name="Standard">
      <style:paragraph-properties fo:text-align="justify" style:justify-single-word="false" fo:break-before="page"/>
      <style:text-properties fo:font-weight="normal" officeooo:rsid="0103b893" officeooo:paragraph-rsid="0103b893" style:font-weight-asian="normal" style:font-weight-complex="normal"/>
    </style:style>
    <style:style style:name="P196" style:family="paragraph" style:parent-style-name="Standard">
      <style:paragraph-properties fo:text-align="justify" style:justify-single-word="false" fo:break-before="page"/>
      <style:text-properties fo:font-weight="normal" officeooo:rsid="012adbf0" officeooo:paragraph-rsid="012c2484" style:font-weight-asian="normal" style:font-weight-complex="normal"/>
    </style:style>
    <style:style style:name="P197" style:family="paragraph" style:parent-style-name="Standard">
      <style:paragraph-properties fo:text-align="justify" style:justify-single-word="false" fo:break-before="page"/>
      <style:text-properties officeooo:rsid="006ce8d1" officeooo:paragraph-rsid="00755432"/>
    </style:style>
    <style:style style:name="P198" style:family="paragraph" style:parent-style-name="Standard">
      <style:paragraph-properties fo:text-align="justify" style:justify-single-word="false" fo:break-before="page"/>
      <style:text-properties officeooo:rsid="01651663" officeooo:paragraph-rsid="01755976"/>
    </style:style>
    <style:style style:name="P199" style:family="paragraph" style:parent-style-name="Standard">
      <style:paragraph-properties fo:text-align="justify" style:justify-single-word="false" fo:break-before="page"/>
      <style:text-properties officeooo:rsid="00c8f6ab" officeooo:paragraph-rsid="018afce3"/>
    </style:style>
    <style:style style:name="P200" style:family="paragraph" style:parent-style-name="Code_20_block">
      <style:paragraph-properties fo:break-before="page"/>
      <style:text-properties officeooo:rsid="001c8943"/>
    </style:style>
    <style:style style:name="P201" style:family="paragraph" style:parent-style-name="Code_20_block">
      <style:text-properties fo:color="#008000"/>
    </style:style>
    <style:style style:name="P202" style:family="paragraph" style:parent-style-name="Code_20_block">
      <style:text-properties fo:color="#008000" officeooo:rsid="00528047"/>
    </style:style>
    <style:style style:name="P203" style:family="paragraph" style:parent-style-name="Code_20_block">
      <style:text-properties fo:color="#008000" officeooo:rsid="005507df"/>
    </style:style>
    <style:style style:name="P204" style:family="paragraph" style:parent-style-name="Code_20_block">
      <style:text-properties fo:color="#008000" officeooo:rsid="005507df" officeooo:paragraph-rsid="005507df"/>
    </style:style>
    <style:style style:name="P205" style:family="paragraph" style:parent-style-name="Code_20_block">
      <style:text-properties fo:color="#008000" officeooo:rsid="005507df" officeooo:paragraph-rsid="0055d704"/>
    </style:style>
    <style:style style:name="P206" style:family="paragraph" style:parent-style-name="Code_20_block">
      <style:text-properties fo:color="#008000" officeooo:rsid="0056dc60" officeooo:paragraph-rsid="0056dc60"/>
    </style:style>
    <style:style style:name="P207" style:family="paragraph" style:parent-style-name="Code_20_block">
      <style:text-properties fo:color="#008000" officeooo:rsid="0059317a"/>
    </style:style>
    <style:style style:name="P208" style:family="paragraph" style:parent-style-name="Code_20_block">
      <style:text-properties fo:color="#008000" officeooo:rsid="0059317a" officeooo:paragraph-rsid="0059317a"/>
    </style:style>
    <style:style style:name="P209" style:family="paragraph" style:parent-style-name="Code_20_block">
      <style:text-properties fo:color="#008000" officeooo:rsid="0059317a" officeooo:paragraph-rsid="005aa935"/>
    </style:style>
    <style:style style:name="P210" style:family="paragraph" style:parent-style-name="Code_20_block">
      <style:text-properties fo:color="#008000" officeooo:rsid="006ce8d1"/>
    </style:style>
    <style:style style:name="P211" style:family="paragraph" style:parent-style-name="Code_20_block">
      <style:text-properties fo:color="#008000" officeooo:rsid="007c4f27"/>
    </style:style>
    <style:style style:name="P212" style:family="paragraph" style:parent-style-name="Code_20_block">
      <style:text-properties fo:color="#008000" officeooo:rsid="007d74fc"/>
    </style:style>
    <style:style style:name="P213" style:family="paragraph" style:parent-style-name="Code_20_block">
      <style:text-properties fo:color="#008000" officeooo:rsid="007deb7f"/>
    </style:style>
    <style:style style:name="P214" style:family="paragraph" style:parent-style-name="Code_20_block">
      <style:text-properties fo:color="#008000" officeooo:paragraph-rsid="0090c7dc"/>
    </style:style>
    <style:style style:name="P215" style:family="paragraph" style:parent-style-name="Code_20_block">
      <style:text-properties fo:color="#008000" officeooo:rsid="0055d704" officeooo:paragraph-rsid="0055d704"/>
    </style:style>
    <style:style style:name="P216" style:family="paragraph" style:parent-style-name="Code_20_block">
      <style:text-properties fo:color="#008000" officeooo:paragraph-rsid="00e5de6a"/>
    </style:style>
    <style:style style:name="P217" style:family="paragraph" style:parent-style-name="Code_20_block">
      <style:paragraph-properties fo:text-align="justify" style:justify-single-word="false"/>
    </style:style>
    <style:style style:name="P218" style:family="paragraph" style:parent-style-name="Code_20_block">
      <style:text-properties officeooo:paragraph-rsid="001c8943"/>
    </style:style>
    <style:style style:name="P219" style:family="paragraph" style:parent-style-name="Code_20_block">
      <style:text-properties officeooo:rsid="001c8943"/>
    </style:style>
    <style:style style:name="P220" style:family="paragraph" style:parent-style-name="Code_20_block">
      <style:text-properties officeooo:rsid="001c8943" officeooo:paragraph-rsid="00eccfc5"/>
    </style:style>
    <style:style style:name="P221" style:family="paragraph" style:parent-style-name="Code_20_block">
      <style:text-properties officeooo:rsid="001a40c8"/>
    </style:style>
    <style:style style:name="P222" style:family="paragraph" style:parent-style-name="Code_20_block">
      <style:text-properties officeooo:rsid="001a40c8" officeooo:paragraph-rsid="00edd0f7"/>
    </style:style>
    <style:style style:name="P223" style:family="paragraph" style:parent-style-name="Code_20_block">
      <style:text-properties officeooo:rsid="00248e0c"/>
    </style:style>
    <style:style style:name="P224" style:family="paragraph" style:parent-style-name="Code_20_block">
      <style:text-properties officeooo:rsid="0026484a"/>
    </style:style>
    <style:style style:name="P225" style:family="paragraph" style:parent-style-name="Code_20_block">
      <style:text-properties officeooo:rsid="002e1562"/>
    </style:style>
    <style:style style:name="P226" style:family="paragraph" style:parent-style-name="Code_20_block">
      <style:text-properties officeooo:rsid="002e1562" officeooo:paragraph-rsid="00306722"/>
    </style:style>
    <style:style style:name="P227" style:family="paragraph" style:parent-style-name="Code_20_block">
      <style:text-properties officeooo:rsid="0034057d" officeooo:paragraph-rsid="0090c7dc"/>
    </style:style>
    <style:style style:name="P228" style:family="paragraph" style:parent-style-name="Code_20_block">
      <style:text-properties officeooo:rsid="00332915" officeooo:paragraph-rsid="0090c7dc"/>
    </style:style>
    <style:style style:name="P229" style:family="paragraph" style:parent-style-name="Code_20_block">
      <style:text-properties officeooo:paragraph-rsid="003e84e4"/>
    </style:style>
    <style:style style:name="P230" style:family="paragraph" style:parent-style-name="Code_20_block">
      <style:text-properties officeooo:rsid="0045f55f"/>
    </style:style>
    <style:style style:name="P231" style:family="paragraph" style:parent-style-name="Code_20_block">
      <style:text-properties officeooo:rsid="004e9309"/>
    </style:style>
    <style:style style:name="P232" style:family="paragraph" style:parent-style-name="Code_20_block">
      <style:text-properties officeooo:rsid="004e9309" officeooo:paragraph-rsid="004e9309"/>
    </style:style>
    <style:style style:name="P233" style:family="paragraph" style:parent-style-name="Code_20_block">
      <style:text-properties officeooo:rsid="0050a4de"/>
    </style:style>
    <style:style style:name="P234" style:family="paragraph" style:parent-style-name="Code_20_block">
      <style:text-properties officeooo:rsid="00528047"/>
    </style:style>
    <style:style style:name="P235" style:family="paragraph" style:parent-style-name="Code_20_block">
      <style:text-properties officeooo:rsid="00528047" officeooo:paragraph-rsid="006aa10a"/>
    </style:style>
    <style:style style:name="P236" style:family="paragraph" style:parent-style-name="Code_20_block">
      <style:text-properties officeooo:rsid="00528047" officeooo:paragraph-rsid="006ad288"/>
    </style:style>
    <style:style style:name="P237" style:family="paragraph" style:parent-style-name="Code_20_block">
      <style:text-properties officeooo:rsid="00528047" officeooo:paragraph-rsid="019ba5a3"/>
    </style:style>
    <style:style style:name="P238" style:family="paragraph" style:parent-style-name="Code_20_block">
      <style:text-properties officeooo:rsid="005507df"/>
    </style:style>
    <style:style style:name="P239" style:family="paragraph" style:parent-style-name="Code_20_block">
      <style:text-properties officeooo:rsid="0059317a"/>
    </style:style>
    <style:style style:name="P240" style:family="paragraph" style:parent-style-name="Code_20_block">
      <style:text-properties officeooo:rsid="005e709b"/>
    </style:style>
    <style:style style:name="P241" style:family="paragraph" style:parent-style-name="Code_20_block">
      <style:text-properties officeooo:paragraph-rsid="0063c6ad"/>
    </style:style>
    <style:style style:name="P242" style:family="paragraph" style:parent-style-name="Code_20_block">
      <style:text-properties officeooo:rsid="00609497"/>
    </style:style>
    <style:style style:name="P243" style:family="paragraph" style:parent-style-name="Code_20_block">
      <style:text-properties officeooo:rsid="0063c6ad"/>
    </style:style>
    <style:style style:name="P244" style:family="paragraph" style:parent-style-name="Code_20_block">
      <style:text-properties officeooo:rsid="00642854"/>
    </style:style>
    <style:style style:name="P245" style:family="paragraph" style:parent-style-name="Code_20_block">
      <style:text-properties officeooo:rsid="00642854" officeooo:paragraph-rsid="00642854"/>
    </style:style>
    <style:style style:name="P246" style:family="paragraph" style:parent-style-name="Code_20_block">
      <style:text-properties officeooo:rsid="00642854" officeooo:paragraph-rsid="0064d9fb"/>
    </style:style>
    <style:style style:name="P247" style:family="paragraph" style:parent-style-name="Code_20_block">
      <style:text-properties officeooo:paragraph-rsid="006ce8d1"/>
    </style:style>
    <style:style style:name="P248" style:family="paragraph" style:parent-style-name="Code_20_block">
      <style:text-properties officeooo:rsid="006ce8d1"/>
    </style:style>
    <style:style style:name="P249" style:family="paragraph" style:parent-style-name="Code_20_block">
      <style:text-properties officeooo:rsid="006ce8d1" officeooo:paragraph-rsid="0070305b"/>
    </style:style>
    <style:style style:name="P250" style:family="paragraph" style:parent-style-name="Code_20_block">
      <style:text-properties officeooo:rsid="007493a4"/>
    </style:style>
    <style:style style:name="P251" style:family="paragraph" style:parent-style-name="Code_20_block">
      <style:text-properties officeooo:rsid="00755432"/>
    </style:style>
    <style:style style:name="P252" style:family="paragraph" style:parent-style-name="Code_20_block">
      <style:text-properties officeooo:rsid="00769e2d"/>
    </style:style>
    <style:style style:name="P253" style:family="paragraph" style:parent-style-name="Code_20_block">
      <style:text-properties officeooo:rsid="00769e2d" officeooo:paragraph-rsid="0079d91a"/>
    </style:style>
    <style:style style:name="P254" style:family="paragraph" style:parent-style-name="Code_20_block">
      <style:text-properties officeooo:rsid="007c4f27"/>
    </style:style>
    <style:style style:name="P255" style:family="paragraph" style:parent-style-name="Code_20_block">
      <style:text-properties officeooo:rsid="007d74fc"/>
    </style:style>
    <style:style style:name="P256" style:family="paragraph" style:parent-style-name="Code_20_block">
      <style:text-properties officeooo:rsid="007deb7f"/>
    </style:style>
    <style:style style:name="P257" style:family="paragraph" style:parent-style-name="Code_20_block">
      <style:text-properties officeooo:paragraph-rsid="0090c7dc"/>
    </style:style>
    <style:style style:name="P258" style:family="paragraph" style:parent-style-name="Code_20_block">
      <style:text-properties officeooo:paragraph-rsid="0096cb45"/>
    </style:style>
    <style:style style:name="P259" style:family="paragraph" style:parent-style-name="Code_20_block">
      <style:text-properties fo:color="#006600"/>
    </style:style>
    <style:style style:name="P260" style:family="paragraph" style:parent-style-name="Code_20_block">
      <style:text-properties fo:color="#006600" officeooo:paragraph-rsid="009ff88f"/>
    </style:style>
    <style:style style:name="P261" style:family="paragraph" style:parent-style-name="Code_20_block">
      <style:text-properties officeooo:paragraph-rsid="0099270f"/>
    </style:style>
    <style:style style:name="P262" style:family="paragraph" style:parent-style-name="Code_20_block">
      <style:text-properties officeooo:paragraph-rsid="009fedc1"/>
    </style:style>
    <style:style style:name="P263" style:family="paragraph" style:parent-style-name="Code_20_block">
      <style:text-properties officeooo:paragraph-rsid="009ff88f"/>
    </style:style>
    <style:style style:name="P264" style:family="paragraph" style:parent-style-name="Code_20_block">
      <style:text-properties officeooo:paragraph-rsid="00e162c5"/>
    </style:style>
    <style:style style:name="P265" style:family="paragraph" style:parent-style-name="Code_20_block">
      <style:text-properties officeooo:paragraph-rsid="00e1ec80"/>
    </style:style>
    <style:style style:name="P266" style:family="paragraph" style:parent-style-name="Code_20_block">
      <style:text-properties officeooo:paragraph-rsid="00e390b0"/>
    </style:style>
    <style:style style:name="P267" style:family="paragraph" style:parent-style-name="Code_20_block">
      <style:text-properties officeooo:paragraph-rsid="00e5de6a"/>
    </style:style>
    <style:style style:name="P268" style:family="paragraph" style:parent-style-name="Code_20_block">
      <style:text-properties officeooo:paragraph-rsid="00ea672a"/>
    </style:style>
    <style:style style:name="P269" style:family="paragraph" style:parent-style-name="Code_20_block">
      <style:text-properties officeooo:paragraph-rsid="00ed9421"/>
    </style:style>
    <style:style style:name="P270" style:family="paragraph" style:parent-style-name="Code_20_block">
      <style:text-properties officeooo:rsid="00eccfc5" officeooo:paragraph-rsid="00eccfc5"/>
    </style:style>
    <style:style style:name="P271" style:family="paragraph" style:parent-style-name="Code_20_block">
      <style:text-properties officeooo:paragraph-rsid="00ffa81b"/>
    </style:style>
    <style:style style:name="P272" style:family="paragraph" style:parent-style-name="Code_20_block">
      <style:text-properties officeooo:paragraph-rsid="01001be7"/>
    </style:style>
    <style:style style:name="P273" style:family="paragraph" style:parent-style-name="Code_20_block">
      <style:text-properties officeooo:paragraph-rsid="010dcc84"/>
    </style:style>
    <style:style style:name="P274" style:family="paragraph" style:parent-style-name="Code_20_block">
      <style:text-properties fo:font-weight="bold" style:font-weight-asian="bold" style:font-weight-complex="bold"/>
    </style:style>
    <style:style style:name="P275" style:family="paragraph" style:parent-style-name="Code_20_block">
      <style:text-properties officeooo:paragraph-rsid="01228ef4"/>
    </style:style>
    <style:style style:name="P276" style:family="paragraph" style:parent-style-name="Code_20_block">
      <style:text-properties officeooo:paragraph-rsid="012c5d70"/>
    </style:style>
    <style:style style:name="P277" style:family="paragraph" style:parent-style-name="Code_20_block">
      <style:text-properties officeooo:paragraph-rsid="01356cbe"/>
    </style:style>
    <style:style style:name="P278" style:family="paragraph" style:parent-style-name="Code_20_block">
      <style:text-properties officeooo:paragraph-rsid="013bd1e5"/>
    </style:style>
    <style:style style:name="P279" style:family="paragraph" style:parent-style-name="Code_20_block">
      <style:text-properties officeooo:paragraph-rsid="01403f51"/>
    </style:style>
    <style:style style:name="P280" style:family="paragraph" style:parent-style-name="Code_20_block">
      <style:text-properties officeooo:paragraph-rsid="01541617"/>
    </style:style>
    <style:style style:name="P281" style:family="paragraph" style:parent-style-name="Code_20_block">
      <style:text-properties officeooo:paragraph-rsid="0158e9c7"/>
    </style:style>
    <style:style style:name="P282" style:family="paragraph" style:parent-style-name="Code_20_block">
      <style:text-properties officeooo:paragraph-rsid="015d2b4b"/>
    </style:style>
    <style:style style:name="P283" style:family="paragraph" style:parent-style-name="Code_20_block">
      <style:text-properties officeooo:paragraph-rsid="016014fd"/>
    </style:style>
    <style:style style:name="P284" style:family="paragraph" style:parent-style-name="Code_20_block">
      <style:text-properties officeooo:paragraph-rsid="01651663"/>
    </style:style>
    <style:style style:name="P285" style:family="paragraph" style:parent-style-name="Code_20_block">
      <style:text-properties officeooo:paragraph-rsid="016801e2"/>
    </style:style>
    <style:style style:name="P286" style:family="paragraph" style:parent-style-name="Code_20_block">
      <style:text-properties officeooo:paragraph-rsid="01740fe9"/>
    </style:style>
    <style:style style:name="P287" style:family="paragraph" style:parent-style-name="Code_20_block">
      <style:text-properties officeooo:paragraph-rsid="01755976"/>
    </style:style>
    <style:style style:name="P288" style:family="paragraph" style:parent-style-name="Code_20_block">
      <style:text-properties officeooo:paragraph-rsid="0175df42"/>
    </style:style>
    <style:style style:name="P289" style:family="paragraph" style:parent-style-name="Code_20_block">
      <style:text-properties officeooo:paragraph-rsid="018afce3"/>
    </style:style>
    <style:style style:name="P290" style:family="paragraph" style:parent-style-name="Code_20_block">
      <style:text-properties officeooo:paragraph-rsid="018bca85"/>
    </style:style>
    <style:style style:name="P291" style:family="paragraph" style:parent-style-name="Code_20_block">
      <style:text-properties officeooo:paragraph-rsid="01a02d3d"/>
    </style:style>
    <style:style style:name="P292" style:family="paragraph" style:parent-style-name="Code_20_block">
      <style:paragraph-properties fo:padding="0.101cm" fo:border-left="0.06pt solid #000000" fo:border-right="0.06pt solid #000000" fo:border-top="none" fo:border-bottom="0.06pt solid #000000"/>
    </style:style>
    <style:style style:name="P293" style:family="paragraph" style:parent-style-name="Note_5f_Tip">
      <style:paragraph-properties fo:padding="0.101cm" fo:border-left="0.06pt solid #000000" fo:border-right="0.06pt solid #000000" fo:border-top="0.06pt solid #000000" fo:border-bottom="none"/>
    </style:style>
    <style:style style:name="P294" style:family="paragraph" style:parent-style-name="Note_5f_Tip">
      <style:text-properties officeooo:paragraph-rsid="01a2f136"/>
    </style:style>
    <style:style style:name="P295" style:family="paragraph" style:parent-style-name="Standard" style:list-style-name="List_20_2"/>
    <style:style style:name="P296" style:family="paragraph" style:parent-style-name="Standard" style:list-style-name="List_20_2">
      <style:paragraph-properties fo:text-align="justify" style:justify-single-word="false"/>
    </style:style>
    <style:style style:name="P297" style:family="paragraph" style:parent-style-name="Standard" style:list-style-name="List_20_2">
      <style:paragraph-properties fo:text-align="justify" style:justify-single-word="false"/>
      <style:text-properties officeooo:paragraph-rsid="0101382d"/>
    </style:style>
    <style:style style:name="P298" style:family="paragraph" style:parent-style-name="Standard" style:list-style-name="List_20_2">
      <style:paragraph-properties fo:text-align="justify" style:justify-single-word="false"/>
      <style:text-properties officeooo:paragraph-rsid="014ea10c"/>
    </style:style>
    <style:style style:name="P299" style:family="paragraph" style:parent-style-name="Standard" style:list-style-name="List_20_2">
      <style:paragraph-properties fo:text-align="justify" style:justify-single-word="false"/>
      <style:text-properties officeooo:paragraph-rsid="002c1070"/>
    </style:style>
    <style:style style:name="P300" style:family="paragraph" style:parent-style-name="Standard" style:list-style-name="List_20_2">
      <style:paragraph-properties fo:text-align="justify" style:justify-single-word="false"/>
      <style:text-properties officeooo:paragraph-rsid="00642854"/>
    </style:style>
    <style:style style:name="P301" style:family="paragraph" style:parent-style-name="Standard" style:list-style-name="List_20_1">
      <style:paragraph-properties fo:text-align="justify" style:justify-single-word="false"/>
      <style:text-properties officeooo:paragraph-rsid="0045f55f"/>
    </style:style>
    <style:style style:name="P302" style:family="paragraph" style:parent-style-name="Standard" style:list-style-name="List_20_2">
      <style:paragraph-properties fo:text-align="justify" style:justify-single-word="false"/>
      <style:text-properties fo:font-weight="normal" officeooo:rsid="0101382d" officeooo:paragraph-rsid="0101382d" style:font-weight-asian="normal" style:font-weight-complex="normal"/>
    </style:style>
    <style:style style:name="P303" style:family="paragraph" style:parent-style-name="Standard" style:list-style-name="List_20_2">
      <style:paragraph-properties fo:text-align="justify" style:justify-single-word="false"/>
      <style:text-properties fo:font-weight="normal" officeooo:rsid="0103b893" officeooo:paragraph-rsid="0103b893" style:font-weight-asian="normal" style:font-weight-complex="normal"/>
    </style:style>
    <style:style style:name="P304" style:family="paragraph" style:parent-style-name="Standard" style:list-style-name="List_20_2">
      <style:paragraph-properties fo:text-align="justify" style:justify-single-word="false"/>
      <style:text-properties fo:font-weight="normal" officeooo:rsid="01051417" officeooo:paragraph-rsid="01051417" style:font-weight-asian="normal" style:font-weight-complex="normal"/>
    </style:style>
    <style:style style:name="P305" style:family="paragraph" style:parent-style-name="Standard" style:list-style-name="List_20_1">
      <style:paragraph-properties fo:text-align="justify" style:justify-single-word="false"/>
      <style:text-properties fo:font-weight="normal" officeooo:rsid="0133e815" officeooo:paragraph-rsid="0133e815" style:font-weight-asian="normal" style:font-weight-complex="normal"/>
    </style:style>
    <style:style style:name="P306" style:family="paragraph" style:parent-style-name="Standard" style:list-style-name="List_20_2">
      <style:paragraph-properties fo:text-align="start" style:justify-single-word="false"/>
      <style:text-properties fo:font-weight="normal" officeooo:rsid="01395762" officeooo:paragraph-rsid="01395762" style:font-weight-asian="normal" style:font-weight-complex="normal"/>
    </style:style>
    <style:style style:name="P307" style:family="paragraph" style:parent-style-name="Standard" style:list-style-name="List_20_2">
      <style:paragraph-properties fo:text-align="justify" style:justify-single-word="false"/>
      <style:text-properties fo:font-weight="normal" officeooo:rsid="013bd1e5" officeooo:paragraph-rsid="013bd1e5" style:font-weight-asian="normal" style:font-weight-complex="normal"/>
    </style:style>
    <style:style style:name="P308" style:family="paragraph" style:parent-style-name="Standard" style:list-style-name="List_20_2">
      <style:paragraph-properties fo:text-align="justify" style:justify-single-word="false"/>
      <style:text-properties fo:font-weight="normal" officeooo:rsid="013bd1e5" officeooo:paragraph-rsid="013e1eda" style:font-weight-asian="normal" style:font-weight-complex="normal"/>
    </style:style>
    <style:style style:name="P309" style:family="paragraph" style:parent-style-name="Standard" style:list-style-name="List_20_2">
      <style:paragraph-properties fo:text-align="justify" style:justify-single-word="false"/>
      <style:text-properties fo:font-weight="normal" style:font-weight-asian="normal" style:font-weight-complex="normal"/>
    </style:style>
    <style:style style:name="P310" style:family="paragraph" style:parent-style-name="Standard" style:list-style-name="List_20_1"/>
    <style:style style:name="P311" style:family="paragraph" style:parent-style-name="Standard" style:list-style-name="List_20_2">
      <style:paragraph-properties fo:text-align="justify" style:justify-single-word="false"/>
      <style:text-properties officeooo:rsid="0146e0d0" officeooo:paragraph-rsid="0146e0d0"/>
    </style:style>
    <style:style style:name="P312" style:family="paragraph" style:parent-style-name="Standard" style:list-style-name="List_20_2">
      <style:paragraph-properties fo:text-align="justify" style:justify-single-word="false"/>
      <style:text-properties officeooo:rsid="014ea10c" officeooo:paragraph-rsid="014ea10c"/>
    </style:style>
    <style:style style:name="P313" style:family="paragraph" style:parent-style-name="Standard" style:list-style-name="List_20_2">
      <style:paragraph-properties fo:text-align="justify" style:justify-single-word="false"/>
      <style:text-properties officeooo:rsid="00e89dcc" officeooo:paragraph-rsid="00e8e4c5"/>
    </style:style>
    <style:style style:name="P314" style:family="paragraph" style:parent-style-name="Standard" style:list-style-name="List_20_2">
      <style:paragraph-properties fo:text-align="justify" style:justify-single-word="false"/>
      <style:text-properties officeooo:rsid="00e8e4c5" officeooo:paragraph-rsid="00e8e4c5"/>
    </style:style>
    <style:style style:name="P315" style:family="paragraph" style:parent-style-name="Standard" style:list-style-name="List_20_1">
      <style:paragraph-properties fo:text-align="justify" style:justify-single-word="false"/>
      <style:text-properties officeooo:rsid="01189ba0" officeooo:paragraph-rsid="01189ba0"/>
    </style:style>
    <style:style style:name="P316" style:family="paragraph" style:parent-style-name="Standard" style:list-style-name="List_20_2">
      <style:paragraph-properties fo:text-align="justify" style:justify-single-word="false"/>
      <style:text-properties officeooo:rsid="015bb6e2" officeooo:paragraph-rsid="01740fe9"/>
    </style:style>
    <style:style style:name="P317" style:family="paragraph" style:parent-style-name="Standard" style:list-style-name="List_20_2">
      <style:paragraph-properties fo:text-align="justify" style:justify-single-word="false"/>
      <style:text-properties officeooo:rsid="015bb6e2" officeooo:paragraph-rsid="015bb6e2"/>
    </style:style>
    <style:style style:name="P318" style:family="paragraph" style:parent-style-name="Standard" style:list-style-name="List_20_1">
      <style:paragraph-properties fo:text-align="justify" style:justify-single-word="false"/>
      <style:text-properties officeooo:rsid="0169f872" officeooo:paragraph-rsid="01740fe9"/>
    </style:style>
    <style:style style:name="P319" style:family="paragraph" style:parent-style-name="Standard" style:list-style-name="List_20_1">
      <style:paragraph-properties fo:text-align="justify" style:justify-single-word="false"/>
      <style:text-properties officeooo:rsid="0169f872" officeooo:paragraph-rsid="01755976"/>
    </style:style>
    <style:style style:name="P320" style:family="paragraph" style:parent-style-name="Standard" style:list-style-name="List_20_1">
      <style:paragraph-properties fo:text-align="justify" style:justify-single-word="false"/>
      <style:text-properties officeooo:rsid="0169f872" officeooo:paragraph-rsid="0169f872"/>
    </style:style>
    <style:style style:name="P321" style:family="paragraph" style:parent-style-name="Standard" style:list-style-name="List_20_1">
      <style:paragraph-properties fo:text-align="justify" style:justify-single-word="false"/>
      <style:text-properties officeooo:rsid="0169f872" officeooo:paragraph-rsid="016a0682"/>
    </style:style>
    <style:style style:name="P322" style:family="paragraph" style:parent-style-name="Standard" style:list-style-name="List_20_2">
      <style:paragraph-properties fo:text-align="justify" style:justify-single-word="false"/>
      <style:text-properties officeooo:rsid="01a17c9f" officeooo:paragraph-rsid="01a17c9f"/>
    </style:style>
    <style:style style:name="P323" style:family="paragraph" style:parent-style-name="Standard" style:list-style-name="List_20_2">
      <style:paragraph-properties fo:text-align="justify" style:justify-single-word="false"/>
      <style:text-properties officeooo:rsid="01a49f72" officeooo:paragraph-rsid="01a49f72"/>
    </style:style>
    <style:style style:name="P324" style:family="paragraph" style:parent-style-name="Standard" style:list-style-name="List_20_1">
      <style:paragraph-properties fo:text-align="justify" style:justify-single-word="false"/>
      <style:text-properties officeooo:rsid="001ad4c5" officeooo:paragraph-rsid="001ad4c5"/>
    </style:style>
    <style:style style:name="P325" style:family="paragraph" style:parent-style-name="Standard" style:list-style-name="List_20_2">
      <style:paragraph-properties fo:text-align="justify" style:justify-single-word="false"/>
      <style:text-properties officeooo:rsid="00248e0c" officeooo:paragraph-rsid="002c1070"/>
    </style:style>
    <style:style style:name="P326" style:family="paragraph" style:parent-style-name="Standard" style:list-style-name="List_20_2">
      <style:paragraph-properties fo:text-align="justify" style:justify-single-word="false"/>
      <style:text-properties officeooo:rsid="00248e0c" officeooo:paragraph-rsid="00642854"/>
    </style:style>
    <style:style style:name="P327" style:family="paragraph" style:parent-style-name="Standard" style:list-style-name="List_20_1">
      <style:paragraph-properties fo:text-align="justify" style:justify-single-word="false"/>
      <style:text-properties officeooo:rsid="0045f55f" officeooo:paragraph-rsid="0045f55f"/>
    </style:style>
    <style:style style:name="P328" style:family="paragraph" style:parent-style-name="Standard" style:list-style-name="List_20_1">
      <style:paragraph-properties fo:text-align="justify" style:justify-single-word="false"/>
      <style:text-properties officeooo:rsid="00b988bd" officeooo:paragraph-rsid="00b988bd"/>
    </style:style>
    <style:style style:name="P329" style:family="paragraph" style:parent-style-name="Heading_20_1" style:master-page-name="Standard">
      <style:paragraph-properties style:page-number="auto"/>
    </style:style>
    <style:style style:name="P330" style:family="paragraph" style:parent-style-name="Heading_20_2">
      <style:paragraph-properties fo:break-before="page"/>
    </style:style>
    <style:style style:name="P331" style:family="paragraph" style:parent-style-name="Heading_20_2">
      <style:paragraph-properties fo:break-before="page"/>
      <style:text-properties officeooo:paragraph-rsid="0091f516"/>
    </style:style>
    <style:style style:name="P332" style:family="paragraph" style:parent-style-name="Heading_20_3">
      <style:paragraph-properties fo:break-before="page"/>
    </style:style>
    <style:style style:name="P333" style:family="paragraph" style:parent-style-name="Heading_20_3">
      <style:paragraph-properties fo:break-before="page"/>
      <style:text-properties officeooo:paragraph-rsid="01740fe9"/>
    </style:style>
    <style:style style:name="P334" style:family="paragraph" style:parent-style-name="Heading_20_4">
      <style:text-properties officeooo:paragraph-rsid="0090c7dc"/>
    </style:style>
    <style:style style:name="P335" style:family="paragraph" style:parent-style-name="Heading_20_4">
      <style:text-properties fo:font-style="normal" officeooo:rsid="00387dae" officeooo:paragraph-rsid="0090c7dc" style:font-style-asian="normal" style:font-style-complex="normal"/>
    </style:style>
    <style:style style:name="P336" style:family="paragraph" style:parent-style-name="Heading_20_4">
      <style:text-properties officeooo:paragraph-rsid="018afce3"/>
    </style:style>
    <style:style style:name="P337" style:family="paragraph" style:parent-style-name="Heading_20_4">
      <style:text-properties officeooo:paragraph-rsid="01740fe9"/>
    </style:style>
    <style:style style:name="P338" style:family="paragraph" style:parent-style-name="Heading_20_4">
      <style:text-properties officeooo:rsid="006bc855"/>
    </style:style>
    <style:style style:name="P339" style:family="paragraph" style:parent-style-name="Heading_20_4">
      <style:paragraph-properties fo:break-before="page"/>
    </style:style>
    <style:style style:name="P340" style:family="paragraph" style:parent-style-name="Heading_20_4">
      <style:paragraph-properties fo:break-before="page"/>
      <style:text-properties officeooo:paragraph-rsid="018afce3"/>
    </style:style>
    <style:style style:name="P341" style:family="paragraph" style:parent-style-name="Note_5f_Tip" style:list-style-name="List_20_2"/>
    <style:style style:name="T1" style:family="text">
      <style:text-properties fo:font-weight="bold" style:font-weight-asian="bold" style:font-weight-complex="bold"/>
    </style:style>
    <style:style style:name="T2" style:family="text">
      <style:text-properties fo:font-weight="bold" officeooo:rsid="0022c4e0" style:font-weight-asian="bold" style:font-weight-complex="bold"/>
    </style:style>
    <style:style style:name="T3" style:family="text">
      <style:text-properties fo:font-weight="bold" officeooo:rsid="002c1070" style:font-weight-asian="bold" style:font-weight-complex="bold"/>
    </style:style>
    <style:style style:name="T4" style:family="text">
      <style:text-properties fo:font-weight="bold" officeooo:rsid="003e84e4" style:font-weight-asian="bold" style:font-weight-complex="bold"/>
    </style:style>
    <style:style style:name="T5" style:family="text">
      <style:text-properties fo:font-weight="bold" officeooo:rsid="00528047" style:font-weight-asian="bold" style:font-weight-complex="bold"/>
    </style:style>
    <style:style style:name="T6" style:family="text">
      <style:text-properties fo:font-weight="bold" officeooo:rsid="00642854" style:font-weight-asian="bold" style:font-weight-complex="bold"/>
    </style:style>
    <style:style style:name="T7" style:family="text">
      <style:text-properties fo:font-weight="bold" officeooo:rsid="00657e41" style:font-weight-asian="bold" style:font-weight-complex="bold"/>
    </style:style>
    <style:style style:name="T8" style:family="text">
      <style:text-properties fo:font-weight="bold" officeooo:rsid="00d89ca8" style:font-weight-asian="bold" style:font-weight-complex="bold"/>
    </style:style>
    <style:style style:name="T9" style:family="text">
      <style:text-properties fo:font-weight="bold" officeooo:rsid="00dbc1d7" style:font-weight-asian="bold" style:font-weight-complex="bold"/>
    </style:style>
    <style:style style:name="T10" style:family="text">
      <style:text-properties fo:font-weight="bold" officeooo:rsid="01189ba0" style:font-weight-asian="bold" style:font-weight-complex="bold"/>
    </style:style>
    <style:style style:name="T11" style:family="text">
      <style:text-properties fo:font-weight="bold" officeooo:rsid="0124d521" style:font-weight-asian="bold" style:font-weight-complex="bold"/>
    </style:style>
    <style:style style:name="T12" style:family="text">
      <style:text-properties fo:font-weight="bold" officeooo:rsid="017b91d2" style:font-weight-asian="bold" style:font-weight-complex="bold"/>
    </style:style>
    <style:style style:name="T13" style:family="text">
      <style:text-properties fo:font-weight="bold" officeooo:rsid="01909df6" style:font-weight-asian="bold" style:font-weight-complex="bold"/>
    </style:style>
    <style:style style:name="T14" style:family="text">
      <style:text-properties fo:font-weight="bold" officeooo:rsid="01908c09" style:font-weight-asian="bold" style:font-weight-complex="bold"/>
    </style:style>
    <style:style style:name="T15" style:family="text">
      <style:text-properties fo:font-style="italic" style:font-style-asian="italic" style:font-style-complex="italic"/>
    </style:style>
    <style:style style:name="T16" style:family="text">
      <style:text-properties fo:font-style="italic" officeooo:rsid="0022c4e0" style:font-style-asian="italic" style:font-style-complex="italic"/>
    </style:style>
    <style:style style:name="T17" style:family="text">
      <style:text-properties fo:font-style="italic" officeooo:rsid="00332915" style:font-style-asian="italic" style:font-style-complex="italic"/>
    </style:style>
    <style:style style:name="T18" style:family="text">
      <style:text-properties fo:font-style="italic" officeooo:rsid="0148c985" style:font-style-asian="italic" style:font-style-complex="italic"/>
    </style:style>
    <style:style style:name="T19" style:family="text">
      <style:text-properties fo:font-style="italic" officeooo:rsid="01909df6" style:font-style-asian="italic" style:font-style-complex="italic"/>
    </style:style>
    <style:style style:name="T20" style:family="text">
      <style:text-properties fo:font-style="italic" officeooo:rsid="00fab33d" style:font-style-asian="italic" style:font-style-complex="italic"/>
    </style:style>
    <style:style style:name="T21" style:family="text">
      <style:text-properties fo:font-style="italic" officeooo:rsid="018d040a" style:font-style-asian="italic" style:font-style-complex="italic"/>
    </style:style>
    <style:style style:name="T22" style:family="text">
      <style:text-properties fo:font-style="italic" officeooo:rsid="0117d291" style:font-style-asian="italic" style:font-style-complex="italic"/>
    </style:style>
    <style:style style:name="T23" style:family="text">
      <style:text-properties fo:font-style="italic" officeooo:rsid="01a17c9f" style:font-style-asian="italic" style:font-style-complex="italic"/>
    </style:style>
    <style:style style:name="T24" style:family="text">
      <style:text-properties fo:font-style="italic" officeooo:rsid="01a2f136" style:font-style-asian="italic" style:font-style-complex="italic"/>
    </style:style>
    <style:style style:name="T25" style:family="text">
      <style:text-properties fo:font-style="italic" officeooo:rsid="01a99d02" style:font-style-asian="italic" style:font-style-complex="italic"/>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font-style="italic" fo:font-weight="bold" officeooo:rsid="00b39b82" style:font-style-asian="italic" style:font-weight-asian="bold" style:font-style-complex="italic" style:font-weight-complex="bold"/>
    </style:style>
    <style:style style:name="T28" style:family="text">
      <style:text-properties fo:font-style="italic" fo:font-weight="normal" officeooo:rsid="00332915" style:font-style-asian="italic" style:font-weight-asian="normal" style:font-style-complex="italic" style:font-weight-complex="normal"/>
    </style:style>
    <style:style style:name="T29" style:family="text">
      <style:text-properties fo:font-style="italic" fo:font-weight="normal" officeooo:rsid="0034057d" style:font-style-asian="italic" style:font-weight-asian="normal" style:font-style-complex="italic" style:font-weight-complex="normal"/>
    </style:style>
    <style:style style:name="T30" style:family="text">
      <style:text-properties fo:font-style="italic" fo:font-weight="normal" officeooo:rsid="003b45d1" style:font-style-asian="italic" style:font-weight-asian="normal" style:font-style-complex="italic" style:font-weight-complex="normal"/>
    </style:style>
    <style:style style:name="T31" style:family="text">
      <style:text-properties fo:color="#008000"/>
    </style:style>
    <style:style style:name="T32" style:family="text">
      <style:text-properties fo:color="#008000" officeooo:rsid="001a40c8"/>
    </style:style>
    <style:style style:name="T33" style:family="text">
      <style:text-properties fo:color="#008000" officeooo:rsid="001c8943"/>
    </style:style>
    <style:style style:name="T34" style:family="text">
      <style:text-properties fo:color="#008000" officeooo:rsid="00248e0c"/>
    </style:style>
    <style:style style:name="T35" style:family="text">
      <style:text-properties fo:color="#008000" officeooo:rsid="0026484a"/>
    </style:style>
    <style:style style:name="T36" style:family="text">
      <style:text-properties fo:color="#008000" officeooo:rsid="00332915"/>
    </style:style>
    <style:style style:name="T37" style:family="text">
      <style:text-properties fo:color="#008000" officeooo:rsid="0034057d"/>
    </style:style>
    <style:style style:name="T38" style:family="text">
      <style:text-properties fo:color="#008000" officeooo:rsid="0045f55f"/>
    </style:style>
    <style:style style:name="T39" style:family="text">
      <style:text-properties fo:color="#008000" officeooo:rsid="004e9309"/>
    </style:style>
    <style:style style:name="T40" style:family="text">
      <style:text-properties fo:color="#008000" officeooo:rsid="0050a4de"/>
    </style:style>
    <style:style style:name="T41" style:family="text">
      <style:text-properties fo:color="#008000" officeooo:rsid="00528047"/>
    </style:style>
    <style:style style:name="T42" style:family="text">
      <style:text-properties fo:color="#008000" officeooo:rsid="005c587e"/>
    </style:style>
    <style:style style:name="T43" style:family="text">
      <style:text-properties fo:color="#008000" officeooo:rsid="00609497"/>
    </style:style>
    <style:style style:name="T44" style:family="text">
      <style:text-properties fo:color="#008000" officeooo:rsid="0063c6ad"/>
    </style:style>
    <style:style style:name="T45" style:family="text">
      <style:text-properties fo:color="#008000" officeooo:rsid="006ce8d1"/>
    </style:style>
    <style:style style:name="T46" style:family="text">
      <style:text-properties fo:color="#008000" officeooo:rsid="006e4edc"/>
    </style:style>
    <style:style style:name="T47" style:family="text">
      <style:text-properties fo:color="#008000" officeooo:rsid="0071bbf1"/>
    </style:style>
    <style:style style:name="T48" style:family="text">
      <style:text-properties fo:color="#008000" officeooo:rsid="007493a4"/>
    </style:style>
    <style:style style:name="T49" style:family="text">
      <style:text-properties fo:color="#008000" officeooo:rsid="00755432"/>
    </style:style>
    <style:style style:name="T50" style:family="text">
      <style:text-properties fo:color="#008000" officeooo:rsid="00769e2d"/>
    </style:style>
    <style:style style:name="T51" style:family="text">
      <style:text-properties fo:color="#008000" officeooo:rsid="00850990"/>
    </style:style>
    <style:style style:name="T52" style:family="text">
      <style:text-properties fo:color="#008000" officeooo:rsid="0086ba63"/>
    </style:style>
    <style:style style:name="T53" style:family="text">
      <style:text-properties fo:color="#008000" officeooo:rsid="0088bf12"/>
    </style:style>
    <style:style style:name="T54" style:family="text">
      <style:text-properties fo:color="#008000" officeooo:rsid="00cba551"/>
    </style:style>
    <style:style style:name="T55" style:family="text">
      <style:text-properties fo:color="#008000" officeooo:rsid="00d68537"/>
    </style:style>
    <style:style style:name="T56" style:family="text">
      <style:text-properties fo:color="#008000" officeooo:rsid="00d77da5"/>
    </style:style>
    <style:style style:name="T57" style:family="text">
      <style:text-properties fo:color="#008000" style:font-name="Courier New1" fo:font-size="9pt" style:font-size-asian="9pt"/>
    </style:style>
    <style:style style:name="T58" style:family="text">
      <style:text-properties fo:color="#008000" style:font-name="Courier New1" fo:font-size="10pt" style:font-size-asian="10pt" style:font-size-complex="10pt"/>
    </style:style>
    <style:style style:name="T59" style:family="text">
      <style:text-properties fo:color="#008000" style:font-name="Courier New1" fo:font-size="10pt" officeooo:rsid="00e1ec80" style:font-size-asian="10pt" style:font-size-complex="10pt"/>
    </style:style>
    <style:style style:name="T60" style:family="text">
      <style:text-properties fo:color="#008000" officeooo:rsid="00e5de6a"/>
    </style:style>
    <style:style style:name="T61" style:family="text">
      <style:text-properties fo:color="#008000" officeooo:rsid="00eccfc5"/>
    </style:style>
    <style:style style:name="T62" style:family="text">
      <style:text-properties fo:color="#008000" officeooo:rsid="00f26988"/>
    </style:style>
    <style:style style:name="T63" style:family="text">
      <style:text-properties fo:color="#008000" officeooo:rsid="00ffa81b"/>
    </style:style>
    <style:style style:name="T64" style:family="text">
      <style:text-properties fo:color="#008000" officeooo:rsid="01001be7"/>
    </style:style>
    <style:style style:name="T65" style:family="text">
      <style:text-properties fo:color="#008000" officeooo:rsid="01403f51"/>
    </style:style>
    <style:style style:name="T66" style:family="text">
      <style:text-properties fo:color="#008000" officeooo:rsid="01755976"/>
    </style:style>
    <style:style style:name="T67" style:family="text">
      <style:text-properties fo:color="#008000" officeooo:rsid="0186eeff"/>
    </style:style>
    <style:style style:name="T68" style:family="text">
      <style:text-properties fo:color="#008000" officeooo:rsid="01844411"/>
    </style:style>
    <style:style style:name="T69" style:family="text">
      <style:text-properties fo:color="#008000" officeooo:rsid="018588b6"/>
    </style:style>
    <style:style style:name="T70" style:family="text">
      <style:text-properties fo:color="#008000" officeooo:rsid="01a02d3d"/>
    </style:style>
    <style:style style:name="T71" style:family="text">
      <style:text-properties style:text-underline-style="solid" style:text-underline-width="auto" style:text-underline-color="font-color" fo:font-weight="bold" style:font-weight-asian="bold" style:font-weight-complex="bold"/>
    </style:style>
    <style:style style:name="T72" style:family="text">
      <style:text-properties style:text-underline-style="solid" style:text-underline-width="auto" style:text-underline-color="font-color" fo:font-weight="bold" officeooo:rsid="0152d41f" style:font-weight-asian="bold" style:font-weight-complex="bold"/>
    </style:style>
    <style:style style:name="T73" style:family="text">
      <style:text-properties style:text-underline-style="solid" style:text-underline-width="auto" style:text-underline-color="font-color" fo:font-weight="bold" officeooo:rsid="00332915" style:font-weight-asian="bold" style:font-weight-complex="bold"/>
    </style:style>
    <style:style style:name="T74" style:family="text">
      <style:text-properties style:text-underline-style="solid" style:text-underline-width="auto" style:text-underline-color="font-color" fo:font-weight="bold" officeooo:rsid="003b45d1" style:font-weight-asian="bold" style:font-weight-complex="bold"/>
    </style:style>
    <style:style style:name="T75" style:family="text">
      <style:text-properties fo:font-style="normal" style:font-style-asian="normal" style:font-style-complex="normal"/>
    </style:style>
    <style:style style:name="T76" style:family="text">
      <style:text-properties fo:font-style="normal" officeooo:rsid="003730f1" style:font-style-asian="normal" style:font-style-complex="normal"/>
    </style:style>
    <style:style style:name="T77" style:family="text">
      <style:text-properties fo:font-style="normal" officeooo:rsid="00f90713" style:font-style-asian="normal" style:font-style-complex="normal"/>
    </style:style>
    <style:style style:name="T78" style:family="text">
      <style:text-properties fo:font-style="normal" officeooo:rsid="00ffa81b" style:font-style-asian="normal" style:font-style-complex="normal"/>
    </style:style>
    <style:style style:name="T79"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80" style:family="text">
      <style:text-properties fo:font-style="normal" style:text-underline-style="solid" style:text-underline-width="auto" style:text-underline-color="font-color" fo:font-weight="bold" officeooo:rsid="00332915" style:font-style-asian="normal" style:font-weight-asian="bold" style:font-style-complex="normal" style:font-weight-complex="bold"/>
    </style:style>
    <style:style style:name="T81" style:family="text">
      <style:text-properties fo:font-style="normal" style:text-underline-style="solid" style:text-underline-width="auto" style:text-underline-color="font-color" fo:font-weight="bold" officeooo:rsid="003b45d1" style:font-style-asian="normal" style:font-weight-asian="bold" style:font-style-complex="normal" style:font-weight-complex="bold"/>
    </style:style>
    <style:style style:name="T82" style:family="text">
      <style:text-properties fo:font-style="normal" fo:font-weight="normal" officeooo:rsid="00332915" style:font-style-asian="normal" style:font-weight-asian="normal" style:font-style-complex="normal" style:font-weight-complex="normal"/>
    </style:style>
    <style:style style:name="T83" style:family="text">
      <style:text-properties fo:font-style="normal" fo:font-weight="normal" officeooo:rsid="0101382d" style:font-style-asian="normal" style:font-weight-asian="normal" style:font-style-complex="normal" style:font-weight-complex="normal"/>
    </style:style>
    <style:style style:name="T84" style:family="text">
      <style:text-properties fo:font-style="normal" fo:font-weight="bold" style:font-style-asian="normal" style:font-weight-asian="bold" style:font-style-complex="normal" style:font-weight-complex="bold"/>
    </style:style>
    <style:style style:name="T85" style:family="text">
      <style:text-properties fo:font-style="normal" fo:font-weight="bold" officeooo:rsid="0101382d" style:font-style-asian="normal" style:font-weight-asian="bold" style:font-style-complex="normal" style:font-weight-complex="bold"/>
    </style:style>
    <style:style style:name="T86" style:family="text">
      <style:text-properties fo:font-style="normal" fo:font-weight="bold" officeooo:rsid="01908c09" style:font-style-asian="normal" style:font-weight-asian="bold" style:font-style-complex="normal" style:font-weight-complex="bold"/>
    </style:style>
    <style:style style:name="T87" style:family="text">
      <style:text-properties fo:font-weight="normal" style:font-weight-asian="normal" style:font-weight-complex="normal"/>
    </style:style>
    <style:style style:name="T88" style:family="text">
      <style:text-properties fo:font-weight="normal" officeooo:rsid="00332915" style:font-weight-asian="normal" style:font-weight-complex="normal"/>
    </style:style>
    <style:style style:name="T89" style:family="text">
      <style:text-properties fo:font-weight="normal" officeooo:rsid="00f5fc6b" style:font-weight-asian="normal" style:font-weight-complex="normal"/>
    </style:style>
    <style:style style:name="T90" style:family="text">
      <style:text-properties fo:font-weight="normal" officeooo:rsid="0103156f" style:font-weight-asian="normal" style:font-weight-complex="normal"/>
    </style:style>
    <style:style style:name="T91" style:family="text">
      <style:text-properties fo:color="#000000"/>
    </style:style>
    <style:style style:name="T92" style:family="text">
      <style:text-properties fo:color="#000000" style:font-name="Courier New2" fo:font-size="9pt" style:font-name-asian="Courier New2" style:font-size-asian="9pt" style:font-name-complex="Courier New2" style:font-size-complex="9pt"/>
    </style:style>
    <style:style style:name="T93" style:family="text">
      <style:text-properties officeooo:rsid="001a2c23"/>
    </style:style>
    <style:style style:name="T94" style:family="text">
      <style:text-properties officeooo:rsid="001a40c8"/>
    </style:style>
    <style:style style:name="T95" style:family="text">
      <style:text-properties officeooo:rsid="001c8943"/>
    </style:style>
    <style:style style:name="T96" style:family="text">
      <style:text-properties officeooo:rsid="0022c4e0"/>
    </style:style>
    <style:style style:name="T97" style:family="text">
      <style:text-properties officeooo:rsid="00248e0c"/>
    </style:style>
    <style:style style:name="T98" style:family="text">
      <style:text-properties officeooo:rsid="0026484a"/>
    </style:style>
    <style:style style:name="T99" style:family="text">
      <style:text-properties officeooo:rsid="002c1070"/>
    </style:style>
    <style:style style:name="T100" style:family="text">
      <style:text-properties officeooo:rsid="002f8517"/>
    </style:style>
    <style:style style:name="T101" style:family="text">
      <style:text-properties officeooo:rsid="00332915"/>
    </style:style>
    <style:style style:name="T102" style:family="text">
      <style:text-properties officeooo:rsid="0034057d"/>
    </style:style>
    <style:style style:name="T103" style:family="text">
      <style:text-properties officeooo:rsid="00368219"/>
    </style:style>
    <style:style style:name="T104" style:family="text">
      <style:text-properties officeooo:rsid="003b45d1"/>
    </style:style>
    <style:style style:name="T105" style:family="text">
      <style:text-properties officeooo:rsid="003e84e4"/>
    </style:style>
    <style:style style:name="T106" style:family="text">
      <style:text-properties officeooo:rsid="003fa906"/>
    </style:style>
    <style:style style:name="T107" style:family="text">
      <style:text-properties officeooo:rsid="004152a3"/>
    </style:style>
    <style:style style:name="T108" style:family="text">
      <style:text-properties officeooo:rsid="0045f55f"/>
    </style:style>
    <style:style style:name="T109" style:family="text">
      <style:text-properties officeooo:rsid="004cd2a6"/>
    </style:style>
    <style:style style:name="T110" style:family="text">
      <style:text-properties officeooo:rsid="004e9309"/>
    </style:style>
    <style:style style:name="T111" style:family="text">
      <style:text-properties officeooo:rsid="0050a4de"/>
    </style:style>
    <style:style style:name="T112" style:family="text">
      <style:text-properties officeooo:rsid="00528047"/>
    </style:style>
    <style:style style:name="T113" style:family="text">
      <style:text-properties officeooo:rsid="00609497"/>
    </style:style>
    <style:style style:name="T114" style:family="text">
      <style:text-properties officeooo:rsid="0063c6ad"/>
    </style:style>
    <style:style style:name="T115" style:family="text">
      <style:text-properties officeooo:rsid="00642854"/>
    </style:style>
    <style:style style:name="T116" style:family="text">
      <style:text-properties officeooo:rsid="00657e41"/>
    </style:style>
    <style:style style:name="T117" style:family="text">
      <style:text-properties officeooo:rsid="006ce8d1"/>
    </style:style>
    <style:style style:name="T118" style:family="text">
      <style:text-properties officeooo:rsid="0070305b"/>
    </style:style>
    <style:style style:name="T119" style:family="text">
      <style:text-properties officeooo:rsid="0071bbf1"/>
    </style:style>
    <style:style style:name="T120" style:family="text">
      <style:text-properties officeooo:rsid="007493a4"/>
    </style:style>
    <style:style style:name="T121" style:family="text">
      <style:text-properties officeooo:rsid="00755432"/>
    </style:style>
    <style:style style:name="T122" style:family="text">
      <style:text-properties officeooo:rsid="00769e2d"/>
    </style:style>
    <style:style style:name="T123" style:family="text">
      <style:text-properties officeooo:rsid="007c4f27"/>
    </style:style>
    <style:style style:name="T124" style:family="text">
      <style:text-properties officeooo:rsid="007d74fc"/>
    </style:style>
    <style:style style:name="T125" style:family="text">
      <style:text-properties officeooo:rsid="007f8bb8"/>
    </style:style>
    <style:style style:name="T126" style:family="text">
      <style:text-properties officeooo:rsid="0083e1d9"/>
    </style:style>
    <style:style style:name="T127" style:family="text">
      <style:text-properties officeooo:rsid="00850990"/>
    </style:style>
    <style:style style:name="T128" style:family="text">
      <style:text-properties officeooo:rsid="008a94b8"/>
    </style:style>
    <style:style style:name="T129" style:family="text">
      <style:text-properties officeooo:rsid="008f81d5"/>
    </style:style>
    <style:style style:name="T130" style:family="text">
      <style:text-properties officeooo:rsid="0090383c"/>
    </style:style>
    <style:style style:name="T131" style:family="text">
      <style:text-properties officeooo:rsid="00906614"/>
    </style:style>
    <style:style style:name="T132" style:family="text">
      <style:text-properties officeooo:rsid="0092682a"/>
    </style:style>
    <style:style style:name="T133" style:family="text">
      <style:text-properties officeooo:rsid="0094e241"/>
    </style:style>
    <style:style style:name="T134" style:family="text">
      <style:text-properties fo:color="#3333ff" fo:font-weight="bold" style:font-weight-asian="bold" style:font-weight-complex="bold"/>
    </style:style>
    <style:style style:name="T135" style:family="text">
      <style:text-properties fo:color="#006600"/>
    </style:style>
    <style:style style:name="T136" style:family="text">
      <style:text-properties fo:color="#006600" officeooo:rsid="0096cb45"/>
    </style:style>
    <style:style style:name="T137" style:family="text">
      <style:text-properties fo:color="#006600" officeooo:rsid="009ff88f"/>
    </style:style>
    <style:style style:name="T138" style:family="text">
      <style:text-properties fo:color="#006600" officeooo:rsid="00bdef78"/>
    </style:style>
    <style:style style:name="T139" style:family="text">
      <style:text-properties officeooo:rsid="00970452"/>
    </style:style>
    <style:style style:name="T140" style:family="text">
      <style:text-properties officeooo:rsid="0099270f"/>
    </style:style>
    <style:style style:name="T141" style:family="text">
      <style:text-properties officeooo:rsid="009b7576"/>
    </style:style>
    <style:style style:name="T142" style:family="text">
      <style:text-properties officeooo:rsid="009fedc1"/>
    </style:style>
    <style:style style:name="T143" style:family="text">
      <style:text-properties officeooo:rsid="009ff88f"/>
    </style:style>
    <style:style style:name="T144" style:family="text">
      <style:text-properties officeooo:rsid="00a18a4f"/>
    </style:style>
    <style:style style:name="T145" style:family="text">
      <style:text-properties officeooo:rsid="00a59e94"/>
    </style:style>
    <style:style style:name="T146" style:family="text">
      <style:text-properties officeooo:rsid="00ab8a8f"/>
    </style:style>
    <style:style style:name="T147" style:family="text">
      <style:text-properties officeooo:rsid="00add6fc"/>
    </style:style>
    <style:style style:name="T148" style:family="text">
      <style:text-properties officeooo:rsid="00b12d48"/>
    </style:style>
    <style:style style:name="T149" style:family="text">
      <style:text-properties officeooo:rsid="00b39b82"/>
    </style:style>
    <style:style style:name="T150" style:family="text">
      <style:text-properties officeooo:rsid="00b59e68"/>
    </style:style>
    <style:style style:name="T151" style:family="text">
      <style:text-properties officeooo:rsid="00b6aca7"/>
    </style:style>
    <style:style style:name="T152" style:family="text">
      <style:text-properties officeooo:rsid="00b8130d"/>
    </style:style>
    <style:style style:name="T153" style:family="text">
      <style:text-properties officeooo:rsid="00bc198f"/>
    </style:style>
    <style:style style:name="T154" style:family="text">
      <style:text-properties officeooo:rsid="00be86bb"/>
    </style:style>
    <style:style style:name="T155" style:family="text">
      <style:text-properties officeooo:rsid="00c760d2"/>
    </style:style>
    <style:style style:name="T156" style:family="text">
      <style:text-properties officeooo:rsid="00cac6da"/>
    </style:style>
    <style:style style:name="T157" style:family="text">
      <style:text-properties officeooo:rsid="00cdc97c"/>
    </style:style>
    <style:style style:name="T158" style:family="text">
      <style:text-properties officeooo:rsid="00d1da3e"/>
    </style:style>
    <style:style style:name="T159" style:family="text">
      <style:text-properties officeooo:rsid="00d281c0"/>
    </style:style>
    <style:style style:name="T160" style:family="text">
      <style:text-properties officeooo:rsid="00d5660a"/>
    </style:style>
    <style:style style:name="T161" style:family="text">
      <style:text-properties officeooo:rsid="00d68537"/>
    </style:style>
    <style:style style:name="T162" style:family="text">
      <style:text-properties officeooo:rsid="00d77da5"/>
    </style:style>
    <style:style style:name="T163" style:family="text">
      <style:text-properties officeooo:rsid="00d89ca8"/>
    </style:style>
    <style:style style:name="T164" style:family="text">
      <style:text-properties officeooo:rsid="00db6143"/>
    </style:style>
    <style:style style:name="T165" style:family="text">
      <style:text-properties officeooo:rsid="00dbc1d7"/>
    </style:style>
    <style:style style:name="T166" style:family="text">
      <style:text-properties officeooo:rsid="00e162c5"/>
    </style:style>
    <style:style style:name="T167" style:family="text">
      <style:text-properties officeooo:rsid="00e5de6a"/>
    </style:style>
    <style:style style:name="T168" style:family="text">
      <style:text-properties officeooo:rsid="00e89dcc"/>
    </style:style>
    <style:style style:name="T169" style:family="text">
      <style:text-properties officeooo:rsid="00e8e4c5"/>
    </style:style>
    <style:style style:name="T170" style:family="text">
      <style:text-properties officeooo:rsid="00eccfc5"/>
    </style:style>
    <style:style style:name="T171" style:family="text">
      <style:text-properties officeooo:rsid="00ed9421"/>
    </style:style>
    <style:style style:name="T172" style:family="text">
      <style:text-properties officeooo:rsid="00f36b6e"/>
    </style:style>
    <style:style style:name="T173" style:family="text">
      <style:text-properties officeooo:rsid="00fab33d"/>
    </style:style>
    <style:style style:name="T174" style:family="text">
      <style:text-properties officeooo:rsid="00fe156b"/>
    </style:style>
    <style:style style:name="T175" style:family="text">
      <style:text-properties officeooo:rsid="00ffa81b"/>
    </style:style>
    <style:style style:name="T176" style:family="text">
      <style:text-properties officeooo:rsid="0105214a"/>
    </style:style>
    <style:style style:name="T177" style:family="text">
      <style:text-properties officeooo:rsid="0105e3f6"/>
    </style:style>
    <style:style style:name="T178" style:family="text">
      <style:text-properties officeooo:rsid="010781a4"/>
    </style:style>
    <style:style style:name="T179" style:family="text">
      <style:text-properties officeooo:rsid="010975f0"/>
    </style:style>
    <style:style style:name="T180" style:family="text">
      <style:text-properties officeooo:rsid="010ff2b3"/>
    </style:style>
    <style:style style:name="T181" style:family="text">
      <style:text-properties style:font-style-asian="normal" style:font-style-complex="normal"/>
    </style:style>
    <style:style style:name="T182" style:family="text">
      <style:text-properties officeooo:rsid="0115fe70"/>
    </style:style>
    <style:style style:name="T183" style:family="text">
      <style:text-properties officeooo:rsid="01189ba0"/>
    </style:style>
    <style:style style:name="T184" style:family="text">
      <style:text-properties officeooo:rsid="011acfbe"/>
    </style:style>
    <style:style style:name="T185" style:family="text">
      <style:text-properties officeooo:rsid="0123ce13"/>
    </style:style>
    <style:style style:name="T186" style:family="text">
      <style:text-properties officeooo:rsid="0124d521"/>
    </style:style>
    <style:style style:name="T187" style:family="text">
      <style:text-properties officeooo:rsid="0127cb9c"/>
    </style:style>
    <style:style style:name="T188" style:family="text">
      <style:text-properties officeooo:rsid="012c2484"/>
    </style:style>
    <style:style style:name="T189" style:family="text">
      <style:text-properties officeooo:rsid="012c5d70"/>
    </style:style>
    <style:style style:name="T190" style:family="text">
      <style:text-properties officeooo:rsid="012df959"/>
    </style:style>
    <style:style style:name="T191" style:family="text">
      <style:text-properties officeooo:rsid="0133e815"/>
    </style:style>
    <style:style style:name="T192" style:family="text">
      <style:text-properties officeooo:rsid="01356cbe"/>
    </style:style>
    <style:style style:name="T193" style:family="text">
      <style:text-properties officeooo:rsid="01395762"/>
    </style:style>
    <style:style style:name="T194" style:family="text">
      <style:text-properties officeooo:rsid="013ac92b"/>
    </style:style>
    <style:style style:name="T195" style:family="text">
      <style:text-properties officeooo:rsid="013bd1e5"/>
    </style:style>
    <style:style style:name="T196" style:family="text">
      <style:text-properties officeooo:rsid="013d0c63"/>
    </style:style>
    <style:style style:name="T197" style:family="text">
      <style:text-properties officeooo:rsid="01403f51"/>
    </style:style>
    <style:style style:name="T198" style:family="text">
      <style:text-properties officeooo:rsid="0144dd73"/>
    </style:style>
    <style:style style:name="T199" style:family="text">
      <style:text-properties officeooo:rsid="0146e0d0"/>
    </style:style>
    <style:style style:name="T200" style:family="text">
      <style:text-properties officeooo:rsid="014ea10c"/>
    </style:style>
    <style:style style:name="T201" style:family="text">
      <style:text-properties officeooo:rsid="01508dba"/>
    </style:style>
    <style:style style:name="T202" style:family="text">
      <style:text-properties officeooo:rsid="01518c59"/>
    </style:style>
    <style:style style:name="T203" style:family="text">
      <style:text-properties officeooo:rsid="01541617"/>
    </style:style>
    <style:style style:name="T204" style:family="text">
      <style:text-properties officeooo:rsid="0155b692"/>
    </style:style>
    <style:style style:name="T205" style:family="text">
      <style:text-properties officeooo:rsid="01565cd0"/>
    </style:style>
    <style:style style:name="T206" style:family="text">
      <style:text-properties officeooo:rsid="0158e9c7"/>
    </style:style>
    <style:style style:name="T207" style:family="text">
      <style:text-properties officeooo:rsid="015d2b4b"/>
    </style:style>
    <style:style style:name="T208" style:family="text">
      <style:text-properties officeooo:rsid="016014fd"/>
    </style:style>
    <style:style style:name="T209" style:family="text">
      <style:text-properties officeooo:rsid="0161ebcc"/>
    </style:style>
    <style:style style:name="T210" style:family="text">
      <style:text-properties officeooo:rsid="0165b7cb"/>
    </style:style>
    <style:style style:name="T211" style:family="text">
      <style:text-properties officeooo:rsid="016a0682"/>
    </style:style>
    <style:style style:name="T212" style:family="text">
      <style:text-properties officeooo:rsid="016a3647"/>
    </style:style>
    <style:style style:name="T213" style:family="text">
      <style:text-properties officeooo:rsid="016ac21f"/>
    </style:style>
    <style:style style:name="T214" style:family="text">
      <style:text-properties officeooo:rsid="016f6f69"/>
    </style:style>
    <style:style style:name="T215" style:family="text">
      <style:text-properties officeooo:rsid="01740fe9"/>
    </style:style>
    <style:style style:name="T216" style:family="text">
      <style:text-properties officeooo:rsid="0174476e"/>
    </style:style>
    <style:style style:name="T217" style:family="text">
      <style:text-properties officeooo:rsid="01755976"/>
    </style:style>
    <style:style style:name="T218" style:family="text">
      <style:text-properties officeooo:rsid="015f6d09"/>
    </style:style>
    <style:style style:name="T219" style:family="text">
      <style:text-properties officeooo:rsid="0177c33d"/>
    </style:style>
    <style:style style:name="T220" style:family="text">
      <style:text-properties officeooo:rsid="017ee3a8"/>
    </style:style>
    <style:style style:name="T221" style:family="text">
      <style:text-properties officeooo:rsid="017f6269"/>
    </style:style>
    <style:style style:name="T222" style:family="text">
      <style:text-properties officeooo:rsid="0181689e"/>
    </style:style>
    <style:style style:name="T223" style:family="text">
      <style:text-properties officeooo:rsid="0181c497"/>
    </style:style>
    <style:style style:name="T224" style:family="text">
      <style:text-properties officeooo:rsid="01837bc1"/>
    </style:style>
    <style:style style:name="T225" style:family="text">
      <style:text-properties officeooo:rsid="0184f6ca"/>
    </style:style>
    <style:style style:name="T226" style:family="text">
      <style:text-properties officeooo:rsid="00c62292"/>
    </style:style>
    <style:style style:name="T227" style:family="text">
      <style:text-properties officeooo:rsid="0186eeff"/>
    </style:style>
    <style:style style:name="T228" style:family="text">
      <style:text-properties officeooo:rsid="018df1a1"/>
    </style:style>
    <style:style style:name="T229" style:family="text">
      <style:text-properties officeooo:rsid="01884540"/>
    </style:style>
    <style:style style:name="T230" style:family="text">
      <style:text-properties officeooo:rsid="01844411"/>
    </style:style>
    <style:style style:name="T231" style:family="text">
      <style:text-properties officeooo:rsid="018588b6"/>
    </style:style>
    <style:style style:name="T232" style:family="text">
      <style:text-properties officeooo:rsid="01909df6"/>
    </style:style>
    <style:style style:name="T233" style:family="text">
      <style:text-properties officeooo:rsid="0189b4db"/>
    </style:style>
    <style:style style:name="T234" style:family="text">
      <style:text-properties officeooo:rsid="018c7a70"/>
    </style:style>
    <style:style style:name="T235" style:family="text">
      <style:text-properties officeooo:rsid="01956f32"/>
    </style:style>
    <style:style style:name="T236" style:family="text">
      <style:text-properties officeooo:rsid="018bb261"/>
    </style:style>
    <style:style style:name="T237" style:family="text">
      <style:text-properties officeooo:rsid="01908c09"/>
    </style:style>
    <style:style style:name="T238" style:family="text">
      <style:text-properties officeooo:rsid="0193e1f3"/>
    </style:style>
    <style:style style:name="T239" style:family="text">
      <style:text-properties officeooo:rsid="01a17c9f"/>
    </style:style>
    <style:style style:name="T240" style:family="text">
      <style:text-properties officeooo:rsid="01a22460"/>
    </style:style>
    <style:style style:name="T241" style:family="text">
      <style:text-properties officeooo:rsid="01a2f136"/>
    </style:style>
    <style:style style:name="T242" style:family="text">
      <style:text-properties officeooo:rsid="01a34431"/>
    </style:style>
    <style:style style:name="T243" style:family="text">
      <style:text-properties officeooo:rsid="01a49f72"/>
    </style:style>
    <style:style style:name="T244" style:family="text">
      <style:text-properties officeooo:rsid="01a67065"/>
    </style:style>
    <style:style style:name="T245" style:family="text">
      <style:text-properties officeooo:rsid="01aad1b5"/>
    </style:style>
    <style:style style:name="T246" style:family="text">
      <style:text-properties officeooo:rsid="01ac3c99"/>
    </style:style>
    <style:style style:name="T247" style:family="text">
      <style:text-properties officeooo:rsid="01ae080f"/>
    </style:style>
    <style:style style:name="T248" style:family="text">
      <style:text-properties officeooo:rsid="01b05320"/>
    </style:style>
    <style:style style:name="T249" style:family="text">
      <style:text-properties officeooo:rsid="01b25792"/>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792895125065904245" text:style-name="Outline">
        <text:list-item>
          <text:h text:style-name="P329" text:outline-level="1">Extending and Customizing JPPF</text:h>
          <text:list>
            <text:list-item>
              <text:h text:style-name="Heading_20_2" text:outline-level="2">Global extensions</text:h>
              <text:list>
                <text:list-item>
                  <text:h text:style-name="Heading_20_3" text:outline-level="3"><text:span text:style-name="T101">A</text:span>lternate <text:span text:style-name="T101">serialization schemes</text:span></text:h>
                </text:list-item>
              </text:list>
            </text:list-item>
          </text:list>
        </text:list-item>
      </text:list>
      <text:p text:style-name="P27"><text:span text:style-name="T101">Throughout its implementation, </text:span>JPPF performs objects transport and associated serialization by the means of <text:span text:style-name="T101">a single interface: </text:span><text:a xlink:type="simple" xlink:href="http://www.jppf.org/javadoc/6.0/index.html?org/jppf/serialization/JPPFSerialization.html" text:style-name="Internet_20_link" text:visited-style-name="Visited_20_Internet_20_Link"><text:span text:style-name="T101">JPPFSerialization</text:span></text:a>. <text:span text:style-name="T101">By configuring a specific implementation of this interface, you can change the way object serialization and deserialization are performed in a JPPF grid.</text:span></text:p>
      <text:p text:style-name="P28"/>
      <text:p text:style-name="Note_5f_Tip"><text:span text:style-name="T73">Note </text:span><text:span text:style-name="T74">1</text:span><text:span text:style-name="T101">: </text:span><text:span text:style-name="T28">when </text:span><text:span text:style-name="T29">an </text:span><text:span text:style-name="T28">alternate </text:span><text:span text:style-name="T29">serialization scheme is</text:span><text:span text:style-name="T28"> <text:s/>specified, </text:span><text:span text:style-name="T29">it</text:span><text:span text:style-name="T28"> must be used by all JPPF clients, servers and nodes, otherwise JPPF will not work. The implementation class must also be present in the classpath of all JPPF components.</text:span></text:p>
      <text:p text:style-name="Note_5f_Tip"/>
      <text:p text:style-name="Note_5f_Tip"><text:span text:style-name="T80">Note </text:span><text:span text:style-name="T81">2</text:span><text:span text:style-name="T82">: </text:span><text:span text:style-name="T30">to the difference of JPPF 3.x and earlier versions, serialization schemes now also apply to objects passed via the management APIs</text:span><text:span text:style-name="T28">. </text:span><text:span text:style-name="T30">This implies that the nodes must always have the JMXMP protocol library (jmxremote_optional-1.0_01-ea.jar) in their classpath.</text:span></text:p>
      <text:list xml:id="list74902304657025" text:continue-numbering="true" text:style-name="Outline">
        <text:list-item>
          <text:list>
            <text:list-item>
              <text:list>
                <text:list-item>
                  <text:list>
                    <text:list-item>
                      <text:h text:style-name="Heading_20_4" text:outline-level="4">Implementation</text:h>
                    </text:list-item>
                  </text:list>
                </text:list-item>
              </text:list>
            </text:list-item>
          </text:list>
        </text:list-item>
      </text:list>
      <text:p text:style-name="P105"><text:span text:style-name="T102">To create a new serialization scheme, you simply need to implement </text:span><text:a xlink:type="simple" xlink:href="http://www.jppf.org/javadoc/6.0/index.html?org/jppf/serialization/JPPFSerialization.html" text:style-name="Internet_20_link" text:visited-style-name="Visited_20_Internet_20_Link"><text:span text:style-name="T88">JPPFSerialization</text:span></text:a><text:span text:style-name="T102">, defined as follows:</text:span></text:p>
      <text:p text:style-name="P69"/>
      <text:p text:style-name="P227">public interface JPPFSerialization {</text:p>
      <text:p text:style-name="P257"><text:span text:style-name="T102"><text:s text:c="2"/></text:span><text:span text:style-name="T37">// Serialize an object into the specified output stream</text:span></text:p>
      <text:p text:style-name="P227"><text:s text:c="2"/>void serialize(Object o, OutputStream os) throws Exception;</text:p>
      <text:p text:style-name="P227"><text:s text:c="2"/></text:p>
      <text:p text:style-name="P257"><text:span text:style-name="T102"><text:s text:c="2"/></text:span><text:span text:style-name="T37">// Deserialize an object from the specified input stream</text:span></text:p>
      <text:p text:style-name="P227"><text:s text:c="2"/>Object deserialize(InputStream is) throws Exception;</text:p>
      <text:p text:style-name="P227">}</text:p>
      <text:p text:style-name="P69"/>
      <text:p text:style-name="P69">For example, we could wrap the default Java serialization into a serialization scheme as follows:</text:p>
      <text:p text:style-name="P69"/>
      <text:p text:style-name="P227">public class DefaultJavaSerialization implements JPPFSerialization {</text:p>
      <text:p text:style-name="P227"><text:s text:c="2"/>@Override</text:p>
      <text:p text:style-name="P227"><text:s text:c="2"/>public void serialize(final Object o, final OutputStream os) throws Exception {</text:p>
      <text:p text:style-name="P227"><text:s text:c="4"/>new ObjectOutputStream(os).writeObject(o);</text:p>
      <text:p text:style-name="P227"><text:s text:c="2"/>}</text:p>
      <text:p text:style-name="P227"/>
      <text:p text:style-name="P227"><text:s text:c="2"/>@Override</text:p>
      <text:p text:style-name="P227"><text:s text:c="2"/>public Object deserialize(final InputStream is) throws Exception {</text:p>
      <text:p text:style-name="P227"><text:s text:c="4"/>return new ObjectInputStream(is).readObject();</text:p>
      <text:p text:style-name="P227"><text:s text:c="2"/>}</text:p>
      <text:p text:style-name="P227">}</text:p>
      <text:list xml:id="list74902717292916" text:continue-numbering="true" text:style-name="Outline">
        <text:list-item>
          <text:list>
            <text:list-item>
              <text:list>
                <text:list-item>
                  <text:list>
                    <text:list-item>
                      <text:h text:style-name="Heading_20_4" text:outline-level="4">Specifying the <text:span text:style-name="T101">JPPFSerialization</text:span> implementation class</text:h>
                    </text:list-item>
                  </text:list>
                </text:list-item>
              </text:list>
            </text:list-item>
          </text:list>
        </text:list-item>
      </text:list>
      <text:p text:style-name="P25">This is done in the JPPF configuration file, by adding th<text:span text:style-name="T101">is</text:span> propert<text:span text:style-name="T101">y</text:span>:</text:p>
      <text:p text:style-name="P25"/>
      <text:p text:style-name="P257"><text:span text:style-name="T31"># </text:span><text:span text:style-name="T36">Define the implementation of the JPPF serialization scheme</text:span></text:p>
      <text:p text:style-name="P228">jppf.object.serialization.class = my_package.MyJPPFSerialization</text:p>
      <text:p text:style-name="P70"/>
      <text:p text:style-name="P105"><text:span text:style-name="T101">Where </text:span><text:span text:style-name="T17">my_package.MyJPPFSerialization</text:span><text:span text:style-name="T101"> implements the interface </text:span><text:a xlink:type="simple" xlink:href="http://www.jppf.org/javadoc/6.0/index.html?org/jppf/serialization/JPPFSerialization.html" text:style-name="Internet_20_link" text:visited-style-name="Visited_20_Internet_20_Link"><text:span text:style-name="T88">JPPFSerialization</text:span></text:a><text:span text:style-name="T101">.</text:span></text:p>
      <text:list xml:id="list74901903914911" text:continue-numbering="true" text:style-name="Outline">
        <text:list-item>
          <text:list>
            <text:list-item>
              <text:list>
                <text:list-item>
                  <text:list>
                    <text:list-item>
                      <text:h text:style-name="P334" text:outline-level="4">Default serialization</text:h>
                    </text:list-item>
                  </text:list>
                </text:list-item>
              </text:list>
            </text:list-item>
          </text:list>
        </text:list-item>
      </text:list>
      <text:p text:style-name="P27">This is the default Java serialization mechanism, using <text:s/>the known JDK classes <text:a xlink:type="simple" xlink:href="http://docs.oracle.com/javase/7/docs/api/index.html?java/io/ObjectInputStream.html" text:style-name="Internet_20_link" text:visited-style-name="Visited_20_Internet_20_Link">java.io.ObjectInputStream</text:a> and <text:a xlink:type="simple" xlink:href="http://docs.oracle.com/javase/7/docs/api/index.html?java/io/ObjectOutputStream.html" text:style-name="Internet_20_link" text:visited-style-name="Visited_20_Internet_20_Link">java.io.ObjectOutputStream</text:a>. It is used by default, when no serialization scheme is specified. <text:span text:style-name="T103">The corresponding implementation class is </text:span><text:a xlink:type="simple" xlink:href="http://www.jppf.org/javadoc/6.0/index.html?org/jppf/serialization/DefaultJavaSerialization.html" text:style-name="Internet_20_link" text:visited-style-name="Visited_20_Internet_20_Link"><text:span text:style-name="T103">DefaultJavaSerialization</text:span></text:a><text:span text:style-name="T103">.</text:span></text:p>
      <text:list xml:id="list74903315785459" text:continue-numbering="true" text:style-name="Outline">
        <text:list-item>
          <text:list>
            <text:list-item>
              <text:list>
                <text:list-item>
                  <text:list>
                    <text:list-item>
                      <text:h text:style-name="P334" text:outline-level="4">Generic JPPF serialization</text:h>
                    </text:list-item>
                  </text:list>
                </text:list-item>
              </text:list>
            </text:list-item>
          </text:list>
        </text:list-item>
      </text:list>
      <text:p text:style-name="P27">This is a serialization scheme implemented from scratch, which functions pretty much like the standard Java mechanism with one major difference: <text:span text:style-name="T15">it enables the serialization of classes that do not implement </text:span><text:a xlink:type="simple" xlink:href="http://docs.oracle.com/javase/7/docs/api/index.html?java/io/Serializable.html" text:style-name="Internet_20_link" text:visited-style-name="Visited_20_Internet_20_Link"><text:span text:style-name="T15">java.io.Serializable</text:span></text:a><text:span text:style-name="T15"> nor </text:span><text:a xlink:type="simple" xlink:href="http://docs.oracle.com/javase/7/docs/api/index.html?java/io/Externalizable.html" text:style-name="Internet_20_link" text:visited-style-name="Visited_20_Internet_20_Link"><text:span text:style-name="T15">java.io.Externalizable</text:span></text:a>. This allows developers to use classes in their tasks that are not normally serializable and for which they cannot access the source code. We understand that it breaks the contract specified in the JDK for serialization, however it provides an effective workaround for dealing with non-serializable classes in JPPF jobs and tasks.</text:p>
      <text:p text:style-name="P27"/>
      <text:p text:style-name="P27"/>
      <text:p text:style-name="P194">The JPPF implementation relies on an extension of the standard mechanism by defining 2 new classes:</text:p>
      <text:p text:style-name="P27"><text:a xlink:type="simple" xlink:href="http://www.jppf.org/javadoc/6.0/index.html?org/jppf/serialization/JPPFObjectInputStream.html" text:style-name="Internet_20_link" text:visited-style-name="Visited_20_Internet_20_Link">JPPFObjectInputStream</text:a> and <text:a xlink:type="simple" xlink:href="http://www.jppf.org/javadoc/6.0/index.html?org/jppf/serialization/JPPFObjectOutputStream.html" text:style-name="Internet_20_link" text:visited-style-name="Visited_20_Internet_20_Link">JPPFObjectOutputStream</text:a>.</text:p>
      <text:p text:style-name="P27"/>
      <text:p text:style-name="P27">Apart from this, it conforms to the specifications for the standard ObjectInputStream and ObjectOutputStream classes, in that it processes transient fields in the same manner, and handles the special cases when a class implements the methods writeObject(ObjectOutputStream) and readObject(ObjectInputStream), and the <text:span text:style-name="Code_20_char">java.io.Externalizable</text:span> interface.</text:p>
      <text:p text:style-name="P27"/>
      <text:p text:style-name="P16"><text:span text:style-name="T87">This implementation </text:span><text:span text:style-name="T89">was thoroughly optimized, to the point where it is now faster than the default Java serialization, with a smaller serialized object size in most cases.</text:span></text:p>
      <text:p text:style-name="P27"/>
      <text:p text:style-name="P27">To specify this scheme in your JPPF configuration:</text:p>
      <text:p text:style-name="P25"/>
      <text:p text:style-name="P214"># configure the object stream builder implementation</text:p>
      <text:p text:style-name="P228">jppf.object.serialization.class = org.jppf.serialization.DefaultJPPFSerialization</text:p>
      <text:list xml:id="list74901847937917" text:continue-numbering="true" text:style-name="Outline">
        <text:list-item>
          <text:list>
            <text:list-item>
              <text:list>
                <text:list-item>
                  <text:list>
                    <text:list-item>
                      <text:h text:style-name="P334" text:outline-level="4">XStream-based serialization</text:h>
                    </text:list-item>
                  </text:list>
                </text:list-item>
              </text:list>
            </text:list-item>
          </text:list>
        </text:list-item>
      </text:list>
      <text:p text:style-name="P25"><text:span text:style-name="T75">JPPF has a built-in Object Stream Builder that uses XStream to provide XML serialization: </text:span><text:a xlink:type="simple" xlink:href="http://www.jppf.org/javadoc/6.0/index.html?org/jppf/serialization/XstreamSerialization.html" text:style-name="Internet_20_link" text:visited-style-name="Visited_20_Internet_20_Link"><text:span text:style-name="T75">Xstream</text:span></text:a><text:a xlink:type="simple" xlink:href="http://www.jppf.org/javadoc/6.0/index.html?org/jppf/serialization/XstreamSerialization.html" text:style-name="Internet_20_link" text:visited-style-name="Visited_20_Internet_20_Link"><text:span text:style-name="T76">Serialization</text:span></text:a><text:span text:style-name="T75">. To use it, simply specify:</text:span></text:p>
      <text:p text:style-name="P47"/>
      <text:p text:style-name="P257"><text:s text:c="2"/><text:span text:style-name="T31"># configure the object stream builder implementation</text:span></text:p>
      <text:p text:style-name="P257"><text:span text:style-name="Code_20_char"><text:span text:style-name="T75"><text:s text:c="2"/>jppf.object.stream.builder = org.jppf.serialization.Xstream</text:span></text:span><text:span text:style-name="Code_20_char"><text:span text:style-name="T76">Serialization</text:span></text:span></text:p>
      <text:p text:style-name="P47"/>
      <text:p text:style-name="P47">in the JPPF configuration files. </text:p>
      <text:p text:style-name="P47"/>
      <text:p text:style-name="P25"><text:span text:style-name="T75">You will also need the XStream 1.3 (or later) jar file and the xpp3 jar file available in the </text:span><text:a xlink:type="simple" xlink:href="http://xstream.codehaus.org/" text:style-name="Internet_20_link" text:visited-style-name="Visited_20_Internet_20_Link"><text:span text:style-name="T75">XStream</text:span></text:a><text:span text:style-name="T75"> distribution</text:span></text:p>
      <text:list xml:id="list74903423135938" text:continue-numbering="true" text:style-name="Outline">
        <text:list-item>
          <text:list>
            <text:list-item>
              <text:list>
                <text:list-item>
                  <text:list>
                    <text:list-item>
                      <text:h text:style-name="P335" text:outline-level="4">Kryo serialization sample</text:h>
                    </text:list-item>
                  </text:list>
                </text:list-item>
              </text:list>
            </text:list-item>
          </text:list>
        </text:list-item>
      </text:list>
      <text:p text:style-name="P48"><text:span text:style-name="T104">The </text:span><text:a xlink:type="simple" xlink:href="http://www.jppf.org/samples-pack/KryoSerializer/Readme.php" text:style-name="Internet_20_link" text:visited-style-name="Visited_20_Internet_20_Link"><text:span text:style-name="T104">Kryo serialization sample</text:span></text:a><text:span text:style-name="T104"> provides an implementation of JPPFSerialization which uses the </text:span><text:a xlink:type="simple" xlink:href="http://code.google.com/p/kryo/" text:style-name="Internet_20_link" text:visited-style-name="Visited_20_Internet_20_Link"><text:span text:style-name="T104">Kryo</text:span></text:a><text:span text:style-name="T104"> library for serializing and deserializing Java objects.</text:span></text:p>
      <text:p text:style-name="P48"/>
      <text:list xml:id="list74902868733720" text:continue-numbering="true" text:style-name="Outline">
        <text:list-item>
          <text:list>
            <text:list-item>
              <text:list>
                <text:list-item>
                  <text:h text:style-name="P332" text:outline-level="3">Composite serialization</text:h>
                </text:list-item>
              </text:list>
            </text:list-item>
          </text:list>
        </text:list-item>
      </text:list>
      <text:p text:style-name="P50">It is also possible to to use a special type of serialization scheme that will be applied on top of the serialization scheme defined in the <text:a xlink:type="simple" xlink:href="#1.1.2.Alternate serialization schemes|outline" text:style-name="Internet_20_link" text:visited-style-name="Visited_20_Internet_20_Link">previous section</text:a>. This allows you to perform any kind of transformation to the data provided by the serialization, such as compression / decompression or encryption / decryption.</text:p>
      <text:p text:style-name="P50"/>
      <text:p text:style-name="P50">To implement such a transformation, you will need to <text:span text:style-name="T174">create</text:span> a class which <text:span text:style-name="T173">extends the abstract class </text:span><text:a xlink:type="simple" xlink:href="http://www.jppf.org/javadoc/6.0/index.html?org/jppf/serialization/JPPFCompositeSerialization.html" text:style-name="Internet_20_link" text:visited-style-name="Visited_20_Internet_20_Link"><text:span text:style-name="T173">JPPFCompositeSerialization</text:span></text:a><text:span text:style-name="T173">, defined as follows:</text:span></text:p>
      <text:p text:style-name="P49"/>
      <text:p text:style-name="Code_20_block">public abstract class JPPFCompositeSerialization implements JPPFSerialization {</text:p>
      <text:p text:style-name="Code_20_block"><text:s text:c="2"/><text:span text:style-name="T31">// Get the concrete serialization to delegate to</text:span></text:p>
      <text:p text:style-name="Code_20_block"><text:s text:c="2"/>public final JPPFSerialization getDelegate()</text:p>
      <text:p text:style-name="Code_20_block"/>
      <text:p text:style-name="Code_20_block"><text:s text:c="2"/><text:span text:style-name="T31">// Get the case-insensitive unique name given to this composite serialization</text:span></text:p>
      <text:p text:style-name="Code_20_block"><text:s text:c="2"/>public abstract String getName();</text:p>
      <text:p text:style-name="Code_20_block">}</text:p>
      <text:p text:style-name="P51"/>
      <text:p text:style-name="P51"><text:span text:style-name="T175">T</text:span>his design <text:span text:style-name="T175">makes</text:span> it is possible to define a chain of <text:span text:style-name="T175">transformations on top of a concrete </text:span><text:a xlink:type="simple" xlink:href="http://www.jppf.org/javadoc/6.0/index.html?org/jppf/serialization/JPPFSerialization.html" text:style-name="Internet_20_link" text:visited-style-name="Visited_20_Internet_20_Link"><text:span text:style-name="T175">JPPFSerialization</text:span></text:a><text:span text:style-name="T175">. To this effect, the </text:span><text:span text:style-name="Code_20_char"><text:span text:style-name="T175">getDelegate()</text:span></text:span><text:span text:style-name="T175"> method provides a reference to the next transformation or serialization in the chain.</text:span></text:p>
      <text:p text:style-name="P51"/>
      <text:p text:style-name="P52">The <text:span text:style-name="Code_20_char">getName()</text:span> method assigns a unique, case-insensitive name to the define<text:span text:style-name="T178">d</text:span> transformation. If two transformations have the same name, the last one will override the first, which will then be unavailable.</text:p>
      <text:p text:style-name="P51"/>
      <text:p text:style-name="P52">For instance, the predefined <text:a xlink:type="simple" xlink:href="http://www.jppf.org/javadoc/6.0/index.html?org/jppf/serialization/ZLIBSerialization.html" text:style-name="Internet_20_link" text:visited-style-name="Visited_20_Internet_20_Link">ZLIBSerialization</text:a> is implemented like this:</text:p>
      <text:p text:style-name="P52"/>
      <text:p text:style-name="Code_20_block">public class ZLIBSerialization extends JPPFCompositeSerialization {</text:p>
      <text:p text:style-name="Code_20_block"><text:s text:c="2"/>@Override</text:p>
      <text:p text:style-name="Code_20_block"><text:s text:c="2"/>public void serialize(Object o, OutputStream os) throws Exception {</text:p>
      <text:p text:style-name="Code_20_block"><text:s text:c="4"/>Deflater deflater = new Deflater();</text:p>
      <text:p text:style-name="Code_20_block"><text:s text:c="4"/>DeflaterOutputStream zlibos = new DeflaterOutputStream(os, deflater);</text:p>
      <text:p text:style-name="P271"><text:s text:c="4"/>try {</text:p>
      <text:p text:style-name="Code_20_block"><text:s text:c="6"/><text:span text:style-name="T31">// </text:span><text:span text:style-name="T63">delegate to the next (composite) serialization in the chain</text:span></text:p>
      <text:p text:style-name="Code_20_block"><text:s text:c="6"/>getDelegate().serialize(o, zlibos);</text:p>
      <text:p text:style-name="Code_20_block"><text:s text:c="4"/>} finally {</text:p>
      <text:p text:style-name="Code_20_block"><text:s text:c="6"/>zlibos.finish();</text:p>
      <text:p text:style-name="Code_20_block"><text:s text:c="6"/>deflater.end(); <text:span text:style-name="T31">// required to clear the native/JNI buffers</text:span></text:p>
      <text:p text:style-name="Code_20_block"><text:s text:c="4"/>}</text:p>
      <text:p text:style-name="Code_20_block"><text:s text:c="2"/>}</text:p>
      <text:p text:style-name="Code_20_block"/>
      <text:p text:style-name="Code_20_block"><text:s text:c="2"/>@Override</text:p>
      <text:p text:style-name="Code_20_block"><text:s text:c="2"/>public Object deserialize(InputStream is) throws Exception {</text:p>
      <text:p text:style-name="Code_20_block"><text:s text:c="4"/>Inflater inflater = new Inflater();</text:p>
      <text:p text:style-name="Code_20_block"><text:s text:c="4"/>InflaterInputStream zlibis = new InflaterInputStream(is, inflater);</text:p>
      <text:p text:style-name="Code_20_block"><text:s text:c="4"/>try {</text:p>
      <text:p text:style-name="P272"><text:s text:c="6"/><text:span text:style-name="T31">// </text:span><text:span text:style-name="T63">delegate to the next (composite) </text:span><text:span text:style-name="T64">de</text:span><text:span text:style-name="T63">serialization in the chain</text:span></text:p>
      <text:p text:style-name="P272"><text:s text:c="6"/>return getDelegate().deserialize(zlibis);</text:p>
      <text:p text:style-name="Code_20_block"><text:s text:c="4"/>} finally {</text:p>
      <text:p text:style-name="Code_20_block"><text:s text:c="6"/>inflater.end(); <text:span text:style-name="T31">// required to clear the native/JNI buffers</text:span></text:p>
      <text:p text:style-name="Code_20_block"><text:s text:c="4"/>}</text:p>
      <text:p text:style-name="Code_20_block"><text:s text:c="2"/>}</text:p>
      <text:p text:style-name="Code_20_block"/>
      <text:p text:style-name="Code_20_block"><text:s text:c="2"/>@Override</text:p>
      <text:p text:style-name="Code_20_block"><text:s text:c="2"/>public String getName() { return "ZLIB"; }</text:p>
      <text:p text:style-name="Code_20_block">}</text:p>
      <text:p text:style-name="P52"/>
      <text:p text:style-name="P53">Composite serializations are made available to JPPF via the service provider interface (SPI):</text:p>
      <text:p text:style-name="P53"/>
      <text:list xml:id="list163922999630829865" text:style-name="List_20_2">
        <text:list-item>
          <text:p text:style-name="P297"><text:span text:style-name="T83">in your source folder create the file </text:span><text:span text:style-name="T85">META-INF/services/</text:span><text:span text:style-name="T1">org.jppf.serialization.JPPFCompositeSerialization</text:span></text:p>
        </text:list-item>
        <text:list-item>
          <text:p text:style-name="P302">in this file add, for each of your composite serialization implementations, its fully qualified class name, for instance:</text:p>
        </text:list-item>
      </text:list>
      <text:p text:style-name="Code_20_block">com.my.company.MyCompositeSerialization</text:p>
      <text:list xml:id="list74902340662889" text:continue-numbering="true" text:style-name="List_20_2">
        <text:list-item>
          <text:p text:style-name="P302">ensure that the code of your implementations is added to the classpath of the JPPF nodes, drivers and clients.</text:p>
        </text:list-item>
      </text:list>
      <text:p text:style-name="P29"/>
      <text:p text:style-name="Note_5f_Tip"><text:span text:style-name="T86">Note </text:span><text:span text:style-name="T84">1</text:span><text:span text:style-name="T26">: </text:span><text:span text:style-name="T15">Each concrete subclass of </text:span><text:a xlink:type="simple" xlink:href="http://www.jppf.org/javadoc/6.0/index.html?org/jppf/serialization/JPPFCompositeSerialization.html" text:style-name="Internet_20_link" text:visited-style-name="Visited_20_Internet_20_Link"><text:span text:style-name="T20">JPPFCompositeSerialization</text:span></text:a><text:span text:style-name="T15"> must have an implicit or explicit no-args</text:span><text:span text:style-name="T26"> constructor</text:span></text:p>
      <text:p text:style-name="Note_5f_Tip"><text:span text:style-name="T14">Note 2</text:span><text:span text:style-name="T237">:</text:span> <text:span text:style-name="T87">All JPPF bui</text:span><text:span text:style-name="T90">l</text:span><text:span text:style-name="T87">t-in serializations are defined with the very same mechanism</text:span></text:p>
      <text:p text:style-name="P29"/>
      <text:p text:style-name="P195">To use one or more composite serializations, you need to specify them as a space-separated list in the value of the "<text:span text:style-name="Code_20_char">jppf.object.serialization.class</text:span>" property, in this format:</text:p>
      <text:p text:style-name="P30"/>
      <text:p text:style-name="Code_20_block">jppf.object.serialization.class = name1 ... nameN serialization_class_name</text:p>
      <text:p text:style-name="P30"/>
      <text:p text:style-name="P30">where:</text:p>
      <text:list xml:id="list74902358279233" text:continue-numbering="true" text:style-name="List_20_2">
        <text:list-item>
          <text:p text:style-name="P303">each <text:span text:style-name="T15">nameX</text:span> is the name assigned to a composite serialization</text:p>
        </text:list-item>
        <text:list-item>
          <text:p text:style-name="P303"><text:span text:style-name="T15">serialization_class_name</text:span> is the fully qualified class name of a serialization scheme as seen in the <text:a xlink:type="simple" xlink:href="#1.1.2.Alternate serialization schemes|outline" text:style-name="Internet_20_link" text:visited-style-name="Visited_20_Internet_20_Link"><text:span text:style-name="T77">previous section</text:span></text:a>.</text:p>
        </text:list-item>
      </text:list>
      <text:p text:style-name="P30"/>
      <text:p text:style-name="P30">For instance, to use ZLIB compression on top of the pre<text:span text:style-name="T179">d</text:span>e<text:span text:style-name="T179">f</text:span>ined <text:a xlink:type="simple" xlink:href="http://www.jppf.org/javadoc/6.0/index.html?org/jppf/serialization/DefaultJPPFSerialization.html" text:style-name="Internet_20_link" text:visited-style-name="Visited_20_Internet_20_Link">DefaultJPPFSerialization</text:a>, we would configure it as:</text:p>
      <text:p text:style-name="P30"/>
      <text:p text:style-name="P201"># ZLIB compression on top of JPPF serialization</text:p>
      <text:p text:style-name="Code_20_block">jppf.object.serialization.class = ZLIB org.jppf.serialization.DefaultJPPFSerialization</text:p>
      <text:p text:style-name="P29"/>
      <text:p text:style-name="P21">Built-in composite s<text:span text:style-name="T177">e</text:span>rializations:</text:p>
      <text:p text:style-name="P31"/>
      <text:list xml:id="list74903484597056" text:continue-numbering="true" text:style-name="List_20_2">
        <text:list-item>
          <text:p text:style-name="P304"><text:a xlink:type="simple" xlink:href="http://www.jppf.org/javadoc/6.0/index.html?org/jppf/serialization/ZLIBSerialization.html" text:style-name="Internet_20_link" text:visited-style-name="Visited_20_Internet_20_Link"><text:span text:style-name="T78">ZLIBSerialization</text:span></text:a> (name "ZLIB"): provides zlib compression and decompression based on the <text:a xlink:type="simple" xlink:href="http://docs.oracle.com/javase/7/docs/api/index.html?java/util/zip/package-summary.html" text:style-name="Internet_20_link" text:visited-style-name="Visited_20_Internet_20_Link">java.util.zip.*</text:a> APIs</text:p>
        </text:list-item>
        <text:list-item>
          <text:p text:style-name="P304"><text:a xlink:type="simple" xlink:href="http://www.jppf.org/javadoc/6.0/index.html?org/jppf/serialization/LZ4Serialization.html" text:style-name="Internet_20_link" text:visited-style-name="Visited_20_Internet_20_Link">LZ4Serialization</text:a> (name "LZ4"): also provides compression and decompression, using the <text:a xlink:type="simple" xlink:href="http://cyan4973.github.io/lz4" text:style-name="Internet_20_link" text:visited-style-name="Visited_20_Internet_20_Link">LZ4 library</text:a> <text:s/>It is much faster than ZLIB but <text:span text:style-name="T176">has</text:span> a smaller compression rate.</text:p>
        </text:list-item>
      </text:list>
      <text:p text:style-name="P29"/>
      <text:p text:style-name="P22">Related sample:</text:p>
      <text:p text:style-name="P46"/>
      <text:p text:style-name="P46">The <text:a xlink:type="simple" xlink:href="http://www.jppf.org/samples-pack/DataEncryption" text:style-name="Internet_20_link" text:visited-style-name="Visited_20_Internet_20_Link">DataEncryption</text:a> sample uses a composite serialization implementation to encrypt, via symetric encryption, the objects transported over the network by JPPF.</text:p>
      <text:list xml:id="list74903286137212" text:continue-list="list74902868733720" text:style-name="Outline">
        <text:list-item>
          <text:list>
            <text:list-item>
              <text:list>
                <text:list-item>
                  <text:h text:style-name="P332" text:outline-level="3">Network interceptors</text:h>
                </text:list-item>
              </text:list>
            </text:list-item>
          </text:list>
        </text:list-item>
      </text:list>
      <text:p text:style-name="P32">This extension allows user-defined code to intercept and make use of any JPPF-initiated network connection as soon as it is established. A typical use of this extension is so you can perform a custom authentication procedure before a connection is considered valid, but it is not limited to that.</text:p>
      <text:p text:style-name="P32"/>
      <text:p text:style-name="P33">The network interceptors are used with all possible types of network connections in JPPF: client to driver, node to driver, driver to driver, JMX connections and recovery connections (heart-beat mechanism) between nodes and drivers.</text:p>
      <text:list xml:id="list74901719989937" text:continue-numbering="true" text:style-name="Outline">
        <text:list-item>
          <text:list>
            <text:list-item>
              <text:list>
                <text:list-item>
                  <text:list>
                    <text:list-item>
                      <text:h text:style-name="Heading_20_4" text:outline-level="4">Creating a network interceptor</text:h>
                    </text:list-item>
                  </text:list>
                </text:list-item>
              </text:list>
            </text:list-item>
          </text:list>
        </text:list-item>
      </text:list>
      <text:p text:style-name="P32">To define a network interceptor, simply create a class with a no-arg constructor that implements the interface <text:a xlink:type="simple" xlink:href="http://www.jppf.org/javadoc/6.0/index.html?org/jppf/comm/interceptor/NetworkConnectionInterceptor.html" text:style-name="Internet_20_link" text:visited-style-name="Visited_20_Internet_20_Link">NetworkCommunicationInterceptor</text:a>, which is defined like this:</text:p>
      <text:p text:style-name="P32"/>
      <text:p text:style-name="Code_20_block">public interface NetworkConnectionInterceptor {</text:p>
      <text:p text:style-name="P279"><text:s text:c="2"/><text:span text:style-name="T31">// </text:span><text:span text:style-name="T65">The list of interceptors loaded via the Service Provider Interface</text:span></text:p>
      <text:p text:style-name="P279"><text:s text:c="2"/><text:span text:style-name="T197">List&lt;NetworkConnectionInterceptor&gt; INTERCEPTORS</text:span>;</text:p>
      <text:p text:style-name="P279"><text:s text:c="2"/><text:span text:style-name="T31">// Called when a Socket is accepted by a ServerSocket</text:span></text:p>
      <text:p text:style-name="P275"><text:s text:c="2"/><text:span text:style-name="T31">// on the server side of a connection</text:span></text:p>
      <text:p text:style-name="Code_20_block"><text:s text:c="2"/>boolean onAccept(Socket acceptedSocket);</text:p>
      <text:p text:style-name="P275"><text:s text:c="2"/><text:span text:style-name="T31">// Called when a SocketChannel is accepted by a ServerSocketChannel</text:span></text:p>
      <text:p text:style-name="P275"><text:s text:c="2"/><text:span text:style-name="T31">// on the server side of a connection</text:span></text:p>
      <text:p text:style-name="Code_20_block"><text:s text:c="2"/>boolean onAccept(SocketChannel acceptedChannel);</text:p>
      <text:p text:style-name="Code_20_block"><text:s text:c="2"/><text:span text:style-name="T31">// Called when a Socket is connected on the client side of a connection</text:span></text:p>
      <text:p text:style-name="Code_20_block"><text:s text:c="2"/>boolean onConnect(Socket connectedSocket);</text:p>
      <text:p text:style-name="Code_20_block"><text:s text:c="2"/><text:span text:style-name="T31">// Called when a SocketChannel is connected on the client side of a connection</text:span></text:p>
      <text:p text:style-name="Code_20_block"><text:s text:c="2"/>boolean onConnect(SocketChannel connectedChannel);</text:p>
      <text:p text:style-name="Code_20_block">}</text:p>
      <text:p text:style-name="P29"/>
      <text:p text:style-name="P33">Note that there are 2 <text:span text:style-name="Code_20_char">onAccept()</text:span> and 2 <text:span text:style-name="Code_20_char">onConnect()</text:span> methods: one takes a <text:a xlink:type="simple" xlink:href="http://docs.oracle.com/javase/7/docs/api/index.html?java/net/Socket.html" text:style-name="Internet_20_link" text:visited-style-name="Visited_20_Internet_20_Link">Socket</text:a> as input, the other takes a <text:a xlink:type="simple" xlink:href="http://docs.oracle.com/javase/7/docs/api/index.html?java/nio/channels/SocketChannel.html" text:style-name="Internet_20_link" text:visited-style-name="Visited_20_Internet_20_Link">SocketChannel</text:a>. <text:span text:style-name="Code_20_char">SocketChannel</text:span>s are used by the JPPF driver for connections with nodes, clients or other servers.<text:span text:style-name="T186">The JPPF driver makes sure they are configured in </text:span><text:span text:style-name="T11">blocking mode</text:span><text:span text:style-name="T186"> before passing them to an interceptor.</text:span></text:p>
      <text:p text:style-name="P33"/>
      <text:p text:style-name="P34"><text:span text:style-name="T205">S</text:span>emantic<text:span text:style-name="T205">ally speaking</text:span>, <text:span text:style-name="Code_20_char">onAccept()</text:span> is called from the server side of a connection: the provided <text:span text:style-name="Code_20_char">Socket</text:span> or <text:span text:style-name="Code_20_char">SocketChannel</text:span> is obtained from a call to <text:span text:style-name="Code_20_char">ServerSocket.accept()</text:span> and <text:span text:style-name="Code_20_char">ServerSocketChannel.accept()</text:span>, respectively. On the other hand, <text:span text:style-name="Code_20_char">on</text:span><text:span text:style-name="Code_20_char"><text:span text:style-name="T190">Connect</text:span></text:span><text:span text:style-name="Code_20_char">()</text:span> is called from the client side of a connection, that is, the side that initiates the connection.</text:p>
      <text:p text:style-name="P34"/>
      <text:p text:style-name="P35">In practice, <text:a xlink:type="simple" xlink:href="http://docs.oracle.com/javase/7/docs/api/index.html?java/net/Socket.html" text:style-name="Internet_20_link" text:visited-style-name="Visited_20_Internet_20_Link"><text:span text:style-name="T185">Socket</text:span></text:a> and <text:a xlink:type="simple" xlink:href="http://docs.oracle.com/javase/7/docs/api/index.html?java/nio/channels/SocketChannel.html" text:style-name="Internet_20_link" text:visited-style-name="Visited_20_Internet_20_Link"><text:span text:style-name="T185">SocketChannel</text:span></text:a> use very different APIs for I/O reads and writes. <text:span text:style-name="T203">However, when a </text:span><text:span text:style-name="Code_20_char"><text:span text:style-name="T203">SocketChannel</text:span></text:span><text:span text:style-name="T203"> is configured in blocking mode, it is possible to work directly with the underlying </text:span><text:span text:style-name="Code_20_char"><text:span text:style-name="T203">Socket</text:span></text:span><text:span text:style-name="T203"> via a prior call to </text:span><text:span text:style-name="Code_20_char"><text:span text:style-name="T203">SocketChannel.socket()</text:span></text:span><text:span text:style-name="T203">. Consequently, you could write your interceptor like this:</text:span></text:p>
      <text:p text:style-name="P36"/>
      <text:p text:style-name="Code_20_block">public class MyInterceptor implements NetworkConnectionInterceptor {</text:p>
      <text:p text:style-name="P277"><text:s text:c="2"/>@Override</text:p>
      <text:p text:style-name="P277"><text:s text:c="2"/>public boolean onAccept(Socket <text:span text:style-name="T204">acceptedS</text:span>ocket) {</text:p>
      <text:p text:style-name="P280"><text:s text:c="4"/><text:span text:style-name="T31">// do the job ...</text:span></text:p>
      <text:p text:style-name="P280"><text:s text:c="4"/><text:span text:style-name="T192">return ...;</text:span></text:p>
      <text:p text:style-name="P280"><text:s text:c="2"/>}</text:p>
      <text:p text:style-name="Code_20_block"/>
      <text:p text:style-name="P280"><text:s text:c="2"/>@Override</text:p>
      <text:p text:style-name="P280"><text:s text:c="2"/>public boolean onConnect(Socket connectedSocket) {</text:p>
      <text:p text:style-name="P280"><text:s text:c="4"/><text:span text:style-name="T31">// do the job ...</text:span></text:p>
      <text:p text:style-name="P280"><text:s text:c="4"/><text:span text:style-name="T192">return ...;</text:span></text:p>
      <text:p text:style-name="P280"><text:s text:c="2"/>}</text:p>
      <text:p text:style-name="P280"/>
      <text:p text:style-name="P280"><text:s text:c="2"/>@Override</text:p>
      <text:p text:style-name="P277"><text:s text:c="2"/>public boolean onAccept(SocketChannel <text:span text:style-name="T204">acceptedC</text:span>hannel) {</text:p>
      <text:p text:style-name="P281"><text:s text:c="4"/>return onAccept(<text:span text:style-name="T206">acceptedChannel.socket()</text:span>);</text:p>
      <text:p text:style-name="Code_20_block"><text:s text:c="2"/>}</text:p>
      <text:p text:style-name="Code_20_block"/>
      <text:p text:style-name="P277"><text:s text:c="2"/>@Override</text:p>
      <text:p text:style-name="P277"><text:s text:c="2"/>public boolean onConnect(SocketChannel <text:span text:style-name="T187">connectedC</text:span>hannel) {</text:p>
      <text:p text:style-name="P281"><text:s text:c="4"/>return <text:span text:style-name="T204">o</text:span>nConnect(<text:span text:style-name="T187">connectedC</text:span>hannel<text:span text:style-name="T203">.socket()</text:span>);</text:p>
      <text:p text:style-name="Code_20_block"><text:s text:c="2"/>}</text:p>
      <text:p text:style-name="Code_20_block">}</text:p>
      <text:p text:style-name="P36"/>
      <text:p text:style-name="P37"/>
      <text:p text:style-name="P196">To make life even easier, <text:span text:style-name="T188">JPPF provides the class </text:span><text:a xlink:type="simple" xlink:href="http://www.jppf.org/javadoc/6.0/index.html?org/jppf/comm/interceptor/AbstractNetworkConnectionInterceptor.html" text:style-name="Internet_20_link" text:visited-style-name="Visited_20_Internet_20_Link"><text:span text:style-name="T188">AbstractNetworkConnectionInterceptor</text:span></text:a><text:span text:style-name="T188">, which implements the methods from </text:span><text:a xlink:type="simple" xlink:href="http://www.jppf.org/javadoc/6.0/index.html?org/jppf/comm/interceptor/NetworkConnectionInterceptor.html" text:style-name="Internet_20_link" text:visited-style-name="Visited_20_Internet_20_Link"><text:span text:style-name="T188">NetworkCommunicationInterceptor</text:span></text:a><text:span text:style-name="T188"> as in the example above, and delegates the sream-based processing to two abstract methods. Our example could then be rewritten as:</text:span></text:p>
      <text:p text:style-name="P37"/>
      <text:p text:style-name="Code_20_block">public class MyInterceptor extends AbstractNetworkConnectionInterceptor {</text:p>
      <text:p text:style-name="P276"><text:s text:c="2"/><text:span text:style-name="T189">@Override</text:span></text:p>
      <text:p text:style-name="P280"><text:s text:c="2"/><text:span text:style-name="T203">public</text:span> boolean onAccept(Socket <text:span text:style-name="T203">acceptedS</text:span>ocket) {</text:p>
      <text:p text:style-name="Code_20_block"><text:s text:c="4"/><text:span text:style-name="T31">// do the job ...</text:span></text:p>
      <text:p text:style-name="P277"><text:s text:c="4"/><text:span text:style-name="T192">return ...;</text:span></text:p>
      <text:p text:style-name="P277"><text:s text:c="2"/>}</text:p>
      <text:p text:style-name="Code_20_block"/>
      <text:p text:style-name="P276"><text:s text:c="2"/><text:span text:style-name="T189">@Override</text:span></text:p>
      <text:p text:style-name="P280"><text:s text:c="2"/><text:span text:style-name="T203">public</text:span> boolean onConnect(Socket <text:span text:style-name="T203">connectedS</text:span>ocket) {</text:p>
      <text:p text:style-name="Code_20_block"><text:s text:c="4"/><text:span text:style-name="T31">// do the job ...</text:span></text:p>
      <text:p text:style-name="P277"><text:s text:c="4"/><text:span text:style-name="T192">return ...;</text:span></text:p>
      <text:p text:style-name="P277"><text:s text:c="2"/>}</text:p>
      <text:p text:style-name="Code_20_block">}</text:p>
      <text:list xml:id="list74903630615176" text:continue-numbering="true" text:style-name="Outline">
        <text:list-item>
          <text:list>
            <text:list-item>
              <text:list>
                <text:list-item>
                  <text:list>
                    <text:list-item>
                      <text:h text:style-name="Heading_20_4" text:outline-level="4">Plugging-in the interceptor</text:h>
                    </text:list-item>
                  </text:list>
                </text:list-item>
              </text:list>
            </text:list-item>
          </text:list>
        </text:list-item>
      </text:list>
      <text:p text:style-name="P38">To diescover the interceptor, JPPF uses the Service Provider Interface (SPI):</text:p>
      <text:p text:style-name="P36"/>
      <text:list xml:id="list7398444398782414792" text:style-name="List_20_1">
        <text:list-item>
          <text:p text:style-name="P305">in your sources or resources folder, create a file <text:span text:style-name="T1">org.jppf.comm.interceptor.NetworkConnectionInterceptor</text:span> in the <text:span text:style-name="T1">META-INF/services</text:span> folder</text:p>
        </text:list-item>
        <text:list-item>
          <text:p text:style-name="P305">in this file, add the fully qualified name of your interceptor implementation class, e.g.: org.example.MyInterceptor</text:p>
        </text:list-item>
        <text:list-item>
          <text:p text:style-name="P305">make sure the META-INF/services/org.jppf.comm.interceptor.NetworkConnectionInterceptor file is then placed into the resulting jar file</text:p>
        </text:list-item>
        <text:list-item>
          <text:p text:style-name="P305">add the jar file to the classpath of <text:span text:style-name="T1">all</text:span> JPPF components in your grid topology</text:p>
        </text:list-item>
      </text:list>
      <text:list xml:id="list74902392866586" text:continue-list="list74903630615176" text:style-name="Outline">
        <text:list-item>
          <text:list>
            <text:list-item>
              <text:list>
                <text:list-item>
                  <text:list>
                    <text:list-item>
                      <text:h text:style-name="Heading_20_4" text:outline-level="4">Related sample</text:h>
                    </text:list-item>
                  </text:list>
                </text:list-item>
              </text:list>
            </text:list-item>
          </text:list>
        </text:list-item>
      </text:list>
      <text:p text:style-name="P39"><text:span text:style-name="T191">t</text:span>he <text:a xlink:type="simple" xlink:href="http://www.jppf.org/samples-pack/NetworkInterceptor" text:style-name="Internet_20_link" text:visited-style-name="Visited_20_Internet_20_Link">Network Interceptor demo</text:a> illustrates a simple encrypted authentication scheme implemented with an interceptor.</text:p>
      <text:p text:style-name="P36"/>
      <text:list xml:id="list74902860521135" text:continue-numbering="true" text:style-name="Outline">
        <text:list-item>
          <text:list>
            <text:list-item>
              <text:list>
                <text:list-item>
                  <text:h text:style-name="P332" text:outline-level="3">Environment providers for JMX remote connections</text:h>
                </text:list-item>
              </text:list>
            </text:list-item>
          </text:list>
        </text:list-item>
      </text:list>
      <text:p text:style-name="P40">JPPF provides a management and monitoring API that relies on the <text:a xlink:type="simple" xlink:href="http://docs.oracle.com/javase/7/docs/api/index.html?javax/management/remote/package-summary.html" text:style-name="Internet_20_link" text:visited-style-name="Visited_20_Internet_20_Link">JMX remote</text:a> APIs and the JMXMP remote connector. <text:span text:style-name="T193">This extension allows user-defined code to override or add parameters to those provided by default to both sides of each JMX connection. A possible use for this is to provide a way to use external tools such as JConsole or VisualVM to monitor JPPF servers and nodes. It can also be used to configure more sphisticated authentication and authorization protocols such as provided in the SASL profile of the JMXMP protocol. Of course, there can be many more uses.</text:span></text:p>
      <text:p text:style-name="P40"/>
      <text:p text:style-name="P41">To establish a JMX connection, JPPF uses the following standard JMX remote APIs:</text:p>
      <text:p text:style-name="P41"/>
      <text:list xml:id="list74902998388670" text:continue-list="list74903484597056" text:style-name="List_20_2">
        <text:list-item>
          <text:p text:style-name="P306">on the server side of the connection:<text:line-break/><text:a xlink:type="simple" xlink:href="http://docs.oracle.com/javase/7/docs/api/javax/management/remote/JMXConnectorServerFactory.html#newJMXConnectorServer(javax.management.remote.JMXServiceURL,%20java.util.Map,%20javax.management.MBeanServer)" text:style-name="Internet_20_link" text:visited-style-name="Visited_20_Internet_20_Link">JMXConnectorServerFactory.newJMXConnectorServer</text:a>(<text:line-break/> <text:s/>JMXServiceURL serviceURL, <text:span text:style-name="T1">Map&lt;String,?&gt; environment</text:span>, MBeanServer mbeanServer)</text:p>
        </text:list-item>
        <text:list-item>
          <text:p text:style-name="P306">on the client side of the connection:<text:line-break/><text:a xlink:type="simple" xlink:href="http://docs.oracle.com/javase/7/docs/api/javax/management/remote/JMXConnectorFactory.html#newJMXConnector(javax.management.remote.JMXServiceURL,%20java.util.Map)" text:style-name="Internet_20_link" text:visited-style-name="Visited_20_Internet_20_Link">JMXConnectorFactory.newJMXConnector</text:a>(JMXServiceURL serviceURL, <text:span text:style-name="T1">Map&lt;String,?&gt; environment</text:span>)</text:p>
        </text:list-item>
      </text:list>
      <text:p text:style-name="P42"/>
      <text:p text:style-name="P43">You will note that both sides of the connection accept an <text:span text:style-name="Code_20_char">environment</text:span> parameter, which contains the parameters provided to the JMX remote connector. An environment provider allows you to define a different set of parameters that may override or add to th<text:span text:style-name="T196">ese</text:span> environment properties.</text:p>
      <text:p text:style-name="P43"/>
      <text:p text:style-name="P43">To achieve this, JPPF has two interfaces, one for each side of a JMX connection:</text:p>
      <text:p text:style-name="P43"/>
      <text:p text:style-name="P43"><text:a xlink:type="simple" xlink:href="http://www.jppf.org/javadoc/6.0/index.html?javax/management/remote/generic/ServerEnvironmentProvider.html" text:style-name="Internet_20_link" text:visited-style-name="Visited_20_Internet_20_Link">ServerEnvironmentProvider</text:a> is defined like this:</text:p>
      <text:p text:style-name="P43"/>
      <text:p text:style-name="Code_20_block">public interface ServerEnvironmentProvider {</text:p>
      <text:p text:style-name="P278"><text:s text:c="2"/><text:span text:style-name="T31">// Get a set of environment properties add to or override those</text:span></text:p>
      <text:p text:style-name="P278"><text:s text:c="2"/><text:span text:style-name="T31">// passed to each new remote connector server</text:span></text:p>
      <text:p text:style-name="Code_20_block"><text:s text:c="2"/>Map&lt;String, ?&gt; getEnvironment();</text:p>
      <text:p text:style-name="Code_20_block">}</text:p>
      <text:p text:style-name="P45"/>
      <text:p text:style-name="P44"><text:a xlink:type="simple" xlink:href="http://www.jppf.org/javadoc/6.0/index.html?javax/management/remote/generic/ClientEnvironmentProvider.html" text:style-name="Internet_20_link" text:visited-style-name="Visited_20_Internet_20_Link"><text:span text:style-name="T195">Client</text:span></text:a><text:a xlink:type="simple" xlink:href="http://www.jppf.org/javadoc/6.0/index.html?javax/management/remote/generic/ClientEnvironmentProvider.html" text:style-name="Internet_20_link" text:visited-style-name="Visited_20_Internet_20_Link">EnvironmentProvider</text:a> is defined like this:</text:p>
      <text:p text:style-name="P44"/>
      <text:p text:style-name="P278">public interface <text:span text:style-name="T195">Client</text:span>EnvironmentProvider {</text:p>
      <text:p text:style-name="P278"><text:s text:c="2"/><text:span text:style-name="T31">// Get a set of environment properties add to or override those</text:span></text:p>
      <text:p text:style-name="P278"><text:s text:c="2"/><text:span text:style-name="T31">// passed to each new remote connector</text:span></text:p>
      <text:p text:style-name="P278"><text:s text:c="2"/>Map&lt;String, ?&gt; getEnvironment();</text:p>
      <text:p text:style-name="P278">}</text:p>
      <text:p text:style-name="P45"/>
      <text:p text:style-name="P45">To create an environment provider, you need to create a class with a no-args constructor, which implements one of these interfaces. For example, here is a simple client environment provider:</text:p>
      <text:p text:style-name="P45"/>
      <text:p text:style-name="Code_20_block">public class MyClientProvider implements ClientEnvironmentProvider {</text:p>
      <text:p text:style-name="Code_20_block"><text:s text:c="2"/>@Override</text:p>
      <text:p text:style-name="Code_20_block"><text:s text:c="2"/>public Map&lt;String, ?&gt; getEnvironment() {</text:p>
      <text:p text:style-name="Code_20_block"><text:s text:c="4"/>Object myObject = ...;</text:p>
      <text:p text:style-name="Code_20_block"><text:s text:c="4"/>Map&lt;String, Object&gt; env = new HashMap&lt;&gt;();</text:p>
      <text:p text:style-name="Code_20_block"><text:s text:c="4"/>env.put("my.property", myObject);</text:p>
      <text:p text:style-name="Code_20_block"><text:s text:c="4"/>return env;</text:p>
      <text:p text:style-name="Code_20_block"><text:s text:c="2"/>}</text:p>
      <text:p text:style-name="Code_20_block">}</text:p>
      <text:p text:style-name="P45"/>
      <text:p text:style-name="Note_5f_Tip"><text:span text:style-name="T1">Note</text:span>: f<text:span text:style-name="T15">or this code to compile, you need the jppf-jmxremote_optional-x.y.z.jar file in your build path.</text:span></text:p>
      <text:p text:style-name="P45"/>
      <text:p text:style-name="P45">As for many other extensions, environment providers are discovered via the Service Provider Interface (SPI) mechanism:</text:p>
      <text:p text:style-name="P45"/>
      <text:p text:style-name="P45">For a <text:span text:style-name="T1">server</text:span> environment provider:</text:p>
      <text:list xml:id="list74902787959339" text:continue-numbering="true" text:style-name="List_20_2">
        <text:list-item>
          <text:p text:style-name="P307">create a file <text:span text:style-name="T1">javax.management.remote.generic.ServerEnvironmentProvider</text:span> in the <text:span text:style-name="T1">META-INF/services folder</text:span></text:p>
        </text:list-item>
        <text:list-item>
          <text:p text:style-name="P307">in this file, add the fully qualified class name of your implementation of <text:a xlink:type="simple" xlink:href="http://www.jppf.org/javadoc/6.0/index.html?javax/management/remote/generic/ServerEnvironmentProvider.html" text:style-name="Internet_20_link" text:visited-style-name="Visited_20_Internet_20_Link"><text:span text:style-name="T194">ServerEnvironmentProvider</text:span></text:a></text:p>
        </text:list-item>
      </text:list>
      <text:p text:style-name="P45"/>
      <text:p text:style-name="P45">For a <text:span text:style-name="T1">client</text:span> environment provider:</text:p>
      <text:list xml:id="list74902441843336" text:continue-numbering="true" text:style-name="List_20_2">
        <text:list-item>
          <text:p text:style-name="P307">create a file <text:span text:style-name="T1">javax.management.remote.generic.ClientEnvironmentProvider</text:span> in the <text:span text:style-name="T1">META-INF/services</text:span> folder</text:p>
        </text:list-item>
        <text:list-item>
          <text:p text:style-name="P308">in this file, add the fully qualified class name of your implementation of <text:a xlink:type="simple" xlink:href="http://www.jppf.org/javadoc/6.0/index.html?javax/management/remote/generic/ClientEnvironmentProvider.html" text:style-name="Internet_20_link" text:visited-style-name="Visited_20_Internet_20_Link">Client</text:a><text:a xlink:type="simple" xlink:href="http://www.jppf.org/javadoc/6.0/index.html?javax/management/remote/generic/ClientEnvironmentProvider.html" text:style-name="Internet_20_link" text:visited-style-name="Visited_20_Internet_20_Link"><text:span text:style-name="T194">EnvironmentProvider</text:span></text:a></text:p>
        </text:list-item>
      </text:list>
      <text:p text:style-name="P45"/>
      <text:list xml:id="list74902669956728" text:continue-list="list74902860521135" text:style-name="Outline">
        <text:list-item>
          <text:list>
            <text:list-item>
              <text:h text:style-name="P330" text:outline-level="2">Drivers and nodes</text:h>
              <text:list>
                <text:list-item>
                  <text:h text:style-name="Heading_20_3" text:outline-level="3">Pluggable MBeans</text:h>
                </text:list-item>
              </text:list>
            </text:list-item>
          </text:list>
        </text:list-item>
      </text:list>
      <text:p text:style-name="P1">Developers can write their own management beans (MBeans) and register them with the JPPF MBean server for a node or a driver. These MBeans can then be accessed, locally or remotely, as any of the built-in JPPF MBeans. Refer to the chapter on management and monitoring, for details on how to connect to an MBean server and use the registered MBeans.</text:p>
      <text:p text:style-name="P1"/>
      <text:p text:style-name="Note_5f_Tip"><text:span text:style-name="T71">Note</text:span>: <text:span text:style-name="T15">all JPPF built-in MBeans are implemented via this mechanism</text:span><text:span text:style-name="T75">.</text:span></text:p>
      <text:p text:style-name="Note_5f_Tip"/>
      <text:p text:style-name="Note_5f_Tip"><text:span text:style-name="T79">Related sample</text:span><text:span text:style-name="T75">: “Custom MBeans” sample in the JPPF samples pack.</text:span></text:p>
      <text:list xml:id="list74903095424860" text:continue-numbering="true" text:style-name="Outline">
        <text:list-item>
          <text:list>
            <text:list-item>
              <text:list>
                <text:list-item>
                  <text:list>
                    <text:list-item>
                      <text:h text:style-name="Heading_20_4" text:outline-level="4">Elements and constraints common to node and server MBeans</text:h>
                    </text:list-item>
                  </text:list>
                </text:list-item>
              </text:list>
            </text:list-item>
          </text:list>
        </text:list-item>
      </text:list>
      <text:p text:style-name="P1">The mechanism for pluggable MBeans is based on the <text:a xlink:type="simple" xlink:href="http://java.sun.com/javase/6/docs/technotes/guides/jar/jar.html#Service%20Provider" text:style-name="Internet_20_link" text:visited-style-name="Visited_20_Internet_20_Link">Service Provider Interface</text:a>, which is a light-weight and standard mechanism to provide extensions to Java applications.</text:p>
      <text:p text:style-name="P1"/>
      <text:p text:style-name="P1">The general workflow for adding a pluggable MBean is as follows:</text:p>
      <text:p text:style-name="P1"/>
      <text:p text:style-name="P1">step 1: implement the MBean: MBean interface + MBean implementation class</text:p>
      <text:p text:style-name="P1">step 2: implement the MBean provider interface provided in JPPF</text:p>
      <text:p text:style-name="P1">step 3: add or update the corresponding service definition file in the <text:span text:style-name="Code_20_char">META-INF/services</text:span> folder</text:p>
      <text:p text:style-name="P1">step 4: create a jar file containing the above elements and deploy it in the node or server class path</text:p>
      <text:p text:style-name="P1"/>
      <text:p text:style-name="P1">The JPPF MBean handling mechanism relies on standard MBeans that <text:span text:style-name="T15">must</text:span> comply with the following constraints:</text:p>
      <text:p text:style-name="P1"/>
      <text:list xml:id="list74902547943306" text:continue-list="list74902441843336" text:style-name="List_20_2">
        <text:list-item>
          <text:p text:style-name="P296">the MBean interface name must be of the form <text:span text:style-name="T15">&lt;MyName&gt;</text:span>MBean and the MBean implementation class name must be of the form <text:span text:style-name="T15">&lt;MyName&gt;</text:span>. For instance, if we want to add a server health monitor, we would create the interface <text:span text:style-name="Code_20_char">ServerHealthMonitorMBean</text:span> and implement it in a class named <text:span text:style-name="Code_20_char">ServerHealthMonitor</text:span>.</text:p>
        </text:list-item>
        <text:list-item>
          <text:p text:style-name="P296">the MBean interface and implementation class must be defined in the same package. This is due to the constraints imposed by the JPPF distributed class loading mechanism, which allows nodes to download their custom MBeans from the server. If this constraint is not followed, the default JMX remote connector will be unable to find the MBean implementation class and it will not be possible to use the MBean. The MBean interface and implementation may, however, be in separate jar files or class folders (as long as they are in the same package).</text:p>
        </text:list-item>
        <text:list-item>
          <text:p text:style-name="P296">for custom MBeans that access other MBeans, the order in which the service definition files and their entries are read is important, since it is the order in which the MBeans are instantiated. This means that, if an MBean uses an another, the developer must ensure that the dependant MBean is created <text:span text:style-name="T15">after</text:span> the one it depends on.</text:p>
        </text:list-item>
        <text:list-item>
          <text:p text:style-name="P296">the MBean provider interface must have a public no-arg constructor</text:p>
        </text:list-item>
      </text:list>
      <text:list xml:id="list74902180643536" text:continue-list="list74903095424860" text:style-name="Outline">
        <text:list-item>
          <text:list>
            <text:list-item>
              <text:list>
                <text:list-item>
                  <text:list>
                    <text:list-item>
                      <text:h text:style-name="Heading_20_4" text:outline-level="4">Writing a custom node MBean</text:h>
                    </text:list-item>
                  </text:list>
                </text:list-item>
              </text:list>
            </text:list-item>
          </text:list>
        </text:list-item>
      </text:list>
      <text:p text:style-name="P1">In this section we will follow the workflow described in the previous section and create a simple custom node MBean.</text:p>
      <text:p text:style-name="P1"/>
      <text:p text:style-name="P18">Step 1: create the MBean interface and its implementation</text:p>
      <text:p text:style-name="P1"/>
      <text:p text:style-name="P1">In this example, we will create an MBean that exposes a single method to query the number of processors available to the node's JVM. First we create an interface named <text:span text:style-name="Code_20_char">AvailableProcessorsMBean</text:span>:</text:p>
      <text:p text:style-name="P1"/>
      <text:p text:style-name="Code_20_block">package org.jppf.example.mbean;</text:p>
      <text:p text:style-name="Code_20_block"/>
      <text:p text:style-name="P201">// Exposes one method that queries the node's JVM</text:p>
      <text:p text:style-name="P201">// for the number of available processors</text:p>
      <text:p text:style-name="Code_20_block">public interface AvailableProcessorsMBean {</text:p>
      <text:p text:style-name="Code_20_block"><text:s text:c="2"/><text:span text:style-name="T31">// return the available processors as an integer value</text:span></text:p>
      <text:p text:style-name="Code_20_block"><text:s text:c="2"/>Integer queryAvailableProcessors();</text:p>
      <text:p text:style-name="Code_20_block">}</text:p>
      <text:p text:style-name="P1"/>
      <text:p text:style-name="P1"/>
      <text:p text:style-name="P192">Now we will create an implementation of this interface, in a class named <text:span text:style-name="Code_20_char">AvailableProcessors</text:span>, defined in the same Java package <text:span text:style-name="Code_20_char">org.jppf.example.node.mbean</text:span>:</text:p>
      <text:p text:style-name="P1"/>
      <text:p text:style-name="Code_20_block">package org.jppf.example.mbean;</text:p>
      <text:p text:style-name="Code_20_block"/>
      <text:p text:style-name="P201">// Implementation of the AvailableProcessorsMBean interface</text:p>
      <text:p text:style-name="Code_20_block">public class AvailableProcessors implements AvailableProcessorsMBean {</text:p>
      <text:p text:style-name="Code_20_block"><text:s text:c="2"/><text:span text:style-name="T31">// return the available processors as an integer value</text:span></text:p>
      <text:p text:style-name="Code_20_block"><text:s text:c="2"/>public Integer queryAvailableProcessors() {</text:p>
      <text:p text:style-name="Code_20_block"><text:s text:c="4"/><text:span text:style-name="T31">// we use the java.lang.Runtime API</text:span></text:p>
      <text:p text:style-name="Code_20_block"><text:s text:c="4"/>return Runtime.getRuntime().availableProcessors();</text:p>
      <text:p text:style-name="Code_20_block"><text:s text:c="2"/>}</text:p>
      <text:p text:style-name="Code_20_block">}</text:p>
      <text:p text:style-name="P1"/>
      <text:p text:style-name="P18">Step 2: implement the node MBean provider interface</text:p>
      <text:p text:style-name="P1"/>
      <text:p text:style-name="P1">To make our MBean pluggable to the nodes, it must be recognized as a corresponding service instance. To this effect, we will create an implementation of the interface <text:a xlink:type="simple" xlink:href="http://www.jppf.org/javadoc/6.0/index.html?org/jppf/management/spi/JPPFNodeMBeanProvider.html" text:style-name="Internet_20_link" text:visited-style-name="Visited_20_Internet_20_Link"><text:span text:style-name="Code_20_char">JPPFNodeMBeanProvider</text:span></text:a>, which will provide the node with enough information to create the MBean and register it with the MBean server. This interface is defined as follows:</text:p>
      <text:p text:style-name="P1"/>
      <text:p text:style-name="P201">// service provider interface for pluggable management beans for JPPF nodes</text:p>
      <text:p text:style-name="Code_20_block">public interface JPPFNodeMBeanProvider extends JPPFMBeanProvider {</text:p>
      <text:p text:style-name="Code_20_block"><text:s text:c="2"/><text:span text:style-name="T31">// return a concrete MBean instance</text:span></text:p>
      <text:p text:style-name="Code_20_block"><text:s text:c="2"/><text:span text:style-name="T31">// the class of the returned MBean must implement the interface defined by</text:span></text:p>
      <text:p text:style-name="Code_20_block"><text:s text:c="2"/><text:span text:style-name="T31">// JPPFMBeanProvider.getMBeanInterfaceName()</text:span></text:p>
      <text:p text:style-name="Code_20_block"><text:s text:c="2"/>public Object createMBean(MonitoredNode node);</text:p>
      <text:p text:style-name="Code_20_block">}</text:p>
      <text:p text:style-name="P23"/>
      <text:p text:style-name="P23">As we can see, this interface declares a single method whose role is to create an instance of our MBean implementation. There is no obligation to use the node parameter, it is provided here because the JPPF built-in node MBean use it. As stated in the method comment, the class of the created object must implement an MBean interface, whose name is given by the method <text:span text:style-name="Code_20_char">getMBeanInterfaceName()</text:span> in the super-interface <text:a xlink:type="simple" xlink:href="http://www.jppf.org/javadoc/6.0/index.html?org/jppf/management/spi/JPPFMBeanProvider.html" text:style-name="Internet_20_link" text:visited-style-name="Visited_20_Internet_20_Link">JPPFMBeanProvider</text:a>, defined as follows:</text:p>
      <text:p text:style-name="P23"/>
      <text:p text:style-name="P201">// service provider interface for pluggable management beans</text:p>
      <text:p text:style-name="Code_20_block">public interface JPPFMBeanProvider {</text:p>
      <text:p text:style-name="Code_20_block"><text:s text:c="2"/><text:span text:style-name="T31">// seturn the fully qualified name of the management interface</text:span></text:p>
      <text:p text:style-name="Code_20_block"><text:s text:c="2"/><text:span text:style-name="T31">// defined by this provider</text:span></text:p>
      <text:p text:style-name="Code_20_block"><text:s text:c="2"/>public String getMBeanInterfaceName();</text:p>
      <text:p text:style-name="Code_20_block"/>
      <text:p text:style-name="Code_20_block"><text:s text:c="2"/><text:span text:style-name="T31">// return the name of the specified MBean</text:span></text:p>
      <text:p text:style-name="Code_20_block"><text:s text:c="2"/><text:span text:style-name="T31">// this is the name under which the MBean will be registered with the MBean server</text:span></text:p>
      <text:p text:style-name="Code_20_block"><text:s text:c="2"/>public String getMBeanName();</text:p>
      <text:p text:style-name="Code_20_block">}</text:p>
      <text:p text:style-name="P23"/>
      <text:p text:style-name="P23">Note that the MBean name must follow the specifications for <text:a xlink:type="simple" xlink:href="http://docs.oracle.com/javase/7/docs/api/index.html?javax/management/ObjectName.html" text:style-name="Internet_20_link" text:visited-style-name="Visited_20_Internet_20_Link">MBean object names</text:a>.</text:p>
      <text:p text:style-name="P23"/>
      <text:p text:style-name="P23">We will then write our MBean provider implementation. Generally, the convention is to create it in a separate package, whose name is that of the MBean interface with a “.spi” suffix. We will write it as follows:</text:p>
      <text:p text:style-name="P23"/>
      <text:p text:style-name="P201">// AvailableProcessors MBean provider implementation</text:p>
      <text:p text:style-name="Code_20_block">public class AvailableProcessorsMBeanProvider implements JPPFNodeMBeanProvider {</text:p>
      <text:p text:style-name="Code_20_block"><text:s text:c="2"/><text:span text:style-name="T31">// return the fully qualified name of the MBean interface defined by this provider</text:span></text:p>
      <text:p text:style-name="Code_20_block"><text:s text:c="2"/>public String getMBeanInterfaceName() {</text:p>
      <text:p text:style-name="Code_20_block"><text:s text:c="4"/>return "org.jppf.example.mbean.AvailableProcessorsMBean";</text:p>
      <text:p text:style-name="Code_20_block"><text:s text:c="2"/>}</text:p>
      <text:p text:style-name="Code_20_block"/>
      <text:p text:style-name="Code_20_block"><text:s text:c="2"/><text:span text:style-name="T31">// create a concrete MBean instance</text:span></text:p>
      <text:p text:style-name="Code_20_block"><text:s text:c="2"/>public Object createMBean(MonitoredNode node) {</text:p>
      <text:p text:style-name="Code_20_block"><text:s text:c="4"/>return new AvailableProcessors();</text:p>
      <text:p text:style-name="Code_20_block"><text:s text:c="2"/>}</text:p>
      <text:p text:style-name="Code_20_block"/>
      <text:p text:style-name="Code_20_block"><text:s text:c="2"/><text:span text:style-name="T31">// return the object name of the specified MBean</text:span></text:p>
      <text:p text:style-name="Code_20_block"><text:s text:c="2"/>public String getMBeanName() {</text:p>
      <text:p text:style-name="Code_20_block"><text:s text:c="4"/>return "org.jppf.example.node.mbean:name=AvailableProcessors,type=node";</text:p>
      <text:p text:style-name="Code_20_block"><text:s text:c="2"/>}</text:p>
      <text:p text:style-name="Code_20_block">}</text:p>
      <text:p text:style-name="P23"/>
      <text:p text:style-name="P193">Step 3: create the service definition file</text:p>
      <text:p text:style-name="P23"/>
      <text:p text:style-name="P1">If it doesn't already exist, we create, in the source folder, a subfolder named <text:span text:style-name="Code_20_char">META-INF/services</text:span>. In this folder, we will create a file named <text:span text:style-name="Code_20_char">org.jppf.management.spi.JPPFNodeMBeanProvider</text:span>, and open it in a text editor. In the editor, we add a single line containing the fully qualified name of our MBean provider class:</text:p>
      <text:p text:style-name="P23"/>
      <text:p text:style-name="Code_20_block"><text:s text:c="2"/>org.jppf.example.mbean.node.spi.AvailableProcessorsMBeanProvider</text:p>
      <text:p text:style-name="P23"/>
      <text:p text:style-name="P19">Step 4: deploy the MBean</text:p>
      <text:p text:style-name="P23"/>
      <text:p text:style-name="P1">First, create a jar that contains all the artifacts we have created: MBean interface, MBean implementation and MBean provider class files, along with the <text:span text:style-name="Code_20_char">META-INF/services</text:span> folder. We now have two deployment choices: we can either deploy the MBean on a single node, or deploy it on the server side to make it available to all the nodes attached to the server. To do so, we simply add our deployment jar file to the class path of the node or of the server.</text:p>
      <text:p text:style-name="P23"/>
      <text:p text:style-name="P19">Step 5: using the MBean</text:p>
      <text:p text:style-name="P23"/>
      <text:p text:style-name="P23">We can now write a simple class to test our new custom MBean:</text:p>
      <text:p text:style-name="P23"/>
      <text:p text:style-name="Code_20_block">package org.jppf.example.node.test;</text:p>
      <text:p text:style-name="Code_20_block"/>
      <text:p text:style-name="Code_20_block">import org.jppf.management.JMXNodeConnectionWrapper;</text:p>
      <text:p text:style-name="Code_20_block"/>
      <text:p text:style-name="P201">// simple class to test a custom node MBean</text:p>
      <text:p text:style-name="Code_20_block">public class AvailableProcessorsMBeanTest {</text:p>
      <text:p text:style-name="Code_20_block"><text:s text:c="2"/>public static void main(String...args) throws Exception {</text:p>
      <text:p text:style-name="Code_20_block"><text:s text:c="4"/><text:span text:style-name="T31">// we assume the node is running on localhost and uses the management port 12001</text:span></text:p>
      <text:p text:style-name="Code_20_block"><text:s text:c="4"/>JMXNodeConnectionWrapper wrapper = </text:p>
      <text:p text:style-name="Code_20_block"><text:s text:c="6"/>new JMXNodeConnectionWrapper("localhost", 12001);</text:p>
      <text:p text:style-name="Code_20_block"><text:s text:c="4"/>wrapper.connectAndWait(5000L);</text:p>
      <text:p text:style-name="Code_20_block"><text:s text:c="4"/><text:span text:style-name="T31">// query the node for the available processors</text:span></text:p>
      <text:p text:style-name="Code_20_block"><text:s text:c="4"/>int n = (Integer) wrapper.invoke(</text:p>
      <text:p text:style-name="Code_20_block"><text:s text:c="6"/>"<text:span text:style-name="T1">org.jppf.example.mbean:name=AvailableProcessors,type=node</text:span>",</text:p>
      <text:p text:style-name="Code_20_block"><text:s text:c="6"/>"<text:span text:style-name="T1">queryAvailableProcessors</text:span>", (Object[]) null, (String[]) null);</text:p>
      <text:p text:style-name="Code_20_block"><text:s text:c="4"/>System.out.println("The node has " + n + " available processors");</text:p>
      <text:p text:style-name="Code_20_block"><text:s text:c="2"/>}</text:p>
      <text:p text:style-name="Code_20_block">}</text:p>
      <text:list xml:id="list74903453220292" text:continue-numbering="true" text:style-name="Outline">
        <text:list-item>
          <text:list>
            <text:list-item>
              <text:list>
                <text:list-item>
                  <text:list>
                    <text:list-item>
                      <text:h text:style-name="Heading_20_4" text:outline-level="4">Writing a custom server MBean</text:h>
                    </text:list-item>
                  </text:list>
                </text:list-item>
              </text:list>
            </text:list-item>
          </text:list>
        </text:list-item>
      </text:list>
      <text:p text:style-name="Standard">The process is almost exactly the same as for adding custom MBeans to a node. In this example, we will reuse the MBean that we wrote in the previous section, as it applies to any JVM, whether node or server.</text:p>
      <text:p text:style-name="Standard"/>
      <text:p text:style-name="P18">Step 1: create the MBean interface and its implementation</text:p>
      <text:p text:style-name="Standard"/>
      <text:p text:style-name="Standard">We will simply reuse the interface <text:span text:style-name="Code_20_char">AvailableProcessorsMBean</text:span> and its implementation <text:span text:style-name="Code_20_char">AvailableProcessors</text:span> that we have already created.</text:p>
      <text:p text:style-name="Standard"/>
      <text:p text:style-name="P18">Step 2: implement the node MBean provider interface</text:p>
      <text:p text:style-name="Standard"/>
      <text:p text:style-name="Standard">This time , we will implement the interface <text:a xlink:type="simple" xlink:href="http://www.jppf.org/javadoc/6.0/index.html?org/jppf/management/spi/JPPFDriverMBeanProvider.html" text:style-name="Internet_20_link" text:visited-style-name="Visited_20_Internet_20_Link"><text:span text:style-name="Code_20_char">JPPFDriverMBeanProvider</text:span></text:a>:</text:p>
      <text:p text:style-name="Standard"/>
      <text:p text:style-name="P274">package org.jppf.example.mbean.driver.spi;</text:p>
      <text:p text:style-name="Code_20_block"/>
      <text:p text:style-name="Code_20_block">import org.jppf.example.mbean.AvailableProcessors;</text:p>
      <text:p text:style-name="P274">import org.jppf.management.spi.JPPFDriverMBeanProvider;</text:p>
      <text:p text:style-name="Code_20_block"/>
      <text:p text:style-name="P201">// AvailableProcessors MBean provider implementation</text:p>
      <text:p text:style-name="Code_20_block">public class AvailableProcessorsMBeanProvider implements <text:span text:style-name="T1">JPPFDriverMBeanProvider </text:span>{</text:p>
      <text:p text:style-name="Code_20_block"><text:s text:c="2"/><text:span text:style-name="T31">// return the fully qualified name of the MBean interface defined by this provider</text:span></text:p>
      <text:p text:style-name="Code_20_block"><text:s text:c="2"/>public String getMBeanInterfaceName() {</text:p>
      <text:p text:style-name="Code_20_block"><text:s text:c="4"/>return "org.jppf.example.mbean.AvailableProcessorsMBean";</text:p>
      <text:p text:style-name="Code_20_block"><text:s text:c="2"/>}</text:p>
      <text:p text:style-name="Code_20_block"/>
      <text:p text:style-name="Code_20_block"><text:s text:c="2"/><text:span text:style-name="T31">// create a concrete MBean instance</text:span></text:p>
      <text:p text:style-name="Code_20_block"><text:s text:c="2"/><text:span text:style-name="T1">public Object createMBean() </text:span>{</text:p>
      <text:p text:style-name="Code_20_block"><text:s text:c="4"/>return new AvailableProcessors();</text:p>
      <text:p text:style-name="Code_20_block"><text:s text:c="2"/>}</text:p>
      <text:p text:style-name="Code_20_block"><text:soft-page-break/></text:p>
      <text:p text:style-name="Code_20_block"><text:s text:c="2"/><text:span text:style-name="T31">// return the object name of the specified MBean</text:span></text:p>
      <text:p text:style-name="Code_20_block"><text:s text:c="2"/>public String getMBeanName() {</text:p>
      <text:p text:style-name="Code_20_block"><text:s text:c="4"/>return "org.jppf.example.mbean:name=AvailableProcessors,<text:span text:style-name="T1">type=driver</text:span>";</text:p>
      <text:p text:style-name="Code_20_block"><text:s text:c="2"/>}</text:p>
      <text:p text:style-name="Code_20_block">}</text:p>
      <text:p text:style-name="Standard"/>
      <text:p text:style-name="Standard">This looks almost exactly the same as for the node MBean provider, except for the following differences:</text:p>
      <text:p text:style-name="Standard"/>
      <text:list xml:id="list74903133359302" text:continue-list="list7398444398782414792" text:style-name="List_20_1">
        <text:list-item>
          <text:p text:style-name="P310">the implemented interface is <text:span text:style-name="Code_20_char">JPPFDriverMbeanProvider</text:span>, and its <text:span text:style-name="Code_20_char">createMBean()</text:span> method takes no parameter</text:p>
        </text:list-item>
        <text:list-item>
          <text:p text:style-name="P310">we gave a different object name to our MBean: “<text:span text:style-name="Code_20_char">…,</text:span><text:span text:style-name="Code_20_char"><text:span text:style-name="T1">type=driver</text:span></text:span>”</text:p>
        </text:list-item>
        <text:list-item>
          <text:p text:style-name="P310">we created the MBean provider in a different package named <text:span text:style-name="Code_20_char">org.jppf.example.mbean.driver.spi</text:span>.</text:p>
        </text:list-item>
      </text:list>
      <text:p text:style-name="Standard"/>
      <text:p text:style-name="P19">Step 3: create the service definition file</text:p>
      <text:p text:style-name="P23"/>
      <text:p text:style-name="P1">If it doesn't already exist, we create, in the source folder, a subfolder named <text:span text:style-name="Code_20_char">META-INF/services</text:span>. In this folder, we will create a file named <text:span text:style-name="Code_20_char">org.jppf.management.spi.JPPFDriverMBeanProvider</text:span>, and open it in a text editor. In the editor, we add a single line containing the fully qualified name of our MBean provider class:</text:p>
      <text:p text:style-name="P23"/>
      <text:p text:style-name="Code_20_block"><text:s text:c="2"/>org.jppf.example.mbean.driver.spi.AvailableProcessorsMBeanProvider</text:p>
      <text:p text:style-name="P24"/>
      <text:p text:style-name="P19">Step 4: deploy the MBean</text:p>
      <text:p text:style-name="P23"/>
      <text:p text:style-name="P1">Now we just create a jar that contains all the artifacts we have created: MBean interface, MBean implementation and MBean provider class files, along with the <text:span text:style-name="Code_20_char">META-INF/services</text:span> folder, and add it to the class path of the server.</text:p>
      <text:p text:style-name="P1"/>
      <text:p text:style-name="P19">Step 5: using the MBean</text:p>
      <text:p text:style-name="P23"/>
      <text:p text:style-name="P23">We can write the following simple class to test our new server custom MBean:</text:p>
      <text:p text:style-name="P24"/>
      <text:p text:style-name="Code_20_block">package org.jppf.example.driver.test;</text:p>
      <text:p text:style-name="Code_20_block">import org.jppf.management.JMXDriverConnectionWrapper;</text:p>
      <text:p text:style-name="Code_20_block"/>
      <text:p text:style-name="P201">// simple class to test a custom node MBean</text:p>
      <text:p text:style-name="Code_20_block">public class AvailableProcessorsMBeanTest {</text:p>
      <text:p text:style-name="Code_20_block"><text:s text:c="2"/>public static void main(String...args) throws Exception {</text:p>
      <text:p text:style-name="Code_20_block"><text:s text:c="4"/><text:span text:style-name="T31">// we assume the server is running on localhost and uses the management port 11198</text:span></text:p>
      <text:p text:style-name="P273"><text:s text:c="4"/>JMXDriverConnectionWrapper wrapper = </text:p>
      <text:p text:style-name="P273"><text:s text:c="6"/>new JMXDriverConnectionWrapper("localhost", 11198);</text:p>
      <text:p text:style-name="Code_20_block"><text:s text:c="4"/>wrapper.connectAndWait(5000L);</text:p>
      <text:p text:style-name="Code_20_block"><text:s text:c="4"/><text:span text:style-name="T31">// query the node for the available processors</text:span></text:p>
      <text:p text:style-name="Code_20_block"><text:s text:c="4"/>int n = (Integer) wrapper.invoke(</text:p>
      <text:p text:style-name="Code_20_block"><text:s text:c="6"/>"<text:span text:style-name="T1">org.jppf.example.mbean:name=AvailableProcessors,type=driver</text:span>",</text:p>
      <text:p text:style-name="Code_20_block"><text:s text:c="6"/>"<text:span text:style-name="T1">queryAvailableProcessors</text:span>", (Object[]) null, (String[]) null);</text:p>
      <text:p text:style-name="Code_20_block"><text:s text:c="4"/>System.out.println("The server has " + n + " available processors");</text:p>
      <text:p text:style-name="Code_20_block"><text:s text:c="2"/>}</text:p>
      <text:p text:style-name="Code_20_block">}</text:p>
      <text:p text:style-name="Standard"/>
      <text:list xml:id="list74902386409537" text:continue-list="list74903453220292" text:style-name="Outline">
        <text:list-item>
          <text:list>
            <text:list-item>
              <text:list>
                <text:list-item>
                  <text:h text:style-name="P332" text:outline-level="3"><text:span text:style-name="T132">S</text:span>tartup classes</text:h>
                </text:list-item>
              </text:list>
            </text:list-item>
          </text:list>
        </text:list-item>
      </text:list>
      <text:p text:style-name="P26">Startup classes allow a piece of code to be executed at startup time of a node or server. They can be used for many purposes, including initialization of resources such as database connections, JMS queues, cache frameworks, authentication, etc ... They permit the creation of any object within the same JVM as the JPPF component they run in.</text:p>
      <text:p text:style-name="P26"/>
      <text:p text:style-name="P26">Startup classes are defined using the Service Provider Interface. The general workflow to create a custom startup class is as follows:</text:p>
      <text:p text:style-name="P26"/>
      <text:p text:style-name="P26">step 1: create a class implementing the startup class provider interface</text:p>
      <text:p text:style-name="P1">step 2: add or update the corresponding service definition file in the <text:span text:style-name="Code_20_char">META-INF/services</text:span> folder</text:p>
      <text:p text:style-name="P1">step 3: create a jar file containing the above elements and deploy it in the node or server class path</text:p>
      <text:p text:style-name="P26"/>
      <text:p text:style-name="P26">This mechanism relies on the following rules:</text:p>
      <text:p text:style-name="P26"/>
      <text:list xml:id="list74902560603519" text:continue-list="list74902547943306" text:style-name="List_20_2">
        <text:list-item>
          <text:p text:style-name="P309">the provider interface for a node or server startup class extends the interface <text:a xlink:type="simple" xlink:href="http://www.jppf.org/javadoc/6.0/index.html?org/jppf/startup/JPPFStartup.html" text:style-name="Internet_20_link" text:visited-style-name="Visited_20_Internet_20_Link"><text:span text:style-name="Code_20_char">JPPFStartup</text:span></text:a>, which itself extends <text:a xlink:type="simple" xlink:href="http://docs.oracle.com/javase/7/docs/api/index.html?java/lang/Runnable.html" text:style-name="Internet_20_link" text:visited-style-name="Visited_20_Internet_20_Link"><text:span text:style-name="Code_20_char">java.lang.Runnable</text:span></text:a>. Thus, writing a startup class consists essentially in writing code in the <text:span text:style-name="Code_20_char">run()</text:span> method.</text:p>
        </text:list-item>
        <text:list-item>
          <text:p text:style-name="P309">the provider interface implementation must have a no-arg constructor</text:p>
        </text:list-item>
        <text:list-item>
          <text:p text:style-name="P309">startup classes are instantiated and run just after the JPPF and custom MBeans have been initialized. This allows a startup class to subscribe to any notifications that an MBean may emit.</text:p>
        </text:list-item>
      </text:list>
      <text:p text:style-name="P26"/>
      <text:p text:style-name="Note_5f_Tip"><text:span text:style-name="T71">Related sample</text:span>: “Startup Classes” sample in the JPPF samples pack.</text:p>
      <text:list xml:id="list74902714582666" text:continue-list="list74902386409537" text:style-name="Outline">
        <text:list-item>
          <text:list>
            <text:list-item>
              <text:list>
                <text:list-item>
                  <text:list>
                    <text:list-item>
                      <text:h text:style-name="Heading_20_4" text:outline-level="4">Node startup classes</text:h>
                    </text:list-item>
                  </text:list>
                </text:list-item>
              </text:list>
            </text:list-item>
          </text:list>
        </text:list-item>
      </text:list>
      <text:p text:style-name="P18">Step 1: implement the node startup class provider interface</text:p>
      <text:p text:style-name="P1"/>
      <text:p text:style-name="P1">To make our startup class pluggable to the nodes, it must be recognized as a corresponding service instance. To this effect, we will create an implementation of the interface <text:a xlink:type="simple" xlink:href="http://www.jppf.org/javadoc/6.0/index.html?org/jppf/startup/JPPFNodeStartupSPI.html" text:style-name="Internet_20_link" text:visited-style-name="Visited_20_Internet_20_Link"><text:span text:style-name="Code_20_char">JPPFNodeStartupSPI</text:span></text:a>, which will provide the node with enough information to create and run the startup class. This interface is defined as follows:</text:p>
      <text:p text:style-name="P26"/>
      <text:p text:style-name="Code_20_block"><text:s text:c="2"/>public interface JPPFNodeStartupSPI extends JPPFStartup { }</text:p>
      <text:p text:style-name="P26"/>
      <text:p text:style-name="P26">As we can see, this is just a marker interface, used to distinguish between node startup classes and server startup classes. As an example, we will create an implementation that simply prints a message when the node starts:</text:p>
      <text:p text:style-name="P26"/>
      <text:p text:style-name="Code_20_block">package org.jppf.example.startup.node;</text:p>
      <text:p text:style-name="Code_20_block"/>
      <text:p text:style-name="Code_20_block">import org.jppf.startup.JPPFNodeStartupSPI;</text:p>
      <text:p text:style-name="Code_20_block"/>
      <text:p text:style-name="P201">// This is a test of a node startup class</text:p>
      <text:p text:style-name="Code_20_block">public class TestNodeStartup implements JPPFNodeStartupSPI {</text:p>
      <text:p text:style-name="Code_20_block"><text:s text:c="2"/>public void run() {</text:p>
      <text:p text:style-name="Code_20_block"><text:s text:c="4"/>System.out.println("I'm a node startup class");</text:p>
      <text:p text:style-name="Code_20_block"><text:s text:c="2"/>}</text:p>
      <text:p text:style-name="Code_20_block">}</text:p>
      <text:p text:style-name="P26"/>
      <text:p text:style-name="P19">Step 2: create the service definition file</text:p>
      <text:p text:style-name="P23"/>
      <text:p text:style-name="P1">If it doesn't already exist, we create, in the source folder, a subfolder named <text:span text:style-name="Code_20_char">META-INF/services</text:span>. In this folder, we will create a file named <text:span text:style-name="Code_20_char">org.jppf.startup.JPPFNodeStartupSPI</text:span>, and open it in a text editor. In the editor, we add a single line containing the fully qualified name of our startup class:</text:p>
      <text:p text:style-name="P23"/>
      <text:p text:style-name="Code_20_block"><text:s text:c="2"/>org.jppf.example.startup.node.TestNodeStartup</text:p>
      <text:p text:style-name="P24"/>
      <text:p text:style-name="P19">Step 3: deploy the startup class</text:p>
      <text:p text:style-name="P23"/>
      <text:p text:style-name="P1">Now we just create a jar that contains all the artifacts we have created: JPPF node startup provider class , along with the <text:span text:style-name="Code_20_char">META-INF/services</text:span> folder, and add it to the class path of either the server, if we want all nodes attached to the server to use the startup class, or of the node, if we only want one node to use it.</text:p>
      <text:p text:style-name="P1"/>
      <text:p text:style-name="P1"><text:span text:style-name="T71">Important note</text:span>: <text:span text:style-name="T15">when a node startup class is deployed on the server, the objects it creates (for instance as singletons) can be reused from within the tasks executed by the node</text:span>.</text:p>
      <text:p text:style-name="P1"/>
      <text:list xml:id="list74902514556963" text:continue-numbering="true" text:style-name="Outline">
        <text:list-item>
          <text:list>
            <text:list-item>
              <text:list>
                <text:list-item>
                  <text:list>
                    <text:list-item>
                      <text:h text:style-name="P339" text:outline-level="4">Server startup classes</text:h>
                    </text:list-item>
                  </text:list>
                </text:list-item>
              </text:list>
            </text:list-item>
          </text:list>
        </text:list-item>
      </text:list>
      <text:p text:style-name="P18">Step 1: implement the server startup class provider interface</text:p>
      <text:p text:style-name="P1"/>
      <text:p text:style-name="P1">In the same way as for a node startup class, we need to implement the interface <text:a xlink:type="simple" xlink:href="http://www.jppf.org/javadoc/6.0/index.html?org/jppf/startup/JPPFDriverStartupSPI.html" text:style-name="Internet_20_link" text:visited-style-name="Visited_20_Internet_20_Link">JPPFDriverStartupSPI</text:a>, defined as follows:</text:p>
      <text:p text:style-name="P26"/>
      <text:p text:style-name="Code_20_block"><text:s text:c="2"/>public interface JPPFDriverStartupSPI extends JPPFStartup { }</text:p>
      <text:p text:style-name="P26"/>
      <text:p text:style-name="P26">As an example, we will create an implementation that simply prints a message when the server starts:</text:p>
      <text:p text:style-name="P26"/>
      <text:p text:style-name="Code_20_block">package org.jppf.example.startup.driver;</text:p>
      <text:p text:style-name="Code_20_block"/>
      <text:p text:style-name="Code_20_block">import org.jppf.startup.JPPFNodeStartupSPI;</text:p>
      <text:p text:style-name="Code_20_block"/>
      <text:p text:style-name="P201">// This is a test of a server startup class</text:p>
      <text:p text:style-name="Code_20_block">public class TestDriverStartup implements JPPFDriverStartupSPI {</text:p>
      <text:p text:style-name="Code_20_block"><text:s text:c="2"/>public void run() {</text:p>
      <text:p text:style-name="Code_20_block"><text:s text:c="4"/>System.out.println("I'm a server startup class");</text:p>
      <text:p text:style-name="Code_20_block"><text:s text:c="2"/>}</text:p>
      <text:p text:style-name="Code_20_block">}</text:p>
      <text:p text:style-name="P26"/>
      <text:p text:style-name="P19">Step 2: create the service definition file</text:p>
      <text:p text:style-name="P23"/>
      <text:p text:style-name="P1">If it doesn't already exist, we create, in the source folder, a subfolder named <text:span text:style-name="Code_20_char">META-INF/services</text:span>. In this folder, we will create a file named <text:span text:style-name="Code_20_char">org.jppf.startup.JPPFDriverStartupSPI</text:span>, and open it in a text editor. In the editor, we add a single line containing the fully qualified name of our startup class:</text:p>
      <text:p text:style-name="P23"/>
      <text:p text:style-name="Code_20_block"><text:s text:c="2"/>org.jppf.example.startup.driver.TestDriverStartup</text:p>
      <text:p text:style-name="P24"/>
      <text:p text:style-name="P19">Step 3: deploy the startup class</text:p>
      <text:p text:style-name="P23"/>
      <text:p text:style-name="P1">Now we just create a jar that contains the JPPF server startup provider class , along with the <text:span text:style-name="Code_20_char">META-INF/services</text:span> folder, and add it to the class path of the server.</text:p>
      <text:p text:style-name="P1"/>
      <text:p text:style-name="P1"/>
      <text:list xml:id="list74902452653261" text:continue-numbering="true" text:style-name="Outline">
        <text:list-item>
          <text:list>
            <text:list-item>
              <text:list>
                <text:list-item>
                  <text:h text:style-name="P332" text:outline-level="3">Pluggable MBeanServer<text:span text:style-name="T198">F</text:span>orwarder</text:h>
                </text:list-item>
              </text:list>
            </text:list-item>
          </text:list>
        </text:list-item>
      </text:list>
      <text:p text:style-name="P151">JPPF provides the ability to set an <text:a xlink:type="simple" xlink:href="https://docs.oracle.com/javase/7/docs/api/index.html?javax/management/remote/MBeanServerForwarder.html" text:style-name="Internet_20_link" text:visited-style-name="Visited_20_Internet_20_Link">MBeanServerForwarder</text:a> on all JMX remote servers created by the drivers and nodes. This can be used, for example, to implement an authorization mechanism that will grant or deny access to operations on the MBeans.</text:p>
      <text:p text:style-name="P151"/>
      <text:p text:style-name="P152">A forwarder implements <text:span text:style-name="T199">the </text:span><text:a xlink:type="simple" xlink:href="https://docs.oracle.com/javase/7/docs/api/index.html?javax/management/remote/MBeanServerForwarder.html" text:style-name="Internet_20_link" text:visited-style-name="Visited_20_Internet_20_Link"><text:span text:style-name="T199">MBeanServerForwarder</text:span></text:a> <text:span text:style-name="T199">interface and </text:span>is declared in a driver<text:span text:style-name="T199">'s</text:span> or node<text:span text:style-name="T199">'s</text:span> configuration file as follows:</text:p>
      <text:p text:style-name="P152"/>
      <text:p text:style-name="Code_20_block">jppf.management.server.forwarder = my.forwarder.Implementation param1 ... paramN</text:p>
      <text:p text:style-name="P153"/>
      <text:p text:style-name="P153">The value of the property is a set of space-separated strings, where the first string is the fully qualified class name of an implementation of <text:span text:style-name="Code_20_char">MBeanServerForwarder</text:span>, and the remaining strings are option<text:span text:style-name="T201">al</text:span> parameters passed on to the forwarder at construction time.</text:p>
      <text:p text:style-name="P153"/>
      <text:p text:style-name="P153">For the parameters to be passed on, the forwarder must also implement either of:</text:p>
      <text:p text:style-name="P153"/>
      <text:list xml:id="list74903339847225" text:continue-list="list74902560603519" text:style-name="List_20_2">
        <text:list-item>
          <text:p text:style-name="P311">a constructor that takes a <text:span text:style-name="Code_20_char">String[]</text:span> argument</text:p>
        </text:list-item>
        <text:list-item>
          <text:p text:style-name="P311">a <text:span text:style-name="Code_20_char">setParameters(String[])</text:span> method</text:p>
        </text:list-item>
      </text:list>
      <text:p text:style-name="P153"/>
      <text:p text:style-name="P154">If both are implemented, then only the constructor will be used. <text:span text:style-name="T202">If none is implemented, then no parameter will be passed, even if they are declared in the configuration. Additionally, a no-arg constructor is then expected.</text:span></text:p>
      <text:p text:style-name="P153"/>
      <text:p text:style-name="P155">In practice, it may be more convenient to extend the class <text:a xlink:type="simple" xlink:href="http://www.jppf.org/javadoc/6.0/index.html?org/jppf/management/MBeanServerForwarderAdapter.html" text:style-name="Internet_20_link" text:visited-style-name="Visited_20_Internet_20_Link">MBeanServerForwarderAdapter</text:a>, which implements all the methods of the <text:a xlink:type="simple" xlink:href="https://docs.oracle.com/javase/7/docs/api/index.html?javax/management/remote/MBeanServerForwarder.html" text:style-name="Internet_20_link" text:visited-style-name="Visited_20_Internet_20_Link"><text:span text:style-name="T198">MBeanServerForwarder</text:span></text:a> interface and merely delegates to the underlying MBeanServer if it has been set. It also provides a getter and setter for the par<text:span text:style-name="T200">a</text:span>m<text:span text:style-name="T200">e</text:span>ters, so you don't have to implement a <text:span text:style-name="Code_20_char"><text:span text:style-name="T199">setParameters(String[])</text:span></text:span> method either:</text:p>
      <text:p text:style-name="P155"/>
      <text:p text:style-name="Code_20_block">public class MBeanServerForwarderAdapter implements MBeanServerForwarder {</text:p>
      <text:p text:style-name="Code_20_block"><text:s text:c="2"/><text:span text:style-name="T31">// Set the parameters defined in the configuration, if any</text:span></text:p>
      <text:p text:style-name="Code_20_block"><text:s text:c="2"/>public void setParameters(final String[] parameters)</text:p>
      <text:p text:style-name="Code_20_block"/>
      <text:p text:style-name="Code_20_block"><text:s text:c="2"/><text:span text:style-name="T31">// Get the parameters defined in the configuration, if any</text:span></text:p>
      <text:p text:style-name="Code_20_block"><text:s text:c="2"/>public String[] getParameters()</text:p>
      <text:p text:style-name="Code_20_block"/>
      <text:p text:style-name="Code_20_block"><text:s text:c="2"/><text:span text:style-name="T31">// ... methods from the MBeanServerForwarder interface ...</text:span></text:p>
      <text:p text:style-name="Code_20_block">}</text:p>
      <text:p text:style-name="P155"/>
      <text:p text:style-name="P156"><text:span text:style-name="T1">Note</text:span>: <text:span text:style-name="T15">each JMX server created in a driver or node has a distinct </text:span><text:span text:style-name="Code_20_char"><text:span text:style-name="T18">MBeanServerForwarder</text:span></text:span><text:span text:style-name="T18"> </text:span><text:span text:style-name="T15">instance.</text:span></text:p>
      <text:p text:style-name="P155"/>
      <text:p text:style-name="P156">To get access to a configured <text:a xlink:type="simple" xlink:href="https://docs.oracle.com/javase/7/docs/api/index.html?javax/management/remote/MBeanServerForwarder.html" text:style-name="Internet_20_link" text:visited-style-name="Visited_20_Internet_20_Link"><text:span text:style-name="T198">MBeanServerForwarder</text:span></text:a>, you first need to access the <text:a xlink:type="simple" xlink:href="http://www.jppf.org/javadoc/6.0/index.html?org/jppf/management/JMXServer.html" text:style-name="Internet_20_link" text:visited-style-name="Visited_20_Internet_20_Link">JMXServer</text:a> that encloses it:</text:p>
      <text:p text:style-name="P156"/>
      <text:list xml:id="list74903409182101" text:continue-numbering="true" text:style-name="List_20_2">
        <text:list-item>
          <text:p text:style-name="P312">in a driver, use <text:a xlink:type="simple" xlink:href="http://www.jppf.org/javadoc/6.0/index.html?org/jppf/server/JPPFDriver.html" text:style-name="Internet_20_link" text:visited-style-name="Visited_20_Internet_20_Link">JPPFDriver</text:a>.getInstance().<text:a xlink:type="simple" xlink:href="http://www.jppf.org/javadoc/6.0/org/jppf/server/JPPFDriver.html#getJMXServer(boolean)" text:style-name="Internet_20_link" text:visited-style-name="Visited_20_Internet_20_Link">getJMXServer(boolean secure)</text:a></text:p>
        </text:list-item>
        <text:list-item>
          <text:p text:style-name="P298"><text:span text:style-name="T200">in a node, obtain a reference to the </text:span><text:a xlink:type="simple" xlink:href="http://www.jppf.org/javadoc/6.0/index.html?org/jppf/node/Node.html" text:style-name="Internet_20_link" text:visited-style-name="Visited_20_Internet_20_Link"><text:span text:style-name="T200">Node</text:span></text:a><text:span text:style-name="T200">, then use Node.</text:span><text:a xlink:type="simple" xlink:href="http://www.jppf.org/javadoc/6.0/org/jppf/node/Node.html#getJmxServer()" text:style-name="Internet_20_link" text:visited-style-name="Visited_20_Internet_20_Link"><text:span text:style-name="T200">getJmxServer()</text:span></text:a></text:p>
        </text:list-item>
      </text:list>
      <text:p text:style-name="P156"/>
      <text:p text:style-name="P150"/>
      <text:list xml:id="list74902557042945" text:continue-list="list74902452653261" text:style-name="Outline">
        <text:list-item>
          <text:list>
            <text:list-item>
              <text:h text:style-name="P330" text:outline-level="2">Drivers</text:h>
              <text:list>
                <text:list-item>
                  <text:h text:style-name="Heading_20_3" text:outline-level="3">Creating a custom load-balancer</text:h>
                </text:list-item>
              </text:list>
            </text:list-item>
          </text:list>
        </text:list-item>
      </text:list>
      <text:p text:style-name="Note_5f_Tip"><text:span text:style-name="T71">Related sample</text:span>: “<text:a xlink:type="simple" xlink:href="http://www.jppf.org/samples-pack/CustomLoadBalancer/Readme.php" text:style-name="Internet_20_link" text:visited-style-name="Visited_20_Internet_20_Link">CustomLoadBalancer</text:a>” in the JPPF samples pack.</text:p>
      <text:list xml:id="list74902545520810" text:continue-numbering="true" text:style-name="Outline">
        <text:list-item>
          <text:list>
            <text:list-item>
              <text:list>
                <text:list-item>
                  <text:list>
                    <text:list-item>
                      <text:h text:style-name="Heading_20_4" text:outline-level="4">Overview of JPPF load-balancing</text:h>
                    </text:list-item>
                  </text:list>
                </text:list-item>
              </text:list>
            </text:list-item>
          </text:list>
        </text:list-item>
      </text:list>
      <text:p text:style-name="P1">Load-balancing in JPPF relates to the way jobs are split into sub-jobs and how these sub-jobs are disptached to the nodes for execution in parallel. Each sub-job contains a distinct subset of the tasks in the original job.</text:p>
      <text:p text:style-name="P1"/>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 In short: it is about computing the optimal bundle size for each node.</text:p>
      <text:p text:style-name="P1"/>
      <text:p text:style-name="P1">Each load-balancing algorithm is encapsulated within a class implementing the interface <text:a xlink:type="simple" xlink:href="http://www.jppf.org/javadoc/6.0/index.html?org/jppf/load/balancer/Bundler.html" text:style-name="Internet_20_link" text:visited-style-name="Visited_20_Internet_20_Link"><text:span text:style-name="Code_20_char">Bundler</text:span></text:a>, defined as follows:</text:p>
      <text:p text:style-name="Standard"/>
      <text:p text:style-name="Code_20_block">public interface Bundler {</text:p>
      <text:p text:style-name="Code_20_block"><text:s text:c="2"/><text:span text:style-name="T31">// Get the latest computed bundle size</text:span></text:p>
      <text:p text:style-name="Code_20_block"><text:s text:c="2"/>public int getBundleSize();</text:p>
      <text:p text:style-name="Code_20_block"/>
      <text:p text:style-name="Code_20_block"><text:s text:c="2"/><text:span text:style-name="T31">// Feed the bundler with the latest execution result for the corresponding node</text:span></text:p>
      <text:p text:style-name="Code_20_block"><text:s text:c="2"/>public void feedback(int nbTasks, double totalTime);</text:p>
      <text:p text:style-name="Code_20_block"/>
      <text:p text:style-name="Code_20_block"><text:s text:c="2"/><text:span text:style-name="T31">// Make a copy of this bundler</text:span></text:p>
      <text:p text:style-name="Code_20_block"><text:s text:c="2"/>public Bundler copy();</text:p>
      <text:p text:style-name="Code_20_block"/>
      <text:p text:style-name="Code_20_block"><text:s text:c="2"/><text:span text:style-name="T31">// Get the timestamp at which this bundler was created</text:span></text:p>
      <text:p text:style-name="Code_20_block"><text:s text:c="2"/>public long getTimestamp();</text:p>
      <text:p text:style-name="Code_20_block"/>
      <text:p text:style-name="Code_20_block"><text:s text:c="2"/><text:span text:style-name="T31">// Release the resources used by this bundler</text:span></text:p>
      <text:p text:style-name="Code_20_block"><text:s text:c="2"/>public void dispose();</text:p>
      <text:p text:style-name="Code_20_block"/>
      <text:p text:style-name="Code_20_block"><text:s text:c="2"/><text:span text:style-name="T31">// Perform context-independant initializations</text:span></text:p>
      <text:p text:style-name="Code_20_block"><text:s text:c="2"/>public void setup();</text:p>
      <text:p text:style-name="Code_20_block"/>
      <text:p text:style-name="Code_20_block"><text:s text:c="2"/><text:span text:style-name="T31">// Get the parameters profile used by this load-balancer</text:span></text:p>
      <text:p text:style-name="Code_20_block"><text:s text:c="2"/>public LoadBalancingProfile getProfile();</text:p>
      <text:p text:style-name="Code_20_block">}</text:p>
      <text:p text:style-name="Standard"/>
      <text:p text:style-name="P1">In practice, it will be more convenient to extend the abstract class <text:a xlink:type="simple" xlink:href="http://www.jppf.org/javadoc/6.0/index.html?org/jppf/load/balancer/AbstractBundler.html" text:style-name="Internet_20_link" text:visited-style-name="Visited_20_Internet_20_Link"><text:span text:style-name="Code_20_char">AbstractBundler</text:span></text:a>, which provides a default implementation for each method of the interface.</text:p>
      <text:p text:style-name="Standard"/>
      <text:p text:style-name="P1">The load balancing in JPPF is feedback-driven. The server will create a <text:span text:style-name="Code_20_char">Bundler</text:span> instance for each node that is attached to it. When a set of tasks returns from a node after execution, the server will call the bundler's <text:span text:style-name="Code_20_char">feedback()</text:span> method so the bundler can recompute the bundle size with up-to-date data. Whether each bundler computes the bundle size independantly from the other bundlers is entirely up to the implementor. Some of the JPPF built-in algorithms do perform independent computations, others don't.</text:p>
      <text:p text:style-name="Standard"/>
      <text:p text:style-name="Standard">A bundler's life cycle is as follows:</text:p>
      <text:p text:style-name="Standard"/>
      <text:list xml:id="list74903714683016" text:continue-list="list74903409182101" text:style-name="List_20_2">
        <text:list-item>
          <text:p text:style-name="P296">when the server starts up, it creates a bundler instance based on the load-balancing algorithm specified in the configuration file</text:p>
        </text:list-item>
        <text:list-item>
          <text:p text:style-name="P296">each time a node connects to the server, the server will make a copy of the initial bundler, using the <text:span text:style-name="Code_20_char">copy()</text:span> method, call the <text:span text:style-name="Code_20_char">setup()</text:span> method, and assign the new bundler to the node</text:p>
        </text:list-item>
        <text:list-item>
          <text:p text:style-name="P296">when a node is disconnected, the server will call the <text:span text:style-name="Code_20_char">dispose()</text:span> method on the corresponding bundler, then discard it</text:p>
        </text:list-item>
        <text:list-item>
          <text:p text:style-name="P296">when the load balancing settings are changed using the management APIs or the administration console, the server will create a new initial Bundler instance, based on the new parameters. Then, each time the server needs to provide feedback data from a node, the server will compare the creation timestamps of the initial bundler and of the node's bundler. If the server determines that the node's bundler is older, it will replace it with a copy of the initial bundler, using the <text:span text:style-name="Code_20_char">copy()</text:span> method and after calling the <text:span text:style-name="Code_20_char">setup()</text:span> method on the new bundler</text:p>
        </text:list-item>
      </text:list>
      <text:p text:style-name="P1"/>
      <text:p text:style-name="P1">Each bundler has an associated load balancing profile, which encapsulates the parameters of the algorithm. These parameters can be read from the JPPF configuration file, or from any other source. Using a profile is not mandatory, in <text:soft-page-break/>this case you can just have the <text:span text:style-name="Code_20_char">getProfile()</text:span> method return a <text:span text:style-name="Code_20_char">null</text:span> value.</text:p>
      <text:p text:style-name="P1"/>
      <text:p text:style-name="P1">In the following sections, we will see in details how to implement a custom load-balancing algorithm, deploy it, and plug it into the JPPF server. We will do this by example, using the built-in “Fixed Size” algorithm, which is simple enough for our purpose.</text:p>
      <text:p text:style-name="P1"/>
      <text:p text:style-name="Note_5f_Tip"><text:span text:style-name="T71">Note </text:span><text:span text:style-name="T72">1</text:span>: <text:span text:style-name="T15">all JPPF built-in load balancing algorithms are implemented and plugged-in as custom algorithms</text:span></text:p>
      <text:p text:style-name="Note_5f_Tip"><text:span text:style-name="T71">Note 2</text:span>: <text:span text:style-name="T15">for a fully detailed explanation of how load balancers work in JPPF, please read the </text:span><text:a xlink:type="simple" xlink:href="http://www.jppf.org/doc/6.0/index.php?title=Load_Balancing" text:style-name="Internet_20_link" text:visited-style-name="Visited_20_Internet_20_Link"><text:span text:style-name="T1">Load Balancing</text:span></text:a><text:span text:style-name="T15"> section</text:span>.</text:p>
      <text:list xml:id="list74903119245254" text:continue-list="list74902545520810" text:style-name="Outline">
        <text:list-item>
          <text:list>
            <text:list-item>
              <text:list>
                <text:list-item>
                  <text:list>
                    <text:list-item>
                      <text:h text:style-name="Heading_20_4" text:outline-level="4">Implementing the algorithm and its profile</text:h>
                    </text:list-item>
                  </text:list>
                </text:list-item>
              </text:list>
            </text:list-item>
          </text:list>
        </text:list-item>
      </text:list>
      <text:p text:style-name="P1">First let's implement our parameters profile. To this effect, we implement the interface <text:a xlink:type="simple" xlink:href="http://www.jppf.org/javadoc/6.0/index.html?org/jppf/load/balancer/LoadBalancingProfile.html" text:style-name="Internet_20_link" text:visited-style-name="Visited_20_Internet_20_Link"><text:span text:style-name="Code_20_char">LoadBalancingProfile</text:span></text:a>:</text:p>
      <text:p text:style-name="P1"/>
      <text:p text:style-name="Code_20_block">public interface LoadBalancingProfile extends Serializable {</text:p>
      <text:p text:style-name="Code_20_block"><text:s text:c="2"/><text:span text:style-name="T31">// Make a copy of this profile</text:span></text:p>
      <text:p text:style-name="Code_20_block"><text:s text:c="2"/>public LoadBalancingProfile copy();</text:p>
      <text:p text:style-name="Code_20_block">}</text:p>
      <text:p text:style-name="P1"/>
      <text:p text:style-name="P1">As we can see, this interface has a single method that creates a copy of a profile. Now let's see how it is implemented in the <text:a xlink:type="simple" xlink:href="http://www.jppf.org/javadoc/6.0/index.html?org/jppf/server/scheduler/bundle/fixedsize/FixedSizeProfile.html" text:style-name="Internet_20_link" text:visited-style-name="Visited_20_Internet_20_Link"><text:span text:style-name="Code_20_char">FixedSizeProfile</text:span></text:a> class:</text:p>
      <text:p text:style-name="P1"/>
      <text:p text:style-name="P201">// Profile for the fixed bundle size load-balancing algorithm</text:p>
      <text:p text:style-name="Code_20_block">public class FixedSizeProfile implements LoadBalancingProfile {</text:p>
      <text:p text:style-name="Code_20_block"><text:s text:c="2"/><text:span text:style-name="T31">// The bundle size</text:span></text:p>
      <text:p text:style-name="Code_20_block"><text:s text:c="2"/>private int size = 1;</text:p>
      <text:p text:style-name="Code_20_block"/>
      <text:p text:style-name="Code_20_block"><text:s text:c="2"/><text:span text:style-name="T31">// Default constructor</text:span></text:p>
      <text:p text:style-name="Code_20_block"><text:s text:c="2"/>public FixedSizeProfile() {</text:p>
      <text:p text:style-name="Code_20_block"><text:s text:c="2"/>}</text:p>
      <text:p text:style-name="Code_20_block"/>
      <text:p text:style-name="Code_20_block"><text:s text:c="2"/><text:span text:style-name="T31">// Initialize this profile with values read from the specified configuration</text:span></text:p>
      <text:p text:style-name="Code_20_block"><text:s text:c="2"/>public FixedSizeProfile(TypedProperties config) {</text:p>
      <text:p text:style-name="Code_20_block"><text:s text:c="4"/>size = config.getInt("size", 1);</text:p>
      <text:p text:style-name="Code_20_block"><text:s text:c="2"/>}</text:p>
      <text:p text:style-name="Code_20_block"/>
      <text:p text:style-name="Code_20_block"><text:s text:c="2"/><text:span text:style-name="T31">// Make a copy of this profile</text:span></text:p>
      <text:p text:style-name="Code_20_block"><text:s text:c="2"/>public LoadBalancingProfile copy() {</text:p>
      <text:p text:style-name="Code_20_block"><text:s text:c="4"/>FixedSizeProfile other = new FixedSizeProfile();</text:p>
      <text:p text:style-name="Code_20_block"><text:s text:c="4"/>other.setSize(size);</text:p>
      <text:p text:style-name="Code_20_block"><text:s text:c="4"/>return other;</text:p>
      <text:p text:style-name="Code_20_block"><text:s text:c="2"/>}</text:p>
      <text:p text:style-name="Code_20_block"/>
      <text:p text:style-name="Code_20_block"><text:s text:c="2"/><text:span text:style-name="T31">// Get the bundle size</text:span></text:p>
      <text:p text:style-name="Code_20_block"><text:s text:c="2"/>public int getSize() {</text:p>
      <text:p text:style-name="Code_20_block"><text:s text:c="4"/>return size;</text:p>
      <text:p text:style-name="Code_20_block"><text:s text:c="2"/>}</text:p>
      <text:p text:style-name="Code_20_block"/>
      <text:p text:style-name="Code_20_block"><text:s text:c="2"/><text:span text:style-name="T31">// Set the bundle size</text:span></text:p>
      <text:p text:style-name="Code_20_block"><text:s text:c="2"/>public void setSize(int size) {</text:p>
      <text:p text:style-name="Code_20_block"><text:s text:c="4"/>this.size = size;</text:p>
      <text:p text:style-name="Code_20_block"><text:s text:c="2"/>}</text:p>
      <text:p text:style-name="Code_20_block">}</text:p>
      <text:p text:style-name="P1"/>
      <text:p text:style-name="P1">This implementation is fairly trivial, the only notable element being the constructor taking a <text:a xlink:type="simple" xlink:href="http://www.jppf.org/javadoc/6.0/index.html?org/jppf/utils/TypedProperties.html" text:style-name="Internet_20_link" text:visited-style-name="Visited_20_Internet_20_Link"><text:span text:style-name="Code_20_char">TypedProperties</text:span></text:a> parameter, which will allow us to read the size parameter from the JPPF configuration file.</text:p>
      <text:p text:style-name="P1"/>
      <text:p text:style-name="P1"/>
      <text:p text:style-name="P192">Now let's take a look at the algorithm implementation itself:</text:p>
      <text:p text:style-name="P1"/>
      <text:p text:style-name="Code_20_block">public class FixedSizeBundler extends AbstractBundler {</text:p>
      <text:p text:style-name="Code_20_block"><text:s text:c="2"/><text:span text:style-name="T31">// Initialize this bundler</text:span></text:p>
      <text:p text:style-name="Code_20_block"><text:s text:c="2"/>public FixedSizeBundler(LoadBalancingProfile profile) {</text:p>
      <text:p text:style-name="Code_20_block"><text:s text:c="4"/>super(profile);</text:p>
      <text:p text:style-name="Code_20_block"><text:s text:c="2"/>}</text:p>
      <text:p text:style-name="Code_20_block"/>
      <text:p text:style-name="Code_20_block"><text:s text:c="2"/><text:span text:style-name="T31">// This method always returns a statically assigned bundle size</text:span></text:p>
      <text:p text:style-name="Code_20_block"><text:s text:c="2"/>public int getBundleSize() {</text:p>
      <text:p text:style-name="Code_20_block"><text:s text:c="4"/>return ((FixedSizeProfile) profile).getSize();</text:p>
      <text:p text:style-name="Code_20_block"><text:s text:c="2"/>}</text:p>
      <text:p text:style-name="Code_20_block"/>
      <text:p text:style-name="Code_20_block"><text:s text:c="2"/><text:span text:style-name="T31">// Make a copy of this bundler</text:span></text:p>
      <text:p text:style-name="Code_20_block"><text:s text:c="2"/>public Bundler copy() {</text:p>
      <text:p text:style-name="Code_20_block"><text:s text:c="4"/>return new FixedSizeBundler(profile.copy());</text:p>
      <text:p text:style-name="Code_20_block"><text:s text:c="2"/>}</text:p>
      <text:p text:style-name="Code_20_block"/>
      <text:p text:style-name="Code_20_block"><text:s text:c="2"/><text:span text:style-name="T31">// Get the max bundle size that can be used for this bundler</text:span></text:p>
      <text:p text:style-name="Code_20_block"><text:s text:c="2"/>protected int maxSize() {</text:p>
      <text:p text:style-name="Code_20_block"><text:s text:c="4"/>return -1;</text:p>
      <text:p text:style-name="Code_20_block"><text:s text:c="2"/>}</text:p>
      <text:p text:style-name="Code_20_block">}</text:p>
      <text:p text:style-name="P1"/>
      <text:p text:style-name="P1">The first thing we can notice is that the <text:span text:style-name="Code_20_char">feedback()</text:span> method is not even implemented! This is due to the fact that our algorithm is independent from the context and involves no computation. Thus, we use the default implementation in <text:span text:style-name="Code_20_char">AbstractBundler</text:span>, which does nothing. This is visible in the <text:span text:style-name="Code_20_char">getBundleSize()</text:span> method, where we simply return the value provided in the parameters profile.</text:p>
      <text:p text:style-name="P1"/>
      <text:p text:style-name="P1">We also notice a new method named <text:span text:style-name="Code_20_char">maxSize()</text:span>. It returns a value representing the maximum bundle size that a bundler can use at a given time. The goal of this is to avoid that a node receives all or most of the tasks, while the other nodes would not receive anything and thus would have nothing to do. This method is declared in the abstract class <text:span text:style-name="Code_20_char">AbstractBundler</text:span> and doesn't have any default implementation, to avoid any tight coupling between the bundler and the environment in which it runs. This allows the bundler to be used outside of the JPPF server, as is done for instance in the JPPF client when local execution mode is used along with remote execution.</text:p>
      <text:p text:style-name="P1"/>
      <text:p text:style-name="P1">In the context of the server, we have found that an efficient value for <text:span text:style-name="Code_20_char">maxSize()</text:span> can be computed from the current maximum number of tasks among all the jobs in the server queue. This value is accessible by calling the method <text:a xlink:type="simple" xlink:href="http://www.jppf.org/javadoc/6.0/org/jppf/server/queue/JPPFQueue.html#getMaxBundleSize()" text:style-name="Internet_20_link" text:visited-style-name="Visited_20_Internet_20_Link"><text:span text:style-name="Code_20_char">JPPFQueue.getMaxBundleSize()</text:span></text:a>. We could then rewrite our maxSize() method as follows:</text:p>
      <text:p text:style-name="P1"/>
      <text:p text:style-name="Code_20_block">protected int maxSize() {</text:p>
      <text:p text:style-name="Code_20_block"><text:s text:c="2"/>return <text:span text:style-name="T1">JPPFDriver.getQueue().getMaxBundleSize() / 2</text:span>;</text:p>
      <text:p text:style-name="Code_20_block">}</text:p>
      <text:p text:style-name="P1"/>
      <text:p text:style-name="P1">The algorithm could then determine that a node should not receive more than half of that value (or 75% or any other function of it, whatever is deemed more efficient), so that other nodes will not be idle and the overall throughput will be optimized.</text:p>
      <text:p text:style-name="P1"/>
      <text:p text:style-name="Note_5f_Tip"><text:span text:style-name="T71">Tip</text:span>: <text:span text:style-name="T15">if your algorithm depends on the number of nodes, you can use a bundler instances count as a static variable in your implementation, and use the </text:span><text:span text:style-name="Code_20_char"><text:span text:style-name="T75">setup()</text:span></text:span><text:span text:style-name="T15"> and </text:span><text:span text:style-name="Code_20_char"><text:span text:style-name="T75">dispose()</text:span></text:span><text:span text:style-name="T15"> methods to increment and decrement the count as needed. For instance</text:span>:</text:p>
      <text:p text:style-name="P1"/>
      <text:p text:style-name="Code_20_block">private static AtomicInteger instanceCount = new AtomicInteger(0);</text:p>
      <text:p text:style-name="Code_20_block"/>
      <text:p text:style-name="Code_20_block">public void setup() {</text:p>
      <text:p text:style-name="Code_20_block"><text:s text:c="2"/>instanceCount.incrementAndGet();</text:p>
      <text:p text:style-name="Code_20_block">}</text:p>
      <text:p text:style-name="Code_20_block"/>
      <text:p text:style-name="Code_20_block">public void dispose() {</text:p>
      <text:p text:style-name="Code_20_block"><text:s text:c="2"/>instanceCount.decrementAndGet();</text:p>
      <text:p text:style-name="Code_20_block">}</text:p>
      <text:p text:style-name="Standard"/>
      <text:list xml:id="list74902777241401" text:continue-numbering="true" text:style-name="Outline">
        <text:list-item>
          <text:list>
            <text:list-item>
              <text:list>
                <text:list-item>
                  <text:list>
                    <text:list-item>
                      <text:h text:style-name="P339" text:outline-level="4">Implementing the bundler provider interface</text:h>
                    </text:list-item>
                  </text:list>
                </text:list-item>
              </text:list>
            </text:list-item>
          </text:list>
        </text:list-item>
      </text:list>
      <text:p text:style-name="P1">Custom load-balancers are defined and deployed using the Service Provider Interface (SPI) mechanism. For a new load-balancer to be recognized by JPPF, it has to provide an implementation of the <text:a xlink:type="simple" xlink:href="http://www.jppf.org/javadoc/6.0/index.html?org/jppf/load/balancer/spi/JPPFBundlerProvider.html" text:style-name="Internet_20_link" text:visited-style-name="Visited_20_Internet_20_Link"><text:span text:style-name="Code_20_char">JPPFBundlerProvider</text:span></text:a> interface, which is defined as:</text:p>
      <text:p text:style-name="Standard"/>
      <text:p text:style-name="Code_20_block">public interface JPPFBundlerProvider {</text:p>
      <text:p text:style-name="Code_20_block"><text:s text:c="2"/><text:span text:style-name="T31">// Get the name of the algorithm defined by this provider</text:span></text:p>
      <text:p text:style-name="Code_20_block"><text:s text:c="2"/><text:span text:style-name="T31">// Each algorithm must have a name distinct from that of all other algorithms</text:span></text:p>
      <text:p text:style-name="Code_20_block"><text:s text:c="2"/>public String getAlgorithmName();</text:p>
      <text:p text:style-name="Code_20_block"/>
      <text:p text:style-name="Code_20_block"><text:s text:c="2"/><text:span text:style-name="T31">// Create a bundler instance using the specified parameters profile</text:span></text:p>
      <text:p text:style-name="Code_20_block"><text:s text:c="2"/>public Bundler createBundler(LoadBalancingProfile profile);</text:p>
      <text:p text:style-name="Code_20_block"/>
      <text:p text:style-name="Code_20_block"><text:s text:c="2"/><text:span text:style-name="T31">// Create a bundler profile containing the parameters of the algorithm</text:span></text:p>
      <text:p text:style-name="Code_20_block"><text:s text:c="2"/>public LoadBalancingProfile createProfile(TypedProperties configuration);</text:p>
      <text:p text:style-name="Code_20_block">}</text:p>
      <text:p text:style-name="Standard"/>
      <text:p text:style-name="Standard">In the case of our fixed size algorithm, the <text:a xlink:type="simple" xlink:href="http://www.jppf.org/javadoc/6.0/index.html?org/jppf/load/balancer/spi/FixedSizeBundlerProvider.html" text:style-name="Internet_20_link" text:visited-style-name="Visited_20_Internet_20_Link"><text:span text:style-name="Code_20_char">FixedSizeBundlerProvider</text:span></text:a> implementation is quite straightforward:</text:p>
      <text:p text:style-name="Standard"/>
      <text:p text:style-name="Code_20_block">public class FixedSizeBundlerProvider implements JPPFBundlerProvider {</text:p>
      <text:p text:style-name="Code_20_block"><text:s text:c="2"/><text:span text:style-name="T31">// Get the name of the algorithm defined by this provider</text:span></text:p>
      <text:p text:style-name="Code_20_block"><text:s text:c="2"/>public String getAlgorithmName() {</text:p>
      <text:p text:style-name="Code_20_block"><text:s text:c="4"/>return "manual";</text:p>
      <text:p text:style-name="Code_20_block"><text:s text:c="2"/>}</text:p>
      <text:p text:style-name="Code_20_block"/>
      <text:p text:style-name="Code_20_block"><text:s text:c="2"/><text:span text:style-name="T31">// Create a bundler instance using the specified parameters profile</text:span></text:p>
      <text:p text:style-name="Code_20_block"><text:s text:c="2"/>public Bundler createBundler(LoadBalancingProfile profile) {</text:p>
      <text:p text:style-name="Code_20_block"><text:s text:c="4"/>return new FixedSizeBundler(profile);</text:p>
      <text:p text:style-name="Code_20_block"><text:s text:c="2"/>}</text:p>
      <text:p text:style-name="Code_20_block"/>
      <text:p text:style-name="Code_20_block"><text:s text:c="2"/><text:span text:style-name="T31">// Create a bundler profile containing the parameters of the algorithm</text:span></text:p>
      <text:p text:style-name="Code_20_block"><text:s text:c="2"/>public LoadBalancingProfile createProfile(TypedProperties configuration) {</text:p>
      <text:p text:style-name="Code_20_block"><text:s text:c="4"/>return new FixedSizeProfile(configuration);</text:p>
      <text:p text:style-name="Code_20_block"><text:s text:c="2"/>}</text:p>
      <text:p text:style-name="Code_20_block">}</text:p>
      <text:list xml:id="list74903170335044" text:continue-numbering="true" text:style-name="Outline">
        <text:list-item>
          <text:list>
            <text:list-item>
              <text:list>
                <text:list-item>
                  <text:list>
                    <text:list-item>
                      <text:h text:style-name="Heading_20_4" text:outline-level="4">Deploying the custom load-balancer</text:h>
                    </text:list-item>
                  </text:list>
                </text:list-item>
              </text:list>
            </text:list-item>
          </text:list>
        </text:list-item>
      </text:list>
      <text:p text:style-name="P1">For our custom load-balancer to be recognized and loaded, we need to create the corresponding service definition file. If it doesn't already exist, we create, in the source folder, a subfolder named <text:span text:style-name="Code_20_char">META-INF/services</text:span>. In this folder, we will create a file named <text:span text:style-name="Code_20_char">org.jppf.</text:span><text:span text:style-name="Code_20_char"><text:span text:style-name="T128">load.balancer</text:span></text:span><text:span text:style-name="Code_20_char">.</text:span><text:span text:style-name="Code_20_char"><text:span text:style-name="T128">spi</text:span></text:span><text:span text:style-name="Code_20_char">.</text:span><text:span text:style-name="Code_20_char"><text:span text:style-name="T128">JPPF</text:span></text:span><text:span text:style-name="Code_20_char">BundlerProvider</text:span>, and open it in a text editor. In the editor, we add a single line containing the fully qualified name of our provider implementation:</text:p>
      <text:p text:style-name="P1"/>
      <text:p text:style-name="P217">org.jppf.<text:span text:style-name="T128">load.balancer</text:span>.<text:span text:style-name="T128">spi</text:span>.FixedSizeBundlerProvider</text:p>
      <text:p text:style-name="P26"/>
      <text:p text:style-name="P1">Now, to actually deploy our implementation, we will create a jar file that contains all the artifacts we have created: the <text:s/><text:span text:style-name="Code_20_char">Bundler</text:span>, <text:span text:style-name="Code_20_char">LoadBalancingProfile</text:span> and <text:span text:style-name="Code_20_char">JPPFBundlerProvider</text:span> implementation classes, along with the <text:span text:style-name="Code_20_char">META-INF/services</text:span> folder, and add this jar to the class path of the server.</text:p>
      <text:list xml:id="list74903287394432" text:continue-numbering="true" text:style-name="Outline">
        <text:list-item>
          <text:list>
            <text:list-item>
              <text:list>
                <text:list-item>
                  <text:list>
                    <text:list-item>
                      <text:h text:style-name="Heading_20_4" text:outline-level="4">Node-aware load balancers</text:h>
                    </text:list-item>
                  </text:list>
                </text:list-item>
              </text:list>
            </text:list-item>
          </text:list>
        </text:list-item>
      </text:list>
      <text:p text:style-name="Standard">Load balancers can be made aware of a node's environment and configuration, and make dynamic decisions based on this information.</text:p>
      <text:p text:style-name="Standard"/>
      <text:p text:style-name="Standard">To this effect, the Bundler implementation will need to also implement the interface <text:a xlink:type="simple" xlink:href="http://www.jppf.org/javadoc/6.0/index.html?org/jppf/load/balancer/NodeAwareness.html" text:style-name="Internet_20_link" text:visited-style-name="Visited_20_Internet_20_Link"><text:span text:style-name="Code_20_char">NodeAwareness</text:span></text:a>, defined as follows:</text:p>
      <text:p text:style-name="Standard"/>
      <text:p text:style-name="P201">// Bundler implementations should implement this interface</text:p>
      <text:p text:style-name="P201">// if they wish to have access to a node's configuration</text:p>
      <text:p text:style-name="Code_20_block">public interface NodeAwareness {</text:p>
      <text:p text:style-name="Code_20_block"><text:s text:c="2"/><text:span text:style-name="T31">// Get the corresponding node's system information</text:span></text:p>
      <text:p text:style-name="Code_20_block"><text:s text:c="2"/>JPPFSystemInformation getNodeConfiguration();</text:p>
      <text:p text:style-name="Code_20_block"/>
      <text:p text:style-name="Code_20_block"><text:s text:c="2"/><text:span text:style-name="T31">// Set the corresponding node's system information</text:span></text:p>
      <text:p text:style-name="Code_20_block"><text:s text:c="2"/>void setNodeConfiguration(JPPFSystemInformation nodeConfiguration);</text:p>
      <text:p text:style-name="Code_20_block">}</text:p>
      <text:p text:style-name="Standard"/>
      <text:p text:style-name="Standard"><text:soft-page-break/>When implementing this interface, the environment and configuration of the node become accessible via an instance of <text:a xlink:type="simple" xlink:href="http://www.jppf.org/javadoc/6.0/index.html?org/jppf/management/JPPFSystemInformation.html" text:style-name="Internet_20_link" text:visited-style-name="Visited_20_Internet_20_Link"><text:span text:style-name="Code_20_char">JPPFSystemInformation</text:span></text:a>.</text:p>
      <text:p text:style-name="Standard"/>
      <text:p text:style-name="P1">JPPF guarantees that the node information will never be null once the node is connected to the server. You should not assume, however, that it is true when the Bundler is instantiated (for instance in the constructor).</text:p>
      <text:p text:style-name="P1"/>
      <text:p text:style-name="Standard">The method <text:span text:style-name="Code_20_char">setConfiguration()</text:span> can be called in two occasions:</text:p>
      <text:p text:style-name="Standard"/>
      <text:list xml:id="list74903011604976" text:continue-list="list74903133359302" text:style-name="List_20_1">
        <text:list-item>
          <text:p text:style-name="P310">when the node connects to the server</text:p>
        </text:list-item>
        <text:list-item>
          <text:p text:style-name="P310">when the node's number of processing threads has been updated dynamically (through the admin console or management APIs)</text:p>
        </text:list-item>
      </text:list>
      <text:p text:style-name="Standard"/>
      <text:p text:style-name="Standard">A sample usage of <text:a xlink:type="simple" xlink:href="http://www.jppf.org/javadoc/6.0/index.html?org/jppf/load/balancer/NodeAwareness.html" text:style-name="Internet_20_link" text:visited-style-name="Visited_20_Internet_20_Link"><text:span text:style-name="Code_20_char">NodeAwareness</text:span></text:a> can be found in the CustomLoadBalancer sample, in the JPPF samples pack.</text:p>
      <text:list xml:id="list74903627881983" text:continue-list="list74903287394432" text:style-name="Outline">
        <text:list-item>
          <text:list>
            <text:list-item>
              <text:list>
                <text:list-item>
                  <text:list>
                    <text:list-item>
                      <text:h text:style-name="Heading_20_4" text:outline-level="4">Job-aware load balancers</text:h>
                    </text:list-item>
                  </text:list>
                </text:list-item>
              </text:list>
            </text:list-item>
          </text:list>
        </text:list-item>
      </text:list>
      <text:p text:style-name="P14">Load-balancers can gain access to <text:span text:style-name="T167">information on a job via the </text:span><text:a xlink:type="simple" xlink:href="http://www.jppf.org/javadoc/6.0/index.html?org/jppf/node/protocol/JPPFDistributedJob.html" text:style-name="Internet_20_link" text:visited-style-name="Visited_20_Internet_20_Link"><text:span text:style-name="T167">JPPFDistributedJob</text:span></text:a><text:span text:style-name="T167"> interface</text:span>. This is done by having the <text:a xlink:type="simple" xlink:href="http://www.jppf.org/javadoc/6.0/index.html?org/jppf/load/balancer/Bundler.html" text:style-name="Internet_20_link" text:visited-style-name="Visited_20_Internet_20_Link"><text:span text:style-name="Code_20_char">Bundler</text:span></text:a> implement <text:s/>the interface <text:a xlink:type="simple" xlink:href="http://www.jppf.org/javadoc/6.0/index.html?org/jppf/load/balancer/JobAwareness.html" text:style-name="Internet_20_link" text:visited-style-name="Visited_20_Internet_20_Link"><text:span text:style-name="Code_20_char"><text:span text:style-name="T238">JobAwareness</text:span></text:span></text:a>, defined as follows:</text:p>
      <text:p text:style-name="P13"/>
      <text:p text:style-name="P216">// Bundler implementations should implement this interface</text:p>
      <text:p text:style-name="P216">// if they wish to have access to a job's metadata</text:p>
      <text:p text:style-name="P267">public interface JobAwareness {</text:p>
      <text:p text:style-name="P267"><text:s text:c="2"/><text:span text:style-name="T31">// Get the current job </text:span><text:span text:style-name="T60">information</text:span></text:p>
      <text:p text:style-name="P267"><text:s text:c="2"/><text:span text:style-name="T167">JPPFDistributed</text:span>Job getJob();</text:p>
      <text:p text:style-name="P267"/>
      <text:p text:style-name="P267"><text:s text:c="2"/><text:span text:style-name="T31">// Set the current job</text:span></text:p>
      <text:p text:style-name="P267"><text:s text:c="2"/>void set<text:span text:style-name="T167">J</text:span>Job(<text:span text:style-name="T167">JPPFDistributed</text:span>Job <text:span text:style-name="T167">job</text:span>);</text:p>
      <text:p text:style-name="P267">}</text:p>
      <text:p text:style-name="P138"/>
      <text:p text:style-name="P13">The method <text:span text:style-name="Code_20_char">setJob()</text:span> is always called after the execution policy (if any) has been applied to the node, and before the job is dispatched to the node for execution. This allows the load-balancer to use information about the job when computing the number of tasks to send to the node.</text:p>
      <text:p text:style-name="P13"/>
      <text:p text:style-name="P13">A<text:span text:style-name="T167">n</text:span> <text:span text:style-name="T167">ex</text:span>ample usage of <text:a xlink:type="simple" xlink:href="http://www.jppf.org/javadoc/6.0/index.html?org/jppf/load/balancer/JobAwareness.html" text:style-name="Internet_20_link" text:visited-style-name="Visited_20_Internet_20_Link"><text:span text:style-name="Code_20_char"><text:span text:style-name="T238">JobAwareness</text:span></text:span></text:a> can be found in the <text:a xlink:type="simple" xlink:href="http://www.jppf.org/samples-pack/CustomLoadBalancer/Readme.php" text:style-name="Internet_20_link" text:visited-style-name="Visited_20_Internet_20_Link">CustomLoadBalancer</text:a> sample, in the JPPF samples pack.</text:p>
      <text:p text:style-name="P13"/>
      <text:p text:style-name="P1"/>
      <text:list xml:id="list74903454976671" text:continue-numbering="true" text:style-name="Outline">
        <text:list-item>
          <text:list>
            <text:list-item>
              <text:list>
                <text:list-item>
                  <text:h text:style-name="P332" text:outline-level="3">Receiving node connection events in the server</text:h>
                </text:list-item>
              </text:list>
            </text:list-item>
          </text:list>
        </text:list-item>
      </text:list>
      <text:p text:style-name="P15">This extension point allows you to register a listener for receiving notifications when a node is connected to, or disconnected from the server. <text:span text:style-name="T168">These notifications can be received either locally from within the server JVM, or remotely via a JMX listener.</text:span></text:p>
      <text:list xml:id="list74903055857670" text:continue-numbering="true" text:style-name="Outline">
        <text:list-item>
          <text:list>
            <text:list-item>
              <text:list>
                <text:list-item>
                  <text:list>
                    <text:list-item>
                      <text:h text:style-name="Heading_20_4" text:outline-level="4">Local notifications</text:h>
                    </text:list-item>
                  </text:list>
                </text:list-item>
              </text:list>
            </text:list-item>
          </text:list>
        </text:list-item>
      </text:list>
      <text:p text:style-name="P15">As for other JPPF extensions, <text:span text:style-name="T168">this one</text:span> relies on the Service Provider Interface (SPI) mechanism to enable an easy registration.</text:p>
      <text:p text:style-name="P1"/>
      <text:p text:style-name="P1">To implement this extension, you first need to create an implementation of the <text:a xlink:type="simple" xlink:href="http://www.jppf.org/javadoc/6.0/index.html?org/jppf/server/event/NodeConnectionListener.html" text:style-name="Internet_20_link" text:visited-style-name="Visited_20_Internet_20_Link"><text:span text:style-name="Code_20_char">NodeConnectionListener</text:span></text:a> interface, defined as follows:</text:p>
      <text:p text:style-name="P1"/>
      <text:p text:style-name="Code_20_block">public interface NodeConnectionListener extends EventListener {</text:p>
      <text:p text:style-name="Code_20_block"><text:s text:c="2"/><text:span text:style-name="T31">// Called when a node is connected to the server</text:span></text:p>
      <text:p text:style-name="Code_20_block"><text:s text:c="2"/>void nodeConnected(NodeConnectionEvent event);</text:p>
      <text:p text:style-name="Code_20_block"/>
      <text:p text:style-name="Code_20_block"><text:s text:c="2"/><text:span text:style-name="T31">// Called when a node is disconnected from the server</text:span></text:p>
      <text:p text:style-name="Code_20_block"><text:s text:c="2"/>void nodeDisconnected(NodeConnectionEvent event);</text:p>
      <text:p text:style-name="Code_20_block">}</text:p>
      <text:p text:style-name="Standard"/>
      <text:p text:style-name="Standard">Each notification method receives instances of the <text:a xlink:type="simple" xlink:href="http://www.jppf.org/javadoc/6.0/index.html?org/jppf/server/event/NodeConnectionEvent.html" text:style-name="Internet_20_link" text:visited-style-name="Visited_20_Internet_20_Link"><text:span text:style-name="Code_20_char">NodeConnectionEvent</text:span></text:a> class, which is defined as:</text:p>
      <text:p text:style-name="Standard"/>
      <text:p text:style-name="Code_20_block">public class NodeConnectionEvent extends EventObject {</text:p>
      <text:p text:style-name="Code_20_block"><text:s text:c="2"/><text:span text:style-name="T31">// Get the node information for this event</text:span></text:p>
      <text:p text:style-name="Code_20_block"><text:s text:c="2"/>public JPPFManagementInfo getNodeInformation()</text:p>
      <text:p text:style-name="Code_20_block">}</text:p>
      <text:p text:style-name="Standard"/>
      <text:p text:style-name="P1">As we can see, these event objects are simple wrappers carrying detailed information about the node, via the class <text:a xlink:type="simple" xlink:href="http://www.jppf.org/javadoc/6.0/index.html?org/jppf/management/JPPFManagementInfo.html" text:style-name="Internet_20_link" text:visited-style-name="Visited_20_Internet_20_Link"><text:span text:style-name="Code_20_char">JPPFManagementInfo</text:span></text:a> :</text:p>
      <text:p text:style-name="P1"/>
      <text:p text:style-name="Code_20_block">public class JPPFManagementInfo implements Serializable, Comparable&lt;JPPFManagementInfo&gt; {</text:p>
      <text:p text:style-name="Code_20_block"><text:s text:c="2"/><text:span text:style-name="T31">// Get the host on which the node is running</text:span></text:p>
      <text:p text:style-name="Code_20_block"><text:s text:c="2"/>public String getHost()</text:p>
      <text:p text:style-name="Code_20_block"/>
      <text:p text:style-name="Code_20_block"><text:s text:c="2"/><text:span text:style-name="T31">// Get the port on which the node's JMX server is listening</text:span></text:p>
      <text:p text:style-name="Code_20_block"><text:s text:c="2"/>public int getPort()</text:p>
      <text:p text:style-name="Code_20_block"/>
      <text:p text:style-name="Code_20_block"><text:s text:c="2"/><text:span text:style-name="T31">// Get the system information associated with the node at the time</text:span></text:p>
      <text:p text:style-name="Code_20_block"><text:s text:c="2"/><text:span text:style-name="T31">// it established the connection</text:span></text:p>
      <text:p text:style-name="Code_20_block"><text:s text:c="2"/>public JPPFSystemInformation getSystemInfo()</text:p>
      <text:p text:style-name="Code_20_block"/>
      <text:p text:style-name="Code_20_block"><text:s text:c="2"/><text:span text:style-name="T31">// Get the node's unique id (UUID)</text:span></text:p>
      <text:p text:style-name="Code_20_block"><text:s text:c="2"/>public String getId()</text:p>
      <text:p text:style-name="Code_20_block"/>
      <text:p text:style-name="Code_20_block"><text:s text:c="2"/><text:span text:style-name="T31">// Determine whether this information represents another driver,</text:span></text:p>
      <text:p text:style-name="Code_20_block"><text:s text:c="2"/><text:span text:style-name="T31">// connected as a peer to the current driver</text:span></text:p>
      <text:p text:style-name="Code_20_block"><text:s text:c="2"/>public boolean isDriver()</text:p>
      <text:p text:style-name="Code_20_block"/>
      <text:p text:style-name="Code_20_block"><text:s text:c="2"/><text:span text:style-name="T31">// Determine whether this information represents a real node</text:span></text:p>
      <text:p text:style-name="Code_20_block"><text:s text:c="2"/>public boolean isNode()</text:p>
      <text:p text:style-name="Code_20_block">}</text:p>
      <text:p text:style-name="P1"/>
      <text:p text:style-name="P1">For details on the available information, we encourage you to read the Javadoc for the class <text:a xlink:type="simple" xlink:href="http://www.jppf.org/javadoc/6.0/index.html?org/jppf/management/JPPFSystemInformation.html" text:style-name="Internet_20_link" text:visited-style-name="Visited_20_Internet_20_Link"><text:span text:style-name="Code_20_char">JPPFSystemInformation</text:span></text:a>.</text:p>
      <text:p text:style-name="P1"/>
      <text:p text:style-name="Note_5f_Tip"><text:span text:style-name="T2">Note</text:span><text:span text:style-name="T96">: </text:span><text:span text:style-name="T16">from the </text:span><text:span text:style-name="Code_20_char"><text:span text:style-name="T16">nodeConnected()</text:span></text:span><text:span text:style-name="T16"> method, you may refuse the connection by throwing a </text:span><text:a xlink:type="simple" xlink:href="http://docs.oracle.com/javase/7/docs/api/index.html?java/lang/RuntimeException.html" text:style-name="Internet_20_link" text:visited-style-name="Visited_20_Internet_20_Link"><text:span text:style-name="T16">RuntimeException</text:span></text:a><text:span text:style-name="T16">. This will cause the JPPF driver to terminate the connection.</text:span></text:p>
      <text:p text:style-name="P1"/>
      <text:p text:style-name="P1">To deploy the extension:</text:p>
      <text:p text:style-name="P1"/>
      <text:list xml:id="list74902245098430" text:continue-list="list74903714683016" text:style-name="List_20_2">
        <text:list-item>
          <text:p text:style-name="P296">create a file named <text:span text:style-name="T1">org.jppf.server.event.NodeConnectionListener</text:span> in the <text:span text:style-name="T1">META-INF/services</text:span> folder</text:p>
        </text:list-item>
        <text:list-item>
          <text:p text:style-name="P295">in this same file, add the fully qualified class name of your <text:span text:style-name="Code_20_char">NodeConnectionListener</text:span> implementation, for example: <text:span text:style-name="Code_20_char">mypackage.MyNodeConnectionListener</text:span>. This is the service definition file for the extension.</text:p>
        </text:list-item>
        <text:list-item>
          <text:p text:style-name="P296">create a jar with your code and and service definition file and add it to the driver's classpath, or simply add your classes folder to the driver's classpath.</text:p>
        </text:list-item>
      </text:list>
      <text:p text:style-name="P1"/>
      <text:list xml:id="list74902680612238" text:continue-list="list74903055857670" text:style-name="Outline">
        <text:list-item>
          <text:list>
            <text:list-item>
              <text:list>
                <text:list-item>
                  <text:list>
                    <text:list-item>
                      <text:h text:style-name="P339" text:outline-level="4">JMX notifications</text:h>
                    </text:list-item>
                  </text:list>
                </text:list-item>
              </text:list>
            </text:list-item>
          </text:list>
        </text:list-item>
      </text:list>
      <text:p text:style-name="P139">JMX notifications of node connection and disconnection events are sent by a server MBean which implements the interface <text:a xlink:type="simple" xlink:href="http://www.jppf.org/javadoc/6.0/index.html?org/jppf/management/JPPFNodeConnectionNotifierMBean.html" text:style-name="Internet_20_link" text:visited-style-name="Visited_20_Internet_20_Link">JPPFNodeConnectionNotifierMBean</text:a>, defined as follows:</text:p>
      <text:p text:style-name="P139"/>
      <text:p text:style-name="Code_20_block">public interface JPPFNodeConnectionNotifierMBean extends NotificationEmitter {</text:p>
      <text:p text:style-name="Code_20_block"><text:s text:c="2"/><text:span text:style-name="T31">// The name of this MBean, used when it is registered with an MBean server</text:span></text:p>
      <text:p text:style-name="Code_20_block"><text:s text:c="2"/>String MBEAN_NAME = "org.jppf:name=nodeConnectionNotifier,type=driver";</text:p>
      <text:p text:style-name="Code_20_block"/>
      <text:p text:style-name="Code_20_block"><text:s text:c="2"/><text:span text:style-name="T31">// The type of notification which indicates that a node is connected</text:span></text:p>
      <text:p text:style-name="Code_20_block"><text:s text:c="2"/>String CONNECTED = "connected";</text:p>
      <text:p text:style-name="Code_20_block"/>
      <text:p text:style-name="Code_20_block"><text:s text:c="2"/><text:span text:style-name="T31">// The type of notification which indicates that a node is disconnected</text:span></text:p>
      <text:p text:style-name="Code_20_block"><text:s text:c="2"/>String DISCONNECTED = "disconnected";</text:p>
      <text:p text:style-name="Code_20_block">}</text:p>
      <text:p text:style-name="P139"/>
      <text:p text:style-name="P139">As we can see, this MBean doesn't have any method or attribute: if only sends notifications. <text:span text:style-name="T169">The notifications received from this MBean are of the standard type </text:span><text:a xlink:type="simple" xlink:href="https://docs.oracle.com/javase/7/docs/api/index.html?javax/management/Notification.html" text:style-name="Internet_20_link" text:visited-style-name="Visited_20_Internet_20_Link"><text:span text:style-name="T169">Notification</text:span></text:a><text:span text:style-name="T169"> and should be interrpeted as follows:</text:span></text:p>
      <text:p text:style-name="P140"/>
      <text:list xml:id="list74902295613896" text:continue-list="list74902245098430" text:style-name="List_20_2">
        <text:list-item>
          <text:p text:style-name="P313"><text:span text:style-name="T169">the notification's </text:span><text:span text:style-name="Code_20_char"><text:span text:style-name="T169">getUserObject()</text:span></text:span><text:span text:style-name="T169"> method returns a </text:span><text:a xlink:type="simple" xlink:href="http://www.jppf.org/javadoc/6.0/index.html?org/jppf/management/JPPFManagementInfo.html" text:style-name="Internet_20_link" text:visited-style-name="Visited_20_Internet_20_Link"><text:span text:style-name="T169">JPPFManagementInfo</text:span></text:a><text:span text:style-name="T169"> object and the return value can be safely cast to this type.</text:span></text:p>
        </text:list-item>
        <text:list-item>
          <text:p text:style-name="P313"><text:span text:style-name="T169">the </text:span><text:span text:style-name="Code_20_char"><text:span text:style-name="T169">getType()</text:span></text:span><text:span text:style-name="T169"> method returns one of the two dedicated constants defined in </text:span><text:a xlink:type="simple" xlink:href="http://www.jppf.org/javadoc/6.0/index.html?org/jppf/management/JPPFNodeConnectionNotifierMBean.html" text:style-name="Internet_20_link" text:visited-style-name="Visited_20_Internet_20_Link">JPPFNodeConnectionNotifierMBean</text:a>: <text:span text:style-name="Code_20_char"><text:span text:style-name="T169">CONNECTED</text:span></text:span><text:span text:style-name="T169"> or </text:span><text:span text:style-name="Code_20_char"><text:span text:style-name="T169">DISCONNECTED</text:span></text:span><text:span text:style-name="T169">.</text:span></text:p>
        </text:list-item>
        <text:list-item>
          <text:p text:style-name="P314">the getSource() method returns the value of the <text:span text:style-name="Code_20_char">MBEAN_NAME</text:span> constant.</text:p>
        </text:list-item>
      </text:list>
      <text:p text:style-name="P140"/>
      <text:p text:style-name="P141">Here is an example of notification listeners that processes node connection events via JMX:</text:p>
      <text:p text:style-name="P141"/>
      <text:p text:style-name="Code_20_block">public class MyNodeConnectionListener implements NotificationListener {</text:p>
      <text:p text:style-name="Code_20_block"><text:s text:c="2"/>@Override</text:p>
      <text:p text:style-name="Code_20_block"><text:s text:c="2"/>public void handleNotification(Notification notif, Object handback) {</text:p>
      <text:p text:style-name="Code_20_block"><text:s text:c="4"/><text:span text:style-name="T31">// retrieve the information on the node</text:span></text:p>
      <text:p text:style-name="Code_20_block"><text:s text:c="4"/>JPPFManagementInfo info = (JPPFManagementInfo) notif.getUserObject();</text:p>
      <text:p text:style-name="Code_20_block"><text:s text:c="4"/>switch (notif.getType()) {</text:p>
      <text:p text:style-name="Code_20_block"><text:s text:c="6"/>case JPPFNodeConnectionNotifierMBean.CONNECTED:</text:p>
      <text:p text:style-name="Code_20_block"><text:s text:c="8"/><text:span text:style-name="T31">// process node connected event ...</text:span></text:p>
      <text:p text:style-name="Code_20_block"><text:s text:c="8"/>break;</text:p>
      <text:p text:style-name="Code_20_block"><text:s text:c="6"/>case JPPFNodeConnectionNotifierMBean.DISCONNECTED:</text:p>
      <text:p text:style-name="Code_20_block"><text:s text:c="8"/><text:span text:style-name="T31">// process node disconnected event ...</text:span></text:p>
      <text:p text:style-name="Code_20_block"><text:s text:c="8"/>break;</text:p>
      <text:p text:style-name="Code_20_block"><text:s text:c="4"/>}</text:p>
      <text:p text:style-name="Code_20_block"><text:s text:c="2"/>}</text:p>
      <text:p text:style-name="Code_20_block">}</text:p>
      <text:p text:style-name="P141"/>
      <text:p text:style-name="P142">All that remains to do is to register this listener with a JMX connection, as in this example:</text:p>
      <text:p text:style-name="P142"/>
      <text:p text:style-name="P201">// create the client</text:p>
      <text:p text:style-name="Code_20_block">try (JPPFClient client = new JPPFClient()) {</text:p>
      <text:p text:style-name="Code_20_block"><text:s text:c="2"/><text:span text:style-name="T31">// obtain a working JMX connection to the server</text:span></text:p>
      <text:p text:style-name="P268"><text:s text:c="2"/>JMXDriverConnectionWrapper jmx =</text:p>
      <text:p text:style-name="P268"><text:s text:c="4"/>client.awaitWorkingConnectionPool().awaitWorkingJMXConnection();</text:p>
      <text:p text:style-name="Code_20_block"><text:s text:c="2"/><text:span text:style-name="T31">// register the JMX notification listener</text:span></text:p>
      <text:p text:style-name="Code_20_block"><text:s text:c="2"/>NotificationListener myListener = new MyNodeConnectionListener();</text:p>
      <text:p text:style-name="Code_20_block"><text:s text:c="2"/>jmx.addNotificationListener(JPPFNodeConnectionNotifierMBean.MBEAN_NAME, myListener);</text:p>
      <text:p text:style-name="Code_20_block"><text:s text:c="2"/>...</text:p>
      <text:p text:style-name="Code_20_block">} catch(Exception e) [</text:p>
      <text:p text:style-name="Code_20_block"><text:s text:c="2"/>e.printStackTrace();</text:p>
      <text:p text:style-name="Code_20_block">}</text:p>
      <text:p text:style-name="P142"/>
      <text:p text:style-name="P142"/>
      <text:list xml:id="list74901850369219" text:continue-list="list74902680612238" text:style-name="Outline">
        <text:list-item>
          <text:list>
            <text:list-item>
              <text:list>
                <text:list-item>
                  <text:h text:style-name="P332" text:outline-level="3">Receiving the status of tasks di<text:span text:style-name="T161">s</text:span>pa<text:span text:style-name="T161">t</text:span>ched to or returned from the nodes</text:h>
                  <text:list>
                    <text:list-item>
                      <text:h text:style-name="P336" text:outline-level="4">Implementation</text:h>
                    </text:list-item>
                  </text:list>
                </text:list-item>
              </text:list>
            </text:list-item>
          </text:list>
        </text:list-item>
      </text:list>
      <text:p text:style-name="P17"><text:span text:style-name="T226">Each time a set of tasks is dispatched to, or returns from a node, the driver emits a notification which encapsulates information about the set of tasks, along with detailed information on each of the tasks it contains. To receive these notifications, you must write a listener which implements the </text:span><text:a xlink:type="simple" xlink:href="http://www.jppf.org/javadoc/6.0/index.html?org/jppf/job/JobTasksListener.html" text:style-name="Internet_20_link" text:visited-style-name="Visited_20_Internet_20_Link"><text:span text:style-name="T226">JobTasksListener</text:span></text:a><text:span text:style-name="T226"> interface, defined as:</text:span></text:p>
      <text:p text:style-name="P128"/>
      <text:p text:style-name="P289">public interface <text:span text:style-name="T161">JobTasks</text:span>Listener {</text:p>
      <text:p text:style-name="P289"><text:s text:c="2"/><text:span text:style-name="T31">// Called when </text:span><text:span text:style-name="T55">tasks from </text:span><text:span text:style-name="T31">a job </text:span><text:span text:style-name="T55">are </text:span><text:span text:style-name="T31">dispatch</text:span><text:span text:style-name="T62">ed</text:span><text:span text:style-name="T31"> </text:span><text:span text:style-name="T55">to</text:span><text:span text:style-name="T31"> a node</text:span></text:p>
      <text:p text:style-name="P289"><text:s text:c="2"/>void <text:span text:style-name="T155">tasksDispatched</text:span>(<text:span text:style-name="T161">JobTasks</text:span>Event event);</text:p>
      <text:p text:style-name="P289"/>
      <text:p text:style-name="P289"><text:s text:c="2"/><text:span text:style-name="T31">// Called when </text:span><text:span text:style-name="T55">tasks from </text:span><text:span text:style-name="T31">a job return from </text:span><text:span text:style-name="T55">the</text:span><text:span text:style-name="T31"> node</text:span></text:p>
      <text:p text:style-name="P289"><text:s text:c="2"/>void <text:span text:style-name="T155">tasks</text:span>Returned(<text:span text:style-name="T161">JobTasks</text:span>Event event);</text:p>
      <text:p text:style-name="P289"/>
      <text:p text:style-name="P289"><text:s text:c="2"/><text:span text:style-name="T31">// Called when </text:span><text:span text:style-name="T55">tasks </text:span><text:span text:style-name="T67">are about to be sent back to the client</text:span></text:p>
      <text:p text:style-name="P289"><text:s text:c="2"/>void <text:span text:style-name="T227">resultsReceived</text:span>(<text:span text:style-name="T161">JobTasks</text:span>Event event);</text:p>
      <text:p text:style-name="P289">}</text:p>
      <text:p text:style-name="P129"/>
      <text:p text:style-name="P182">Please also note that the method<text:span text:style-name="T228">s</text:span> <text:s/><text:span text:style-name="T228">of </text:span><text:span text:style-name="Code_20_char">JobTasksListener</text:span> will be called even if the client that submitted the job is disconnected, for any reason. Combined with the ability to process the tasks results, this enables a callback implemented <text:span text:style-name="T228">on the </text:span>server side, which can be used with a "submit and forget" strategy on the client side.</text:p>
      <text:p text:style-name="P182"/>
      <text:p text:style-name="P129">As we can see, <text:span text:style-name="T229">all </text:span>the method<text:span text:style-name="T229">s</text:span> receive events of type <text:a xlink:type="simple" xlink:href="http://www.jppf.org/javadoc/6.0/index.html?org/jppf/job/JobTasksEvent.html" text:style-name="Internet_20_link" text:visited-style-name="Visited_20_Internet_20_Link"><text:span text:style-name="T161">JobTasksEvent</text:span></text:a>, defined as follows:</text:p>
      <text:p text:style-name="P129"/>
      <text:p text:style-name="P289">public class <text:span text:style-name="T161">JobTasks</text:span>Event extends EventObject {</text:p>
      <text:p text:style-name="P289"><text:s text:c="2"/><text:span text:style-name="T31">// Get the uuid of the job to which the tasks belong</text:span></text:p>
      <text:p text:style-name="P289"><text:s text:c="2"/>public String getJobUuid()</text:p>
      <text:p text:style-name="P289"><text:s text:c="2"/><text:span text:style-name="T31">// Get the name of the job to which the tasks belong</text:span></text:p>
      <text:p text:style-name="P289"><text:s text:c="2"/>public String getJobName()</text:p>
      <text:p text:style-name="P289"><text:s text:c="2"/><text:span text:style-name="T31">// Get </text:span><text:span text:style-name="T68">the job's server-side SLA</text:span></text:p>
      <text:p text:style-name="P289"><text:s text:c="2"/>public <text:span text:style-name="T230">JobSLA</text:span> getJob<text:span text:style-name="T230">SLA</text:span>()</text:p>
      <text:p text:style-name="P289"><text:s text:c="2"/><text:span text:style-name="T31">// Get the job </text:span><text:span text:style-name="T68">metadata</text:span></text:p>
      <text:p text:style-name="P289"><text:s text:c="2"/>public <text:span text:style-name="T230">JobMetadata</text:span> getJob<text:span text:style-name="T230">MEtadata</text:span>()</text:p>
      <text:p text:style-name="P289"><text:s text:c="2"/><text:span text:style-name="T31">// Get the list of tasks that were </text:span><text:span text:style-name="T56">dispatched or </text:span><text:span text:style-name="T31">returned</text:span></text:p>
      <text:p text:style-name="P289"><text:s text:c="2"/>public List&lt;ServerTaskInformation&gt; getTasks()</text:p>
      <text:p text:style-name="P289"><text:s text:c="2"/><text:span text:style-name="T31">// Get the reason why the set of tasks was returned by a node</text:span></text:p>
      <text:p text:style-name="P289"><text:s text:c="2"/>public JobReturnReason getReturnReason()</text:p>
      <text:p text:style-name="P289"><text:s text:c="2"/><text:span text:style-name="T31">// Get the information on the node </text:span><text:span text:style-name="T56">where</text:span><text:span text:style-name="T31"> the tasks </text:span><text:span text:style-name="T56">were dispatched or </text:span><text:span text:style-name="T31">returned</text:span></text:p>
      <text:p text:style-name="P289"><text:s text:c="2"/>public JPPFManagementInfo getNodeInfo()</text:p>
      <text:p text:style-name="P289">}</text:p>
      <text:p text:style-name="P129"/>
      <text:p text:style-name="P132">The method getReturnReason() provides a high-level indication of why the tasks w<text:span text:style-name="T160">ere</text:span> returned, among the possible reasons defined in the <text:a xlink:type="simple" xlink:href="http://www.jppf.org/javadoc/6.0/index.html?org/jppf/job/JobReturnReason.html" text:style-name="Internet_20_link" text:visited-style-name="Visited_20_Internet_20_Link">JobReturnReason</text:a> enum:</text:p>
      <text:p text:style-name="P130"/>
      <text:p text:style-name="P289">public enum JobReturnReason {</text:p>
      <text:p text:style-name="P289"><text:s text:c="2"/><text:span text:style-name="T31">// The tasks were normally processed by the node</text:span></text:p>
      <text:p text:style-name="P289"><text:s text:c="2"/>RESULTS_RECEIVED,</text:p>
      <text:p text:style-name="P289"><text:s text:c="2"/><text:span text:style-name="T31">// The processing of the tasks took longer than the specified dispatch timeout</text:span></text:p>
      <text:p text:style-name="P289"><text:s text:c="2"/>DISPATCH_TIMEOUT,</text:p>
      <text:p text:style-name="P289"><text:s text:c="2"/><text:span text:style-name="T31">// An error occurred in the node which prevented the normal execution of the tasks</text:span></text:p>
      <text:p text:style-name="P289"><text:s text:c="2"/>NODE_PROCESSING_ERROR,</text:p>
      <text:p text:style-name="P289"><text:s text:c="2"/><text:span text:style-name="T31">// An error occurred in the driver while processing the results returned by the node</text:span></text:p>
      <text:p text:style-name="P289"><text:s text:c="2"/>DRIVER_PROCESSING_ERROR,</text:p>
      <text:p text:style-name="P289"><text:s text:c="2"/><text:span text:style-name="T31">// </text:span><text:span text:style-name="T54">T</text:span><text:span text:style-name="T31">he connection between node and server was severed before results could be returned</text:span></text:p>
      <text:p text:style-name="P289"><text:s text:c="2"/>NODE_CHANNEL_ERROR</text:p>
      <text:p text:style-name="P289">}</text:p>
      <text:p text:style-name="P129"/>
      <text:p text:style-name="P137">The job return reason is only available for <text:span text:style-name="Code_20_char">tasks</text:span><text:span text:style-name="Code_20_char"><text:span text:style-name="T227">Returned</text:span></text:span><text:span text:style-name="Code_20_char">()</text:span> <text:span text:style-name="T227">and </text:span><text:span text:style-name="Code_20_char"><text:span text:style-name="T227">resultsReceived</text:span></text:span><text:span text:style-name="Code_20_char">()</text:span><text:span text:style-name="T227"> </text:span>notifications. Therefore, for a <text:span text:style-name="Code_20_char">tasksDispatched()</text:span> notification, <text:span text:style-name="Code_20_char">getReturnReason()</text:span> always returns <text:span text:style-name="Code_20_char">null</text:span>. <text:span text:style-name="T227">Also please note that for a </text:span><text:span text:style-name="Code_20_char"><text:span text:style-name="T227">resultsReceived</text:span></text:span><text:span text:style-name="Code_20_char">()</text:span><text:span text:style-name="T227"> notification the return reason is always </text:span><text:span text:style-name="Code_20_char"><text:span text:style-name="T227">RESULTS_RECEIVED</text:span></text:span><text:span text:style-name="T227">.</text:span></text:p>
      <text:p text:style-name="P137"/>
      <text:p text:style-name="P130"/>
      <text:p text:style-name="P199">The <text:span text:style-name="T156">m</text:span>ethod <text:span text:style-name="Code_20_char">get</text:span><text:span text:style-name="Code_20_char"><text:span text:style-name="T156">Tasks()</text:span></text:span><text:span text:style-name="T156"> returns a list of </text:span><text:a xlink:type="simple" xlink:href="http://www.jppf.org/javadoc/6.0/index.html?org/jppf/job/ServerTaskInformation.html" text:style-name="Internet_20_link" text:visited-style-name="Visited_20_Internet_20_Link"><text:span text:style-name="T156">ServerTaskInformation</text:span></text:a><text:span text:style-name="T156"> objects, providing details on individual tasks:</text:span></text:p>
      <text:p text:style-name="P130"/>
      <text:p text:style-name="P289">public class ServerTaskInformation implements Serializable {</text:p>
      <text:p text:style-name="P289"><text:s text:c="2"/><text:span text:style-name="T31">// Get the position of this task within the job submitted by the client</text:span></text:p>
      <text:p text:style-name="P289"><text:s text:c="2"/>public int getJobPosition()</text:p>
      <text:p text:style-name="P289"><text:s text:c="2"/><text:span text:style-name="T31">// Get the throwable raised during the processing of the task</text:span></text:p>
      <text:p text:style-name="P289"><text:s text:c="2"/>public Throwable getThrowable()</text:p>
      <text:p text:style-name="P289"><text:s text:c="2"/><text:span text:style-name="T31">// Get the number of times a dispatch of the task has expired</text:span></text:p>
      <text:p text:style-name="P289"><text:s text:c="2"/>public int getExpirationCount()</text:p>
      <text:p text:style-name="P289"><text:s text:c="2"/><text:span text:style-name="T31">// Get the maximum number of times the task can be resubmitted</text:span></text:p>
      <text:p text:style-name="P289"><text:s text:c="2"/>public int getMaxResubmits()</text:p>
      <text:p text:style-name="P289"><text:s text:c="2"/><text:span text:style-name="T31">// Get the number of times the task was resubmitted</text:span></text:p>
      <text:p text:style-name="P289"><text:s text:c="2"/>public int getResubmitCount()</text:p>
      <text:p text:style-name="P289"><text:s text:c="2"/><text:span text:style-name="T31">// Get the </text:span><text:span text:style-name="T69">task result as binary data</text:span></text:p>
      <text:p text:style-name="P289"><text:s text:c="2"/>public <text:span text:style-name="T231">InputStream</text:span> get<text:span text:style-name="T231">ResultAsStream</text:span>() <text:span text:style-name="T231">throws Exception</text:span></text:p>
      <text:p text:style-name="P289"><text:s text:c="2"/><text:span text:style-name="T31">// Get the <text:s/></text:span><text:span text:style-name="T69">task result as a JPPF Task object</text:span></text:p>
      <text:p text:style-name="P289"><text:s text:c="2"/>public <text:span text:style-name="T231">Task&lt;?&gt;</text:span> getResu<text:span text:style-name="T231">ltAsTask</text:span>() <text:span text:style-name="T231">throws Exception</text:span></text:p>
      <text:p text:style-name="P289">}</text:p>
      <text:p text:style-name="P131"/>
      <text:p text:style-name="Note_5f_Tip"><text:span text:style-name="T13">Important:</text:span><text:span text:style-name="T232"> </text:span><text:span text:style-name="T19">w</text:span><text:span text:style-name="T15">hen using the </text:span><text:span text:style-name="Code_20_char"><text:span text:style-name="T15">getResultAsTask()</text:span></text:span><text:span text:style-name="T15"> method, you </text:span><text:span text:style-name="T84">must</text:span><text:span text:style-name="T15"> ensure that the code of the task and all its dependencies are in the driver's classpath. This is because this method actually deserializes the task from the binary format in which it is stored in the driver.</text:span></text:p>
      <text:p text:style-name="P182"/>
      <text:p text:style-name="P293"><text:span text:style-name="T1">Deserializing a task from a stream</text:span>: <text:span text:style-name="T15">in scenarios where, instead of directly deserializing the task, you wish to copy its binary form for later processing by a separate processs, you will need a way to deserialize it that take</text:span><text:span text:style-name="T21">s</text:span><text:span text:style-name="T15"> into account the configured </text:span><text:a xlink:type="simple" xlink:href="#1.1.1.Alternate serialization schemes|outline" text:style-name="Internet_20_link" text:visited-style-name="Visited_20_Internet_20_Link"><text:span text:style-name="T15">serialization scheme</text:span></text:a><text:span text:style-name="T15"> and eventual </text:span><text:a xlink:type="simple" xlink:href="#1.1.2.Composite serialization|outline" text:style-name="Internet_20_link" text:visited-style-name="Visited_20_Internet_20_Link"><text:span text:style-name="T15">composite serialization</text:span></text:a><text:span text:style-name="T15">. This can be easily achieved with the </text:span><text:a xlink:type="simple" xlink:href="http://www.jppf.org/javadoc/6.0/index.html?org/jppf/serialization/JPPFSerialization.Factory.html" text:style-name="Internet_20_link" text:visited-style-name="Visited_20_Internet_20_Link"><text:span text:style-name="T15">JPPFSerialization.Factory</text:span></text:a><text:span text:style-name="T15"> API, as in this example:</text:span></text:p>
      <text:p text:style-name="P293"/>
      <text:p text:style-name="P292">InputStream taskInputStream = ...;</text:p>
      <text:p text:style-name="P292">JPPFSerialization serialization = JPPFSerialization.Factory.getSerialization();</text:p>
      <text:p text:style-name="P292">Task&lt;?&gt; task = (Task&lt;?&gt;) serialization.deserialize(taskInputStream);</text:p>
      <text:p text:style-name="P182"/>
      <text:p text:style-name="P133"><text:span text:style-name="T163">The f</text:span>ollowing <text:span text:style-name="T164">code </text:span>is an example listener which prints out <text:span text:style-name="T157">its </text:span>event<text:span text:style-name="T157">s</text:span> to the console:</text:p>
      <text:p text:style-name="P133"/>
      <text:p text:style-name="P289">public class My<text:span text:style-name="T165">JobTasks</text:span>Listener implements <text:span text:style-name="T165">JobTasks</text:span>Listener {</text:p>
      <text:p text:style-name="P289"><text:s text:c="2"/>public My<text:span text:style-name="T165">JobTasks</text:span>Listener() {</text:p>
      <text:p text:style-name="P289"><text:s text:c="4"/>System.out.println("in My<text:span text:style-name="T162">JobTasks</text:span>Listener()"); <text:span text:style-name="T31">// displayed at driver startup time</text:span></text:p>
      <text:p text:style-name="P289"><text:s text:c="2"/>}</text:p>
      <text:p text:style-name="P289"/>
      <text:p text:style-name="P290"><text:s text:c="2"/>@Override</text:p>
      <text:p text:style-name="P290"><text:s text:c="2"/>public void tasks<text:span text:style-name="T162">Dispatched</text:span>(TaskReturnEvent event) {</text:p>
      <text:p text:style-name="P290"><text:s text:c="4"/><text:span text:style-name="T162">printEvent(event);</text:span></text:p>
      <text:p text:style-name="P290"><text:s text:c="2"/>}</text:p>
      <text:p text:style-name="P289"/>
      <text:p text:style-name="P290"><text:s text:c="2"/>@Override</text:p>
      <text:p text:style-name="P290"><text:s text:c="2"/>public void tasksReturned(TaskReturnEvent event) {</text:p>
      <text:p text:style-name="P290"><text:s text:c="4"/><text:span text:style-name="T162">printEvent(event);</text:span></text:p>
      <text:p text:style-name="P290"><text:span text:style-name="T162"><text:s text:c="2"/></text:span>}</text:p>
      <text:p text:style-name="P289"/>
      <text:p text:style-name="P290"><text:s text:c="2"/>@Override</text:p>
      <text:p text:style-name="P290"><text:s text:c="2"/>public void <text:span text:style-name="T233">resultsReceived</text:span>(TaskReturnEvent event) {</text:p>
      <text:p text:style-name="P290"><text:s text:c="4"/><text:span text:style-name="T162">printEvent(event);</text:span></text:p>
      <text:p text:style-name="P290"><text:span text:style-name="T162"><text:s text:c="2"/></text:span>}</text:p>
      <text:p text:style-name="P289"/>
      <text:p text:style-name="P289"><text:s text:c="2"/><text:span text:style-name="T162">private</text:span> void <text:span text:style-name="T162">printEvent</text:span>(<text:span text:style-name="T162">JobTasks</text:span>Event event) {</text:p>
      <text:p text:style-name="P289"><text:s text:c="4"/>System.out.printf("<text:span text:style-name="T234">listener event</text:span>: name=%s, uuid=%s, reason=%s, node=%s,</text:p>
      <text:p text:style-name="P289"><text:s text:c="6"/>%d tasks%n", event.getJobName(), event.getJobUuid(), event.getReturnReason(),</text:p>
      <text:p text:style-name="P289"><text:s text:c="6"/>event.getNodeInfo(), event.getTasks().size());</text:p>
      <text:p text:style-name="P289"><text:s text:c="2"/>}</text:p>
      <text:p text:style-name="P289">}</text:p>
      <text:p text:style-name="P133"/>
      <text:p text:style-name="P134">and here is an example output:</text:p>
      <text:p text:style-name="P134"/>
      <text:p text:style-name="P289"><text:span text:style-name="T234">listener event</text:span>: name=my job, uuid=job_uuid, reason=RESULTS_RECEIVED,</text:p>
      <text:p text:style-name="P289">node=JPPFManagementInfo[192.168.1.24:12001, type=node|MASTER, local=false, secure=false, uuid=node_uuid], <text:span text:style-name="T235">5</text:span> tasks</text:p>
      <text:p text:style-name="P183"/>
      <text:list xml:id="list74903174069426" text:continue-numbering="true" text:style-name="Outline">
        <text:list-item>
          <text:list>
            <text:list-item>
              <text:list>
                <text:list-item>
                  <text:list>
                    <text:list-item>
                      <text:h text:style-name="P340" text:outline-level="4">Deployment / Integration</text:h>
                    </text:list-item>
                  </text:list>
                </text:list-item>
              </text:list>
            </text:list-item>
          </text:list>
        </text:list-item>
      </text:list>
      <text:p text:style-name="P135"><text:span text:style-name="T233">T</text:span>here are two ways to integrate a <text:a xlink:type="simple" xlink:href="http://www.jppf.org/javadoc/5.2/index.html?org/jppf/job/JobTasksListener.html" text:style-name="Internet_20_link" text:visited-style-name="Visited_20_Internet_20_Link"><text:span text:style-name="T161">JobTasksListener</text:span></text:a> with the JPPF driver:</text:p>
      <text:p text:style-name="P135"/>
      <text:p text:style-name="P54">1) Using the JPPFDriver API</text:p>
      <text:p text:style-name="P135"/>
      <text:p text:style-name="P135">This can be done by calling the method <text:a xlink:type="simple" xlink:href="http://www.jppf.org/javadoc/6.0/org/jppf/server/JPPFDriver.html#getJobTasksListenerManager()" text:style-name="Internet_20_link" text:visited-style-name="Visited_20_Internet_20_Link"><text:span text:style-name="T163">getJobTasksListenerManager()</text:span></text:a> on the <text:a xlink:type="simple" xlink:href="http://www.jppf.org/javadoc/6.0/index.html?org/jppf/server/JPPFDriver.html" text:style-name="Internet_20_link" text:visited-style-name="Visited_20_Internet_20_Link">JPPFDriver</text:a> singleton instance, <text:span text:style-name="T158">from another driver plugin, add-on or extension. For instance, as in this </text:span><text:a xlink:type="simple" xlink:href="#1.2.2.2.Server startup classes|outline" text:style-name="Internet_20_link" text:visited-style-name="Visited_20_Internet_20_Link"><text:span text:style-name="T158">driver startup class</text:span></text:a><text:span text:style-name="T158">:</text:span></text:p>
      <text:p text:style-name="P135"/>
      <text:p text:style-name="P289">public class MyDriverStartup implements JPPFDriverStartupSPI {</text:p>
      <text:p text:style-name="P289"><text:s text:c="2"/>@Override</text:p>
      <text:p text:style-name="P289"><text:s text:c="2"/>public void run() {</text:p>
      <text:p text:style-name="P289"><text:s text:c="4"/><text:span text:style-name="T31">// get the object which manages task return listeners</text:span></text:p>
      <text:p text:style-name="P289"><text:s text:c="4"/><text:span text:style-name="T8">JobTasksListener</text:span><text:span text:style-name="T1">Manager manager =</text:span></text:p>
      <text:p text:style-name="P289"><text:span text:style-name="T1"><text:s text:c="6"/>JPPFDriver.getInstance().get</text:span><text:span text:style-name="T8">Job</text:span><text:span text:style-name="T1">Task</text:span><text:span text:style-name="T8">sListener</text:span><text:span text:style-name="T1">Manager();</text:span></text:p>
      <text:p text:style-name="P289"><text:s text:c="4"/><text:span text:style-name="T31">// register a new TaskReturnListener</text:span></text:p>
      <text:p text:style-name="P289"><text:s text:c="4"/><text:span text:style-name="T1">manager.add</text:span><text:span text:style-name="T8">Job</text:span><text:span text:style-name="T1">Task</text:span><text:span text:style-name="T8">s</text:span><text:span text:style-name="T1">Listener(new </text:span><text:span text:style-name="T8">Job</text:span><text:span text:style-name="T1">Task</text:span><text:span text:style-name="T8">s</text:span><text:span text:style-name="T1">Listener() {</text:span></text:p>
      <text:p text:style-name="P289"><text:s text:c="6"/>@Override</text:p>
      <text:p text:style-name="P289"><text:s text:c="6"/>public void tasks<text:span text:style-name="T163">Dispatched</text:span>(<text:span text:style-name="T163">Job</text:span>Task<text:span text:style-name="T163">s</text:span>Event event) { ... }</text:p>
      <text:p text:style-name="P289"><text:s text:c="6"/>@Override</text:p>
      <text:p text:style-name="P289"><text:s text:c="6"/>public void tasksReturned(<text:span text:style-name="T163">Job</text:span>Task<text:span text:style-name="T163">s</text:span>Event event) { ... }</text:p>
      <text:p text:style-name="P289"><text:s text:c="6"/>@Override</text:p>
      <text:p text:style-name="P289"><text:s text:c="6"/>public void <text:span text:style-name="T236">resultsReceived</text:span>(<text:span text:style-name="T163">Job</text:span>Task<text:span text:style-name="T163">s</text:span>Event event) { ... }</text:p>
      <text:p text:style-name="P289"><text:s text:c="4"/>});</text:p>
      <text:p text:style-name="P289"><text:s text:c="2"/>}</text:p>
      <text:p text:style-name="P289">}</text:p>
      <text:p text:style-name="P135"/>
      <text:p text:style-name="P136">Note that you will need to have the jppf-server.jar file in your build path fir this code to compile.</text:p>
      <text:p text:style-name="P135"/>
      <text:p text:style-name="P20">2) Using the Service Provider Interface (SPI)</text:p>
      <text:p text:style-name="P136"/>
      <text:p text:style-name="P136">To register the <text:a xlink:type="simple" xlink:href="http://www.jppf.org/javadoc/6.0/index.html?org/jppf/job/JobTasksListener.html" text:style-name="Internet_20_link" text:visited-style-name="Visited_20_Internet_20_Link"><text:span text:style-name="T161">JobTasksListener</text:span></text:a><text:span text:style-name="T161"> implementation </text:span>as a standalone service, create a service definition file named "<text:span text:style-name="T1">org.jppf.job.</text:span><text:span text:style-name="T9">Job</text:span><text:span text:style-name="T1">Task</text:span><text:span text:style-name="T9">s</text:span><text:span text:style-name="T1">Listener</text:span>" in the "<text:span text:style-name="T1">META-INF/services</text:span>" directory. In this file, add, for each of your listener implementations, a line containing the fully qualified name of the implementation class. For instance, if we defined two implementations My<text:span text:style-name="T165">Job</text:span>Task<text:span text:style-name="T165">s</text:span>Listener1 and My<text:span text:style-name="T165">Job</text:span>Task<text:span text:style-name="T165">s</text:span>Listener2 in the test1 and test2 packages, respectively, then the service definiton file should contain:</text:p>
      <text:p text:style-name="P136"/>
      <text:p text:style-name="P289">test1.My<text:span text:style-name="T165">JobTasks</text:span>Listener1</text:p>
      <text:p text:style-name="P289">test<text:span text:style-name="T159">2</text:span>.My<text:span text:style-name="T165">JobTasks</text:span>Listener2</text:p>
      <text:p text:style-name="P135"/>
      <text:p text:style-name="P136">Note that, to work with the SPI, each implementation <text:span text:style-name="T15">must</text:span> have a no-args constructor, whether implicit or explicit.</text:p>
      <text:list xml:id="list74902413519303" text:continue-numbering="true" text:style-name="Outline">
        <text:list-item>
          <text:list>
            <text:list-item>
              <text:list>
                <text:list-item>
                  <text:h text:style-name="P332" text:outline-level="3">Receiving server statistics events</text:h>
                </text:list-item>
              </text:list>
            </text:list-item>
          </text:list>
        </text:list-item>
      </text:list>
      <text:p text:style-name="Note_5f_Tip"><text:span text:style-name="Note">Reminder</text:span>: if you are not familiar with the server statistics API, please refer to the section "<text:a xlink:type="simple" xlink:href="http://www.jppf.org/doc/6.0/index.php?title=The_JPPF_statistics_API" text:style-name="Internet_20_link" text:visited-style-name="Visited_20_Internet_20_Link"><text:span text:style-name="SectionRef"><text:span text:style-name="T181">The JPPF statistics API</text:span></text:span></text:a>" of this use<text:span text:style-name="T180">r</text:span> guide.</text:p>
      <text:list xml:id="list74903695628050" text:continue-numbering="true" text:style-name="Outline">
        <text:list-item>
          <text:list>
            <text:list-item>
              <text:list>
                <text:list-item>
                  <text:list>
                    <text:list-item>
                      <text:h text:style-name="Heading_20_4" text:outline-level="4">Implementation</text:h>
                    </text:list-item>
                  </text:list>
                </text:list-item>
              </text:list>
            </text:list-item>
          </text:list>
        </text:list-item>
      </text:list>
      <text:p text:style-name="P146">To receive notifications of changes in the server stati<text:span text:style-name="T184">s</text:span>tics, you will need to create a class with a no-arg constructor which extends <text:a xlink:type="simple" xlink:href="http://www.jppf.org/javadoc/6.0/index.html?org/jppf/utils/stats/JPPFFilteredStatisticsListener.html" text:style-name="Internet_20_link" text:visited-style-name="Visited_20_Internet_20_Link">JPPFFilteredStatisticsListener</text:a>, which is defined as follows:</text:p>
      <text:p text:style-name="P146"/>
      <text:p text:style-name="Code_20_block">public abstract class JPPFFilteredStatisticsListener implements JPPFStatisticsListener {</text:p>
      <text:p text:style-name="Code_20_block"><text:s text:c="2"/><text:span text:style-name="T31">// Get an optional filter to associate with this listener</text:span></text:p>
      <text:p text:style-name="Code_20_block"><text:s text:c="2"/>public JPPFStatistics.Filter getFilter()</text:p>
      <text:p text:style-name="Code_20_block">}</text:p>
      <text:p text:style-name="P146"/>
      <text:p text:style-name="P146">The method <text:span text:style-name="Code_20_char">getFilter()</text:span> returns a <text:a xlink:type="simple" xlink:href="http://www.jppf.org/javadoc/6.0/index.html?org/jppf/utils/stats/JPPFStatistics.Filter.html" text:style-name="Internet_20_link" text:visited-style-name="Visited_20_Internet_20_Link">JPPFStatististcs.Filter</text:a> which may be <text:span text:style-name="Code_20_char">null</text:span>, and is defined as:</text:p>
      <text:p text:style-name="P146"/>
      <text:p text:style-name="Code_20_block">public class JPPFStatistics implements Serializable, Iterable&lt;JPPFSnapshot&gt; {</text:p>
      <text:p text:style-name="Code_20_block"><text:s text:c="2"/><text:span text:style-name="T31">// A filter interface for snapshots</text:span></text:p>
      <text:p text:style-name="Code_20_block"><text:s text:c="2"/>public interface Filter {</text:p>
      <text:p text:style-name="Code_20_block"><text:s text:c="4"/><text:span text:style-name="T31">// Determines whether the specified snapshot is accepted by this filter</text:span></text:p>
      <text:p text:style-name="Code_20_block"><text:s text:c="4"/>boolean accept(JPPFSnapshot snapshot);</text:p>
      <text:p text:style-name="Code_20_block"><text:s text:c="2"/>}</text:p>
      <text:p text:style-name="Code_20_block">}</text:p>
      <text:p text:style-name="P146"/>
      <text:p text:style-name="P146">The statistics listener will only receive events for the snaphots accepted by the filter. If it is <text:span text:style-name="Code_20_char">null</text:span>, then it will receive events for all the snapshots.</text:p>
      <text:p text:style-name="P146"/>
      <text:p text:style-name="P146"><text:a xlink:type="simple" xlink:href="http://www.jppf.org/javadoc/6.0/index.html?org/jppf/utils/stats/JPPFFilteredStatisticsListener.html" text:style-name="Internet_20_link" text:visited-style-name="Visited_20_Internet_20_Link">JPPFFilteredStatisticsListener</text:a> implements the <text:a xlink:type="simple" xlink:href="http://www.jppf.org/javadoc/6.0/index.html?org/jppf/utils/stats/JPPFStatisticsListener.html" text:style-name="Internet_20_link" text:visited-style-name="Visited_20_Internet_20_Link">JPPFStatisticsListener</text:a> interface, which provides the following event notification methods:</text:p>
      <text:p text:style-name="P146"/>
      <text:p text:style-name="Code_20_block">public interface JPPFStatisticsListener extends EventListener {</text:p>
      <text:p text:style-name="Code_20_block"><text:s text:c="2"/><text:span text:style-name="T31">// Called when a new snapshot is created</text:span></text:p>
      <text:p text:style-name="Code_20_block"><text:s text:c="2"/>void snapshotAdded(JPPFStatisticsEvent event);</text:p>
      <text:p text:style-name="Code_20_block"/>
      <text:p text:style-name="Code_20_block"><text:s text:c="2"/><text:span text:style-name="T31">// Called when a snapshot is removed</text:span></text:p>
      <text:p text:style-name="Code_20_block"><text:s text:c="2"/>void snapshotRemoved(JPPFStatisticsEvent event);</text:p>
      <text:p text:style-name="Code_20_block"/>
      <text:p text:style-name="Code_20_block"><text:s text:c="2"/><text:span text:style-name="T31">// Called when a snapshot is updated</text:span></text:p>
      <text:p text:style-name="Code_20_block"><text:s text:c="2"/>void snapshotUpdated(JPPFStatisticsEvent event);</text:p>
      <text:p text:style-name="Code_20_block">}</text:p>
      <text:p text:style-name="P146"/>
      <text:p text:style-name="P147">Each <text:a xlink:type="simple" xlink:href="http://www.jppf.org/javadoc/6.0/index.html?org/jppf/utils/stats/JPPFStatisticsEvent.html" text:style-name="Internet_20_link" text:visited-style-name="Visited_20_Internet_20_Link">JPPFStatisticEvent</text:a> object prov<text:span text:style-name="T182">i</text:span>des the following information:</text:p>
      <text:p text:style-name="P146"/>
      <text:p text:style-name="Code_20_block">public class JPPFStatisticsEvent extends EventObject {</text:p>
      <text:p text:style-name="Code_20_block"><text:s text:c="2"/><text:span text:style-name="T31">// Get the statistics source of this event</text:span></text:p>
      <text:p text:style-name="Code_20_block"><text:s text:c="2"/>public JPPFStatistics getStatistics()</text:p>
      <text:p text:style-name="Code_20_block"/>
      <text:p text:style-name="Code_20_block"><text:s text:c="2"/><text:span text:style-name="T31">// Get the snapshot that was created, removed or updated</text:span></text:p>
      <text:p text:style-name="Code_20_block"><text:s text:c="2"/>public JPPFSnapshot getSnapshot()</text:p>
      <text:p text:style-name="Code_20_block">}</text:p>
      <text:p text:style-name="P146"/>
      <text:p text:style-name="Note_5f_Tip"><text:span text:style-name="Note"><text:span text:style-name="T75">Note</text:span></text:span>: <text:span text:style-name="T15">since updates </text:span><text:span text:style-name="T22">to</text:span><text:span text:style-name="T15"> the statistics in the server have a very high frequency, it is recommended to make the listener methods as short as possible, with regards to their execution time. </text:span><text:span text:style-name="T22">This will</text:span><text:span text:style-name="T15"> avoid a significant impact to he server performance. If you can't avoid it, then you may consider posting the events into a queue for asynchronuos processing in a separate thread.</text:span></text:p>
      <text:list xml:id="list74902526121231" text:continue-numbering="true" text:style-name="Outline">
        <text:list-item>
          <text:list>
            <text:list-item>
              <text:list>
                <text:list-item>
                  <text:list>
                    <text:list-item>
                      <text:h text:style-name="Heading_20_4" text:outline-level="4">Deployment</text:h>
                    </text:list-item>
                  </text:list>
                </text:list-item>
              </text:list>
            </text:list-item>
          </text:list>
        </text:list-item>
      </text:list>
      <text:p text:style-name="P148">The deployment of a statistics is done via the Service Provider Interface (SPI):</text:p>
      <text:p text:style-name="P148"/>
      <text:list xml:id="list74902249291562" text:continue-list="list74903011604976" text:style-name="List_20_1">
        <text:list-item>
          <text:p text:style-name="P315">create a file named "<text:span text:style-name="T1">org.jppf.utils.stats.JPPFFilteredStatisticsListener</text:span>" in the <text:span text:style-name="T1">META-INF/services</text:span><text:span text:style-name="T87"> folder</text:span></text:p>
        </text:list-item>
        <text:list-item>
          <text:p text:style-name="P315">in this file add a line containing the fully qualified name of your listener implementation class, for instance "mypackage.MyClass"</text:p>
        </text:list-item>
        <text:list-item>
          <text:p text:style-name="P315">inlcude the jar file or class folder containing both your implementation and service in th eserver's classpath</text:p>
        </text:list-item>
      </text:list>
      <text:p text:style-name="P148"/>
      <text:list xml:id="list74903095170989" text:continue-list="list74902526121231" text:style-name="Outline">
        <text:list-item>
          <text:list>
            <text:list-item>
              <text:list>
                <text:list-item>
                  <text:list>
                    <text:list-item>
                      <text:h text:style-name="P339" text:outline-level="4">Full example</text:h>
                    </text:list-item>
                  </text:list>
                </text:list-item>
              </text:list>
            </text:list-item>
          </text:list>
        </text:list-item>
      </text:list>
      <text:p text:style-name="P148">Let's write a statistics listener which prints all the events it receives to the output console:</text:p>
      <text:p text:style-name="P148"/>
      <text:p text:style-name="Code_20_block">package test.stats;</text:p>
      <text:p text:style-name="Code_20_block"/>
      <text:p text:style-name="Code_20_block">import org.jppf.utils.stats.*;</text:p>
      <text:p text:style-name="Code_20_block"/>
      <text:p text:style-name="Code_20_block">public class MyStatisticsListener extends JPPFFilteredStatisticsListener {</text:p>
      <text:p text:style-name="Code_20_block"><text:s text:c="2"/>public MyStatisticsListener() {</text:p>
      <text:p text:style-name="Code_20_block"><text:s text:c="4"/>System.out.println("creating new statistics listener");</text:p>
      <text:p text:style-name="Code_20_block"><text:s text:c="2"/>}</text:p>
      <text:p text:style-name="Code_20_block"><text:s text:c="2"/></text:p>
      <text:p text:style-name="Code_20_block"><text:s text:c="2"/>@Override</text:p>
      <text:p text:style-name="Code_20_block"><text:s text:c="2"/>public void snapshotAdded(JPPFStatisticsEvent event) {</text:p>
      <text:p text:style-name="Code_20_block"><text:s text:c="4"/>System.out.printf("added '%s'%n", event.getSnapshot().getLabel());</text:p>
      <text:p text:style-name="Code_20_block"><text:s text:c="2"/>}</text:p>
      <text:p text:style-name="Code_20_block"/>
      <text:p text:style-name="Code_20_block"><text:s text:c="2"/>@Override</text:p>
      <text:p text:style-name="Code_20_block"><text:s text:c="2"/>public void snapshotRemoved(JPPFStatisticsEvent event) {</text:p>
      <text:p text:style-name="Code_20_block"><text:s text:c="4"/>System.out.printf("removed '%s'%n", event.getSnapshot().getLabel());</text:p>
      <text:p text:style-name="Code_20_block"><text:s text:c="2"/>}</text:p>
      <text:p text:style-name="Code_20_block"/>
      <text:p text:style-name="Code_20_block"><text:s text:c="2"/>@Override</text:p>
      <text:p text:style-name="Code_20_block"><text:s text:c="2"/>public void snapshotUpdated(JPPFStatisticsEvent event) {</text:p>
      <text:p text:style-name="Code_20_block"><text:s text:c="4"/>System.out.printf("updated '%s'%n", event.getSnapshot().getLabel());</text:p>
      <text:p text:style-name="Code_20_block"><text:s text:c="2"/>}</text:p>
      <text:p text:style-name="Code_20_block"/>
      <text:p text:style-name="Code_20_block"><text:s text:c="2"/>@Override</text:p>
      <text:p text:style-name="Code_20_block"><text:s text:c="2"/>public JPPFStatistics.Filter getFilter() {</text:p>
      <text:p text:style-name="Code_20_block"><text:s text:c="4"/>System.out.println("in MyStatisticsListener.getFilter()");</text:p>
      <text:p text:style-name="Code_20_block"><text:s text:c="4"/>return super.getFilter();</text:p>
      <text:p text:style-name="Code_20_block"><text:s text:c="2"/>}</text:p>
      <text:p text:style-name="Code_20_block">}</text:p>
      <text:p text:style-name="P148"/>
      <text:p text:style-name="P149">Now, for the server to register this listener, we create the file:</text:p>
      <text:p text:style-name="P149">"<text:span text:style-name="T10">META-INF/services/org.jppf.utils.stats.JPPFFilteredStatisticsListener</text:span><text:span text:style-name="T183">"</text:span></text:p>
      <text:p text:style-name="P149">with the following single line: "<text:span text:style-name="T1">test.stats.MyStatisticsListener</text:span>"</text:p>
      <text:p text:style-name="P149"/>
      <text:p text:style-name="P149">Our listener is now ready to be deployed.</text:p>
      <text:p text:style-name="P148"/>
      <text:list xml:id="list74903659753215" text:continue-numbering="true" text:style-name="Outline">
        <text:list-item>
          <text:list>
            <text:list-item>
              <text:list>
                <text:list-item>
                  <text:h text:style-name="P333" text:outline-level="3">Custom discovery of <text:span text:style-name="T215">peer</text:span> drivers</text:h>
                  <text:list>
                    <text:list-item>
                      <text:h text:style-name="P337" text:outline-level="4">Rationale</text:h>
                    </text:list-item>
                  </text:list>
                </text:list-item>
              </text:list>
            </text:list-item>
          </text:list>
        </text:list-item>
      </text:list>
      <text:p text:style-name="P158">The current built-in <text:span text:style-name="T219">peer </text:span>driver discovery mechanisms in the JPPF <text:span text:style-name="T219">server</text:span> have potential shortcomings:</text:p>
      <text:p text:style-name="P158"/>
      <text:list xml:id="list74903414291970" text:continue-list="list74902295613896" text:style-name="List_20_2">
        <text:list-item>
          <text:p text:style-name="P316">automatic discovery relies on the UDP multicast protocol, which is not available in all environments. <text:span text:style-name="T207">F</text:span>or instance, cloud environments do not allow it.</text:p>
        </text:list-item>
        <text:list-item>
          <text:p text:style-name="P316">the manual configuration of the connections requires that all possible <text:span text:style-name="T219">peer </text:span>drivers be known in advance, which prevents new, previously unknown drivers from being discovered</text:p>
        </text:list-item>
      </text:list>
      <text:p text:style-name="P104"/>
      <text:p text:style-name="P160">To <text:span text:style-name="T214">overcome these limitations</text:span>, and to allow more flexibility as to how <text:span text:style-name="T220">peer </text:span>drivers are discovered, you can now implement your own custom disocovery mechanism.</text:p>
      <text:list xml:id="list74902295872353" text:continue-list="list74903659753215" text:style-name="Outline">
        <text:list-item>
          <text:list>
            <text:list-item>
              <text:list>
                <text:list-item>
                  <text:list>
                    <text:list-item>
                      <text:h text:style-name="P337" text:outline-level="4">Implementation</text:h>
                    </text:list-item>
                  </text:list>
                </text:list-item>
              </text:list>
            </text:list-item>
          </text:list>
        </text:list-item>
      </text:list>
      <text:p text:style-name="P160">A driver discovery mechanism is implemented by extending the class <text:a xlink:type="simple" xlink:href="http://www.jppf.org/javadoc/6.0/index.html?org/jppf/discovery/PeerDriverDiscovery.html" text:style-name="Internet_20_link" text:visited-style-name="Visited_20_Internet_20_Link"><text:span text:style-name="T217">PeerDriverDiscovery</text:span></text:a>, defined as:</text:p>
      <text:p text:style-name="P160"/>
      <text:p text:style-name="P286">public abstract class <text:span text:style-name="T216">Peer</text:span>DriverDiscovery extends DriverDiscovery&lt;<text:span text:style-name="T216">Driver</text:span>ConnectionInfo&gt; {</text:p>
      <text:p text:style-name="P286">}</text:p>
      <text:p text:style-name="P160"/>
      <text:p text:style-name="P160">As we can see, this class has no method of its own, and the interesting methods are in its superclass <text:a xlink:type="simple" xlink:href="http://www.jppf.org/javadoc/6.0/index.html?org/jppf/discovery/DriverDiscovery.html" text:style-name="Internet_20_link" text:visited-style-name="Visited_20_Internet_20_Link">DriverDiscovery</text:a>:</text:p>
      <text:p text:style-name="P160"/>
      <text:p text:style-name="P286">public abstract class DriverDiscovery&lt;E extends DriverConnectionInfo&gt; {</text:p>
      <text:p text:style-name="P286"><text:s text:c="2"/><text:span text:style-name="T31">// Perform the driver discovery. This method runs in its own separate thread</text:span></text:p>
      <text:p text:style-name="P286"><text:s text:c="2"/>public abstract void discover() throws InterruptedException;</text:p>
      <text:p text:style-name="P286"/>
      <text:p text:style-name="P286"><text:s text:c="2"/><text:span text:style-name="T31">// Notify that a new driver was discovered</text:span></text:p>
      <text:p text:style-name="P286"><text:s text:c="2"/>protected void newConnection(E info)</text:p>
      <text:p text:style-name="P286"/>
      <text:p text:style-name="P286"><text:s text:c="2"/><text:span text:style-name="T31">// Shut this discovery down. This method is intended to be overriden</text:span></text:p>
      <text:p text:style-name="P286"><text:s text:c="2"/><text:span text:style-name="T31">// in subclasses to allow user-defined cleanup operations</text:span></text:p>
      <text:p text:style-name="P286"><text:s text:c="2"/>public void shutdown()</text:p>
      <text:p text:style-name="P286">}</text:p>
      <text:p text:style-name="P160"/>
      <text:p text:style-name="P162">By default, the <text:span text:style-name="Code_20_char">shutdown()</text:span> method does nothing and is intended to be overriden in subclasses if needed. It is called when the JPPF <text:span text:style-name="T216">driver is shut down</text:span> and is thus part of the discovery's life cycle.</text:p>
      <text:p text:style-name="P162"/>
      <text:p text:style-name="P164">The actual discov<text:span text:style-name="T209">e</text:span>ry is performed within the <text:span text:style-name="Code_20_char">discover()</text:span> method. From this method, for each discovered driver you mu<text:span text:style-name="T209">s</text:span>t call the <text:span text:style-name="Code_20_char">newConnection()</text:span> method, passing an instance of <text:a xlink:type="simple" xlink:href="http://www.jppf.org/javadoc/6.0/index.html?org/jppf/discovery/DriverConnectionInfo.html" text:style-name="Internet_20_link" text:visited-style-name="Visited_20_Internet_20_Link">DriverConnectionInfo</text:a> <text:span text:style-name="T217">defined as:</text:span></text:p>
      <text:p text:style-name="P164"/>
      <text:p text:style-name="P286">public class DriverConnectionInfo</text:p>
      <text:p text:style-name="P286"><text:s text:c="2"/><text:span text:style-name="T31">// Get the name given to this connection</text:span></text:p>
      <text:p text:style-name="P286"><text:s text:c="2"/>public String getName()</text:p>
      <text:p text:style-name="P286"/>
      <text:p text:style-name="P286"><text:s text:c="2"/><text:span text:style-name="T31">// Determine whether secure (with SSL/TLS) connections should be established</text:span></text:p>
      <text:p text:style-name="P286"><text:s text:c="2"/>public boolean isSecure()</text:p>
      <text:p text:style-name="P286"/>
      <text:p text:style-name="P286"><text:s text:c="2"/><text:span text:style-name="T31">// Get the driver host name or IP address</text:span></text:p>
      <text:p text:style-name="P286"><text:s text:c="2"/>public String getHost()</text:p>
      <text:p text:style-name="P286"/>
      <text:p text:style-name="P286"><text:s text:c="2"/><text:span text:style-name="T31">// Get the driver port to connect to</text:span></text:p>
      <text:p text:style-name="P286"><text:s text:c="2"/>public int getPort()</text:p>
      <text:p text:style-name="P286">}</text:p>
      <text:p text:style-name="P164"/>
      <text:p text:style-name="P167">Here is an example of a very simple implementation:</text:p>
      <text:p text:style-name="P167"/>
      <text:p text:style-name="P286">public class Simple<text:span text:style-name="T217">Peer</text:span>Discovery extends <text:span text:style-name="T217">Peer</text:span>DriverDiscovery {</text:p>
      <text:p text:style-name="P286"><text:s text:c="2"/>@Override</text:p>
      <text:p text:style-name="P286"><text:s text:c="2"/>public void discover() throws InterruptedException {</text:p>
      <text:p text:style-name="P286"><text:s text:c="4"/><text:span text:style-name="T31">// new </text:span><text:span text:style-name="T66">peer </text:span><text:span text:style-name="T31">connection named "my</text:span><text:span text:style-name="T66">Peer</text:span><text:span text:style-name="T31">Driver"</text:span></text:p>
      <text:p text:style-name="P286"><text:s text:c="4"/>newConnection(</text:p>
      <text:p text:style-name="P286"><text:s text:c="6"/>new <text:span text:style-name="T217">Driver</text:span>ConnectionInfo("my<text:span text:style-name="T217">Peer</text:span>Driver", false, "www.myhost.org", 11111));</text:p>
      <text:p text:style-name="P286"><text:s text:c="2"/>}</text:p>
      <text:p text:style-name="P286">}</text:p>
      <text:p text:style-name="P164"/>
      <text:p text:style-name="P167"/>
      <text:p text:style-name="P198">The <text:span text:style-name="Code_20_char">discover()</text:span> method of a <text:a xlink:type="simple" xlink:href="http://www.jppf.org/javadoc/6.0/index.html?org/jppf/discovery/PeerDriverDiscovery.html" text:style-name="Internet_20_link" text:visited-style-name="Visited_20_Internet_20_Link"><text:span text:style-name="T217">PeerDriverDiscovery</text:span></text:a> is not limited to calling <text:span text:style-name="Code_20_char">newConnection()</text:span> only once. You can invoke this method with as many instances of <text:a xlink:type="simple" xlink:href="http://www.jppf.org/javadoc/6.0/index.html?org/jppf/discovery/DriverConnectionInfo.html" text:style-name="Internet_20_link" text:visited-style-name="Visited_20_Internet_20_Link"><text:span text:style-name="T218">DriverConnectionInfo</text:span></text:a> as you wish, allowing for the discovery of as many <text:span text:style-name="T223">peer drivers</text:span> as required.</text:p>
      <text:p text:style-name="P167"/>
      <text:p text:style-name="P167">Additonally, the <text:span text:style-name="Code_20_char">discover()</text:span> method runs in its own separate thread and doesn't have to terminate immediately. This means that you can run a loop inside that may, <text:span text:style-name="T210">for instance,</text:span> perform a periodic polling of an (external) service to discover new <text:span text:style-name="T217">peer </text:span>drivers over time. <text:span text:style-name="T210">Here is a more complex example illustrating this:</text:span></text:p>
      <text:p text:style-name="P167"/>
      <text:p text:style-name="P286">public class <text:span text:style-name="T217">Polling</text:span>Discovery extends <text:span text:style-name="T217">Peer</text:span>DriverDiscovery {</text:p>
      <text:p text:style-name="P286"><text:s text:c="2"/><text:span text:style-name="T31">// whether this discovery was shutdown</text:span></text:p>
      <text:p text:style-name="P286"><text:s text:c="2"/>private boolean shutdownFlag = false;</text:p>
      <text:p text:style-name="P286"/>
      <text:p text:style-name="P286"><text:s text:c="2"/>@Override</text:p>
      <text:p text:style-name="P286"><text:s text:c="2"/>public void discover() throws InterruptedException {</text:p>
      <text:p text:style-name="P286"><text:s text:c="4"/>while (!isShutdown()) {</text:p>
      <text:p text:style-name="P287"><text:s text:c="6"/>List&lt;<text:span text:style-name="T217">Driver</text:span>ConnectionInfo&gt; <text:span text:style-name="T217">peers</text:span> = externalLookup();</text:p>
      <text:p text:style-name="P286"><text:s text:c="6"/>if (drivers != null) {</text:p>
      <text:p text:style-name="P286"><text:s text:c="8"/>for (<text:span text:style-name="T217">Driver</text:span>ConnectionInfo <text:span text:style-name="T217">peer</text:span>: <text:span text:style-name="T217">peers</text:span>) newConnection(<text:span text:style-name="T217">peer</text:span>);</text:p>
      <text:p text:style-name="P286"><text:s text:c="6"/>}</text:p>
      <text:p text:style-name="P286"><text:s text:c="6"/>synchronized(this) { <text:span text:style-name="T31">// wait 5 seconds before the next lookup</text:span></text:p>
      <text:p text:style-name="P286"><text:s text:c="8"/>wait(5000L);</text:p>
      <text:p text:style-name="P286"><text:s text:c="6"/>}</text:p>
      <text:p text:style-name="P286"><text:s text:c="4"/>}</text:p>
      <text:p text:style-name="P286"><text:s text:c="2"/>}</text:p>
      <text:p text:style-name="P286"/>
      <text:p text:style-name="P286"><text:s text:c="2"/><text:span text:style-name="T31">// Query an external service for discovered drivers</text:span></text:p>
      <text:p text:style-name="P287"><text:s text:c="2"/>public List&lt;<text:span text:style-name="T217">Driver</text:span>ConnectionInfo&gt; externalLookup() {</text:p>
      <text:p text:style-name="P286"><text:s text:c="4"/>return ...;</text:p>
      <text:p text:style-name="P286"><text:s text:c="2"/>}</text:p>
      <text:p text:style-name="P286"/>
      <text:p text:style-name="P286"><text:s text:c="2"/>public synchronized boolean isShutdown() {</text:p>
      <text:p text:style-name="P286"><text:s text:c="4"/>return shutdownFlag;</text:p>
      <text:p text:style-name="P286"><text:s text:c="2"/>}</text:p>
      <text:p text:style-name="P286"/>
      <text:p text:style-name="P286"><text:s text:c="2"/>@Override</text:p>
      <text:p text:style-name="P286"><text:s text:c="2"/>public synchronized void shutdown() {</text:p>
      <text:p text:style-name="P286"><text:s text:c="4"/>shutdownFlag = false;</text:p>
      <text:p text:style-name="P286"><text:s text:c="4"/>notify(); <text:span text:style-name="T31">// wake up the discover() thread</text:span></text:p>
      <text:p text:style-name="P286"><text:s text:c="2"/>}</text:p>
      <text:p text:style-name="P286">}</text:p>
      <text:list xml:id="list74902749226638" text:continue-numbering="true" text:style-name="Outline">
        <text:list-item>
          <text:list>
            <text:list-item>
              <text:list>
                <text:list-item>
                  <text:list>
                    <text:list-item>
                      <text:h text:style-name="P337" text:outline-level="4">Deployment via SPI</text:h>
                    </text:list-item>
                  </text:list>
                </text:list-item>
              </text:list>
            </text:list-item>
          </text:list>
        </text:list-item>
      </text:list>
      <text:p text:style-name="P169">A driver discovery mechanism can be automatically loaded and installed via the Service Provider Interface (SPI):</text:p>
      <text:p text:style-name="P169"/>
      <text:list xml:id="list74901888982782" text:continue-list="list74902249291562" text:style-name="List_20_1">
        <text:list-item>
          <text:p text:style-name="P318">in yo<text:span text:style-name="T223">u</text:span>r source or resources folder, create a file <text:span text:style-name="T1">META-INF/services/org.jppf.discovery.</text:span><text:span text:style-name="T12">Peer</text:span><text:span text:style-name="T1">DriverDiscovery</text:span></text:p>
        </text:list-item>
        <text:list-item>
          <text:p text:style-name="P319">edit this file and <text:span text:style-name="T213">add </text:span>a line with the fully qualified class name of your subclass of <text:a xlink:type="simple" xlink:href="http://www.jppf.org/javadoc/6.0/index.html?org/jppf/discovery/PeerDriverDiscovery.html" text:style-name="Internet_20_link" text:visited-style-name="Visited_20_Internet_20_Link"><text:span text:style-name="T217">PeerDriverDiscovery</text:span></text:a>, for instance <text:span text:style-name="Code_20_char">org.jppf.example.Simple</text:span><text:span text:style-name="Code_20_char"><text:span text:style-name="T217">Peer</text:span></text:span><text:span text:style-name="Code_20_char">Discovery</text:span>.</text:p>
        </text:list-item>
        <text:list-item>
          <text:p text:style-name="P318">make sure that this file, <text:span text:style-name="T211">along with the implementation class,</text:span> is in the classpath of your <text:span text:style-name="T222">server</text:span></text:p>
        </text:list-item>
      </text:list>
      <text:list xml:id="list74902760382936" text:continue-list="list74902749226638" text:style-name="Outline">
        <text:list-item>
          <text:list>
            <text:list-item>
              <text:list>
                <text:list-item>
                  <text:list>
                    <text:list-item>
                      <text:h text:style-name="P337" text:outline-level="4">Deployment via API</text:h>
                    </text:list-item>
                  </text:list>
                </text:list-item>
              </text:list>
            </text:list-item>
          </text:list>
        </text:list-item>
      </text:list>
      <text:p text:style-name="P172">The class <text:a xlink:type="simple" xlink:href="http://www.jppf.org/javadoc/6.0/index.html?org/jppf/server/JPPFDriver.html" text:style-name="Internet_20_link" text:visited-style-name="Visited_20_Internet_20_Link"><text:span text:style-name="T217">JPPFDriver</text:span></text:a> <text:span text:style-name="T212">provides an API to add or remove </text:span><text:a xlink:type="simple" xlink:href="http://www.jppf.org/javadoc/6.0/index.html?org/jppf/discovery/PeerDriverDiscovery.html" text:style-name="Internet_20_link" text:visited-style-name="Visited_20_Internet_20_Link"><text:span text:style-name="T212">PeerDriverDiscovery</text:span></text:a><text:span text:style-name="T212"> implementations at any time:</text:span></text:p>
      <text:p text:style-name="P171"/>
      <text:p text:style-name="P286">public class JPPF<text:span text:style-name="T217">Driver</text:span> extends AbstractGenericClient {</text:p>
      <text:p text:style-name="P286"><text:s text:c="2"/><text:span text:style-name="T31">// Add a custom driver discovery mechanism to those already registered, if any</text:span></text:p>
      <text:p text:style-name="P286"><text:s text:c="2"/>public void addDriverDiscovery(<text:span text:style-name="T217">Peer</text:span>DriverDiscovery discovery)</text:p>
      <text:p text:style-name="P286"/>
      <text:p text:style-name="P286"><text:s text:c="2"/><text:span text:style-name="T31">// Remove a custom driver discovery mechanism from those already registered</text:span></text:p>
      <text:p text:style-name="P288"><text:s text:c="2"/>public void removeDriverDiscovery(<text:span text:style-name="T217">Peer</text:span>DriverDiscovery discovery)</text:p>
      <text:p text:style-name="P286">}</text:p>
      <text:p text:style-name="P174"/>
      <text:p text:style-name="P176">Example usage:</text:p>
      <text:p text:style-name="P176"/>
      <text:p text:style-name="P286"><text:span text:style-name="T217">Peer</text:span>DriverDiscovery discovery = new Simple<text:span text:style-name="T217">Peer</text:span>Discovery();</text:p>
      <text:p text:style-name="P286"><text:span text:style-name="T217">JPPFDriver.getInstance()</text:span>.addDriverDiscovery(discovery);</text:p>
      <text:list xml:id="list74903472024271" text:continue-numbering="true" text:style-name="Outline">
        <text:list-item>
          <text:list>
            <text:list-item>
              <text:list>
                <text:list-item>
                  <text:list>
                    <text:list-item>
                      <text:h text:style-name="P337" text:outline-level="4"><text:soft-page-break/>Tip</text:h>
                    </text:list-item>
                  </text:list>
                </text:list-item>
              </text:list>
            </text:list-item>
          </text:list>
        </text:list-item>
      </text:list>
      <text:p text:style-name="P178">To prevent the built-in <text:span text:style-name="T219">peer driver </text:span>discovery mechanisms from starting, set the following <text:span text:style-name="T219">driver</text:span> configuration propert<text:span text:style-name="T219">ies</text:span>:</text:p>
      <text:p text:style-name="P178"/>
      <text:p text:style-name="Code_20_block">jppf.peer.discovery.enabled = false</text:p>
      <text:p text:style-name="P201"># set an empty value or simply comment it out</text:p>
      <text:p text:style-name="Code_20_block">jppf.peers =</text:p>
      <text:p text:style-name="P178"/>
      <text:p text:style-name="P181">This way, only custom <text:span text:style-name="T221">peer </text:span>driver discovery mechanisms will be used.</text:p>
      <text:p text:style-name="P181"/>
      <text:list xml:id="list74903928554177" text:continue-numbering="true" text:style-name="Outline">
        <text:list-item>
          <text:list>
            <text:list-item>
              <text:list>
                <text:list-item>
                  <text:h text:style-name="P332" text:outline-level="3">Implementing a custom job persistence</text:h>
                </text:list-item>
              </text:list>
            </text:list-item>
          </text:list>
        </text:list-item>
      </text:list>
      <text:p text:style-name="P185">For full details on how the jobs persistence in the driver works, we invite you to read the dedicated documentation chapter in <text:span text:style-name="T26">Development guide &gt; Jobs Persistence in the driver</text:span>.</text:p>
      <text:list xml:id="list74902710414720" text:continue-numbering="true" text:style-name="Outline">
        <text:list-item>
          <text:list>
            <text:list-item>
              <text:list>
                <text:list-item>
                  <text:list>
                    <text:list-item>
                      <text:h text:style-name="Heading_20_4" text:outline-level="4">Implementation</text:h>
                    </text:list-item>
                  </text:list>
                </text:list-item>
              </text:list>
            </text:list-item>
          </text:list>
        </text:list-item>
      </text:list>
      <text:p text:style-name="P185">The jobs persistence facility relies on one or more impementations of the <text:a xlink:type="simple" xlink:href="http://www.jppf.org/javadoc/6.0/index.html?org/jppf/job/persistence/JobPersistence.html" text:style-name="Internet_20_link" text:visited-style-name="Visited_20_Internet_20_Link">JobPersistence</text:a> interface, defined as follows:</text:p>
      <text:p text:style-name="P185"/>
      <text:p text:style-name="Code_20_block">public interface JobPersistence {</text:p>
      <text:p text:style-name="Code_20_block"><text:s text:c="2"/><text:span text:style-name="T31">// Store the specified job elements. All elements are part of the same job</text:span></text:p>
      <text:p text:style-name="Code_20_block"><text:s text:c="2"/>void store(Collection&lt;PersistenceInfo&gt; infos) throws JobPersistenceException;</text:p>
      <text:p text:style-name="Code_20_block"/>
      <text:p text:style-name="Code_20_block"><text:s text:c="2"/><text:span text:style-name="T31">// Load the specified job elements. All elements are part of the same job</text:span></text:p>
      <text:p text:style-name="P291"><text:s text:c="2"/>List&lt;InputStream&gt; load(Collection&lt;PersistenceInfo&gt; infos)</text:p>
      <text:p text:style-name="P291"><text:s text:c="3"/>throws JobPersistenceException;</text:p>
      <text:p text:style-name="Code_20_block"/>
      <text:p text:style-name="Code_20_block"><text:s text:c="2"/><text:span text:style-name="T31">// Get the UUIDs of all persisted job</text:span></text:p>
      <text:p text:style-name="Code_20_block"><text:s text:c="2"/>List&lt;String&gt; getPersistedJobUuids() throws JobPersistenceException;</text:p>
      <text:p text:style-name="Code_20_block"/>
      <text:p text:style-name="Code_20_block"><text:s text:c="2"/><text:span text:style-name="T31">// Get the positions of all the tasks in the specified job</text:span></text:p>
      <text:p text:style-name="Code_20_block"><text:s text:c="2"/>int[] getTaskPositions(String jobUuid) throws JobPersistenceException;</text:p>
      <text:p text:style-name="Code_20_block"/>
      <text:p text:style-name="Code_20_block"><text:s text:c="2"/><text:span text:style-name="T31">// Get the positions of all the task results in the specified job</text:span></text:p>
      <text:p text:style-name="Code_20_block"><text:s text:c="2"/>int[] getTaskResultPositions(String jobUuid) throws JobPersistenceException;</text:p>
      <text:p text:style-name="Code_20_block"/>
      <text:p text:style-name="Code_20_block"><text:s text:c="2"/><text:span text:style-name="T31">// Delete the persisted job with the s</text:span><text:span text:style-name="T70">p</text:span><text:span text:style-name="T31">ecified UUID</text:span></text:p>
      <text:p text:style-name="Code_20_block"><text:s text:c="2"/>void deleteJob(String jobUuid) throws JobPersistenceException;</text:p>
      <text:p text:style-name="Code_20_block"/>
      <text:p text:style-name="Code_20_block"><text:s text:c="2"/><text:span text:style-name="T31">// Determine whether a job is persisted, that is, present in the persistence store</text:span></text:p>
      <text:p text:style-name="Code_20_block"><text:s text:c="2"/>boolean isJobPersisted(String jobUuid) throws JobPersistenceException;</text:p>
      <text:p text:style-name="Code_20_block">}</text:p>
      <text:p text:style-name="P185"/>
      <text:p text:style-name="P186">Note that all the methods in this interface define callbacks that are called by the JPPF driver during the life cycle of the jobs it p<text:span text:style-name="T249">r</text:span>ocesses.</text:p>
      <text:p text:style-name="P186"/>
      <text:p text:style-name="P186">If the persistence implementation does not require any parameter to be passed on from the configuration, then it can simply use a default no-arg constructor, implicit or not. Otherwise, <text:span text:style-name="Code_20_char">string</text:span> parameters can be specified in the configuration and can be passed on to the implementation via either:</text:p>
      <text:p text:style-name="P186"/>
      <text:list xml:id="list74901907139269" text:continue-list="list74903414291970" text:style-name="List_20_2">
        <text:list-item>
          <text:p text:style-name="P322">a public constructor that takes a <text:span text:style-name="Code_20_char">String...</text:span> vararg parameter</text:p>
        </text:list-item>
        <text:list-item>
          <text:p text:style-name="P322">a <text:span text:style-name="Code_20_char">public void setParameter(String...)</text:span> method </text:p>
        </text:list-item>
      </text:list>
      <text:p text:style-name="P185"/>
      <text:p text:style-name="P186">If both are defined, then JPPF will always use the constructor.</text:p>
      <text:p text:style-name="P186"/>
      <text:p text:style-name="P186">The <text:span text:style-name="Code_20_char">store()</text:span> and <text:span text:style-name="Code_20_char">load()</text:span> methods both take a collection of objects of ty<text:span text:style-name="T240">p</text:span>e <text:a xlink:type="simple" xlink:href="http://www.jppf.org/javadoc/6.0/index.html?org/jppf/job/persistence/PersistenceInfo.html" text:style-name="Internet_20_link" text:visited-style-name="Visited_20_Internet_20_Link">PersistenceInfo</text:a>, defined as follows:</text:p>
      <text:p text:style-name="P186"/>
      <text:p text:style-name="Code_20_block">public interface PersistenceInfo extends Serializable {</text:p>
      <text:p text:style-name="Code_20_block"><text:s text:c="2"/><text:span text:style-name="T31">// Get the job uuid</text:span></text:p>
      <text:p text:style-name="Code_20_block"><text:s text:c="2"/>String getJobUuid();</text:p>
      <text:p text:style-name="Code_20_block"/>
      <text:p text:style-name="Code_20_block"><text:s text:c="2"/><text:span text:style-name="T31">// Get the related job information</text:span></text:p>
      <text:p text:style-name="Code_20_block"><text:s text:c="2"/>JPPFDistributedJob getJob();</text:p>
      <text:p text:style-name="Code_20_block"/>
      <text:p text:style-name="Code_20_block"><text:s text:c="2"/><text:span text:style-name="T31">// Get the type of persisted object</text:span></text:p>
      <text:p text:style-name="Code_20_block"><text:s text:c="2"/>PersistenceObjectType getType();</text:p>
      <text:p text:style-name="Code_20_block"/>
      <text:p text:style-name="Code_20_block"><text:s text:c="2"/><text:span text:style-name="T31">// Get the position of the task or task result in the job</text:span></text:p>
      <text:p text:style-name="Code_20_block"><text:s text:c="2"/>int getPosition();</text:p>
      <text:p text:style-name="Code_20_block"/>
      <text:p text:style-name="Code_20_block"><text:s text:c="2"/><text:span text:style-name="T31">// Get an input stream for the persisted object</text:span></text:p>
      <text:p text:style-name="Code_20_block"><text:s text:c="2"/>InputStream getInputStream() throws Exception</text:p>
      <text:p text:style-name="Code_20_block"/>
      <text:p text:style-name="Code_20_block"><text:s text:c="2"/><text:span text:style-name="T31">// Get the size in bytes of the persisted object</text:span></text:p>
      <text:p text:style-name="Code_20_block"><text:s text:c="2"/>int getSize();</text:p>
      <text:p text:style-name="Code_20_block">}</text:p>
      <text:p text:style-name="P186"/>
      <text:p text:style-name="P187"><text:soft-page-break/>Each instance of this class represents a job element, which can be either a job header, a data provider, a task or a task result. The type of job element can be obtained via the <text:span text:style-name="Code_20_char">getType()</text:span> method, which returns a <text:a xlink:type="simple" xlink:href="http://www.jppf.org/javadoc/6.0/index.html?org/jppf/job/persistence/PersistenceObjectType.html" text:style-name="Internet_20_link" text:visited-style-name="Visited_20_Internet_20_Link">PersistenceObjectType</text:a> enum element.</text:p>
      <text:p text:style-name="P187"/>
      <text:p text:style-name="P187">Additionally, the fact that <text:span text:style-name="Code_20_char">store()</text:span> and <text:span text:style-name="Code_20_char">load()</text:span> take a collection of <text:a xlink:type="simple" xlink:href="http://www.jppf.org/javadoc/6.0/index.html?org/jppf/job/persistence/PersistenceInfo.html" text:style-name="Internet_20_link" text:visited-style-name="Visited_20_Internet_20_Link"><text:span text:style-name="T239">PersistenceInfo</text:span></text:a><text:span text:style-name="T239"> </text:span>objects means that multiple job elements can be persisted in the same transaction, in the case of a transactional persistence implementation.</text:p>
      <text:p text:style-name="P187"/>
      <text:p text:style-name="P187">You will also notice that the job element<text:span text:style-name="T243">'</text:span>s data is only available via an input stream: the persisted data represents a serialized object graph which can be temporarily stored anywhere. <text:span text:style-name="T241">Here, the serialization format is completely transparent to the job persistence implementation.</text:span></text:p>
      <text:p text:style-name="P187"/>
      <text:p text:style-name="P294"><text:span text:style-name="T1">Note</text:span>: <text:span text:style-name="T15">the </text:span><text:span text:style-name="Code_20_char"><text:span text:style-name="T15">load()</text:span></text:span><text:span text:style-name="T15"> method returns a list of </text:span><text:span text:style-name="Code_20_char"><text:span text:style-name="T15">InputStream</text:span></text:span><text:span text:style-name="T15"> objects. Each InputStream corresponds to a </text:span><text:a xlink:type="simple" xlink:href="http://www.jppf.org/javadoc/6.0/index.html?org/jppf/job/persistence/PersistenceInfo.html" text:style-name="Internet_20_link" text:visited-style-name="Visited_20_Internet_20_Link"><text:span text:style-name="T23">PersistenceInfo</text:span></text:a><text:span text:style-name="T15"> object passed in the input collection. The list</text:span><text:span text:style-name="T24">'s</text:span><text:span text:style-name="T15"> ordering </text:span><text:span text:style-name="T84">must</text:span><text:span text:style-name="T15"> be the same as the ordering defined by the </text:span><text:span text:style-name="T24">input </text:span><text:span text:style-name="T15">collection's iterator.</text:span></text:p>
      <text:list xml:id="list74903869863539" text:continue-list="list74902710414720" text:style-name="Outline">
        <text:list-item>
          <text:list>
            <text:list-item>
              <text:list>
                <text:list-item>
                  <text:list>
                    <text:list-item>
                      <text:h text:style-name="Heading_20_4" text:outline-level="4">Configuration</text:h>
                    </text:list-item>
                  </text:list>
                </text:list-item>
              </text:list>
            </text:list-item>
          </text:list>
        </text:list-item>
      </text:list>
      <text:p text:style-name="P188">Configuring a job persistence imeplementation is done via the "<text:span text:style-name="T1">jppf.job.persistence</text:span>" configuration property, by passing it the fully qualified name of the implementation class, along with its optional parameters:</text:p>
      <text:p text:style-name="P188"/>
      <text:p text:style-name="Code_20_block">jppf.job.persistence = &lt;full_class_name&gt; &lt;param1&gt; ... &lt;paramN&gt;</text:p>
      <text:p text:style-name="Standard"/>
      <text:p text:style-name="P189">for i<text:span text:style-name="T245">ns</text:span>tance, if we define the following implem<text:span text:style-name="T245">e</text:span>ntation:</text:p>
      <text:p text:style-name="P189"/>
      <text:p text:style-name="Code_20_block">package test.<text:span text:style-name="T242">persistence</text:span>;</text:p>
      <text:p text:style-name="Code_20_block">...</text:p>
      <text:p text:style-name="Code_20_block">public class MyPersistence implements JobPersistence {</text:p>
      <text:p text:style-name="Code_20_block"><text:s text:c="2"/>public MyPersistence(String...params) {</text:p>
      <text:p text:style-name="Code_20_block"><text:s text:c="4"/>String dataSourceName = (params.length &gt; 0) ? params[0] : "myDS";</text:p>
      <text:p text:style-name="Code_20_block"><text:s text:c="4"/>int numberOfThreads = (params.length &gt; 1) ? Integer.<text:span text:style-name="T248">valueOf</text:span>(params[1]) : 1;</text:p>
      <text:p text:style-name="Code_20_block"><text:s text:c="4"/><text:span text:style-name="T31">// ... initialize ...</text:span></text:p>
      <text:p text:style-name="Code_20_block"><text:s text:c="2"/>}</text:p>
      <text:p text:style-name="Code_20_block"/>
      <text:p text:style-name="P201"><text:s text:c="2"/><text:span text:style-name="T91">... implementation of JobPersistence ...</text:span></text:p>
      <text:p text:style-name="Code_20_block">}</text:p>
      <text:p text:style-name="P190"/>
      <text:p text:style-name="P190">then we could conf<text:span text:style-name="T246">i</text:span>gure it as follows:</text:p>
      <text:p text:style-name="P190"/>
      <text:p text:style-name="Code_20_block">jppf.job.persistence = test.persistence.MyPersistence testDS 4</text:p>
      <text:list xml:id="list74902527195569" text:continue-numbering="true" text:style-name="Outline">
        <text:list-item>
          <text:list>
            <text:list-item>
              <text:list>
                <text:list-item>
                  <text:list>
                    <text:list-item>
                      <text:h text:style-name="Heading_20_4" text:outline-level="4">Examples</text:h>
                    </text:list-item>
                  </text:list>
                </text:list-item>
              </text:list>
            </text:list-item>
          </text:list>
        </text:list-item>
      </text:list>
      <text:p text:style-name="P191">Implementing a custom job persistence is a non-trivial task. Rather than just listing the code of a lengthy real-life implementation, or a simplified impl<text:span text:style-name="T247">e</text:span>mentation that would be unrealist<text:span text:style-name="T244">i</text:span>c, we prefer to provide links to the code of the predefined built-in implementations:</text:p>
      <text:p text:style-name="P191"/>
      <text:list xml:id="list74903742156526" text:continue-list="list74901907139269" text:style-name="List_20_2">
        <text:list-item>
          <text:p text:style-name="P323">all built-in implementations are in the <text:a xlink:type="simple" xlink:href="https://sourceforge.net/p/jppf-project/code/HEAD/tree/trunk/common/src/java/org/jppf/job/persistence/impl/" text:style-name="Internet_20_link" text:visited-style-name="Visited_20_Internet_20_Link"><text:span text:style-name="Code_20_char">org.jppf.job.persistence.impl</text:span></text:a> package</text:p>
        </text:list-item>
        <text:list-item>
          <text:p text:style-name="P323">default database persistence: class <text:a xlink:type="simple" xlink:href="https://sourceforge.net/p/jppf-project/code/HEAD/tree/trunk/common/src/java/org/jppf/job/persistence/impl/DefaultDatabasePersistence.java" text:style-name="Internet_20_link" text:visited-style-name="Visited_20_Internet_20_Link">DefaultDatabasePersistence</text:a> (<text:a xlink:type="simple" xlink:href="http://www.jppf.org/javadoc/6.0/index.html?org/jppf/job/persistence/impl/DefaultDatabasePersistence.html" text:style-name="Internet_20_link" text:visited-style-name="Visited_20_Internet_20_Link">javadoc</text:a>)</text:p>
        </text:list-item>
        <text:list-item>
          <text:p text:style-name="P323">default file persistence: class <text:a xlink:type="simple" xlink:href="https://sourceforge.net/p/jppf-project/code/HEAD/tree/trunk/common/src/java/org/jppf/job/persistence/impl/DefaultFilePersistence.java" text:style-name="Internet_20_link" text:visited-style-name="Visited_20_Internet_20_Link">DefaultFilePersistence</text:a> (<text:a xlink:type="simple" xlink:href="http://www.jppf.org/javadoc/6.0/index.html?org/jppf/job/persistence/impl/DefaultFilePersistence.html" text:style-name="Internet_20_link" text:visited-style-name="Visited_20_Internet_20_Link">javadoc</text:a>)</text:p>
        </text:list-item>
        <text:list-item>
          <text:p text:style-name="P323">asynchronous persistence wrapper: class <text:a xlink:type="simple" xlink:href="https://sourceforge.net/p/jppf-project/code/HEAD/tree/trunk/common/src/java/org/jppf/job/persistence/impl/AsynchronousPersistence.java" text:style-name="Internet_20_link" text:visited-style-name="Visited_20_Internet_20_Link">AsynchronousPersistence</text:a> (<text:a xlink:type="simple" xlink:href="http://www.jppf.org/javadoc/6.0/index.html?org/jppf/job/persistence/impl/AsynchronousPersistence.html" text:style-name="Internet_20_link" text:visited-style-name="Visited_20_Internet_20_Link">javadoc</text:a>)</text:p>
        </text:list-item>
        <text:list-item>
          <text:p text:style-name="P323">cacheable persistence wrapper: class <text:a xlink:type="simple" xlink:href="https://sourceforge.net/p/jppf-project/code/HEAD/tree/trunk/common/src/java/org/jppf/job/persistence/impl/CacheablePersistence.java" text:style-name="Internet_20_link" text:visited-style-name="Visited_20_Internet_20_Link">CacheablePersistence</text:a> (<text:a xlink:type="simple" xlink:href="http://www.jppf.org/javadoc/6.0/index.html?org/jppf/job/persistence/impl/CacheablePersistence.html" text:style-name="Internet_20_link" text:visited-style-name="Visited_20_Internet_20_Link">javadoc</text:a>)</text:p>
        </text:list-item>
      </text:list>
      <text:p text:style-name="P184"/>
      <text:p text:style-name="Note_5f_Tip"><text:span text:style-name="T1">Note</text:span>: <text:span text:style-name="T15">the source code of these cl</text:span><text:span text:style-name="T25">a</text:span><text:span text:style-name="T15">sses is also available from within the Javadoc.</text:span></text:p>
      <text:list xml:id="list74902108241915" text:continue-list="list74902527195569" text:style-name="Outline">
        <text:list-item>
          <text:list>
            <text:list-item>
              <text:h text:style-name="P330" text:outline-level="2">Nodes</text:h>
              <text:list>
                <text:list-item>
                  <text:h text:style-name="Heading_20_3" text:outline-level="3">Receiving node life cycle events</text:h>
                </text:list-item>
              </text:list>
            </text:list-item>
          </text:list>
        </text:list-item>
      </text:list>
      <text:p text:style-name="P1">This plugin provides the ability to receive notifications of major events ocurring within a node, including node startup and termination as well as the start and completion of each job processing.</text:p>
      <text:list xml:id="list74901957513828" text:continue-numbering="true" text:style-name="Outline">
        <text:list-item>
          <text:list>
            <text:list-item>
              <text:list>
                <text:list-item>
                  <text:list>
                    <text:list-item>
                      <text:h text:style-name="Heading_20_4" text:outline-level="4">NodeLifeCycleListener interface</text:h>
                    </text:list-item>
                  </text:list>
                </text:list-item>
              </text:list>
            </text:list-item>
          </text:list>
        </text:list-item>
      </text:list>
      <text:p text:style-name="Standard">To achieve this, you only need to implement the interface <text:a xlink:type="simple" xlink:href="http://www.jppf.org/javadoc/6.0/index.html?org/jppf/node/event/NodeLifeCycleListener.html" text:style-name="Internet_20_link" text:visited-style-name="Visited_20_Internet_20_Link">NodeLifeCycleListener</text:a>, which is defined as follows:</text:p>
      <text:p text:style-name="Standard"/>
      <text:p text:style-name="Code_20_block">public interface NodeLifeCycleListener extends EventListener {</text:p>
      <text:p text:style-name="Code_20_block"><text:s text:c="2"/><text:span text:style-name="T31">// Called when the node has finished initializing,</text:span></text:p>
      <text:p text:style-name="Code_20_block"><text:s text:c="2"/><text:span text:style-name="T31">// and before it starts processing jobs</text:span></text:p>
      <text:p text:style-name="Code_20_block"><text:s text:c="2"/>void nodeStarting(NodeLifeCycleEvent event);</text:p>
      <text:p text:style-name="Code_20_block"/>
      <text:p text:style-name="Code_20_block"><text:s text:c="2"/><text:span text:style-name="T31">// Called when the node is terminating</text:span></text:p>
      <text:p text:style-name="Code_20_block"><text:s text:c="2"/>void nodeEnding(NodeLifeCycleEvent event);</text:p>
      <text:p text:style-name="P229"/>
      <text:p text:style-name="P229"><text:s text:c="2"/><text:span text:style-name="T31">// Called when the node has loaded a job header and before</text:span></text:p>
      <text:p text:style-name="P229"><text:s text:c="2"/><text:span text:style-name="T31">// the DataProvider or any of the tasks has been loaded</text:span></text:p>
      <text:p text:style-name="P229"><text:s text:c="2"/>void jobHeaderLoaded(NodeLifeCycleEvent event);</text:p>
      <text:p text:style-name="Code_20_block"/>
      <text:p text:style-name="Code_20_block"><text:s text:c="2"/><text:span text:style-name="T31">// Called before the node starts processing a job</text:span></text:p>
      <text:p text:style-name="Code_20_block"><text:s text:c="2"/>void jobStarting(NodeLifeCycleEvent event);</text:p>
      <text:p text:style-name="Code_20_block"/>
      <text:p text:style-name="Code_20_block"><text:s text:c="2"/><text:span text:style-name="T31">// Called after the node finishes processing a job</text:span></text:p>
      <text:p text:style-name="Code_20_block"><text:s text:c="2"/>void jobEnding(NodeLifeCycleEvent event);</text:p>
      <text:p text:style-name="P265"/>
      <text:p text:style-name="P265"><text:s text:c="2"/><text:span text:style-name="T31">// </text:span><text:span text:style-name="T57">Called after the node has sent the results of a job to the server </text:span><text:span text:style-name="T58">and before it</text:span></text:p>
      <text:p text:style-name="P266"><text:span text:style-name="T58"><text:s text:c="2"/>// receives the next job. </text:span><text:span text:style-name="T59">The node is fully idle at this point.</text:span></text:p>
      <text:p text:style-name="P264"><text:s text:c="2"/>void <text:span text:style-name="T166">beforeNextJob</text:span>(NodeLifeCycleEvent event);</text:p>
      <text:p text:style-name="P264">}</text:p>
      <text:p text:style-name="Standard"/>
      <text:p text:style-name="P143">If you do not wish to implement all the methods of this interface you may instead extend the convenience class <text:a xlink:type="simple" xlink:href="http://www.jppf.org/javadoc/6.0/index.html?org/jppf/node/event/NodeLifeCycleListenerAdapter.html" text:style-name="Internet_20_link" text:visited-style-name="Visited_20_Internet_20_Link">NodeLifeCycleListenerAdapter</text:a>, which provides an empty implementation of all the methods of the interface, and override only the methods you're interested in.</text:p>
      <text:p text:style-name="Standard"/>
      <text:p text:style-name="Standard">Each method in the listener receives an event of type <text:a xlink:type="simple" xlink:href="http://www.jppf.org/javadoc/6.0/index.html?org/jppf/node/event/NodeLifeCycleEvent.html" text:style-name="Internet_20_link" text:visited-style-name="Visited_20_Internet_20_Link">NodeLifeCycleEvent</text:a>, which provides the following API:</text:p>
      <text:p text:style-name="Standard"/>
      <text:p text:style-name="Code_20_block">public class NodeLifeCycleEvent extends EventObject {</text:p>
      <text:p text:style-name="P218"><text:s text:c="2"/><text:span text:style-name="T31">// Get the object representing the current JPPF node</text:span></text:p>
      <text:p text:style-name="P218"><text:s text:c="2"/>public Node getNode()</text:p>
      <text:p text:style-name="P218"/>
      <text:p text:style-name="P218"><text:s text:c="2"/><text:span text:style-name="T31">// </text:span><text:span text:style-name="T33">The type of this event</text:span></text:p>
      <text:p text:style-name="P218"><text:s text:c="2"/>public <text:span text:style-name="T95">NodeLifeCycleEventType</text:span> get<text:span text:style-name="T95">Type</text:span>()</text:p>
      <text:p text:style-name="P218"/>
      <text:p text:style-name="P218"><text:s text:c="2"/><text:span text:style-name="T31">// Get the job currently being executed</text:span></text:p>
      <text:p text:style-name="Code_20_block"><text:s text:c="2"/>public JPPFDistributedJob getJob();</text:p>
      <text:p text:style-name="Code_20_block"/>
      <text:p text:style-name="Code_20_block"><text:s text:c="2"/><text:span text:style-name="T31">// Get the tasks currently being executed</text:span></text:p>
      <text:p text:style-name="Code_20_block"><text:s text:c="2"/>public List&lt;Task&gt; getTasks();</text:p>
      <text:p text:style-name="Code_20_block"/>
      <text:p text:style-name="Code_20_block"><text:s text:c="2"/><text:span text:style-name="T31">// Get the data provider for the job</text:span></text:p>
      <text:p text:style-name="Code_20_block"><text:s text:c="2"/>public DataProvider getDataProvider();</text:p>
      <text:p text:style-name="Code_20_block"/>
      <text:p text:style-name="Code_20_block"><text:s text:c="2"/><text:span text:style-name="T31">// Get the class loader used to load the tasks and</text:span></text:p>
      <text:p text:style-name="P201"><text:s text:c="2"/>// the classes they need from the client</text:p>
      <text:p text:style-name="Code_20_block"><text:s text:c="2"/><text:span text:style-name="T92">public AbstractJPPFClassLoader getTaskClassLoader()</text:span></text:p>
      <text:p text:style-name="Code_20_block">}</text:p>
      <text:p text:style-name="Standard"/>
      <text:p text:style-name="P5">Please note that the methods <text:span text:style-name="Code_20_char">getJob()</text:span>, <text:span text:style-name="Code_20_char">getTasks()</text:span> and <text:span text:style-name="Code_20_char">getTaskClassLoader()</text:span> will return <text:span text:style-name="Code_20_char">null</text:span> for the events of type “<text:span text:style-name="Code_20_char">nodeStarting()</text:span>” and may <text:s/>return null for “<text:span text:style-name="Code_20_char">nodeEnding()</text:span>” events, as the node may not be processing any job at the time these events occur. <text:span text:style-name="T95">The type of the event is available as an instance of the typesafe enum </text:span><text:a xlink:type="simple" xlink:href="http://www.jppf.org/javadoc/6.0/index.html?org/jppf/node/event/NodeLifeCycleEventType.html" text:style-name="Internet_20_link" text:visited-style-name="Visited_20_Internet_20_Link"><text:span text:style-name="T95">NodeLifeCycleEventType</text:span></text:a><text:span text:style-name="T95">, defined as follows:</text:span></text:p>
      <text:p text:style-name="P55"/>
      <text:p text:style-name="Standard"/>
      <text:p text:style-name="P200">public enum NodeLifeCycleEventType {</text:p>
      <text:p text:style-name="Code_20_block"><text:span text:style-name="T95"><text:s text:c="2"/></text:span><text:span text:style-name="T33">// nodeStarting() notification</text:span></text:p>
      <text:p text:style-name="P219"><text:s text:c="2"/>NODE_STARTING,</text:p>
      <text:p text:style-name="Code_20_block"/>
      <text:p text:style-name="Code_20_block"><text:span text:style-name="T95"><text:s text:c="2"/></text:span><text:span text:style-name="T33">// nodeEnding() notification</text:span></text:p>
      <text:p text:style-name="P219"><text:s text:c="2"/>NODE_ENDING,</text:p>
      <text:p text:style-name="Code_20_block"/>
      <text:p text:style-name="Code_20_block"><text:span text:style-name="T95"><text:s text:c="2"/></text:span><text:span text:style-name="T33">// jobHeaderLoaded() notification</text:span></text:p>
      <text:p text:style-name="P219"><text:s text:c="2"/>JOB_HEADER_LOADED,</text:p>
      <text:p text:style-name="Code_20_block"/>
      <text:p text:style-name="Code_20_block"><text:span text:style-name="T95"><text:s text:c="2"/></text:span><text:span text:style-name="T33">// jobStarting() notification</text:span></text:p>
      <text:p text:style-name="P219"><text:s text:c="2"/>JOB_STARTING,</text:p>
      <text:p text:style-name="Code_20_block"/>
      <text:p text:style-name="Code_20_block"><text:span text:style-name="T95"><text:s text:c="2"/></text:span><text:span text:style-name="T33">// jobEnd</text:span><text:span text:style-name="T61">ing</text:span><text:span text:style-name="T33">() notification</text:span></text:p>
      <text:p text:style-name="P219"><text:s text:c="2"/>JOB_ENDING,</text:p>
      <text:p text:style-name="P220"/>
      <text:p text:style-name="P220"><text:span text:style-name="T170"><text:s text:c="2"/></text:span><text:span text:style-name="T61">// beforeNextJob() notification</text:span></text:p>
      <text:p text:style-name="P270"><text:s text:c="2"/>BEFORE_NEXT_JOB</text:p>
      <text:p text:style-name="P220">}</text:p>
      <text:p text:style-name="P1"/>
      <text:p text:style-name="P1">You will also notice that the method <text:span text:style-name="Code_20_char">getTasks()</text:span> returns a list of <text:a xlink:type="simple" xlink:href="http://www.jppf.org/javadoc/6.0/index.html?org/jppf/node/protocol/Task.html" text:style-name="Internet_20_link" text:visited-style-name="Visited_20_Internet_20_Link"><text:span text:style-name="Code_20_char">Task&lt;T&gt;</text:span></text:a> instances. <text:span text:style-name="Code_20_char">Task&lt;T&gt;</text:span> is the interface for all JPPF tasks, and can be safely cast to <text:a xlink:type="simple" xlink:href="http://www.jppf.org/javadoc/6.0/index.html?org/jppf/node/protocol/AbstractTask.html" text:style-name="Internet_20_link" text:visited-style-name="Visited_20_Internet_20_Link"><text:span text:style-name="Code_20_char"><text:span text:style-name="T131">AbstractTask</text:span></text:span></text:a> for all practical purposes.</text:p>
      <text:p text:style-name="P1"/>
      <text:p text:style-name="P1"><text:a xlink:type="simple" xlink:href="http://www.jppf.org/javadoc/6.0/index.html?org/jppf/node/protocol/JPPFDistributedJob.html" text:style-name="Internet_20_link" text:visited-style-name="Visited_20_Internet_20_Link"><text:span text:style-name="Code_20_char">JPPFDistributedJob</text:span></text:a> is an interface common to client side jobs (see <text:a xlink:type="simple" xlink:href="http://www.jppf.org/javadoc/6.0/index.html?org/jppf/client/JPPFJob.html" text:style-name="Internet_20_link" text:visited-style-name="Visited_20_Internet_20_Link"><text:span text:style-name="Code_20_char">JPPFJob</text:span></text:a>) and server / node side jobs. It provides the following methods, which can be used in the the <text:span text:style-name="Code_20_char">NodeLifeCycleListener</text:span> implementation:</text:p>
      <text:p text:style-name="P1"/>
      <text:p text:style-name="Code_20_block">public interface JPPFDistributedJob {</text:p>
      <text:p text:style-name="Code_20_block"><text:s text:c="3"/><text:span text:style-name="T31">// Get the user-defined display name for this job</text:span></text:p>
      <text:p text:style-name="Code_20_block"><text:s text:c="3"/><text:span text:style-name="T31">// This is the name displayed in the administration console</text:span></text:p>
      <text:p text:style-name="Code_20_block"><text:s text:c="2"/>String getName();</text:p>
      <text:p text:style-name="Code_20_block"><text:s text:c="2"/></text:p>
      <text:p text:style-name="Code_20_block"><text:s text:c="2"/><text:span text:style-name="T31">// Get the universal unique id for this job</text:span></text:p>
      <text:p text:style-name="Code_20_block"><text:s text:c="2"/>String getUuid();</text:p>
      <text:p text:style-name="Code_20_block"/>
      <text:p text:style-name="Code_20_block"><text:s text:c="2"/><text:span text:style-name="T31">// Get the service level agreement between the job and the server</text:span></text:p>
      <text:p text:style-name="Code_20_block"><text:s text:c="2"/>JobSLA getSLA();</text:p>
      <text:p text:style-name="Code_20_block"/>
      <text:p text:style-name="Code_20_block"><text:s text:c="2"/><text:span text:style-name="T31">// Get the user-defined metadata associated with this job</text:span></text:p>
      <text:p text:style-name="Code_20_block"><text:s text:c="2"/>JobMetadata getMetadata();</text:p>
      <text:p text:style-name="Code_20_block">}</text:p>
      <text:p text:style-name="P1"/>
      <text:p text:style-name="P1">Once the implementation is done, the listener is hooked up to JPPF using the service provider interface:</text:p>
      <text:p text:style-name="P1"/>
      <text:list xml:id="list74901953886664" text:continue-list="list74903742156526" text:style-name="List_20_2">
        <text:list-item>
          <text:p text:style-name="P296">create a file in <text:span text:style-name="Code_20_char"><text:span text:style-name="T1">META-INF/services</text:span></text:span> named “<text:span text:style-name="Code_20_char"><text:span text:style-name="T1">org.jppf.node.event.NodeLifeCycleListener</text:span></text:span>”</text:p>
        </text:list-item>
        <text:list-item>
          <text:p text:style-name="P296">in this file, add the fully qualified class name of your implementation of the interface</text:p>
        </text:list-item>
        <text:list-item>
          <text:p text:style-name="P296">copy the jar file or class folder containing your implementation and service file to either the JPPF driver's class path, if you want it deployed to all nodes connected to that driver, or to the classpath of individual nodes, if you only wish specific nodes to have the add-on.</text:p>
        </text:list-item>
      </text:list>
      <text:p text:style-name="Standard"/>
      <text:p text:style-name="Note_5f_Tip"><text:span text:style-name="T4">Note regarding the </text:span><text:span text:style-name="Code_20_char"><text:span text:style-name="T4">jobHeaderLoaded()</text:span></text:span><text:span text:style-name="T4"> notification</text:span><text:span text:style-name="T105">:</text:span></text:p>
      <text:p text:style-name="Note_5f_Tip"/>
      <text:p text:style-name="Note_5f_Tip"><text:span text:style-name="T15">At the time this method is called, neither the DataProvider (if any) nor the tasks have been deserialized. This means that the tasks can reference classes that are not yet in the classpath, and you can add these classes to the classpath on the fly, for instance by calling </text:span><text:span text:style-name="Code_20_char"><text:span text:style-name="T15">NodeLifeCycleEvent.getTaskClasLoader()</text:span></text:span><text:span text:style-name="T15">, then invoking the </text:span><text:span text:style-name="Code_20_char"><text:span text:style-name="T15">addURL(URL)</text:span></text:span><text:span text:style-name="T15"> method of the resulting </text:span><text:span text:style-name="Code_20_char"><text:span text:style-name="T15">AbstractJPPFClassLoader</text:span></text:span><text:span text:style-name="T15">.</text:span></text:p>
      <text:p text:style-name="Standard"/>
      <text:p text:style-name="Standard">Here is a simple example illustrating the process. Our implementation of the <text:a xlink:type="simple" xlink:href="http://www.jppf.org/javadoc/6.0/index.html?org/jppf/node/event/NodeLifeCycleListener.html" text:style-name="Internet_20_link" text:visited-style-name="Visited_20_Internet_20_Link"><text:span text:style-name="Code_20_char">NodeLifeCycleListener</text:span></text:a> interface, which simply prints the events to the node's console:</text:p>
      <text:p text:style-name="P144"/>
      <text:p text:style-name="Code_20_block">package myPackage;</text:p>
      <text:p text:style-name="Code_20_block"><text:s text:c="2"/></text:p>
      <text:p text:style-name="Code_20_block">public class MyNodeListener <text:span text:style-name="T171">extends</text:span> NodeLifeCycleListener<text:span text:style-name="T171">Adapter</text:span> {</text:p>
      <text:p text:style-name="P269"><text:s text:c="2"/><text:span text:style-name="T106">@Override</text:span></text:p>
      <text:p text:style-name="P269"><text:span text:style-name="T106"><text:s text:c="2"/></text:span>public void nodeStarting(NodeLifeCycleEvent event) {</text:p>
      <text:p text:style-name="Code_20_block"><text:s text:c="4"/>System.out.println("node ready to process jobs");</text:p>
      <text:p text:style-name="Code_20_block"><text:s text:c="2"/>}</text:p>
      <text:p text:style-name="Code_20_block"/>
      <text:p text:style-name="P269"><text:soft-page-break/><text:s text:c="2"/><text:span text:style-name="T106">@Override</text:span></text:p>
      <text:p text:style-name="P269"><text:span text:style-name="T106"><text:s text:c="2"/></text:span>public void nodeEnding(NodeLifeCycleEvent event) {</text:p>
      <text:p text:style-name="Code_20_block"><text:s text:c="4"/>System.out.println("node ending");</text:p>
      <text:p text:style-name="Code_20_block"><text:s text:c="2"/>}</text:p>
      <text:p text:style-name="P229"/>
      <text:p text:style-name="P269"><text:s text:c="2"/><text:span text:style-name="T106">@Override</text:span></text:p>
      <text:p text:style-name="P269"><text:s text:c="2"/>public void job<text:span text:style-name="T105">HeaderLoaded</text:span>(NodeLifeCycleEvent event) {</text:p>
      <text:p text:style-name="P229"><text:s text:c="4"/>JPPFDistributedJob job = event.getJob();</text:p>
      <text:p text:style-name="P229"><text:s text:c="4"/>System.out.println("node <text:span text:style-name="T105">loaded header for </text:span>job '" + job.get<text:span text:style-name="T171">Name</text:span>() +</text:p>
      <text:p text:style-name="P229"><text:s text:c="6"/>"' <text:span text:style-name="T105">using</text:span> <text:span text:style-name="T105">task class loader </text:span>" + event.getTask<text:span text:style-name="T105">ClassLoader</text:span>());</text:p>
      <text:p text:style-name="P229"><text:s text:c="2"/>}</text:p>
      <text:p text:style-name="P229"/>
      <text:p text:style-name="P269"><text:s text:c="2"/><text:span text:style-name="T106">@Override</text:span></text:p>
      <text:p text:style-name="P269"><text:span text:style-name="T106"><text:s text:c="2"/></text:span>public void jobStarting(NodeLifeCycleEvent event) {</text:p>
      <text:p text:style-name="Code_20_block"><text:s text:c="4"/>JPPFDistributedJob job = event.getJob();</text:p>
      <text:p text:style-name="Code_20_block"><text:s text:c="4"/>System.out.println("node starting job '" + job.get<text:span text:style-name="T171">Name</text:span>() + "' with " +</text:p>
      <text:p text:style-name="Code_20_block"><text:s text:c="6"/>event.getTasks().size() + " tasks");</text:p>
      <text:p text:style-name="Code_20_block"><text:s text:c="2"/>}</text:p>
      <text:p text:style-name="Code_20_block"/>
      <text:p text:style-name="P269"><text:s text:c="2"/><text:span text:style-name="T106">@Override</text:span></text:p>
      <text:p text:style-name="P269"><text:span text:style-name="T106"><text:s text:c="2"/></text:span>public void jobEnding(NodeLifeCycleEvent event) {</text:p>
      <text:p text:style-name="Code_20_block"><text:s text:c="4"/>System.out.println("node finished job '" + event.getJob().get<text:span text:style-name="T171">Name</text:span>() + "'");</text:p>
      <text:p text:style-name="Code_20_block"><text:s text:c="2"/>}</text:p>
      <text:p text:style-name="Code_20_block">}</text:p>
      <text:p text:style-name="P1"/>
      <text:p text:style-name="P1">Once this is done, we create the file <text:span text:style-name="Code_20_char"><text:span text:style-name="T1">META-INF/services/org.jppf.node.event.NodeLifeCycleListener</text:span></text:span> with the following content:</text:p>
      <text:p text:style-name="Standard"/>
      <text:p text:style-name="Code_20_block">myPackage.MyNodeListener</text:p>
      <text:p text:style-name="Standard"/>
      <text:p text:style-name="Standard">Our node listener is now ready to be deployed.</text:p>
      <text:p text:style-name="Standard"/>
      <text:p text:style-name="Note_5f_Tip"><text:span text:style-name="T1">Related JPPF samples</text:span>: </text:p>
      <text:list xml:id="list74902900120551" text:continue-numbering="true" text:style-name="List_20_2">
        <text:list-item>
          <text:p text:style-name="P341">“<text:a xlink:type="simple" xlink:href="http://www.jppf.org/samples-pack/NodeLifeCycle/Readme.php" text:style-name="Internet_20_link" text:visited-style-name="Visited_20_Internet_20_Link">NodeLifeCycle</text:a>”</text:p>
        </text:list-item>
        <text:list-item>
          <text:p text:style-name="P341">“<text:a xlink:type="simple" xlink:href="http://www.jppf.org/samples-pack/NodeTray/Readme.php" text:style-name="Internet_20_link" text:visited-style-name="Visited_20_Internet_20_Link"><text:span text:style-name="T107">Node Tray</text:span></text:a>”</text:p>
        </text:list-item>
        <text:list-item>
          <text:p text:style-name="P341">“<text:a xlink:type="simple" xlink:href="http://www.jppf.org/samples-pack/ExtendedClassLoading/Readme.php" text:style-name="Internet_20_link" text:visited-style-name="Visited_20_Internet_20_Link">Extended Class Loading</text:a>”</text:p>
        </text:list-item>
      </text:list>
      <text:list xml:id="list74903483670961" text:continue-list="list74901957513828" text:style-name="Outline">
        <text:list-item>
          <text:list>
            <text:list-item>
              <text:list>
                <text:list-item>
                  <text:list>
                    <text:list-item>
                      <text:h text:style-name="Heading_20_4" text:outline-level="4">Error handler</text:h>
                    </text:list-item>
                  </text:list>
                </text:list-item>
              </text:list>
            </text:list-item>
          </text:list>
        </text:list-item>
      </text:list>
      <text:p text:style-name="P2"><text:span text:style-name="T93">It is now possible to provide an error handler for each </text:span><text:span text:style-name="Code_20_char"><text:span text:style-name="T93">NodeLifeCycleListener</text:span></text:span><text:span text:style-name="T93"> implementation. This error handler will process all uncaught </text:span><text:span text:style-name="Code_20_char"><text:span text:style-name="T93">Throwable</text:span></text:span><text:span text:style-name="T93">s raised during the execution of any of the listener's methods.</text:span></text:p>
      <text:p text:style-name="P56"/>
      <text:p text:style-name="P2"><text:span text:style-name="T93">To setup an error handler on a <text:s/></text:span><text:span text:style-name="Code_20_char"><text:span text:style-name="T93">NodeLifeCycleListener</text:span></text:span><text:span text:style-name="T93"> implementation, you just have to implement the interface </text:span><text:a xlink:type="simple" xlink:href="http://www.jppf.org/javadoc/6.0/index.html?org/jppf/node/event/NodeLifeCycleErrorHandler.html" text:style-name="Internet_20_link" text:visited-style-name="Visited_20_Internet_20_Link"><text:span text:style-name="T93">NodeLifeCycleErrorHandler</text:span></text:a><text:span text:style-name="T93">, defined as follows:</text:span></text:p>
      <text:p text:style-name="P56"/>
      <text:p text:style-name="P221">public interface NodeLifeCycleErrorHandler {</text:p>
      <text:p text:style-name="Code_20_block"><text:span text:style-name="T94"><text:s text:c="2"/></text:span><text:span text:style-name="T32">// Handle the throwable raised for the specified event</text:span></text:p>
      <text:p text:style-name="P222"><text:s text:c="2"/>void handleError(</text:p>
      <text:p text:style-name="P222"><text:s text:c="4"/>NodeLifeCycleListener listener, NodeLifeCycleEvent event, Throwable t);</text:p>
      <text:p text:style-name="P221">}</text:p>
      <text:p text:style-name="P57"/>
      <text:p text:style-name="P3"><text:span text:style-name="T94">The </text:span><text:span text:style-name="Code_20_char"><text:span text:style-name="T94">listener</text:span></text:span><text:span text:style-name="T94"> parameter is the listener instance which threw the throwable. The </text:span><text:span text:style-name="Code_20_char"><text:span text:style-name="T94">event</text:span></text:span><text:span text:style-name="T94"> parameter is the notification that was sent to the listener; its </text:span><text:span text:style-name="Code_20_char"><text:span text:style-name="T94">getType()</text:span></text:span><text:span text:style-name="T94"> method will allow you to determine which method of the listener was called when the throwable was raised. The last parameter is the actual throwable that was raised.</text:span></text:p>
      <text:p text:style-name="P57"/>
      <text:p text:style-name="P4"><text:span text:style-name="T94">When the NodeLifeCycleListener does not implement </text:span><text:span text:style-name="Code_20_char"><text:span text:style-name="T94">NodeLifeCycleErrorHandler</text:span></text:span><text:span text:style-name="T94">, JPPF will delegate the error handling to a default implementation: </text:span><text:a xlink:type="simple" xlink:href="http://www.jppf.org/javadoc/6.0/index.html?org/jppf/node/event/DefaultLifeCycleErrorHandler.html" text:style-name="Internet_20_link" text:visited-style-name="Visited_20_Internet_20_Link"><text:span text:style-name="T94">DefaultLifeCycleErrorHandler</text:span></text:a><text:span text:style-name="T94">.</text:span></text:p>
      <text:p text:style-name="P58"/>
      <text:p text:style-name="P58">Lastly, if an uncaught throwable is raised within the error handler itself, JPPF will handle it as follows:</text:p>
      <text:p text:style-name="P58"/>
      <text:list xml:id="list74903244072029" text:continue-list="list74901888982782" text:style-name="List_20_1">
        <text:list-item>
          <text:p text:style-name="P324">if the logging level is “debug” or finer then the full stack trace of the throwable is logged</text:p>
        </text:list-item>
        <text:list-item>
          <text:p text:style-name="P324">otherwise, only the throwable's class and message are logged</text:p>
        </text:list-item>
        <text:list-item>
          <text:p text:style-name="P324">if the throwable is an instance of Error, it is propagated up the call stack</text:p>
        </text:list-item>
      </text:list>
      <text:p text:style-name="P58"/>
      <text:list xml:id="list74903909082721" text:continue-list="list74903483670961" text:style-name="Outline">
        <text:list-item>
          <text:list>
            <text:list-item>
              <text:list>
                <text:list-item>
                  <text:h text:style-name="P332" text:outline-level="3"><text:span text:style-name="T141">I</text:span>nitialization hooks</text:h>
                </text:list-item>
              </text:list>
            </text:list-item>
          </text:list>
        </text:list-item>
      </text:list>
      <text:p text:style-name="P1">In the JPPF nodes, the lookup for a server to connect to relies essentially on each node's configuration. Thus, to implement a customized server lookup or failover mechanism, it is necessary to be able to modify the configuration, before the server lookup and connection is attempted. To this effect, JPPF provides a pluggable initialization hook which can be executed by the node before each connection attempt.</text:p>
      <text:p text:style-name="P1"/>
      <text:p text:style-name="P1">An initialization hook is a Java class that implements the interface <text:a xlink:type="simple" xlink:href="http://www.jppf.org/javadoc/6.0/index.html?org/jppf/node/initialization/InitializationHook.html" text:style-name="Internet_20_link" text:visited-style-name="Visited_20_Internet_20_Link"><text:span text:style-name="Code_20_char">InitializationHook</text:span></text:a>, which is defined as follows:</text:p>
      <text:p text:style-name="P1"/>
      <text:p text:style-name="Code_20_block">public interface InitializationHook {</text:p>
      <text:p text:style-name="Code_20_block"><text:s text:c="2"/><text:span text:style-name="T31">// Called each time the node is about to attempt to connect to a driver</text:span></text:p>
      <text:p text:style-name="Code_20_block"><text:s text:c="2"/>void initializing(UnmodifiableTypedProperties initialConfiguration);</text:p>
      <text:p text:style-name="Code_20_block">}</text:p>
      <text:p text:style-name="P1"/>
      <text:p text:style-name="P1">Note that the <text:span text:style-name="Code_20_char">initialConfiguration</text:span> parameter reflects the exact same set of configuration properties that were loaded by the node at startup time. It is an instance of <text:a xlink:type="simple" xlink:href="http://www.jppf.org/javadoc/6.0/index.html?org/jppf/utils/UnmodifiableTypedProperties.html" text:style-name="Internet_20_link" text:visited-style-name="Visited_20_Internet_20_Link"><text:span text:style-name="Code_20_char">UnmodifiableTypedProperties</text:span></text:a>, which is an extension of <text:a xlink:type="simple" xlink:href="http://www.jppf.org/javadoc/6.0/index.html?org/jppf/utils/TypedProperties.html" text:style-name="Internet_20_link" text:visited-style-name="Visited_20_Internet_20_Link"><text:span text:style-name="Code_20_char">TypedProperties</text:span></text:a> that does not permit the modification, insertion or removal of any property. To modify the node's configuration, you have to use <text:a xlink:type="simple" xlink:href="http://www.jppf.org/javadoc/6.0/org/jppf/utils/JPPFConfiguration.html#getProperties()" text:style-name="Internet_20_link" text:visited-style-name="Visited_20_Internet_20_Link"><text:span text:style-name="Code_20_char">JPPFConfiguration.getProperties()</text:span></text:a>, which reflects the current configuration and can be modified.</text:p>
      <text:p text:style-name="P1"/>
      <text:p text:style-name="P1">Here is an example implementation:</text:p>
      <text:p text:style-name="P1"/>
      <text:p text:style-name="Code_20_block">public class MyInitializationHook extends InitializationHook {</text:p>
      <text:p text:style-name="Code_20_block"><text:s text:c="2"/><text:span text:style-name="T31">// an alternate server address read from the configuration</text:span></text:p>
      <text:p text:style-name="Code_20_block"><text:s text:c="2"/>private String alternateServer = null;</text:p>
      <text:p text:style-name="Code_20_block"><text:s text:c="2"/><text:span text:style-name="T31">// determines which server address to use</text:span></text:p>
      <text:p text:style-name="Code_20_block"><text:s text:c="2"/>private boolean useAlternate = false;</text:p>
      <text:p text:style-name="Code_20_block"/>
      <text:p text:style-name="Code_20_block"><text:s text:c="2"/><text:span text:style-name="T31">// This method toggles the JPPF server address between the value set in the</text:span></text:p>
      <text:p text:style-name="Code_20_block"><text:s text:c="2"/><text:span text:style-name="T31">// configuration file and an alternate server address</text:span></text:p>
      <text:p text:style-name="Code_20_block"><text:s text:c="2"/>public void initializing(UnmodifiableTypedProperties initialConfiguration) {</text:p>
      <text:p text:style-name="Code_20_block"><text:s text:c="4"/><text:span text:style-name="T31">// store the alternate server address</text:span></text:p>
      <text:p text:style-name="Code_20_block"><text:s text:c="4"/>if (alternateServer == null) {</text:p>
      <text:p text:style-name="Code_20_block"><text:s text:c="6"/>alternateServer = initialConfiguration.getString("alternate.server.host");</text:p>
      <text:p text:style-name="Code_20_block"><text:s text:c="4"/>}</text:p>
      <text:p text:style-name="Code_20_block"><text:s text:c="4"/>TypedProperties currentConfig = JPPFConfiguration.getProperties();</text:p>
      <text:p text:style-name="Code_20_block"><text:s text:c="4"/><text:span text:style-name="T31">// means the JPPF-configured value is to be used</text:span></text:p>
      <text:p text:style-name="Code_20_block"><text:s text:c="4"/>if (!useAlternate) {</text:p>
      <text:p text:style-name="Code_20_block"><text:s text:c="6"/><text:span text:style-name="T31">// reset the server address to its initially configured value</text:span></text:p>
      <text:p text:style-name="Code_20_block"><text:s text:c="6"/>String initialServer = initialConfiguration.getString("jppf.server.host");</text:p>
      <text:p text:style-name="Code_20_block"><text:s text:c="6"/>currentConfig.setProperty("jppf.server.host", initialServer);</text:p>
      <text:p text:style-name="Code_20_block"><text:s text:c="6"/><text:span text:style-name="T31">// toggle the server address to use for the next attempt</text:span></text:p>
      <text:p text:style-name="Code_20_block"><text:s text:c="6"/>useAlternate = true;</text:p>
      <text:p text:style-name="Code_20_block"><text:s text:c="4"/>} else {</text:p>
      <text:p text:style-name="Code_20_block"><text:s text:c="6"/><text:span text:style-name="T31">// connection to JPPF-configured server failed,</text:span></text:p>
      <text:p text:style-name="Code_20_block"><text:s text:c="6"/><text:span text:style-name="T31">// we will now try to connect to the alternate server</text:span></text:p>
      <text:p text:style-name="Code_20_block"><text:s text:c="6"/>currentConfig.setProperty("jppf.server.host", alternateServer);</text:p>
      <text:p text:style-name="Code_20_block"><text:s text:c="6"/><text:span text:style-name="T31">// toggle the server address to use for the next attempt</text:span></text:p>
      <text:p text:style-name="Code_20_block"><text:s text:c="6"/>useAlternate = false;</text:p>
      <text:p text:style-name="Code_20_block"><text:s text:c="4"/>}</text:p>
      <text:p text:style-name="Code_20_block"><text:s text:c="2"/>}</text:p>
      <text:p text:style-name="Code_20_block">}</text:p>
      <text:p text:style-name="P1"/>
      <text:p text:style-name="P1">Once the implementation is done, the initialization hook is plugged into JPPF using the service provider interface:</text:p>
      <text:p text:style-name="P1"/>
      <text:list xml:id="list74902056512538" text:continue-list="list74902900120551" text:style-name="List_20_2">
        <text:list-item>
          <text:p text:style-name="P296">create a file in <text:span text:style-name="Code_20_char"><text:span text:style-name="T1">META-INF/services</text:span></text:span> named “<text:span text:style-name="Code_20_char"><text:span text:style-name="T1">org.jppf.node.initialization.InitializationHook</text:span></text:span>”</text:p>
        </text:list-item>
        <text:list-item>
          <text:p text:style-name="P296">in this file, add the fully qualified class name of your implementation of the interface</text:p>
        </text:list-item>
        <text:list-item>
          <text:p text:style-name="P296">copy the jar file or class folder containing your implementation and service file to the classpath of each node.</text:p>
        </text:list-item>
      </text:list>
      <text:p text:style-name="P1"/>
      <text:p text:style-name="Note_5f_Tip"><text:span text:style-name="T1">Related sample</text:span>: <text:a xlink:type="simple" xlink:href="http://www.jppf.org/samples-pack/InitializationHook/Readme.php" text:style-name="Internet_20_link" text:visited-style-name="Visited_20_Internet_20_Link">Initialization Hook sample</text:a>.</text:p>
      <text:p text:style-name="P1"/>
      <text:list xml:id="list74903493091429" text:continue-list="list74903909082721" text:style-name="Outline">
        <text:list-item>
          <text:list>
            <text:list-item>
              <text:list>
                <text:list-item>
                  <text:h text:style-name="P332" text:outline-level="3">Fork/Join thread pool in the nodes</text:h>
                </text:list-item>
              </text:list>
            </text:list-item>
          </text:list>
        </text:list-item>
      </text:list>
      <text:p text:style-name="P1">By default, JPPF nodes use a “standard” thread pool for executing tasks. This add-on allows the use of a <text:a xlink:type="simple" xlink:href="http://docs.oracle.com/javase/7/docs/api/java/util/concurrent/ForkJoinPool.html" text:style-name="Internet_20_link" text:visited-style-name="Visited_20_Internet_20_Link">fork/join thread pool</text:a> instead of the standard one. This enables JPPF tasks to locally (in the node) spawn <text:a xlink:type="simple" xlink:href="http://docs.oracle.com/javase/7/docs/api/java/util/concurrent/ForkJoinTask.html" text:style-name="Internet_20_link" text:visited-style-name="Visited_20_Internet_20_Link"><text:span text:style-name="Code_20_char">ForkJoinTask</text:span></text:a> (or any of its subclasses) instances and have them processed as expected for a <text:span text:style-name="Code_20_char">ForkJoinPool</text:span>.</text:p>
      <text:p text:style-name="P1"/>
      <text:p text:style-name="P1">To use this add-on, you will need to deploy the jar file "ThreadManagerForkJoin.jar" to either the JPPF server's or node's classpath. If deployed in the server's classpath, it will be available to all nodes.</text:p>
      <text:p text:style-name="P1"/>
      <text:p text:style-name="P1">The next step is to configure each node for use of the fork/join thread pool. This is achieved by adding the following property to the node's configuration:</text:p>
      <text:p text:style-name="P1"/>
      <text:p text:style-name="Code_20_block">jppf.thread.manager.class = org.jppf.<text:span text:style-name="T129">execute.</text:span>ThreadManagerForkJoin</text:p>
      <text:p text:style-name="P1"/>
      <text:p text:style-name="P1">Here is an example usage, which computes the number of occurrences of each word in a set of documents:</text:p>
      <text:p text:style-name="P1"/>
      <text:p text:style-name="Code_20_block">public class WordCountTask extends JPPFTask {</text:p>
      <text:p text:style-name="Code_20_block"><text:s text:c="2"/><text:span text:style-name="T31">// a list of docuuments to process</text:span></text:p>
      <text:p text:style-name="Code_20_block"><text:s text:c="2"/>private final List&lt;String&gt; documents;</text:p>
      <text:p text:style-name="Code_20_block"/>
      <text:p text:style-name="Code_20_block"><text:s text:c="2"/>public WordCountTask(final List&lt;String&gt; documents) {</text:p>
      <text:p text:style-name="Code_20_block"><text:s text:c="4"/>this.documents = documents;</text:p>
      <text:p text:style-name="Code_20_block"><text:s text:c="2"/>}</text:p>
      <text:p text:style-name="Code_20_block"/>
      <text:p text:style-name="Code_20_block"><text:s text:c="2"/>@Override</text:p>
      <text:p text:style-name="Code_20_block"><text:s text:c="2"/>public void run() {</text:p>
      <text:p text:style-name="Code_20_block"><text:s text:c="4"/>List&lt;Map&lt;String, Integer&gt;&gt; results = new ArrayList&lt;&gt;();</text:p>
      <text:p text:style-name="Code_20_block"><text:s text:c="4"/><text:span text:style-name="T31">// compute word counts in each document</text:span></text:p>
      <text:p text:style-name="Code_20_block"><text:s text:c="4"/>if (ForkJoinTask.inForkJoinPool()) {</text:p>
      <text:p text:style-name="Code_20_block"><text:s text:c="6"/>List&lt;ForkJoinTask&lt;Map&lt;String, Integer&gt;&gt;&gt; tasks = new ArrayList&lt;&gt;();</text:p>
      <text:p text:style-name="Code_20_block"><text:s text:c="6"/><text:span text:style-name="T31">// fork one new task per document</text:span></text:p>
      <text:p text:style-name="Code_20_block"><text:s text:c="6"/>for (String doc: documents) tasks.add(new MyForkJoinTask(doc).fork());</text:p>
      <text:p text:style-name="Code_20_block"><text:s text:c="6"/><text:span text:style-name="T31">// wait until all forked tasks have completed (i.e. join)</text:span></text:p>
      <text:p text:style-name="Code_20_block"><text:s text:c="6"/>for (ForkJoinTask&lt;Map&lt;String, Integer&gt;&gt; task: tasks) results.add(task.join());</text:p>
      <text:p text:style-name="Code_20_block"><text:s text:c="4"/>} else {</text:p>
      <text:p text:style-name="Code_20_block"><text:s text:c="6"/><text:span text:style-name="T31">// if not in FJ pool, process documents sequentially</text:span></text:p>
      <text:p text:style-name="Code_20_block"><text:s text:c="6"/>for (String doc: documents) results.add(new MyForkJoinTask(doc).compute());</text:p>
      <text:p text:style-name="Code_20_block"><text:s text:c="4"/>}</text:p>
      <text:p text:style-name="Code_20_block"><text:s text:c="4"/><text:span text:style-name="T31">// merge the results of all documents</text:span></text:p>
      <text:p text:style-name="Code_20_block"><text:s text:c="4"/>Map&lt;String, Integer&gt; globalResult = new HashMap&lt;&gt;();</text:p>
      <text:p text:style-name="Code_20_block"><text:s text:c="4"/>for (Map&lt;String, Integer&gt; map: results) {</text:p>
      <text:p text:style-name="Code_20_block"><text:s text:c="6"/>for (Map.Entry&lt;String, Integer&gt; entry: map.entrySet()) {</text:p>
      <text:p text:style-name="Code_20_block"><text:s text:c="8"/>Integer n = globalResult.get(entry.getKey());</text:p>
      <text:p text:style-name="Code_20_block"><text:s text:c="8"/>if (n == null) globalResult.put(entry.getKey(), entry.getValue());</text:p>
      <text:p text:style-name="Code_20_block"><text:s text:c="8"/>else globalResult.put(entry.getKey(), n + entry.getValue());</text:p>
      <text:p text:style-name="Code_20_block"><text:s text:c="6"/>}</text:p>
      <text:p text:style-name="Code_20_block"><text:s text:c="4"/>}</text:p>
      <text:p text:style-name="Code_20_block"><text:s text:c="4"/><text:span text:style-name="T31">// set the merged word counts as this task's result</text:span></text:p>
      <text:p text:style-name="Code_20_block"><text:s text:c="4"/>this.setResult(globalResult);</text:p>
      <text:p text:style-name="Code_20_block"><text:s text:c="2"/>}</text:p>
      <text:p text:style-name="Code_20_block">}</text:p>
      <text:p text:style-name="P1"/>
      <text:p text:style-name="P1">We can see here that the execution strategy depends on the result of calling <text:span text:style-name="Code_20_char">ForkJoinTask.inForkJoinPool()</text:span>: if we determine that a fork/join pool is available, then a new task is forked for each document, and thus executed asynchronously. The execution is then synchronized by joining each forked task. Otherwise, the documents are processed sequentially.</text:p>
      <text:p text:style-name="P1"/>
      <text:p text:style-name="P192">In this example, our fork/join task is defined as follows:</text:p>
      <text:p text:style-name="P1"/>
      <text:p text:style-name="Code_20_block">public class MyForkJoinTask extends RecursiveTask&lt;Map&lt;String, Integer&gt;&gt; {</text:p>
      <text:p text:style-name="Code_20_block"><text:s text:c="2"/><text:span text:style-name="T31">// remove spaces and non-word characters</text:span></text:p>
      <text:p text:style-name="Code_20_block"><text:s text:c="2"/>private static Pattern pattern = Pattern.compile("\\s|\\W");</text:p>
      <text:p text:style-name="Code_20_block"><text:s text:c="2"/>private final String document;</text:p>
      <text:p text:style-name="Code_20_block"/>
      <text:p text:style-name="Code_20_block"><text:s text:c="2"/>public MyForkJoinTask(final String document) {</text:p>
      <text:p text:style-name="Code_20_block"><text:s text:c="4"/>this.document = document;</text:p>
      <text:p text:style-name="Code_20_block"><text:s text:c="2"/>}</text:p>
      <text:p text:style-name="Code_20_block"/>
      <text:p text:style-name="Code_20_block"><text:s text:c="2"/>@Override</text:p>
      <text:p text:style-name="Code_20_block"><text:s/><text:span text:style-name="T31"><text:s/>// return a mapping of each word to its number of occurrences</text:span></text:p>
      <text:p text:style-name="Code_20_block"><text:s text:c="2"/>public Map&lt;String, Integer&gt; compute() {</text:p>
      <text:p text:style-name="Code_20_block"><text:s text:c="4"/>Map&lt;String, Integer&gt; result = new HashMap&lt;&gt;();</text:p>
      <text:p text:style-name="Code_20_block"><text:s text:c="4"/><text:span text:style-name="T31">// split the document into individual words</text:span></text:p>
      <text:p text:style-name="Code_20_block"><text:s text:c="4"/>String[] words = pattern.split(document);</text:p>
      <text:p text:style-name="Code_20_block"><text:s text:c="4"/><text:span text:style-name="T31">// count the number of occurrences of each word in the document</text:span></text:p>
      <text:p text:style-name="Code_20_block"><text:s text:c="4"/>for (String word: words) {</text:p>
      <text:p text:style-name="Code_20_block"><text:s text:c="6"/>Integer n = result.get(w);</text:p>
      <text:p text:style-name="Code_20_block"><text:s text:c="6"/>result.put(word, (n == null) ? 1 : n+1);</text:p>
      <text:p text:style-name="Code_20_block"><text:s text:c="4"/>}</text:p>
      <text:p text:style-name="Code_20_block"><text:s text:c="4"/>return result;</text:p>
      <text:p text:style-name="Code_20_block"><text:s text:c="2"/>}</text:p>
      <text:p text:style-name="Code_20_block">}</text:p>
      <text:p text:style-name="P1"/>
      <text:p text:style-name="P1"/>
      <text:p text:style-name="Note_5f_Tip"><text:span text:style-name="T1">Related sample</text:span>: <text:a xlink:type="simple" xlink:href="http://www.jppf.org/samples-pack/ForkJoinNodeExecutor/Readme.php" text:style-name="Internet_20_link" text:visited-style-name="Visited_20_Internet_20_Link"><text:span text:style-name="T130">Fibonacci Fork/Join sample</text:span></text:a><text:span text:style-name="T130">.</text:span>.</text:p>
      <text:p text:style-name="P1"/>
      <text:list xml:id="list74901963918545" text:continue-numbering="true" text:style-name="Outline">
        <text:list-item>
          <text:list>
            <text:list-item>
              <text:list>
                <text:list-item>
                  <text:h text:style-name="P332" text:outline-level="3">Receiving class loader events</text:h>
                </text:list-item>
              </text:list>
            </text:list-item>
          </text:list>
        </text:list-item>
      </text:list>
      <text:p text:style-name="P7"><text:span text:style-name="T97">It is possible to receive notifications of whether a class was loaded or not found by a JPPF class loader. This can be done by implementing the interface </text:span><text:a xlink:type="simple" xlink:href="http://www.jppf.org/javadoc/6.0/index.html?org/jppf/classloader/ClassLoaderListener.html" text:style-name="Internet_20_link" text:visited-style-name="Visited_20_Internet_20_Link"><text:span text:style-name="T97">ClassLoaderListener</text:span></text:a><text:span text:style-name="T97"> defined as follows:</text:span></text:p>
      <text:p text:style-name="P1"/>
      <text:p text:style-name="P223">public interface ClassLoaderListener extends EventListener {</text:p>
      <text:p text:style-name="Code_20_block"><text:span text:style-name="T97"><text:s text:c="2"/></text:span><text:span text:style-name="T34">// Called when a class has been successfully loaded by a class loader</text:span></text:p>
      <text:p text:style-name="P223"><text:s text:c="2"/>void classLoaded(ClassLoaderEvent event);</text:p>
      <text:p text:style-name="P223"><text:s text:c="2"/></text:p>
      <text:p text:style-name="Code_20_block"><text:span text:style-name="T97"><text:s text:c="2"/></text:span><text:span text:style-name="T34">// Called when a class was not found by a class loader</text:span></text:p>
      <text:p text:style-name="P223"><text:s text:c="2"/>void classNotFound(ClassLoaderEvent event);</text:p>
      <text:p text:style-name="P223">}</text:p>
      <text:p text:style-name="P1"/>
      <text:p text:style-name="P7"><text:span text:style-name="T97">Each notification provides an event object which is an instance of the class </text:span><text:a xlink:type="simple" xlink:href="http://www.jppf.org/javadoc/6.0/index.html?org/jppf/classloader/ClassLoaderEvent.html" text:style-name="Internet_20_link" text:visited-style-name="Visited_20_Internet_20_Link"><text:span text:style-name="T97">ClassLoaderEvent</text:span></text:a><text:span text:style-name="T97">, defined as:</text:span></text:p>
      <text:p text:style-name="P59"/>
      <text:p text:style-name="P224">public class ClassLoaderEvent extends EventObject {</text:p>
      <text:p text:style-name="Code_20_block"><text:span text:style-name="T98"><text:s text:c="2"/></text:span><text:span text:style-name="T35">// Get the class that was successfully loaded or null if the class was not found</text:span></text:p>
      <text:p text:style-name="P224"><text:s text:c="2"/>public Class&lt;?&gt; getLoadedClass()</text:p>
      <text:p text:style-name="Code_20_block"><text:span text:style-name="T98"><text:s text:c="2"/></text:span><text:span text:style-name="T35">// Get the name of the class that was loaded or not found</text:span></text:p>
      <text:p text:style-name="P224"><text:s text:c="2"/>public String getClassName()</text:p>
      <text:p text:style-name="Code_20_block"><text:span text:style-name="T98"><text:s text:c="2"/></text:span><text:span text:style-name="T35">// Determine whether the class was loaded from the class loader's URL classpath</text:span></text:p>
      <text:p text:style-name="Code_20_block"><text:span text:style-name="T98"><text:s text:c="2"/></text:span><text:span text:style-name="T35">// If false, then the class was loaded from a remote JPPF driver or client</text:span></text:p>
      <text:p text:style-name="P224"><text:s text:c="2"/>public boolean isFoundInURLClassPath()</text:p>
      <text:p text:style-name="Code_20_block"><text:span text:style-name="T98"><text:s text:c="2"/></text:span><text:span text:style-name="T35">// Get the class loader which emitted this event</text:span></text:p>
      <text:p text:style-name="P224"><text:s text:c="2"/>public AbstractJPPFClassLoader getClassLoader()</text:p>
      <text:p text:style-name="P224">}</text:p>
      <text:p text:style-name="P62"/>
      <text:p text:style-name="P6"><text:span text:style-name="T99">Note that you may receive up to two notfications for the same class, due to the parent delegation model in the JPPF class loader hierarchy: when a node attempts to load a class from a client class loader (i.e. which accesses the classpath of a remote JPPF client), it will first delegate to its parent class loader, which is a driver class loader. As a result, the parent class loader will send a “classNotFound()” notification, and then the client class loader will send a second notification after it attempts to load the class from the client's classpath. Please refer to the </text:span><text:a xlink:type="simple" xlink:href="http://www.jppf.org/doc/v3/index.php?title=Class_loading_in_JPPF" text:style-name="Internet_20_link" text:visited-style-name="Visited_20_Internet_20_Link"><text:span text:style-name="T99">Class Loading in JPPF</text:span></text:a><text:span text:style-name="T99"> documentation for full details on how class loading works.</text:span></text:p>
      <text:p text:style-name="P62"/>
      <text:p text:style-name="P6">Once the implementation is done, the <text:span text:style-name="T99">class loader listener</text:span> is plugged into JPPF using the service provider interface:</text:p>
      <text:list xml:id="list74902695903973" text:continue-list="list74902056512538" text:style-name="List_20_2">
        <text:list-item>
          <text:p text:style-name="P299">create a file in <text:span text:style-name="Code_20_char"><text:span text:style-name="T1">META-INF/services</text:span></text:span> named “<text:span text:style-name="Code_20_char"><text:span text:style-name="T1">org.jppf.node.</text:span></text:span><text:span text:style-name="Code_20_char"><text:span text:style-name="T3">classsloader</text:span></text:span><text:span text:style-name="Code_20_char"><text:span text:style-name="T1">.</text:span></text:span><text:span text:style-name="Code_20_char"><text:span text:style-name="T3">ClassLoaderListener</text:span></text:span>”</text:p>
        </text:list-item>
        <text:list-item>
          <text:p text:style-name="P299">in this file, add the fully qualified class name of your implementation of the interface</text:p>
        </text:list-item>
        <text:list-item>
          <text:p text:style-name="P325">copy the jar file or class folder containing your implementation and service file to the classpath of each node.</text:p>
        </text:list-item>
      </text:list>
      <text:p text:style-name="P60"/>
      <text:p text:style-name="P106">As an example, let's say we simply want to print the notifications received by a listener, which we implement as follows:</text:p>
      <text:p text:style-name="P63"/>
      <text:p text:style-name="P225">package test;</text:p>
      <text:p text:style-name="P225">import org.jppf.classloader.*;</text:p>
      <text:p text:style-name="P225"><text:s text:c="2"/></text:p>
      <text:p text:style-name="P225">public class MyClassLoaderListener implements ClassLoaderListener {</text:p>
      <text:p text:style-name="P225"><text:s text:c="2"/>@Override</text:p>
      <text:p text:style-name="P225"><text:s text:c="2"/>public void classLoaded(final ClassLoaderEvent event) {</text:p>
      <text:p text:style-name="P225"><text:s text:c="4"/>AbstractJPPFClassLoader cl = event.getClassLoader();</text:p>
      <text:p text:style-name="P225"><text:s text:c="4"/>System.out.println("loaded " + event.getLoadedClass() + " from "</text:p>
      <text:p text:style-name="P225"><text:s text:c="6"/>+ (cl.isClientClassLoader() ? "client" : "server") + " class loader in "</text:p>
      <text:p text:style-name="P225"><text:s text:c="6"/>+ (event.isFoundInURLClasspath() ? "local" : "remote") + " classpath");</text:p>
      <text:p text:style-name="P225"><text:s text:c="2"/>}</text:p>
      <text:p text:style-name="P225"><text:s text:c="2"/></text:p>
      <text:p text:style-name="P225"><text:s text:c="2"/>@Override</text:p>
      <text:p text:style-name="P225"><text:s text:c="2"/>public void classNotFound(final ClassLoaderEvent event) {</text:p>
      <text:p text:style-name="P226"><text:s text:c="4"/>AbstractJPPFClassLoader cl = event.getClassLoader();</text:p>
      <text:p text:style-name="P226"><text:s text:c="4"/>System.out.println("class " + event.getClassName() + " was not found by "</text:p>
      <text:p text:style-name="P225"><text:s text:c="6"/>+ (cl.isClientClassLoader() ? "client" : "server") + " class loader");</text:p>
      <text:p text:style-name="P225"><text:s text:c="2"/>}</text:p>
      <text:p text:style-name="P225">}</text:p>
      <text:p text:style-name="P63"/>
      <text:p text:style-name="P65">Then we create the file “<text:span text:style-name="T1">META-INF/services/org.jppf.classsloader.ClassLoaderListener</text:span>” with this content:</text:p>
      <text:p text:style-name="P8"><text:span text:style-name="Code_20_char"><text:span text:style-name="T100">test.MyClassLoaderListener</text:span></text:span></text:p>
      <text:p text:style-name="P65"/>
      <text:p text:style-name="P65">All that remains to do is to package the class and service files into a jar and add this jar to the classpath of the nodes.</text:p>
      <text:p text:style-name="P65"/>
      <text:list xml:id="list74903757208793" text:continue-list="list74901963918545" text:style-name="Outline">
        <text:list-item>
          <text:list>
            <text:list-item>
              <text:list>
                <text:list-item>
                  <text:h text:style-name="P332" text:outline-level="3">Receiving notifications from the tasks</text:h>
                </text:list-item>
              </text:list>
            </text:list-item>
          </text:list>
        </text:list-item>
      </text:list>
      <text:p text:style-name="P66"><text:span text:style-name="T113">We have seen in “</text:span><text:span text:style-name="Reference"><text:span text:style-name="T15">Development guide &gt; Task objects &gt; Sending notifications from a task</text:span></text:span><text:span text:style-name="T113">” that JPPF tasks can send </text:span>notifications<text:span text:style-name="T113"> with the method </text:span><text:a xlink:type="simple" xlink:href="http://www.jppf.org/javadoc/6.0/org/jppf/node/protocol/Task.html#fireNotification(java.lang.Object,%20boolean)" text:style-name="Internet_20_link" text:visited-style-name="Visited_20_Internet_20_Link"><text:span text:style-name="T113">Task.fireNotification(Object, boolean)</text:span></text:a><text:span text:style-name="T113">. It is possible to register listeners for these notifications via the the service provider interface (SPI). These listeners must implement the interface </text:span><text:a xlink:type="simple" xlink:href="http://www.jppf.org/javadoc/6.0/index.html?org/jppf/node/event/TaskExecutionListener.html" text:style-name="Internet_20_link" text:visited-style-name="Visited_20_Internet_20_Link"><text:span text:style-name="T113">TaskExecutionListener</text:span></text:a><text:span text:style-name="T113">, defined as follows:</text:span></text:p>
      <text:p text:style-name="P89"/>
      <text:p text:style-name="P242">public interface TaskExecutionListener extends EventListener {</text:p>
      <text:p text:style-name="Code_20_block"><text:span text:style-name="T113"><text:s text:c="2"/></text:span><text:span text:style-name="T43">// Called by the JPPF node to notify a listener that a task was executed</text:span></text:p>
      <text:p text:style-name="P242"><text:s text:c="2"/>void taskExecuted(TaskExecutionEvent event);</text:p>
      <text:p text:style-name="P242"/>
      <text:p text:style-name="Code_20_block"><text:span text:style-name="T113"><text:s text:c="2"/></text:span><text:span text:style-name="T43">// Called when a task sends a notification via Task.fireNotfication(Object, boolean)</text:span></text:p>
      <text:p text:style-name="P242"><text:s text:c="2"/>void taskNotification(TaskExecutionEvent event);</text:p>
      <text:p text:style-name="P242">}</text:p>
      <text:p text:style-name="P89"/>
      <text:p text:style-name="P67"><text:span text:style-name="T114">The method </text:span><text:span text:style-name="Code_20_char"><text:span text:style-name="T114">taskExecuted()</text:span></text:span><text:span text:style-name="T114"> is always called by the JPPF node, whereas </text:span><text:span text:style-name="Code_20_char"><text:span text:style-name="T114">taskNotification()</text:span></text:span><text:span text:style-name="T114"> is always invoked by user code. Both methods receive events of type </text:span><text:a xlink:type="simple" xlink:href="http://www.jppf.org/javadoc/6.0/index.html?org/jppf/node/event/TaskExecutionEvent.html" text:style-name="Internet_20_link" text:visited-style-name="Visited_20_Internet_20_Link"><text:span text:style-name="T114">TaskExecutionEvent</text:span></text:a><text:span text:style-name="T114">, defined as follows:</text:span></text:p>
      <text:p text:style-name="P89"/>
      <text:p text:style-name="P243">public class TaskExecutionEvent extends EventObject {</text:p>
      <text:p text:style-name="Code_20_block"><text:span text:style-name="T114"><text:s text:c="2"/></text:span><text:span text:style-name="T44">// Get the JPPF task from which the event originates</text:span></text:p>
      <text:p text:style-name="P243"><text:s text:c="2"/>public Task&lt;?&gt; getTask()</text:p>
      <text:p text:style-name="P243"/>
      <text:p text:style-name="Code_20_block"><text:span text:style-name="T114"><text:s text:c="2"/></text:span><text:span text:style-name="T44">// Get the object encapsulating information about the task</text:span></text:p>
      <text:p text:style-name="P243"><text:s text:c="2"/>public TaskInformation getTaskInformation()</text:p>
      <text:p text:style-name="P243"/>
      <text:p text:style-name="Code_20_block"><text:span text:style-name="T114"><text:s text:c="2"/></text:span><text:span text:style-name="T44">// Get the user-defined object to send as part of the notification</text:span></text:p>
      <text:p text:style-name="P243"><text:s text:c="2"/>public Object getUserObject()</text:p>
      <text:p text:style-name="P243"/>
      <text:p text:style-name="P241"><text:span text:style-name="T114"><text:s text:c="2"/></text:span><text:span text:style-name="T44">// If true then also send this notification via the JMX Mbean,</text:span></text:p>
      <text:p text:style-name="P241"><text:span text:style-name="T114"><text:s text:c="2"/></text:span><text:span text:style-name="T44">// otherwise only send to local listeners</text:span></text:p>
      <text:p text:style-name="P243"><text:s text:c="2"/>public boolean isSendViaJmx()</text:p>
      <text:p text:style-name="P243"/>
      <text:p text:style-name="P243"><text:s text:c="2"/><text:span text:style-name="T31">// </text:span><text:span text:style-name="T51">Whether this is a us</text:span><text:span text:style-name="T52">e</text:span><text:span text:style-name="T51">r-defined event </text:span><text:span text:style-name="T53">sent </text:span><text:span text:style-name="T51">from a task</text:span></text:p>
      <text:p text:style-name="P243"><text:s text:c="2"/><text:span text:style-name="T127">public boolean isUerNotification();</text:span></text:p>
      <text:p text:style-name="P243">}</text:p>
      <text:p text:style-name="P65"/>
      <text:p text:style-name="P12">Once <text:span text:style-name="T115">a task execution listener</text:span> is <text:span text:style-name="T115">implemented</text:span>, <text:span text:style-name="T115">it</text:span> is plugged into <text:span text:style-name="T115">the </text:span>JPPF <text:span text:style-name="T115">nodes </text:span>using the service provider interface:</text:p>
      <text:list xml:id="list74903405282960" text:continue-list="list74902695903973" text:style-name="List_20_2">
        <text:list-item>
          <text:p text:style-name="P300">create a file in <text:span text:style-name="Code_20_char"><text:span text:style-name="T1">META-INF/services</text:span></text:span> named “<text:span text:style-name="Code_20_char"><text:span text:style-name="T1">org.jppf.node.</text:span></text:span><text:span text:style-name="Code_20_char"><text:span text:style-name="T6">event</text:span></text:span><text:span text:style-name="Code_20_char"><text:span text:style-name="T1">.</text:span></text:span><text:span text:style-name="Code_20_char"><text:span text:style-name="T6">TaskExecution</text:span></text:span><text:span text:style-name="Code_20_char"><text:span text:style-name="T3">Listener</text:span></text:span>”</text:p>
        </text:list-item>
        <text:list-item>
          <text:p text:style-name="P300">in this file, add the fully qualified class name of your implementation of the interface</text:p>
        </text:list-item>
        <text:list-item>
          <text:p text:style-name="P326">copy the jar file or class folder containing your implementation and service file to the classpath of <text:span text:style-name="T115">the server, if you want all the nodes to register a listner instance, or to the classpath of specific individual </text:span>node<text:span text:style-name="T115">s</text:span>.</text:p>
        </text:list-item>
      </text:list>
      <text:p text:style-name="P61"/>
      <text:p text:style-name="P90">The following example prints the notifications it receives to the node's output console:</text:p>
      <text:p text:style-name="P90"/>
      <text:p text:style-name="P244">package my.test;</text:p>
      <text:p text:style-name="P244">import ...;</text:p>
      <text:p text:style-name="P244">public class MyTaskListener implements TaskExecutionListener {</text:p>
      <text:p text:style-name="P244"><text:s text:c="2"/>@Override public synchronized void taskExecuted(TaskExecutionEvent event) {</text:p>
      <text:p text:style-name="P245"><text:s text:c="4"/>System.out.println("Task " + event.getId() + " completed with result : " +</text:p>
      <text:p text:style-name="P245"><text:s text:c="6"/>event.getTask().getResult());</text:p>
      <text:p text:style-name="P246"><text:s text:c="4"/>System.out.println("cpu time = " + event.getTaskInformation().getCpuTime() +</text:p>
      <text:p text:style-name="P246"><text:s text:c="6"/>", elapsed = " + event.getTaskInformation().getElapsedTime());</text:p>
      <text:p text:style-name="P244"><text:s text:c="2"/>}</text:p>
      <text:p text:style-name="P244"/>
      <text:p text:style-name="P244"><text:s text:c="2"/>@Override public synchronized void taskNotification(TaskExecutionEvent event) {</text:p>
      <text:p text:style-name="P246"><text:s text:c="4"/>System.out.println("Task " + event.getId() + " sent user object : " +</text:p>
      <text:p text:style-name="P246"><text:s text:c="6"/>event.getUserObject());</text:p>
      <text:p text:style-name="P244"><text:s text:c="2"/>}</text:p>
      <text:p text:style-name="P244">}</text:p>
      <text:p text:style-name="P64"/>
      <text:p text:style-name="P68"><text:span text:style-name="T116">To use this listener, you need to create a file “META-INF/services/org.jppf.node.event.TaskExecutionListener” containing the line “</text:span><text:span text:style-name="T7">my.test.MyTaskListener</text:span><text:span text:style-name="T116">” and add it, along with the implementation class, to the server's or node's classpath.</text:span></text:p>
      <text:list xml:id="list74902260122311" text:continue-list="list74903757208793" text:style-name="Outline">
        <text:list-item>
          <text:list>
            <text:list-item>
              <text:list>
                <text:list-item>
                  <text:h text:style-name="P332" text:outline-level="3">JPPF node screensaver</text:h>
                </text:list-item>
              </text:list>
            </text:list-item>
          </text:list>
        </text:list-item>
      </text:list>
      <text:p text:style-name="P78">A screensaver can be associated with a running JPPF node. The screensaver is a Java Swing UI which is displayed at the time the node is launched. It can run in full screen or in windowed mode, depending on the configuration settings.</text:p>
      <text:list xml:id="list74903705737849" text:continue-numbering="true" text:style-name="Outline">
        <text:list-item>
          <text:list>
            <text:list-item>
              <text:list>
                <text:list-item>
                  <text:list>
                    <text:list-item>
                      <text:h text:style-name="Heading_20_4" text:outline-level="4">Creating a custom screensaver</text:h>
                    </text:list-item>
                  </text:list>
                </text:list-item>
              </text:list>
            </text:list-item>
          </text:list>
        </text:list-item>
      </text:list>
      <text:p text:style-name="P9"><text:span text:style-name="T108">A screensaver implements the interface </text:span><text:a xlink:type="simple" xlink:href="http://www.jppf.org/javadoc/6.0/index.html?org/jppf/node/screensaver/JPPFScreenSaver.html" text:style-name="Internet_20_link" text:visited-style-name="Visited_20_Internet_20_Link"><text:span text:style-name="T108">JPPFScreenSaver</text:span></text:a><text:span text:style-name="T108">, defined as follows:</text:span></text:p>
      <text:p text:style-name="P71"/>
      <text:p text:style-name="P230">public interface JPPFScreenSaver {</text:p>
      <text:p text:style-name="Code_20_block"><text:span text:style-name="T108"><text:s text:c="2"/></text:span><text:span text:style-name="T38">// Get the Swing component for this screen saver</text:span></text:p>
      <text:p text:style-name="P230"><text:s text:c="2"/>JComponent getComponent();</text:p>
      <text:p text:style-name="P230"/>
      <text:p text:style-name="Code_20_block"><text:span text:style-name="T108"><text:s text:c="2"/></text:span><text:span text:style-name="T38">// Initialize this screen saver, and in particular its UI components</text:span></text:p>
      <text:p text:style-name="P230"><text:s text:c="2"/>void init(TypedProperties config, boolean fullscreen);</text:p>
      <text:p text:style-name="P230"/>
      <text:p text:style-name="Code_20_block"><text:span text:style-name="T108"><text:s text:c="2"/></text:span><text:span text:style-name="T38">// Destroy this screen saver and release its resources</text:span></text:p>
      <text:p text:style-name="P230"><text:s text:c="2"/>void destroy();</text:p>
      <text:p text:style-name="P230">}</text:p>
      <text:p text:style-name="P71"/>
      <text:p text:style-name="P71">The screensaver lifecycle is as follows:</text:p>
      <text:p text:style-name="P71"/>
      <text:list xml:id="list74903333199125" text:continue-list="list74903244072029" text:style-name="List_20_1">
        <text:list-item>
          <text:p text:style-name="P327">the screensaver is instantiated, based on a class name specified in the configuration (requires a no-arg constructor)</text:p>
        </text:list-item>
        <text:list-item>
          <text:p text:style-name="P301"><text:span text:style-name="T108">the </text:span><text:span text:style-name="Code_20_char"><text:span text:style-name="T108">init()</text:span></text:span><text:span text:style-name="T108"> method is called, passing in the JPPF configuration and a flag indicating whether the full screen mode is both requested and supported</text:span></text:p>
        </text:list-item>
        <text:list-item>
          <text:p text:style-name="P301"><text:span text:style-name="T108">a </text:span><text:span text:style-name="Code_20_char"><text:span text:style-name="T108">JFrame</text:span></text:span><text:span text:style-name="T108"> is created and the component obtained by calling </text:span><text:span text:style-name="Code_20_char"><text:span text:style-name="T108">getComponent()</text:span></text:span><text:span text:style-name="T108"> is added to this </text:span><text:span text:style-name="Code_20_char"><text:span text:style-name="T108">JFrame</text:span></text:span><text:span text:style-name="T108">. In full screen, the frame is undecorated (no caption, menu bar, status bar or borders) and will cover all available space on all available monitors: the screen saver will spread over all screens in a multi-monitor setup</text:span></text:p>
        </text:list-item>
        <text:list-item>
          <text:p text:style-name="P327">the frame is then made visible</text:p>
        </text:list-item>
        <text:list-item>
          <text:p text:style-name="P301"><text:span text:style-name="T108">finally, the </text:span><text:span text:style-name="Code_20_char"><text:span text:style-name="T108">destroy()</text:span></text:span><text:span text:style-name="T108"> method is called when the frame is closed. In full screen mode, this happens upon pressing a key or clicking or (optionally) moving the mouse</text:span></text:p>
        </text:list-item>
      </text:list>
      <text:p text:style-name="P72"/>
      <text:p text:style-name="P10"><text:span text:style-name="T109">The code which handles the screensaver is implemented as a </text:span><text:a xlink:type="simple" xlink:href="#1.8.Node initialization hooks|outline" text:style-name="Internet_20_link" text:visited-style-name="Visited_20_Internet_20_Link"><text:span text:style-name="T109">node initialization hook</text:span></text:a><text:span text:style-name="T109">: this means it starts just after the configuration has been read.</text:span></text:p>
      <text:p text:style-name="P73"/>
      <text:p text:style-name="P75">Here is a sample screensaver implementation which draws a number of small circles at random locations and with a random color, around 25 times per second. Addtionally, the screen is cleared every 5 seconds and the process starts over:</text:p>
      <text:p text:style-name="P75"/>
      <text:p text:style-name="P231">public class SimpleScreenSaver extends JPanel implements JPPFScreenSaver {</text:p>
      <text:p text:style-name="P231"><text:s text:c="2"/>private Random rand = new Random(System.nanoTime());</text:p>
      <text:p text:style-name="P231"><text:s text:c="2"/>private Timer timer = null;</text:p>
      <text:p text:style-name="P231"><text:s text:c="2"/>private volatile boolean reset = false;</text:p>
      <text:p text:style-name="P231"/>
      <text:p text:style-name="P231"><text:s text:c="2"/>public SimpleScreenSaver() { super(true); }</text:p>
      <text:p text:style-name="P231"/>
      <text:p text:style-name="P231"><text:s text:c="2"/>@Override</text:p>
      <text:p text:style-name="P231"><text:s text:c="2"/>public JComponent getComponent() {</text:p>
      <text:p text:style-name="P231"><text:s text:c="4"/>return this;</text:p>
      <text:p text:style-name="P231"><text:s text:c="2"/>}</text:p>
      <text:p text:style-name="P231"/>
      <text:p text:style-name="P231"><text:s text:c="2"/>@Override</text:p>
      <text:p text:style-name="P231"><text:s text:c="2"/>public void init(TypedProperties config, boolean fullscreen) {</text:p>
      <text:p text:style-name="P231"><text:s text:c="4"/>setBackground(Color.BLACK);</text:p>
      <text:p text:style-name="P231"><text:s text:c="4"/>timer = new Timer("JPPFScreenSaverTimer");</text:p>
      <text:p text:style-name="P231"><text:s text:c="4"/>timer.scheduleAtFixedRate(new TimerTask() {</text:p>
      <text:p text:style-name="P231"><text:s text:c="6"/>@Override public void run() { repaint(); }</text:p>
      <text:p text:style-name="Code_20_block"><text:span text:style-name="T110"><text:s text:c="4"/>}, 40L, 40L); </text:span><text:span text:style-name="T39">// draw new circles every 40 ms or 25 times/second</text:span></text:p>
      <text:p text:style-name="P231"><text:s text:c="4"/>timer.scheduleAtFixedRate(new TimerTask() {</text:p>
      <text:p text:style-name="P231"><text:s text:c="6"/>@Override public void run() { reset = true; }</text:p>
      <text:p text:style-name="Code_20_block"><text:span text:style-name="T110"><text:s text:c="4"/>}, 5000L, 5000L); </text:span><text:span text:style-name="T39">// clear the screen every 5 seconds</text:span></text:p>
      <text:p text:style-name="P231"><text:s text:c="2"/>}</text:p>
      <text:p text:style-name="P231"/>
      <text:p text:style-name="P231"><text:s text:c="2"/>@Override</text:p>
      <text:p text:style-name="P231"><text:s text:c="2"/>public void destroy() {</text:p>
      <text:p text:style-name="P231"><text:s text:c="4"/>if (timer != null) timer.cancel();</text:p>
      <text:p text:style-name="P231"><text:s text:c="2"/>}</text:p>
      <text:p text:style-name="P231"/>
      <text:p text:style-name="P231"><text:soft-page-break/><text:s text:c="2"/>@Override</text:p>
      <text:p text:style-name="P231"><text:s text:c="2"/>public void paintComponent(final Graphics g) {</text:p>
      <text:p text:style-name="P231"><text:s text:c="4"/>int w = getWidth();</text:p>
      <text:p text:style-name="P231"><text:s text:c="4"/>int h = getHeight();</text:p>
      <text:p text:style-name="Code_20_block"><text:span text:style-name="T110"><text:s text:c="4"/>if (reset) { </text:span><text:span text:style-name="T39">// if reset requested, clear the screen</text:span></text:p>
      <text:p text:style-name="P231"><text:s text:c="6"/>reset = false;</text:p>
      <text:p text:style-name="P231"><text:s text:c="6"/>g.setColor(Color.BLACK);</text:p>
      <text:p text:style-name="P231"><text:s text:c="6"/>g.fillRect(0, 0, w, h);</text:p>
      <text:p text:style-name="Code_20_block"><text:span text:style-name="T110"><text:s text:c="4"/>} else { </text:span><text:span text:style-name="T39">// draw 500 small circles</text:span></text:p>
      <text:p text:style-name="P231"><text:s text:c="6"/>int n = 5;</text:p>
      <text:p text:style-name="P232"><text:s text:c="6"/>for (int i=0; i&lt;500; i++) {</text:p>
      <text:p text:style-name="Code_20_block"><text:span text:style-name="T110"><text:s text:c="8"/></text:span><text:span text:style-name="T39">// random x, y coordinates</text:span></text:p>
      <text:p text:style-name="P231"><text:s text:c="8"/>int x = rand.nextInt(w-(n-1));</text:p>
      <text:p text:style-name="P232"><text:s text:c="8"/>int y = rand.nextInt(h-(n-1));</text:p>
      <text:p text:style-name="Code_20_block"><text:span text:style-name="T110"><text:s text:c="8"/></text:span><text:span text:style-name="T39">// random color</text:span></text:p>
      <text:p text:style-name="P231"><text:s text:c="8"/>g.setColor(new Color(rand.nextInt(256), rand.nextInt(256), rand.nextInt(256)));</text:p>
      <text:p text:style-name="P231"><text:s text:c="8"/>g.fillOval(x, y, n, n);</text:p>
      <text:p text:style-name="P231"><text:s text:c="6"/>}</text:p>
      <text:p text:style-name="P231"><text:s text:c="4"/>}</text:p>
      <text:p text:style-name="P231"><text:s text:c="2"/>}</text:p>
      <text:p text:style-name="P231">}</text:p>
      <text:p text:style-name="P74"/>
      <text:p text:style-name="P88">It will look like this:</text:p>
      <text:p text:style-name="P88"/>
      <text:p text:style-name="P88"><draw:frame draw:style-name="fr1" draw:name="graphics4" text:anchor-type="as-char" svg:width="10.636cm" svg:height="5.847cm" draw:z-index="2"><draw:image xlink:href="Pictures/1000000000000192000000DDCB85698DA10FD10E.gif" xlink:type="simple" xlink:show="embed" xlink:actuate="onLoad"/></draw:frame></text:p>
      <text:list xml:id="list74903984044644" text:continue-list="list74903705737849" text:style-name="Outline">
        <text:list-item>
          <text:list>
            <text:list-item>
              <text:list>
                <text:list-item>
                  <text:list>
                    <text:list-item>
                      <text:h text:style-name="Heading_20_4" text:outline-level="4">Integrating with node events</text:h>
                    </text:list-item>
                  </text:list>
                </text:list-item>
              </text:list>
            </text:list-item>
          </text:list>
        </text:list-item>
      </text:list>
      <text:p text:style-name="P11"><text:span text:style-name="T111">To receive notifications of node lifce cycle events and/or individual tasks completion, you will need to implement the </text:span><text:a xlink:type="simple" xlink:href="http://www.jppf.org/javadoc/6.0/index.html?org/jppf/node/screensaver/NodeIntegration.html" text:style-name="Internet_20_link" text:visited-style-name="Visited_20_Internet_20_Link"><text:span text:style-name="T111">NodeIntegration</text:span></text:a><text:span text:style-name="T111"> interface or, more conveniently, extend the adapter class </text:span><text:a xlink:type="simple" xlink:href="http://www.jppf.org/javadoc/6.0/index.html?org/jppf/node/screensaver/NodeIntegrationAdapter.html" text:style-name="Internet_20_link" text:visited-style-name="Visited_20_Internet_20_Link"><text:span text:style-name="T111">NodeIntegrationAdapter</text:span></text:a><text:span text:style-name="T111">. </text:span><text:span text:style-name="Code_20_char"><text:span text:style-name="T111">NodeIntegration</text:span></text:span><text:span text:style-name="T111"> is defined as follows:</text:span></text:p>
      <text:p text:style-name="P76"/>
      <text:p text:style-name="P233">public interface NodeIntegration extends NodeLifeCycleListener, TaskExecutionListener {</text:p>
      <text:p text:style-name="Code_20_block"><text:span text:style-name="T111"><text:s text:c="2"/></text:span><text:span text:style-name="T40">// Provide a reference to the screen saver</text:span></text:p>
      <text:p text:style-name="P233"><text:s text:c="2"/>void setScreenSaver(JPPFScreenSaver screensaver);</text:p>
      <text:p text:style-name="P233">}</text:p>
      <text:p text:style-name="P77"/>
      <text:p text:style-name="P11"><text:span text:style-name="T111">As we can see, this is just an interface which joins both </text:span><text:a xlink:type="simple" xlink:href="http://www.jppf.org/javadoc/6.0/index.html?org/jppf/node/event/NodeLifeCycleListener.html" text:style-name="Internet_20_link" text:visited-style-name="Visited_20_Internet_20_Link"><text:span text:style-name="T111">NodeLifeCycleListener</text:span></text:a><text:span text:style-name="T111"> and </text:span><text:a xlink:type="simple" xlink:href="http://www.jppf.org/javadoc/6.0/index.html?org/jppf/node/event/TaskExecutionListener.html" text:style-name="Internet_20_link" text:visited-style-name="Visited_20_Internet_20_Link"><text:span text:style-name="T111">TaskExecutionListener</text:span></text:a><text:span text:style-name="T111"> and provides a way to hook up with the screensaver.</text:span></text:p>
      <text:p text:style-name="P76"/>
      <text:p text:style-name="P79">The following example shows how to use node events to display and update the number of tasks executed by the node in the screensaver:</text:p>
      <text:p text:style-name="P79"/>
      <text:p text:style-name="Code_20_block"><text:span text:style-name="T41">// di</text:span><text:span text:style-name="T42">s</text:span><text:span text:style-name="T41">plays the number of executed tasks in a JLabel</text:span></text:p>
      <text:p text:style-name="Code_20_block"><text:span text:style-name="T112">public class </text:span><text:span text:style-name="T5">MyScreenSaver</text:span><text:span text:style-name="T112"> extends JPanel </text:span><text:span text:style-name="T5">implements JPPFScreenSaver</text:span><text:span text:style-name="T112"> {</text:span></text:p>
      <text:p text:style-name="P235"><text:s text:c="2"/>private JLabel nbTasksLabel = new JLabel("number of tasks: 0");</text:p>
      <text:p text:style-name="P234"><text:s text:c="2"/>private int nbTasks = 0;</text:p>
      <text:p text:style-name="P234"/>
      <text:p text:style-name="P234"><text:s text:c="2"/>@Override public JComponent getComponent() { return this; }</text:p>
      <text:p text:style-name="P234"/>
      <text:p text:style-name="P234"><text:s text:c="2"/>@Override public void init(TypedProperties config, boolean fullscreen) {</text:p>
      <text:p text:style-name="P234"><text:s text:c="4"/>this.add(nbTasksLabel);</text:p>
      <text:p text:style-name="P234"><text:s text:c="2"/>}</text:p>
      <text:p text:style-name="P237"/>
      <text:p text:style-name="P237"><text:s text:c="2"/>@Override public void destroy() { }</text:p>
      <text:p text:style-name="P234"><text:soft-page-break/><text:s text:c="2"/>public void updateNbTasks(int n) {</text:p>
      <text:p text:style-name="P234"><text:s text:c="4"/>nbTasks += n;</text:p>
      <text:p text:style-name="P234"><text:s text:c="4"/>nbTasksLabel.setText("number of tasks: " + nbTasks);</text:p>
      <text:p text:style-name="P234"><text:s text:c="2"/>}</text:p>
      <text:p text:style-name="P234">}</text:p>
      <text:p text:style-name="P234"/>
      <text:p text:style-name="P202">// update the number of tasks on each job completion event</text:p>
      <text:p text:style-name="Code_20_block"><text:span text:style-name="T112">public class </text:span><text:span text:style-name="T5">MyNodeIntegration extends NodeIntegrationAdpater</text:span><text:span text:style-name="T112"> {</text:span></text:p>
      <text:p text:style-name="P234"><text:s text:c="2"/>private MyScreenSaver screensaver = null;</text:p>
      <text:p text:style-name="P234"/>
      <text:p text:style-name="P234"><text:s text:c="2"/>@Override public void jobEnding(NodeLifeCycleEvent event) {</text:p>
      <text:p text:style-name="P236"><text:s text:c="4"/>if (screensaver != null) screensaver.updateNbTasks(event.getTasks().size());</text:p>
      <text:p text:style-name="P234"><text:s text:c="2"/>}</text:p>
      <text:p text:style-name="P234"/>
      <text:p text:style-name="P234"><text:s text:c="2"/>@Override public void setScreenSaver(JPPFScreenSaver screensaver) {</text:p>
      <text:p text:style-name="P234"><text:s text:c="4"/>this.screensaver = (MyScreenSaver) sceensaver;</text:p>
      <text:p text:style-name="P234"><text:s text:c="2"/>}</text:p>
      <text:p text:style-name="P234">}</text:p>
      <text:list xml:id="list74903396119285" text:continue-numbering="true" text:style-name="Outline">
        <text:list-item>
          <text:list>
            <text:list-item>
              <text:list>
                <text:list-item>
                  <text:list>
                    <text:list-item>
                      <text:h text:style-name="Heading_20_4" text:outline-level="4">Configuration</text:h>
                    </text:list-item>
                  </text:list>
                </text:list-item>
              </text:list>
            </text:list-item>
          </text:list>
        </text:list-item>
      </text:list>
      <text:p text:style-name="P81">The screensaver supports a number of configuration properties which allow a high level of customization:</text:p>
      <text:p text:style-name="P81"/>
      <text:p text:style-name="P203"># enable/disable the screen saver, defaults to false (disabled)</text:p>
      <text:p text:style-name="P238">jppf.screensaver.enabled = true</text:p>
      <text:p text:style-name="P238"/>
      <text:p text:style-name="P204"># the screensaver implementation: fully qualified class name of an implementation of </text:p>
      <text:p text:style-name="P204"># org.jppf.node.screensaver.JPPFScreenSaver</text:p>
      <text:p text:style-name="P238">jppf.screensaver.class = org.jppf.node.screensaver.impl.JPPFScreenSaverImpl</text:p>
      <text:p text:style-name="P238"/>
      <text:p text:style-name="P205"># the node event listener implementation: fully qualified class name of an</text:p>
      <text:p text:style-name="P215"># implementation of org.jppf.node.screensaver.NodeIntegration</text:p>
      <text:p text:style-name="P206"># if left unspecified or empty, no listener will be used</text:p>
      <text:p text:style-name="P238">jppf.screensaver.node.listener = org.jppf.node.screensaver.impl.NodeState</text:p>
      <text:p text:style-name="P238"/>
      <text:p text:style-name="P203"># title of the JFrame used in windowed mode</text:p>
      <text:p text:style-name="P238">jppf.screensaver.title = JPPF is cool</text:p>
      <text:p text:style-name="P238"/>
      <text:p text:style-name="P203"># path to the image for the frame's icon (in windowed mode)</text:p>
      <text:p text:style-name="P238">jppf.screensaver.icon = org/jppf/node/jppf-icon.gif</text:p>
      <text:p text:style-name="P238"/>
      <text:p text:style-name="P203"># display the screen saver in full screen mode?</text:p>
      <text:p text:style-name="P204"># in full screen mode, the screen saver will take all available screen space on all </text:p>
      <text:p text:style-name="P204"># available monitors, the mouse cursor is not displayed, and the node will exit on any</text:p>
      <text:p text:style-name="P204"># key pressed, mouse click or mouse motion</text:p>
      <text:p text:style-name="P238">jppf.screensaver.fullscreen = true</text:p>
      <text:p text:style-name="P238"/>
      <text:p text:style-name="P203"># width and height (in pixels), only apply if fullscreen = false. Default to 1000x800</text:p>
      <text:p text:style-name="P238">jppf.screensaver.width = 1000</text:p>
      <text:p text:style-name="P238">jppf.screensaver.height = 800</text:p>
      <text:p text:style-name="P238"/>
      <text:p text:style-name="P203"># close on mouse motion in full screen mode? default to true</text:p>
      <text:p text:style-name="P238">jppf.screensaver.mouse.motion.close = true</text:p>
      <text:p text:style-name="P80"/>
      <text:list xml:id="list74903897986809" text:continue-numbering="true" text:style-name="Outline">
        <text:list-item>
          <text:list>
            <text:list-item>
              <text:list>
                <text:list-item>
                  <text:list>
                    <text:list-item>
                      <text:h text:style-name="P339" text:outline-level="4">JPPF built-in screensaver</text:h>
                    </text:list-item>
                  </text:list>
                </text:list-item>
              </text:list>
            </text:list-item>
          </text:list>
        </text:list-item>
      </text:list>
      <text:p text:style-name="P82">A built-in screensaver is provided, which displays an number of moving small logos (images) bouncing around the screen and bouncing against each other. Additionally, it displays panel comprising a (personalizable) logo, along with a status bar indicating how long the node has been running, its connection status, execution status and the number of tasks it has executed. It looks like this:</text:p>
      <text:p text:style-name="P82"/>
      <text:p text:style-name="P82"><draw:frame draw:style-name="fr1" draw:name="graphics3" text:anchor-type="as-char" svg:width="17.066cm" svg:height="9.843cm" draw:z-index="3"><draw:image xlink:href="Pictures/1000000000000285000001745873BE7A1C09EEDC.gif" xlink:type="simple" xlink:show="embed" xlink:actuate="onLoad"/></draw:frame></text:p>
      <text:p text:style-name="P84"/>
      <text:p text:style-name="P84">The built-in screensaver proposes a number of spceific configuration options, which aim at providing a fine level of personalization and hopefully some fun!</text:p>
      <text:p text:style-name="P84"/>
      <text:p text:style-name="P209"># should collisions between moving logos be handled? defaults to true</text:p>
      <text:p text:style-name="P239">jppf.screensaver.handle.collisions = true</text:p>
      <text:p text:style-name="P239"/>
      <text:p text:style-name="P207"># number of moving logos</text:p>
      <text:p text:style-name="P239">jppf.screensaver.logos = 50</text:p>
      <text:p text:style-name="P239"/>
      <text:p text:style-name="P207"># speed from 1 to 100</text:p>
      <text:p text:style-name="P239">jppf.screensaver.speed = 100</text:p>
      <text:p text:style-name="P239"/>
      <text:p text:style-name="P207"># path to the moving logo image(s). Multiple images can be specified, their paths</text:p>
      <text:p text:style-name="P207"># must be separated with '|' (pipe) characters. They will be distributed in a</text:p>
      <text:p text:style-name="P208"># round-robin fashion according to the number of logos </text:p>
      <text:p text:style-name="P239">jppf.screensaver.logo.path = org/jppf/node/jppf_group_small2.gif| \</text:p>
      <text:p text:style-name="P239"><text:s text:c="4"/>org/jppf/node/rectagle_blue.png| \</text:p>
      <text:p text:style-name="P239"><text:s text:c="4"/>org/jppf/node/rectagle_orange.png| \</text:p>
      <text:p text:style-name="P239"><text:s text:c="4"/>org/jppf/node/rectagle_green.png| \</text:p>
      <text:p text:style-name="P239"><text:s text:c="4"/>org/jppf/node/rectagle_red.png</text:p>
      <text:p text:style-name="P239"/>
      <text:p text:style-name="P207"># path to the larger image at the center of the screen</text:p>
      <text:p text:style-name="P239">jppf.screensaver.centerimage = org/jppf/node/jppf@home.gif</text:p>
      <text:p text:style-name="P239"/>
      <text:p text:style-name="P207"># horizontal alignment of the status panel (including the larger image).</text:p>
      <text:p text:style-name="P208"># useful when using a multi-monitor setup, where a centered panel will be split on two </text:p>
      <text:p text:style-name="P208"># screens and thus more difficult to read</text:p>
      <text:p text:style-name="P207"># possible values: 'left' or 'l', 'center' or 'c', 'right' or 'r'; default is 'center'</text:p>
      <text:p text:style-name="P239">jppf.screensaver.status.panel.alignment = center</text:p>
      <text:p text:style-name="P83"/>
      <text:p text:style-name="P85">To use this screensaver, you need to set the following properties:</text:p>
      <text:p text:style-name="P85"><text:s/></text:p>
      <text:p text:style-name="P240">jppf.screensaver.enabled = true</text:p>
      <text:p text:style-name="P240">jppf.screensaver.class = org.jppf.node.screensaver.impl.JPPFScreenSaverImpl</text:p>
      <text:p text:style-name="P240">jppf.screensaver.node.listener = org.jppf.node.screensaver.impl.NodeState </text:p>
      <text:list xml:id="list74902242204209" text:continue-numbering="true" text:style-name="Outline">
        <text:list-item>
          <text:list>
            <text:list-item>
              <text:list>
                <text:list-item>
                  <text:h text:style-name="Heading_20_3" text:outline-level="3"><text:soft-page-break/>Defining the node connection strategy</text:h>
                </text:list-item>
              </text:list>
            </text:list-item>
          </text:list>
        </text:list-item>
      </text:list>
      <text:p text:style-name="P91">By default, JPPF nodes rely on their configuration to find out the information required to connect to a server: either via UDP multicast discovery when discovery is enabled, or via manually set configuration properties for the server host, port, whether SSL is enabled, etc... This makes it potentially complex to define what the behavior should be when the node fails to connect to a server. For example this does not allow to define which server(s) a node should fail over to in case a server dies or is no longer reacheable via the network.</text:p>
      <text:p text:style-name="P91"/>
      <text:p text:style-name="P91">The connection strategy add-on provides a simple way to specify which server a node shoud connect to and how to react when it fails to do so.</text:p>
      <text:list xml:id="list74902199022856" text:continue-numbering="true" text:style-name="Outline">
        <text:list-item>
          <text:list>
            <text:list-item>
              <text:list>
                <text:list-item>
                  <text:list>
                    <text:list-item>
                      <text:h text:style-name="Heading_20_4" text:outline-level="4">The DriverConnectionStrategy interface</text:h>
                    </text:list-item>
                  </text:list>
                </text:list-item>
              </text:list>
            </text:list-item>
          </text:list>
        </text:list-item>
      </text:list>
      <text:p text:style-name="P86"><text:span text:style-name="T117">The node's strategy to connect to a driver is defined as an implementation of the interface </text:span><text:a xlink:type="simple" xlink:href="http://www.jppf.org/javadoc/6.0/index.html?org/jppf/node/connection/DriverConnectionStrategy.html" text:style-name="Internet_20_link" text:visited-style-name="Visited_20_Internet_20_Link"><text:span text:style-name="T117">DriverConnectionStrategy</text:span></text:a><text:span text:style-name="T117">, which is defined as follows:</text:span></text:p>
      <text:p text:style-name="P95"/>
      <text:p text:style-name="P210">// Defines which parameters should be used to connect to the driver</text:p>
      <text:p text:style-name="P248">public interface DriverConnectionStrategy {</text:p>
      <text:p text:style-name="P247"><text:span text:style-name="T117"><text:s text:c="2"/></text:span><text:span text:style-name="T45">// Get a new connection information, eventually based on the </text:span><text:span text:style-name="T47">current</text:span><text:span text:style-name="T45"> </text:span><text:span text:style-name="T46">one</text:span></text:p>
      <text:p text:style-name="P249"><text:s text:c="2"/>DriverConnectionInfo nextConnectionInfo(</text:p>
      <text:p text:style-name="P249"><text:s text:c="4"/>DriverConnectionInfo <text:span text:style-name="T119">current</text:span>Info, <text:span text:style-name="T118">ConnectionContext context</text:span>);</text:p>
      <text:p text:style-name="P248">}</text:p>
      <text:p text:style-name="P95"/>
      <text:p text:style-name="P96"><text:span text:style-name="T120">This interface defines a single method which takes two parameters as input, and returns a </text:span><text:a xlink:type="simple" xlink:href="http://www.jppf.org/javadoc/6.0/index.html?org/jppf/node/connection/DriverConnectionInfo.html" text:style-name="Internet_20_link" text:visited-style-name="Visited_20_Internet_20_Link"><text:span text:style-name="T120">DriverConnectionInfo</text:span></text:a><text:span text:style-name="T120"> object, which encapsulates the information required to connect to a JPPF driver..</text:span></text:p>
      <text:p text:style-name="P95"/>
      <text:p text:style-name="P96"><text:span text:style-name="T120">The first parameter represents the current connection information, that is, the information that was used for the last connection attempt. When the node connects for the first time, this parameter will be null. This parameter is an instance of the interface <text:s/></text:span><text:a xlink:type="simple" xlink:href="http://www.jppf.org/javadoc/6.0/index.html?org/jppf/node/connection/DriverConnectionInfo.html" text:style-name="Internet_20_link" text:visited-style-name="Visited_20_Internet_20_Link"><text:span text:style-name="T120">DriverConnectionInfo</text:span></text:a><text:span text:style-name="T120">, defined as follows:</text:span></text:p>
      <text:p text:style-name="P97"/>
      <text:p text:style-name="P250">public interface DriverConnectionInfo {</text:p>
      <text:p text:style-name="Code_20_block"><text:span text:style-name="T120"><text:s text:c="2"/></text:span><text:span text:style-name="T48">// determine whether secure SSL/TLS connections should be established</text:span></text:p>
      <text:p text:style-name="P250"><text:s text:c="2"/>boolean isSecure();</text:p>
      <text:p text:style-name="P250"/>
      <text:p text:style-name="Code_20_block"><text:span text:style-name="T120"><text:s text:c="2"/></text:span><text:span text:style-name="T48">// get the driver host name or IP address</text:span></text:p>
      <text:p text:style-name="P250"><text:s text:c="2"/>String getHost();</text:p>
      <text:p text:style-name="P250"/>
      <text:p text:style-name="Code_20_block"><text:span text:style-name="T120"><text:s text:c="2"/></text:span><text:span text:style-name="T48">// get the driver port to connect to</text:span></text:p>
      <text:p text:style-name="P250"><text:s text:c="2"/>int getPort();</text:p>
      <text:p text:style-name="P250"/>
      <text:p text:style-name="Code_20_block"><text:span text:style-name="T120"><text:s text:c="2"/></text:span><text:span text:style-name="T48">// get the recovery port for the heartbeat mechanism</text:span></text:p>
      <text:p text:style-name="Code_20_block"><text:span text:style-name="T120"><text:s text:c="2"/></text:span><text:span text:style-name="T48">// a negative value indicates that recovery is disabled for the node</text:span></text:p>
      <text:p text:style-name="P250"><text:s text:c="2"/>int getRecoveryPort();</text:p>
      <text:p text:style-name="P250">}</text:p>
      <text:p text:style-name="P97"/>
      <text:p text:style-name="P96"><text:span text:style-name="T120">JPPF provides a ready-to-use implementation of this interface with the class </text:span><text:a xlink:type="simple" xlink:href="http://www.jppf.org/javadoc/6.0/index.html?org/jppf/node/connection/JPPFDriverConnectionInfo.html" text:style-name="Internet_20_link" text:visited-style-name="Visited_20_Internet_20_Link"><text:span text:style-name="T120">JPPFDriverConnectionInfo</text:span></text:a><text:span text:style-name="T120">.</text:span></text:p>
      <text:p text:style-name="P97"/>
      <text:p text:style-name="P97">The second parameter represents the context of the connection or reconnection request, basically explaining why the request is made. It could be due to a management request or to an error occurring within the node, or simply the first connection attempt at node startup time. It is designed to help make a decision about which driver to connect to. It is an instance of the class <text:a xlink:type="simple" xlink:href="http://www.jppf.org/javadoc/6.0/index.html?org/jppf/node/connection/ConnectionContext.html" text:style-name="Internet_20_link" text:visited-style-name="Visited_20_Internet_20_Link">Connection</text:a><text:a xlink:type="simple" xlink:href="http://www.jppf.org/javadoc/6.0/index.html?org/jppf/node/connection/ConnectionContext.html" text:style-name="Internet_20_link" text:visited-style-name="Visited_20_Internet_20_Link"><text:span text:style-name="T125">C</text:span></text:a><text:a xlink:type="simple" xlink:href="http://www.jppf.org/javadoc/6.0/index.html?org/jppf/node/connection/ConnectionContext.html" text:style-name="Internet_20_link" text:visited-style-name="Visited_20_Internet_20_Link">ontext</text:a>, defined as:</text:p>
      <text:p text:style-name="P97"/>
      <text:p text:style-name="P251">public class ConnectionContext {</text:p>
      <text:p text:style-name="Code_20_block"><text:span text:style-name="T121"><text:s text:c="2"/></text:span><text:span text:style-name="T49">// get an explanation text for the reconnection</text:span></text:p>
      <text:p text:style-name="P251"><text:s text:c="2"/>public String getMessage()</text:p>
      <text:p text:style-name="P251"/>
      <text:p text:style-name="Code_20_block"><text:span text:style-name="T121"><text:s text:c="2"/></text:span><text:span text:style-name="T49">// get an eventual Throwable that triggered the reconnection</text:span></text:p>
      <text:p text:style-name="P251"><text:s text:c="2"/>public Throwable getThrowable()</text:p>
      <text:p text:style-name="P251"/>
      <text:p text:style-name="Code_20_block"><text:span text:style-name="T121"><text:s text:c="2"/></text:span><text:span text:style-name="T49">// get the reason for the connection or reconnection</text:span></text:p>
      <text:p text:style-name="P251"><text:s text:c="2"/>public ConnectionReason getReason()</text:p>
      <text:p text:style-name="P251">}</text:p>
      <text:p text:style-name="P99"/>
      <text:p text:style-name="P99"/>
      <text:p text:style-name="P197"><text:span text:style-name="T121">The </text:span><text:span text:style-name="Code_20_char"><text:span text:style-name="T121">getReason()</text:span></text:span><text:span text:style-name="T121"> method returns a reason code among those defined in the </text:span><text:a xlink:type="simple" xlink:href="http://www.jppf.org/javadoc/6.0/index.html?org/jppf/node/connection/ConnectionReason.html" text:style-name="Internet_20_link" text:visited-style-name="Visited_20_Internet_20_Link"><text:span text:style-name="T121">ConnectionReason</text:span></text:a><text:span text:style-name="T121"> enum:</text:span></text:p>
      <text:p text:style-name="P99"/>
      <text:p text:style-name="P251">public enum ConnectionReason {</text:p>
      <text:p text:style-name="Code_20_block"><text:span text:style-name="T121"><text:s text:c="2"/></text:span><text:span text:style-name="T49">// indicates the first connection attempt when the node starts up</text:span></text:p>
      <text:p text:style-name="P251"><text:s text:c="2"/>INITIAL_CONNECTION_REQUEST,</text:p>
      <text:p text:style-name="Code_20_block"><text:span text:style-name="T121"><text:s text:c="2"/></text:span><text:span text:style-name="T49">// a reconnection was requested via the management APIs or admin console</text:span></text:p>
      <text:p text:style-name="P251"><text:s text:c="2"/>MANAGEMENT_REQUEST,</text:p>
      <text:p text:style-name="Code_20_block"><text:span text:style-name="T121"><text:s text:c="2"/></text:span><text:span text:style-name="T49">// An error occurred while initializing the class loader connection</text:span></text:p>
      <text:p text:style-name="P251"><text:s text:c="2"/>CLASSLOADER_INIT_ERROR,</text:p>
      <text:p text:style-name="Code_20_block"><text:span text:style-name="T121"><text:s text:c="2"/></text:span><text:span text:style-name="T49">// an error occurred while processing a class loader request</text:span></text:p>
      <text:p text:style-name="P251"><text:s text:c="2"/>CLASSLOADER_PROCESSING_ERROR,</text:p>
      <text:p text:style-name="Code_20_block"><text:span text:style-name="T121"><text:s text:c="2"/></text:span><text:span text:style-name="T49">// an error occurred during the job channel initialization</text:span></text:p>
      <text:p text:style-name="P251"><text:s text:c="2"/>JOB_CHANNEL_INIT_ERROR,</text:p>
      <text:p text:style-name="Code_20_block"><text:span text:style-name="T121"><text:s text:c="2"/></text:span><text:span text:style-name="T49">// an error occurred on the job channel while processing a job</text:span></text:p>
      <text:p text:style-name="P251"><text:s text:c="2"/>JOB_CHANNEL_PROCESSING_ERROR</text:p>
      <text:p text:style-name="P251">}</text:p>
      <text:p text:style-name="P98"/>
      <text:p text:style-name="P99">The following example implementation uses a set of driver connection information objects stored in a queue and performs a round-robin selection at each connection request:</text:p>
      <text:p text:style-name="P99"/>
      <text:p text:style-name="P252">public class MyConnectionStrategy implements DriverConnectionStrategy {</text:p>
      <text:p text:style-name="Code_20_block"><text:span text:style-name="T122"><text:s text:c="2"/></text:span><text:span text:style-name="T50">// the queue in which DriverConnectionInfo objects are stored</text:span></text:p>
      <text:p text:style-name="P252"><text:s text:c="2"/>private final Queue&lt;DriverConnectionInfo&gt; queue = new LinkedBlockingQueue&lt;&gt;();</text:p>
      <text:p text:style-name="P252"/>
      <text:p text:style-name="Code_20_block"><text:span text:style-name="T122"><text:s text:c="2"/></text:span><text:span text:style-name="T50">// initialize the set of drivers to connect to</text:span></text:p>
      <text:p text:style-name="P252"><text:s text:c="2"/>public MyConnectionStrategy() {</text:p>
      <text:p text:style-name="P252"><text:s text:c="4"/>queue.offer(new JPPFDriverConnectionInfo(false, "192.168.1.11", 11111, -1));</text:p>
      <text:p text:style-name="P252"><text:s text:c="4"/>queue.offer(new JPPFDriverConnectionInfo(false, "192.168.1.12", 11111, -1));</text:p>
      <text:p text:style-name="P252"><text:s text:c="4"/>queue.offer(new JPPFDriverConnectionInfo(true, <text:s/>"192.168.1.13", 11443, -1));</text:p>
      <text:p text:style-name="P252"><text:s text:c="2"/>}</text:p>
      <text:p text:style-name="P252"/>
      <text:p text:style-name="P252"><text:s text:c="2"/>@Override</text:p>
      <text:p text:style-name="P252"><text:s text:c="2"/>public DriverConnectionInfo nextConnectionInfo(</text:p>
      <text:p text:style-name="P252"><text:s text:c="4"/>DriverConnectionInfo currentInfo, ConnectionContext context) {</text:p>
      <text:p text:style-name="P252"><text:s text:c="4"/>DriverConnectionInfo info;</text:p>
      <text:p text:style-name="Code_20_block"><text:span text:style-name="T122"><text:s text:c="4"/></text:span><text:span text:style-name="T50">// if the reconnection is requested via management, keep the current driver info</text:span></text:p>
      <text:p text:style-name="P253"><text:s text:c="4"/>if ((currentInfo != null) &amp;&amp;</text:p>
      <text:p text:style-name="P253"><text:s text:c="8"/>(context.getReason() == ConnectionReason.MANAGEMENT_REQUEST)) {</text:p>
      <text:p text:style-name="P252"><text:s text:c="6"/>info = currentInfo;</text:p>
      <text:p text:style-name="P252"><text:s text:c="4"/>} else {</text:p>
      <text:p text:style-name="Code_20_block"><text:span text:style-name="T122"><text:s text:c="6"/></text:span><text:span text:style-name="T50">// extract the next info from the queue</text:span></text:p>
      <text:p text:style-name="P252"><text:s text:c="6"/>info = queue.poll();</text:p>
      <text:p text:style-name="Code_20_block"><text:span text:style-name="T122"><text:s text:c="6"/></text:span><text:span text:style-name="T50">// put it back at the end of the queue</text:span></text:p>
      <text:p text:style-name="P252"><text:s text:c="6"/>queue.offer(info);</text:p>
      <text:p text:style-name="P252"><text:s text:c="4"/>}</text:p>
      <text:p text:style-name="P252"><text:s text:c="4"/>return info;</text:p>
      <text:p text:style-name="P252"><text:s text:c="2"/>}</text:p>
      <text:p text:style-name="P252">}</text:p>
      <text:list xml:id="list74903029803473" text:continue-numbering="true" text:style-name="Outline">
        <text:list-item>
          <text:list>
            <text:list-item>
              <text:list>
                <text:list-item>
                  <text:list>
                    <text:list-item>
                      <text:h text:style-name="P338" text:outline-level="4">Pluging the strategy into the node</text:h>
                    </text:list-item>
                  </text:list>
                </text:list-item>
              </text:list>
            </text:list-item>
          </text:list>
        </text:list-item>
      </text:list>
      <text:p text:style-name="P100">Specifying which connection strategy a node should use is done in the node's configuration as follows:</text:p>
      <text:p text:style-name="P100"/>
      <text:p text:style-name="P211"># fully qualified name of a class implementing DriverConnectionStrategy</text:p>
      <text:p text:style-name="P254">jppf.server.connection.strategy = test.MyConnectionStrategy</text:p>
      <text:p text:style-name="P101"/>
      <text:p text:style-name="P87"><text:span text:style-name="T123">As stated in the comment, the value of the “jppf.server.connection.strategy” property is the fully qualified name of a class implementing </text:span><text:a xlink:type="simple" xlink:href="http://www.jppf.org/javadoc/6.0/index.html?org/jppf/node/connection/DriverConnectionStrategy.html" text:style-name="Internet_20_link" text:visited-style-name="Visited_20_Internet_20_Link"><text:span text:style-name="T123">DriverConnectionStrategy</text:span></text:a><text:span text:style-name="T123">, which must also have a no-args constructor. If this property is left unspecified, or if the specified class cannot be instantiated, the node will default to an instance of </text:span><text:a xlink:type="simple" xlink:href="http://www.jppf.org/javadoc/6.0/index.html?org/jppf/node/connection/JPPFDefaultConnectionStrategy.html" text:style-name="Internet_20_link" text:visited-style-name="Visited_20_Internet_20_Link"><text:span text:style-name="T123">JPPFDefaultConnectionStrategy</text:span></text:a><text:span text:style-name="T123">, which uses the configuration to find out the connection information, either via server discovery or from the manually specified server-related properties.</text:span></text:p>
      <text:list xml:id="list74902005593643" text:continue-numbering="true" text:style-name="Outline">
        <text:list-item>
          <text:list>
            <text:list-item>
              <text:list>
                <text:list-item>
                  <text:list>
                    <text:list-item>
                      <text:h text:style-name="Heading_20_4" text:outline-level="4">Built-in strategies</text:h>
                    </text:list-item>
                  </text:list>
                </text:list-item>
              </text:list>
            </text:list-item>
          </text:list>
        </text:list-item>
      </text:list>
      <text:p text:style-name="P94"/>
      <text:p text:style-name="P93"><text:span text:style-name="T124">In addition to the default <text:s/></text:span><text:a xlink:type="simple" xlink:href="http://www.jppf.org/javadoc/6.0/index.html?org/jppf/node/connection/JPPFDefaultConnectionStrategy.html" text:style-name="Internet_20_link" text:visited-style-name="Visited_20_Internet_20_Link"><text:span text:style-name="T124">JPPFDefaultConnectionStrategy</text:span></text:a><text:span text:style-name="T124">, JPPF provides a connection strategy which reads a list of driver connection information from a CSV file. As in the example above, it will perform a round-robin selection of the drivers to connect to. Additionally, if the specified CSV file is invalid or cannot be read, or none of its entries is valid, it will default to <text:s/></text:span><text:a xlink:type="simple" xlink:href="http://www.jppf.org/javadoc/6.0/index.html?org/jppf/node/connection/JPPFDefaultConnectionStrategy.html" text:style-name="Internet_20_link" text:visited-style-name="Visited_20_Internet_20_Link"><text:span text:style-name="T124">JPPFDefaultConnectionStrategy</text:span></text:a><text:span text:style-name="T124">.</text:span></text:p>
      <text:p text:style-name="P92"><text:soft-page-break/><text:span text:style-name="T124">This implementation is named </text:span><text:a xlink:type="simple" xlink:href="http://www.jppf.org/javadoc/6.0/index.html?org/jppf/node/connection/JPPFCsvFileConnectionStrategy.html" text:style-name="Internet_20_link" text:visited-style-name="Visited_20_Internet_20_Link"><text:span text:style-name="T124">JPPFCsvFileConnectionStrategy</text:span></text:a><text:span text:style-name="T124"> and is configured as follows:</text:span></text:p>
      <text:p text:style-name="P102"/>
      <text:p text:style-name="P212"># read the driver connection info from a CSV file</text:p>
      <text:p text:style-name="P255">jppf.server.connection.strategy = org.jppf.node.connection.JPPFCsvFileConnectionStrategy</text:p>
      <text:p text:style-name="P212"># location of the CSV file</text:p>
      <text:p text:style-name="P255">jppf.server.connection.strategy.file = /home/me/data/drivers.csv</text:p>
      <text:p text:style-name="P102"/>
      <text:p text:style-name="P102">The CSV file will first be looked up in the file system at the specified location, then in the classpath if it is not found in the file system.</text:p>
      <text:p text:style-name="P102"/>
      <text:p text:style-name="P103">The syntax and format for the entries in the CSV files are as in the following example:</text:p>
      <text:p text:style-name="P103"/>
      <text:p text:style-name="P213"># server 1</text:p>
      <text:p text:style-name="P256">false, 192.168.1.15, 11111, -1</text:p>
      <text:p text:style-name="P213"># server 2, with recovery enabled</text:p>
      <text:p text:style-name="P256">false, 192.168.1.16, 11111, 22222</text:p>
      <text:p text:style-name="P213"># server 3, with SSL enabled</text:p>
      <text:p text:style-name="P256"><text:span text:style-name="T126">true</text:span>, 192.168.1.17, 11443, -1</text:p>
      <text:p text:style-name="P102"/>
      <text:p text:style-name="P103">Please note that JPPF accepts a non-standard syntax for comments in the file: any line starting with a '#' (after trimming) will be considered a comment.</text:p>
      <text:p text:style-name="P103"/>
      <text:p text:style-name="P103"/>
      <text:list xml:id="list74902385622944" text:continue-numbering="true" text:style-name="Outline">
        <text:list-item>
          <text:list>
            <text:list-item>
              <text:h text:style-name="P330" text:outline-level="2">Clients</text:h>
              <text:list>
                <text:list-item>
                  <text:h text:style-name="Heading_20_3" text:outline-level="3">Custom discovery of remote drivers</text:h>
                  <text:list>
                    <text:list-item>
                      <text:h text:style-name="Heading_20_4" text:outline-level="4">Rationale</text:h>
                    </text:list-item>
                  </text:list>
                </text:list-item>
              </text:list>
            </text:list-item>
          </text:list>
        </text:list-item>
      </text:list>
      <text:p text:style-name="P157">The current built-in driver discovery mechanisms in the JPPF client have potential shortcomings:</text:p>
      <text:list xml:id="list74903687407888" text:continue-list="list74903405282960" text:style-name="List_20_2">
        <text:list-item>
          <text:p text:style-name="P317">automatic discovery relies on the UDP multicast protocol, which is not available in all environments. <text:span text:style-name="T207">F</text:span>or instance, cloud environments do not allow it.</text:p>
        </text:list-item>
        <text:list-item>
          <text:p text:style-name="P317">the manual configuration of the connections requires that all possible drivers be known in advance, which prevents new, previously unknown drivers from being discovered</text:p>
        </text:list-item>
      </text:list>
      <text:p text:style-name="P103"/>
      <text:p text:style-name="P159">To <text:span text:style-name="T214">overcome these limitations</text:span>, and to allow more flexibility as to how drivers are discovered by a client, you can now implement your own custom disocovery mechanism.</text:p>
      <text:list xml:id="list74902848121983" text:continue-list="list74902385622944" text:style-name="Outline">
        <text:list-item>
          <text:list>
            <text:list-item>
              <text:list>
                <text:list-item>
                  <text:list>
                    <text:list-item>
                      <text:h text:style-name="Heading_20_4" text:outline-level="4">Implementation</text:h>
                    </text:list-item>
                  </text:list>
                </text:list-item>
              </text:list>
            </text:list-item>
          </text:list>
        </text:list-item>
      </text:list>
      <text:p text:style-name="P159">A driver discovery mechanism is implemented by extending the class <text:a xlink:type="simple" xlink:href="http://www.jppf.org/javadoc/6.0/index.html?org/jppf/discovery/ClientDriverDiscovery.html" text:style-name="Internet_20_link" text:visited-style-name="Visited_20_Internet_20_Link">ClientDriverDiscovery</text:a>, defined as:</text:p>
      <text:p text:style-name="P159"/>
      <text:p text:style-name="P282">public abstract class ClientDriverDiscovery</text:p>
      <text:p text:style-name="P282"><text:s text:c="2"/>extends DriverDiscovery&lt;ClientConnectionPoolInfo&gt; {</text:p>
      <text:p text:style-name="Code_20_block">}</text:p>
      <text:p text:style-name="P159"/>
      <text:p text:style-name="P159">As we can see, this class has no method of its own, and the interesting methods are in its superclass <text:a xlink:type="simple" xlink:href="http://www.jppf.org/javadoc/6.0/index.html?org/jppf/discovery/DriverDiscovery.html" text:style-name="Internet_20_link" text:visited-style-name="Visited_20_Internet_20_Link">DriverDiscovery</text:a>:</text:p>
      <text:p text:style-name="P159"/>
      <text:p text:style-name="Code_20_block">public abstract class DriverDiscovery&lt;E extends DriverConnectionInfo&gt; {</text:p>
      <text:p text:style-name="Code_20_block"><text:s text:c="2"/><text:span text:style-name="T31">// Perform the driver discovery. This method runs in its own separate thread</text:span></text:p>
      <text:p text:style-name="Code_20_block"><text:s text:c="2"/>public abstract void discover() throws InterruptedException;</text:p>
      <text:p text:style-name="Code_20_block"/>
      <text:p text:style-name="Code_20_block"><text:s text:c="2"/><text:span text:style-name="T31">// Notify that a new driver was discovered</text:span></text:p>
      <text:p text:style-name="Code_20_block"><text:s text:c="2"/>protected void newConnection(E info)</text:p>
      <text:p text:style-name="Code_20_block"/>
      <text:p text:style-name="Code_20_block"><text:s text:c="2"/><text:span text:style-name="T31">// Shut this discovery down. This method is intended to be overriden</text:span></text:p>
      <text:p text:style-name="Code_20_block"><text:s text:c="2"/><text:span text:style-name="T31">// in subclasses to allow user-defined cleanup operations</text:span></text:p>
      <text:p text:style-name="Code_20_block"><text:s text:c="2"/>public void shutdown()</text:p>
      <text:p text:style-name="Code_20_block">}</text:p>
      <text:p text:style-name="P159"/>
      <text:p text:style-name="P161">By default, the <text:span text:style-name="Code_20_char">shutdown()</text:span> method does nothing and is intended to be overriden in subclasses if needed. It is called when closing the JPPF client and is thus part of the discovery's life cycle.</text:p>
      <text:p text:style-name="P161"/>
      <text:p text:style-name="P163">The actual discov<text:span text:style-name="T209">e</text:span>ry is performed within the <text:span text:style-name="Code_20_char">discover()</text:span> method. From this method, for each discovered driver you mu<text:span text:style-name="T209">s</text:span>t call the <text:span text:style-name="Code_20_char">newConnection()</text:span> method, passing an instance of <text:a xlink:type="simple" xlink:href="http://www.jppf.org/javadoc/6.0/index.html?org/jppf/discovery/ClientConnectionPoolInfo.html" text:style-name="Internet_20_link" text:visited-style-name="Visited_20_Internet_20_Link"><text:span text:style-name="T208">ClientConnectionPoolInfo</text:span></text:a><text:span text:style-name="T208">, defined as follows:</text:span></text:p>
      <text:p text:style-name="P163"/>
      <text:p text:style-name="Code_20_block">public class ClientConnectionPoolInfo extends DriverConnectionInfo</text:p>
      <text:p text:style-name="P283"><text:s text:c="2"/><text:span text:style-name="T31">// Initialize a pool of plain connections with default name("driver"),</text:span></text:p>
      <text:p text:style-name="P283"><text:s text:c="2"/><text:span text:style-name="T31">// host ("localhost"), port (11111), priority (0) and pool sizes (1)</text:span></text:p>
      <text:p text:style-name="Code_20_block"><text:s text:c="2"/>public ClientConnectionPoolInfo()</text:p>
      <text:p text:style-name="Code_20_block"/>
      <text:p text:style-name="Code_20_block"><text:s text:c="2"/><text:span text:style-name="T31">// Initialize a pool of plain connections with default priority (0) and pool sizes (1)</text:span></text:p>
      <text:p text:style-name="Code_20_block"><text:s text:c="2"/>public ClientConnectionPoolInfo(String name, String host, int port)</text:p>
      <text:p text:style-name="Code_20_block"/>
      <text:p text:style-name="Code_20_block"><text:s text:c="2"/><text:span text:style-name="T31">// Initialize a pool of connections with default priority (0) and pool sizes (1)</text:span></text:p>
      <text:p text:style-name="Code_20_block"><text:s text:c="2"/>public ClientConnectionPoolInfo(String name, boolean secure, String host, int port)</text:p>
      <text:p text:style-name="Code_20_block"/>
      <text:p text:style-name="Code_20_block"><text:s text:c="2"/><text:span text:style-name="T31">// Initialize a pool of connections with the specified parameters</text:span></text:p>
      <text:p text:style-name="P283"><text:s text:c="2"/>public ClientConnectionPoolInfo(String name, boolean secure, String host, int port,</text:p>
      <text:p text:style-name="P283"><text:s text:c="4"/>int priority, int poolSize, int jmxPoolSize)</text:p>
      <text:p text:style-name="Code_20_block"/>
      <text:p text:style-name="Code_20_block"><text:s text:c="2"/><text:span text:style-name="T31">// Get the connection priority</text:span></text:p>
      <text:p text:style-name="Code_20_block"><text:s text:c="2"/>public int getPriority()</text:p>
      <text:p text:style-name="Code_20_block"/>
      <text:p text:style-name="Code_20_block"><text:s text:c="2"/><text:span text:style-name="T31">// Get the connection pool size</text:span></text:p>
      <text:p text:style-name="Code_20_block"><text:s text:c="2"/>public int getPoolSize()</text:p>
      <text:p text:style-name="Code_20_block"/>
      <text:p text:style-name="Code_20_block"><text:s text:c="2"/><text:span text:style-name="T31">// Get the associated JMX connection pool size</text:span></text:p>
      <text:p text:style-name="Code_20_block"><text:s text:c="2"/>public int getJmxPoolSize()</text:p>
      <text:p text:style-name="Code_20_block">}</text:p>
      <text:p text:style-name="P163"><text:soft-page-break/>The super class <text:a xlink:type="simple" xlink:href="http://www.jppf.org/javadoc/6.0/index.html?org/jppf/discovery/DriverConnectionInfo.html" text:style-name="Internet_20_link" text:visited-style-name="Visited_20_Internet_20_Link">DriverConnectionInfo</text:a> provides getters for the <text:span text:style-name="Code_20_char"><text:span text:style-name="T208">name</text:span></text:span><text:span text:style-name="T208">, </text:span><text:span text:style-name="Code_20_char">host</text:span>, <text:span text:style-name="Code_20_char">port</text:span> <text:span text:style-name="T208">and</text:span> <text:span text:style-name="Code_20_char">secure</text:span> <text:span text:style-name="T208">attributes:</text:span></text:p>
      <text:p text:style-name="P163"/>
      <text:p text:style-name="Code_20_block">public class DriverConnectionInfo</text:p>
      <text:p text:style-name="Code_20_block"><text:s text:c="2"/><text:span text:style-name="T31">// Get the name given to this connection</text:span></text:p>
      <text:p text:style-name="Code_20_block"><text:s text:c="2"/>public String getName()</text:p>
      <text:p text:style-name="Code_20_block"/>
      <text:p text:style-name="Code_20_block"><text:s text:c="2"/><text:span text:style-name="T31">// Determine whether secure (with SSL/TLS) connections should be established</text:span></text:p>
      <text:p text:style-name="Code_20_block"><text:s text:c="2"/>public boolean isSecure()</text:p>
      <text:p text:style-name="Code_20_block"/>
      <text:p text:style-name="Code_20_block"><text:s text:c="2"/><text:span text:style-name="T31">// Get the driver host name or IP address</text:span></text:p>
      <text:p text:style-name="Code_20_block"><text:s text:c="2"/>public String getHost()</text:p>
      <text:p text:style-name="Code_20_block"/>
      <text:p text:style-name="Code_20_block"><text:s text:c="2"/><text:span text:style-name="T31">// Get the driver port to connect to</text:span></text:p>
      <text:p text:style-name="Code_20_block"><text:s text:c="2"/>public int getPort()</text:p>
      <text:p text:style-name="Code_20_block">}</text:p>
      <text:p text:style-name="P163"/>
      <text:p text:style-name="P165">Here is an example of a very simple implementation:</text:p>
      <text:p text:style-name="P165"/>
      <text:p text:style-name="Code_20_block">public class SimpleDiscovery extends ClientDriverDiscovery {</text:p>
      <text:p text:style-name="Code_20_block"><text:s text:c="2"/>@Override</text:p>
      <text:p text:style-name="Code_20_block"><text:s text:c="2"/>public void discover() throws InterruptedException {</text:p>
      <text:p text:style-name="Code_20_block"><text:s text:c="4"/><text:span text:style-name="T31">// new connection pool named "myDriver"</text:span></text:p>
      <text:p text:style-name="P284"><text:s text:c="4"/>newConnection(</text:p>
      <text:p text:style-name="P284"><text:s text:c="6"/>new ClientConnectionPoolInfo("myDriver", false, "www.myhost.org", 11111));</text:p>
      <text:p text:style-name="Code_20_block"><text:s text:c="2"/>}</text:p>
      <text:p text:style-name="Code_20_block">}</text:p>
      <text:p text:style-name="P163"/>
      <text:p text:style-name="P166">The <text:span text:style-name="Code_20_char">discover()</text:span> method of a <text:a xlink:type="simple" xlink:href="http://www.jppf.org/javadoc/6.0/index.html?org/jppf/discovery/ClientDriverDiscovery.html" text:style-name="Internet_20_link" text:visited-style-name="Visited_20_Internet_20_Link"><text:span text:style-name="T207">ClientDriverDiscovery</text:span></text:a> is not limited to calling <text:span text:style-name="Code_20_char">newConnection()</text:span> only once. You can invoke this method with as many instances of <text:a xlink:type="simple" xlink:href="http://www.jppf.org/javadoc/6.0/index.html?org/jppf/discovery/ClientConnectionPoolInfo.html" text:style-name="Internet_20_link" text:visited-style-name="Visited_20_Internet_20_Link"><text:span text:style-name="T208">ClientConnectionPoolInfo</text:span></text:a> as you wish, allowing for the discovery of as many connection pools as required.</text:p>
      <text:p text:style-name="P165"/>
      <text:p text:style-name="P165">Additonally, the <text:span text:style-name="Code_20_char">discover()</text:span> method runs in its own separate thread and doesn't have to terminate immediately. This means that you can run a loop inside that may, <text:span text:style-name="T210">for instance,</text:span> perform a periodic polling of an (external) service to discover new drivers over time. <text:span text:style-name="T210">Here is a more complex example illustrating this:</text:span></text:p>
      <text:p text:style-name="P165"/>
      <text:p text:style-name="Code_20_block">public class LoopingDiscovery extends ClientDriverDiscovery {</text:p>
      <text:p text:style-name="Code_20_block"><text:s text:c="2"/><text:span text:style-name="T31">// whether this discovery was shutdown</text:span></text:p>
      <text:p text:style-name="Code_20_block"><text:s text:c="2"/>private boolean shutdownFlag = false;</text:p>
      <text:p text:style-name="Code_20_block"/>
      <text:p text:style-name="Code_20_block"><text:s text:c="2"/>@Override</text:p>
      <text:p text:style-name="Code_20_block"><text:s text:c="2"/>public void discover() throws InterruptedException {</text:p>
      <text:p text:style-name="Code_20_block"><text:s text:c="4"/>while (!isShutdown()) {</text:p>
      <text:p text:style-name="Code_20_block"><text:s text:c="6"/>List&lt;ClientConnectionPoolInfo&gt; drivers = externalLookup();</text:p>
      <text:p text:style-name="Code_20_block"><text:s text:c="6"/>if (drivers != null) {</text:p>
      <text:p text:style-name="Code_20_block"><text:s text:c="8"/>for (ClientConnectionPoolInfo driver: drivers) newConnection(driver);</text:p>
      <text:p text:style-name="Code_20_block"><text:s text:c="6"/>}</text:p>
      <text:p text:style-name="Code_20_block"><text:s text:c="6"/>synchronized(this) { <text:span text:style-name="T31">// wait 5 seconds before the next lookup</text:span></text:p>
      <text:p text:style-name="Code_20_block"><text:s text:c="8"/>wait(5000L);</text:p>
      <text:p text:style-name="Code_20_block"><text:s text:c="6"/>}</text:p>
      <text:p text:style-name="Code_20_block"><text:s text:c="4"/>}</text:p>
      <text:p text:style-name="Code_20_block"><text:s text:c="2"/>}</text:p>
      <text:p text:style-name="Code_20_block"/>
      <text:p text:style-name="Code_20_block"><text:s text:c="2"/><text:span text:style-name="T31">// Query an external service for discovered drivers</text:span></text:p>
      <text:p text:style-name="Code_20_block"><text:s text:c="2"/>public List&lt;ClientConnectionPoolInfo&gt; externalLookup() {</text:p>
      <text:p text:style-name="Code_20_block"><text:s text:c="4"/>return ...;</text:p>
      <text:p text:style-name="Code_20_block"><text:s text:c="2"/>}</text:p>
      <text:p text:style-name="Code_20_block"/>
      <text:p text:style-name="Code_20_block"><text:s text:c="2"/>public synchronized boolean isShutdown() {</text:p>
      <text:p text:style-name="P285"><text:s text:c="4"/>return shutdownFlag;</text:p>
      <text:p text:style-name="Code_20_block"><text:s text:c="2"/>}</text:p>
      <text:p text:style-name="Code_20_block"/>
      <text:p text:style-name="Code_20_block"><text:s text:c="2"/>@Override</text:p>
      <text:p text:style-name="Code_20_block"><text:s text:c="2"/>public synchronized void shutdown() {</text:p>
      <text:p text:style-name="Code_20_block"><text:s text:c="4"/>shutdownFlag = <text:span text:style-name="T225">true</text:span>;</text:p>
      <text:p text:style-name="Code_20_block"><text:s text:c="4"/>notify(); <text:span text:style-name="T31">// wake up the discover() thread</text:span></text:p>
      <text:p text:style-name="Code_20_block"><text:s text:c="2"/>}</text:p>
      <text:p text:style-name="Code_20_block">}</text:p>
      <text:p text:style-name="P165"/>
      <text:list xml:id="list74903475051444" text:continue-numbering="true" text:style-name="Outline">
        <text:list-item>
          <text:list>
            <text:list-item>
              <text:list>
                <text:list-item>
                  <text:list>
                    <text:list-item>
                      <text:h text:style-name="Heading_20_4" text:outline-level="4"><text:soft-page-break/>Deployment via SPI</text:h>
                    </text:list-item>
                  </text:list>
                </text:list-item>
              </text:list>
            </text:list-item>
          </text:list>
        </text:list-item>
      </text:list>
      <text:p text:style-name="P168">A driver discovery mechanism can be automatically loaded and installed via the Service Provider Interface (SPI):</text:p>
      <text:p text:style-name="P168"/>
      <text:list xml:id="list74902872517395" text:continue-list="list74903333199125" text:style-name="List_20_1">
        <text:list-item>
          <text:p text:style-name="P320">in yo<text:span text:style-name="T223">u</text:span>r source or resources folder, create a file <text:span text:style-name="T1">META-INF/services/org.jppf.discovery.ClientDriverDiscovery</text:span></text:p>
        </text:list-item>
        <text:list-item>
          <text:p text:style-name="P321">edit this file and <text:span text:style-name="T213">add </text:span>a line with the fully qualified class name of your subclass of <text:a xlink:type="simple" xlink:href="http://www.jppf.org/javadoc/6.0/index.html?org/jppf/discovery/ClientDriverDiscovery.html" text:style-name="Internet_20_link" text:visited-style-name="Visited_20_Internet_20_Link"><text:span text:style-name="T207">ClientDriverDiscovery</text:span></text:a>, for instance <text:span text:style-name="Code_20_char">org.jppf.example.SimpleDiscovery</text:span>.</text:p>
        </text:list-item>
        <text:list-item>
          <text:p text:style-name="P320">make sure that this file, <text:span text:style-name="T211">along with the implementation class,</text:span> is in the classpath of your client application</text:p>
        </text:list-item>
      </text:list>
      <text:list xml:id="list74903454530425" text:continue-list="list74903475051444" text:style-name="Outline">
        <text:list-item>
          <text:list>
            <text:list-item>
              <text:list>
                <text:list-item>
                  <text:list>
                    <text:list-item>
                      <text:h text:style-name="Heading_20_4" text:outline-level="4">Deployment via API</text:h>
                    </text:list-item>
                  </text:list>
                </text:list-item>
              </text:list>
            </text:list-item>
          </text:list>
        </text:list-item>
      </text:list>
      <text:p text:style-name="P170">The class <text:a xlink:type="simple" xlink:href="http://www.jppf.org/javadoc/6.0/index.html?org/jppf/client/JPPFClient.html" text:style-name="Internet_20_link" text:visited-style-name="Visited_20_Internet_20_Link">JPPFClient</text:a> <text:span text:style-name="T212">provides an API to add or remove </text:span><text:a xlink:type="simple" xlink:href="http://www.jppf.org/javadoc/6.0/index.html?org/jppf/discovery/ClientDriverDiscovery.html" text:style-name="Internet_20_link" text:visited-style-name="Visited_20_Internet_20_Link"><text:span text:style-name="T212">ClientDriverDiscovery</text:span></text:a><text:span text:style-name="T212"> implementations at any time:</text:span></text:p>
      <text:p text:style-name="P170"/>
      <text:p text:style-name="Code_20_block">public class JPPFClient extends AbstractGenericClient {</text:p>
      <text:p text:style-name="Code_20_block"><text:s text:c="2"/><text:span text:style-name="T31">// Add a custom driver discovery mechanism to those already registered, if any</text:span></text:p>
      <text:p text:style-name="Code_20_block"><text:s text:c="2"/>public void addDriverDiscovery(ClientDriverDiscovery discovery)</text:p>
      <text:p text:style-name="Code_20_block"/>
      <text:p text:style-name="Code_20_block"><text:s text:c="2"/><text:span text:style-name="T31">// Remove a custom driver discovery mechanism from those already registered</text:span></text:p>
      <text:p text:style-name="Code_20_block"><text:s text:c="2"/>public void removeDriverDiscovery(ClientDriverDiscovery discovery)</text:p>
      <text:p text:style-name="Code_20_block">}</text:p>
      <text:p text:style-name="P173"/>
      <text:p text:style-name="P175">Example usage:</text:p>
      <text:p text:style-name="P175"/>
      <text:p text:style-name="Code_20_block">JPPFClient client = new JPPFClient();</text:p>
      <text:p text:style-name="Code_20_block">ClientDriverDiscovery discovery = new SimpleDiscovery();</text:p>
      <text:p text:style-name="Code_20_block">client.addDriverDiscovery(discovery);</text:p>
      <text:list xml:id="list74902971082066" text:continue-numbering="true" text:style-name="Outline">
        <text:list-item>
          <text:list>
            <text:list-item>
              <text:list>
                <text:list-item>
                  <text:list>
                    <text:list-item>
                      <text:h text:style-name="Heading_20_4" text:outline-level="4">Tip</text:h>
                    </text:list-item>
                  </text:list>
                </text:list-item>
              </text:list>
            </text:list-item>
          </text:list>
        </text:list-item>
      </text:list>
      <text:p text:style-name="P177">To prevent the built-in discovery mechanisms from starting, set the following client configuration property:</text:p>
      <text:p text:style-name="P177"/>
      <text:p text:style-name="P179">in the configuration file:</text:p>
      <text:p text:style-name="Code_20_block">jppf.remote.execution.enabled = <text:span text:style-name="T224">false</text:span></text:p>
      <text:p text:style-name="P177"/>
      <text:p text:style-name="P179">or via the configuration API:</text:p>
      <text:p text:style-name="Code_20_block">JPPFConfiguration.set(JPPFProperties.REMOTE_EXECUTION_ENABLED, false);</text:p>
      <text:p text:style-name="P179"/>
      <text:p text:style-name="P180">This way, only custom driver discovery mechanisms will be used.</text:p>
      <text:p text:style-name="P180"/>
      <text:list xml:id="list74903152577218" text:continue-numbering="true" text:style-name="Outline">
        <text:list-item>
          <text:list>
            <text:list-item>
              <text:h text:style-name="P330" text:outline-level="2">Administration console</text:h>
              <text:list>
                <text:list-item>
                  <text:h text:style-name="Heading_20_3" text:outline-level="3">Embedding the administration console</text:h>
                </text:list-item>
              </text:list>
            </text:list-item>
          </text:list>
        </text:list-item>
      </text:list>
      <text:p text:style-name="P107">As of version 5,0, JPPF provides a very simple API to obtain a reference to the Swing component which encloses the administration console user interface, <text:span text:style-name="T133">and add it to an existing Swing-based UI. This reference is obtained by calling the static method </text:span><text:a xlink:type="simple" xlink:href="http://www.jppf.org/javadoc/6.0/org/jppf/ui/console/JPPFAdminConsole.html#getAdminConsole()" text:style-name="Internet_20_link" text:visited-style-name="Visited_20_Internet_20_Link"><text:span text:style-name="T133">getAdminConsole()</text:span></text:a><text:span text:style-name="T133"> of the class </text:span><text:a xlink:type="simple" xlink:href="http://www.jppf.org/javadoc/6.0/index.html?org/jppf/ui/console/JPPFAdminConsole.html" text:style-name="Internet_20_link" text:visited-style-name="Visited_20_Internet_20_Link"><text:span text:style-name="T133">JPPFAdminConsole</text:span></text:a><text:span text:style-name="T133">, which returns a </text:span><text:a xlink:type="simple" xlink:href="http://docs.oracle.com/javase/7/docs/api/index.html?javax/swing/JComponent.html" text:style-name="Internet_20_link" text:visited-style-name="Visited_20_Internet_20_Link"><text:span text:style-name="T133">JComponent</text:span></text:a><text:span text:style-name="T133"> object. This JComponent can then be added to any Swing container.</text:span></text:p>
      <text:p text:style-name="P107"/>
      <text:p text:style-name="P114">The JPPF admin console will only be created once, even if <text:span text:style-name="Code_20_char">JPPFAdminConsole.getAdminConsole()</text:span> is called multiple times. In other words, it is guaranteed that the same JComponent instance will always be returned.</text:p>
      <text:p text:style-name="P107"/>
      <text:p text:style-name="P113"><text:a xlink:type="simple" xlink:href="http://www.jppf.org/javadoc/6.0/index.html?org/jppf/ui/console/JPPFAdminConsole.html" text:style-name="Internet_20_link" text:visited-style-name="Visited_20_Internet_20_Link"><text:span text:style-name="T133">JPPFAdminConsole</text:span></text:a> <text:span text:style-name="T172">also provides access to the </text:span><text:a xlink:type="simple" xlink:href="http://www.jppf.org/javadoc/6.0/index.html?org/jppf/client/JPPFClient.html" text:style-name="Internet_20_link" text:visited-style-name="Visited_20_Internet_20_Link"><text:span text:style-name="T172">JPPF client</text:span></text:a><text:span text:style-name="T172">, </text:span><text:a xlink:type="simple" xlink:href="http://www.jppf.org/javadoc/6.0/index.html?org/jppf/client/monitoring/topology/TopologyManager.html" text:style-name="Internet_20_link" text:visited-style-name="Visited_20_Internet_20_Link"><text:span text:style-name="T172">topology manager</text:span></text:a><text:span text:style-name="T172"> and </text:span><text:a xlink:type="simple" xlink:href="http://www.jppf.org/javadoc/6.0/index.html?org/jppf/client/monitoring/jobs/JobMonitor.html" text:style-name="Internet_20_link" text:visited-style-name="Visited_20_Internet_20_Link"><text:span text:style-name="T172">job monitor</text:span></text:a><text:span text:style-name="T172"> that the console uses for its monitoring and management operations:</text:span></text:p>
      <text:p text:style-name="P113"/>
      <text:p text:style-name="Code_20_block">public class JPPFAdminConsole {</text:p>
      <text:p text:style-name="Code_20_block"><text:s text:c="2"/><text:span text:style-name="T31">// Get the admin console as a JComponent that can be added to a Swing container</text:span></text:p>
      <text:p text:style-name="Code_20_block"><text:s text:c="2"/>public static JComponent getAdminConsole();</text:p>
      <text:p text:style-name="Code_20_block"/>
      <text:p text:style-name="Code_20_block"><text:s text:c="2"/><text:span text:style-name="T31">// Get the JPPF client used by the admin console</text:span></text:p>
      <text:p text:style-name="Code_20_block"><text:s text:c="2"/>public static JPPFClient getJPPFClient();</text:p>
      <text:p text:style-name="Code_20_block"/>
      <text:p text:style-name="Code_20_block"><text:s text:c="2"/><text:span text:style-name="T31">// Get the topology manager used by the admin console</text:span></text:p>
      <text:p text:style-name="Code_20_block"><text:s text:c="2"/>public static TopologyManager getTopologyManager();</text:p>
      <text:p text:style-name="Code_20_block"/>
      <text:p text:style-name="Code_20_block"><text:s text:c="2"/><text:span text:style-name="T31">// Get the job monitor used by the admin console</text:span></text:p>
      <text:p text:style-name="Code_20_block"><text:s text:c="2"/>public static JobMonitor getJobMonitor();</text:p>
      <text:p text:style-name="Code_20_block"/>
      <text:p text:style-name="Code_20_block"><text:s text:c="2"/><text:span text:style-name="T31">// Launch the administration console as a standalone application</text:span></text:p>
      <text:p text:style-name="Code_20_block"><text:s text:c="2"/>public static void main(final String[] args);</text:p>
      <text:p text:style-name="Code_20_block">}</text:p>
      <text:p text:style-name="P108"/>
      <text:p text:style-name="P109">Here is an example of how it can be <text:span text:style-name="T144">used</text:span>:</text:p>
      <text:p text:style-name="P109"/>
      <text:p text:style-name="Code_20_block">import javax.swing.*;</text:p>
      <text:p text:style-name="P263"/>
      <text:p text:style-name="P260">// <text:span text:style-name="T143">these imports require jppf-admin.jar</text:span></text:p>
      <text:p text:style-name="Code_20_block">import org.jppf.ui.console.JPPFAdminConsole;</text:p>
      <text:p text:style-name="Code_20_block">import org.jppf.ui.utils.GuiUtils;</text:p>
      <text:p text:style-name="Code_20_block"/>
      <text:p text:style-name="Code_20_block">public class EmbeddedConsole {</text:p>
      <text:p text:style-name="Code_20_block"><text:s text:c="2"/>public static void main(final String[] args) <text:span text:style-name="T139">throws Exception </text:span>{</text:p>
      <text:p text:style-name="Code_20_block"><text:s text:c="4"/>UIManager.setLookAndFeel(UIManager.getSystemLookAndFeelClassName());</text:p>
      <text:p text:style-name="Code_20_block"><text:s text:c="4"/>JPanel mainPanel = new JPanel();</text:p>
      <text:p text:style-name="P263"><text:s text:c="4"/><text:span text:style-name="T137">// layout the components ve</text:span><text:span text:style-name="T138">r</text:span><text:span text:style-name="T137">tically within a box</text:span></text:p>
      <text:p text:style-name="P258"><text:s text:c="4"/>mainPanel.setLayout(new BoxLayout(mainPanel, BoxLayout.Y_AXIS));</text:p>
      <text:p text:style-name="P263"><text:s text:c="4"/><text:span text:style-name="T137">// the top component is a label with an image and some text</text:span></text:p>
      <text:p text:style-name="P263"><text:s text:c="4"/><text:span text:style-name="T143">ImageIcon icon = GuiUtils.loadIcon("../admin/jppf_logo.gif");</text:span></text:p>
      <text:p text:style-name="P263"><text:s text:c="4"/>JLabel <text:span text:style-name="T142">label = new JLabel("Test JPPF embedded console",</text:span> <text:span text:style-name="T143">icon</text:span>, <text:span text:style-name="T143">SwingConstants.LEFT</text:span>);</text:p>
      <text:p text:style-name="P262"><text:s text:c="4"/>mainPanel.add(<text:span text:style-name="T143">label);</text:span></text:p>
      <text:p text:style-name="P263"><text:s text:c="4"/><text:span text:style-name="T135">// </text:span><text:span text:style-name="T136">add the JPPF admin console</text:span><text:span text:style-name="T137"> as the bottom component</text:span></text:p>
      <text:p text:style-name="P263"><text:s text:c="4"/>mainPanel.add(<text:span text:style-name="T134">JPPFAdminConsole.getAdminConsole()</text:span>);</text:p>
      <text:p text:style-name="Code_20_block"><text:s text:c="4"/><text:span text:style-name="T135">// </text:span><text:span text:style-name="T137">finally, add the UI to a JFrame and display it</text:span></text:p>
      <text:p text:style-name="Code_20_block"><text:s text:c="4"/>JFrame frame = new JFrame("Embedded console");</text:p>
      <text:p text:style-name="Code_20_block"><text:s text:c="4"/>frame.setSize(800, 600);</text:p>
      <text:p text:style-name="Code_20_block"><text:s text:c="4"/>frame.add(mainPanel);</text:p>
      <text:p text:style-name="Code_20_block"><text:s text:c="4"/>frame.setDefaultCloseOperation(JFrame.EXIT_ON_CLOSE);</text:p>
      <text:p text:style-name="Code_20_block"><text:s text:c="4"/>frame.setVisible(true);</text:p>
      <text:p text:style-name="Code_20_block"><text:s text:c="2"/>}</text:p>
      <text:p text:style-name="Code_20_block">}</text:p>
      <text:p text:style-name="P109"/>
      <text:p text:style-name="P112">Since <text:a xlink:type="simple" xlink:href="http://www.jppf.org/javadoc/6.0/index.html?org/jppf/ui/console/JPPFAdminConsole.html" text:style-name="Internet_20_link" text:visited-style-name="Visited_20_Internet_20_Link"><text:span text:style-name="T133">JPPFAdminConsole</text:span></text:a> is part of the console code, you will need to include "jppf-admin.jar" in your build path or class path, both a<text:span text:style-name="T143">t </text:span>compile time and <text:span text:style-name="T144">at </text:span>runtime.</text:p>
      <text:p text:style-name="P109"/>
      <text:p text:style-name="P115">When embedded within an external GUI, the admin console will probably look different th<text:span text:style-name="T145">a</text:span>n when run as a standalone application. This is due to the Swing look and feel that is used. When run standalone, the console uses the <text:a xlink:type="simple" xlink:href="http://www.jgoodies.com/freeware/libraries/looks/" text:style-name="Internet_20_link" text:visited-style-name="Visited_20_Internet_20_Link">JGoodies Looks</text:a> <text:s/><text:span text:style-name="T145">v2.2.2 "PlasticXPLookAndFeel".</text:span></text:p>
      <text:p text:style-name="P145"><text:soft-page-break/>The GUI resulting from the example code above will look like this:</text:p>
      <text:p text:style-name="P109"/>
      <text:p text:style-name="P109"><draw:frame draw:style-name="fr2" draw:name="Image1" text:anchor-type="as-char" svg:y="-18.491cm" svg:width="18.971cm" svg:height="18.491cm" draw:z-index="4"><draw:image xlink:href="Pictures/10000200000002CD000002BB4A3A2A782EE90109.gif" xlink:type="simple" xlink:show="embed" xlink:actuate="onLoad"/></draw:frame></text:p>
      <text:list xml:id="list74903787938115" text:continue-numbering="true" text:style-name="Outline">
        <text:list-item>
          <text:list>
            <text:list-item>
              <text:list>
                <text:list-item>
                  <text:h text:style-name="P332" text:outline-level="3">Hiding built-in views</text:h>
                </text:list-item>
              </text:list>
            </text:list-item>
          </text:list>
        </text:list-item>
      </text:list>
      <text:p text:style-name="P110">The JPPF adminstration console is made of a number of built-in views and components assembled togther, These views and components can be hidden by specifiying configuration properties in the form:</text:p>
      <text:p text:style-name="P110"/>
      <text:p text:style-name="Code_20_block">jppf.admin.console.view.&lt;<text:span text:style-name="T15">view_name</text:span>&gt;.enabled = true | false</text:p>
      <text:p text:style-name="P110"/>
      <text:p text:style-name="P110">where <text:span text:style-name="T15">view_name</text:span> is the name of a built-in view, <text:span text:style-name="T140">among those listed below:</text:span></text:p>
      <text:p text:style-name="P110"/>
      <text:p text:style-name="P259"># the server chooser combobox at the top of the UI</text:p>
      <text:p text:style-name="Code_20_block">jppf.admin.console.view.<text:span text:style-name="T1">ServerChooser</text:span>.enabled = <text:span text:style-name="T140">true</text:span></text:p>
      <text:p text:style-name="P259"># the status bar at the bottom of the UI</text:p>
      <text:p text:style-name="Code_20_block">jppf.admin.console.view.<text:span text:style-name="T1">StatusBar</text:span>.enabled = <text:span text:style-name="T140">true</text:span></text:p>
      <text:p text:style-name="P259"># the main tabbed pane containing all admin and monitoring views</text:p>
      <text:p text:style-name="P261">jppf.admin.console.view.<text:span text:style-name="T1">Main</text:span>.enabled = <text:span text:style-name="T140">true</text:span></text:p>
      <text:p text:style-name="P259"># the tabbed pane containing all topology views</text:p>
      <text:p text:style-name="P261">jppf.admin.console.view.<text:span text:style-name="T1">Topology</text:span>.enabled = <text:span text:style-name="T140">true</text:span></text:p>
      <text:p text:style-name="P259"># the topology tree view</text:p>
      <text:p text:style-name="P261">jppf.admin.console.view.<text:span text:style-name="T1">TopologyTree</text:span>.enabled = <text:span text:style-name="T140">true</text:span></text:p>
      <text:p text:style-name="P259"># the topology graph view</text:p>
      <text:p text:style-name="P261">jppf.admin.console.view.<text:span text:style-name="T1">TopologyGraph</text:span>.enabled = <text:span text:style-name="T140">true</text:span></text:p>
      <text:p text:style-name="P259"># the topology JVM health view</text:p>
      <text:p text:style-name="P261">jppf.admin.console.view.<text:span text:style-name="T1">TopologyHealth</text:span>.enabled = <text:span text:style-name="T140">true</text:span></text:p>
      <text:p text:style-name="P259"># the job data view</text:p>
      <text:p text:style-name="P261">jppf.admin.console.view.<text:span text:style-name="T1">JobData</text:span>.enabled = <text:span text:style-name="T140">true</text:span></text:p>
      <text:p text:style-name="P259"># the server statistics view</text:p>
      <text:p text:style-name="P261">jppf.admin.console.view.<text:span text:style-name="T1">ServerStats</text:span>.enabled = <text:span text:style-name="T140">true</text:span></text:p>
      <text:p text:style-name="P259"># the charts views (tabbed pane)</text:p>
      <text:p text:style-name="Code_20_block">jppf.admin.console.view.<text:span text:style-name="T1">Charts</text:span>.enabled = false</text:p>
      <text:p text:style-name="P259"># the charts configuration view</text:p>
      <text:p text:style-name="P261">jppf.admin.console.view.<text:span text:style-name="T1">ChartsConfig</text:span>.enabled = <text:span text:style-name="T140">true</text:span></text:p>
      <text:p text:style-name="P259"># the server load-balancing configuration view</text:p>
      <text:p text:style-name="P261">jppf.admin.console.view.<text:span text:style-name="T1">LoadBalancing</text:span>.enabled = <text:span text:style-name="T140">true</text:span></text:p>
      <text:p text:style-name="P111"/>
      <text:p text:style-name="P111">Note that, when left unspecified, any of these properties will default to <text:span text:style-name="Code_20_char">true</text:span> (enabled).</text:p>
      <text:p text:style-name="P111"/>
      <text:list xml:id="list74903867035536" text:continue-numbering="true" text:style-name="Outline">
        <text:list-item>
          <text:list>
            <text:list-item>
              <text:list>
                <text:list-item>
                  <text:h text:style-name="P332" text:outline-level="3">Pluggable views</text:h>
                  <text:list>
                    <text:list-item>
                      <text:h text:style-name="Heading_20_4" text:outline-level="4">Implementing a custom view</text:h>
                    </text:list-item>
                  </text:list>
                </text:list-item>
              </text:list>
            </text:list-item>
          </text:list>
        </text:list-item>
      </text:list>
      <text:p text:style-name="P116">It is now possible to add user-defined, <text:span text:style-name="T146">pluggable </text:span>views views to the JPPF administration and monitoring console. <text:span text:style-name="T146">A pluggable view is a class which extends the abstract class </text:span><text:a xlink:type="simple" xlink:href="http://www.jppf.org/javadoc/6.0/index.html?org/jppf/ui/plugin/PluggableView.html" text:style-name="Internet_20_link" text:visited-style-name="Visited_20_Internet_20_Link"><text:span text:style-name="T146">PluggableView</text:span></text:a><text:span text:style-name="T146"> and overrides its </text:span><text:span text:style-name="Code_20_char"><text:span text:style-name="T146">getUIComponent()</text:span></text:span><text:span text:style-name="T146"> method. </text:span><text:a xlink:type="simple" xlink:href="http://www.jppf.org/javadoc/6.0/index.html?org/jppf/ui/plugin/PluggableView.html" text:style-name="Internet_20_link" text:visited-style-name="Visited_20_Internet_20_Link"><text:span text:style-name="T146">PluggableView</text:span></text:a><text:span text:style-name="T146"> is defined as follows:</text:span></text:p>
      <text:p text:style-name="P116"/>
      <text:p text:style-name="Code_20_block">public abstract class PluggableView {</text:p>
      <text:p text:style-name="Code_20_block"><text:s text:c="2"/><text:span text:style-name="T135">// Get the GUI component which contains the view</text:span></text:p>
      <text:p text:style-name="Code_20_block"><text:s text:c="2"/>public abstract JComponent getUIComponent();</text:p>
      <text:p text:style-name="Code_20_block"><text:s text:c="2"/><text:span text:style-name="T135">// Get the TopologyManager associated with the administration console</text:span></text:p>
      <text:p text:style-name="Code_20_block"><text:s text:c="2"/>public final TopologyManager getTopologyManager()</text:p>
      <text:p text:style-name="Code_20_block">}</text:p>
      <text:p text:style-name="P117"/>
      <text:p text:style-name="P117">The <text:span text:style-name="Code_20_char">getUIComponent</text:span><text:span text:style-name="Code_20_char"><text:span text:style-name="T147">()</text:span></text:span> method returns a <text:a xlink:type="simple" xlink:href="http://docs.oracle.com/javase/7/docs/api/index.html?javax/swing/JComponent.html" text:style-name="Internet_20_link" text:visited-style-name="Visited_20_Internet_20_Link">JComponent</text:a>, which will be added <text:span text:style-name="T147">as a tab </text:span>to one of the tabbed panes of the admin console. <text:span text:style-name="T147">It can be any subclass of </text:span><text:span text:style-name="Code_20_char"><text:span text:style-name="T147">JComponent</text:span></text:span><text:span text:style-name="T147">.</text:span></text:p>
      <text:p text:style-name="P118"/>
      <text:p text:style-name="P119">As an example, here is a very simple implementation that displays a single label:</text:p>
      <text:p text:style-name="P119"/>
      <text:p text:style-name="Code_20_block">public class SimpleView extends PluggableView {</text:p>
      <text:p text:style-name="Code_20_block"><text:s text:c="2"/>@Override public JComponent getUIComponent() {</text:p>
      <text:p text:style-name="Code_20_block"><text:s text:c="4"/>JLabel label = new JLabel("I am a JPPF pluggable view!");</text:p>
      <text:p text:style-name="Code_20_block"><text:s text:c="4"/>label.setFont(new Font("Arial", Font.BOLD, 36));</text:p>
      <text:p text:style-name="Code_20_block"><text:s text:c="4"/>JPanel panel = new JPanel();</text:p>
      <text:p text:style-name="Code_20_block"><text:s text:c="4"/>panel.add(label, BorderLayout.NORTH);</text:p>
      <text:p text:style-name="Code_20_block"><text:s text:c="4"/>return panel;</text:p>
      <text:p text:style-name="Code_20_block"><text:s text:c="2"/>}</text:p>
      <text:p text:style-name="Code_20_block">}</text:p>
      <text:p text:style-name="P120"/>
      <text:p text:style-name="P120">When added to the console's main <text:span text:style-name="T148">tabbed pane</text:span>, it will look like this:</text:p>
      <text:p text:style-name="P120"/>
      <text:p text:style-name="P120"><draw:frame draw:style-name="fr1" draw:name="Image2" text:anchor-type="as-char" svg:width="14.31cm" svg:height="3.971cm" draw:z-index="5"><draw:image xlink:href="Pictures/100000000000021D00000096529796EDAB36B8E7.gif" xlink:type="simple" xlink:show="embed" xlink:actuate="onLoad"/></draw:frame></text:p>
      <text:p text:style-name="P120"/>
      <text:p text:style-name="P122">The <text:span text:style-name="Code_20_char">getTopologyManager()</text:span> method of <text:s/><text:a xlink:type="simple" xlink:href="http://www.jppf.org/javadoc/6.0/index.html?org/jppf/ui/plugin/PluggableView.html" text:style-name="Internet_20_link" text:visited-style-name="Visited_20_Internet_20_Link"><text:span text:style-name="T146">PluggableView</text:span></text:a><text:span text:style-name="T146"> </text:span>allows you to have access to the JPPF grid topology, and register one or more listeners to receive notifications of cha<text:span text:style-name="T149">n</text:span>ges in the topology, as seen in <text:span text:style-name="T27">Development guide &gt; Grid topology monitoring</text:span><text:span text:style-name="T149">. For example, expanding from the code sample above:</text:span></text:p>
      <text:p text:style-name="P121"/>
      <text:p text:style-name="Code_20_block">public class SimpleView extends PluggableView {</text:p>
      <text:p text:style-name="Code_20_block"><text:s text:c="2"/>@Override public JComponent getUIComponent() {</text:p>
      <text:p text:style-name="Code_20_block"><text:s text:c="4"/>JPanel panel = new JPanel();</text:p>
      <text:p text:style-name="Code_20_block"><text:s text:c="4"/>JLabel label = new JLabel("I am a JPPF pluggable view!");</text:p>
      <text:p text:style-name="Code_20_block"><text:s text:c="4"/>label.setFont(new Font("Arial", Font.BOLD, 36));</text:p>
      <text:p text:style-name="Code_20_block"><text:s text:c="4"/>panel.add(label, BorderLayout.NORTH);</text:p>
      <text:p text:style-name="Code_20_block"><text:s text:c="4"/>getTopologyManager().addTopologyListener(new TopologyListenerAdapter() {</text:p>
      <text:p text:style-name="Code_20_block"><text:s text:c="6"/>@Override public void driverAdded(TopologyEvent e) {</text:p>
      <text:p text:style-name="Code_20_block"><text:s text:c="8"/>System.out.println("added driver " + e.getDriver().getDisplayName());</text:p>
      <text:p text:style-name="Code_20_block"><text:s text:c="6"/>}</text:p>
      <text:p text:style-name="Code_20_block"><text:s text:c="6"/>@Override public void driverRemoved(TopologyEvent e) {</text:p>
      <text:p text:style-name="Code_20_block"><text:s text:c="8"/>System.out.println("<text:span text:style-name="T150">remov</text:span>ed driver " + e.getDriver().getDisplayName());</text:p>
      <text:p text:style-name="Code_20_block"><text:s text:c="6"/>}</text:p>
      <text:p text:style-name="Code_20_block"><text:s text:c="4"/>});</text:p>
      <text:p text:style-name="Code_20_block"><text:s text:c="4"/>return panel;</text:p>
      <text:p text:style-name="Code_20_block"><text:s text:c="2"/>}</text:p>
      <text:p text:style-name="Code_20_block">}</text:p>
      <text:p text:style-name="P121"/>
      <text:p text:style-name="P124">Please note that you will need the <text:span text:style-name="Code_20_char">jppf-admin.jar</text:span> library in your build path / class path at compile time and runtime.</text:p>
      <text:list xml:id="list74903028257728" text:continue-numbering="true" text:style-name="Outline">
        <text:list-item>
          <text:list>
            <text:list-item>
              <text:list>
                <text:list-item>
                  <text:list>
                    <text:list-item>
                      <text:h text:style-name="P339" text:outline-level="4">Console integration</text:h>
                    </text:list-item>
                  </text:list>
                </text:list-item>
              </text:list>
            </text:list-item>
          </text:list>
        </text:list-item>
      </text:list>
      <text:p text:style-name="P124">Integrating a pluggable view into the administration console is done with a number of configuration properties <text:span text:style-name="T151">of the form:</text:span></text:p>
      <text:p text:style-name="P124"/>
      <text:p text:style-name="Code_20_block">jppf.admin.console.view.&lt;<text:span text:style-name="T15">view_name</text:span>&gt;.&lt;<text:span text:style-name="T15">atribute</text:span>&gt; = &lt;<text:span text:style-name="T15">value</text:span>&gt;</text:p>
      <text:p text:style-name="P123"/>
      <text:p text:style-name="P125">Where view_name is an arbitrary name given to the pluggable view. The possible attributes and their values are defined as follows:</text:p>
      <text:p text:style-name="P125"/>
      <text:p text:style-name="P259"># enable / disable the custom view. defaults to true (enabled)</text:p>
      <text:p text:style-name="Code_20_block">jppf.admin.console.view.SimpleView.enabled = <text:span text:style-name="T154">true</text:span></text:p>
      <text:p text:style-name="P259"># name of a class extending org.jppf.ui.plugin.PluggableView</text:p>
      <text:p text:style-name="Code_20_block">jppf.admin.console.view.SimpleView.class = org.jppf.example.pluggableview.SimpleView</text:p>
      <text:p text:style-name="P259"># the title for the view</text:p>
      <text:p text:style-name="Code_20_block">jppf.admin.console.view.SimpleView.title = <text:span text:style-name="T151">simple view</text:span></text:p>
      <text:p text:style-name="P259"># path to the icon for the view</text:p>
      <text:p text:style-name="Code_20_block"><text:span text:style-name="T151">#</text:span>jppf.admin.console.view.SimpleView.icon =</text:p>
      <text:p text:style-name="P259"># the <text:span text:style-name="T152">tabbed pane the view</text:span> is attached to</text:p>
      <text:p text:style-name="Code_20_block">jppf.admin.console.view.SimpleView.addto = Main</text:p>
      <text:p text:style-name="P259"># the position at which the custom view is inserted withing the enclosing tabbed pane</text:p>
      <text:p text:style-name="P259"># a negative value means insert at the end; defaults to -1 (insert at the end)</text:p>
      <text:p text:style-name="Code_20_block">jppf.admin.console.view.SimpleView.position = -<text:span text:style-name="T151">1</text:span></text:p>
      <text:p text:style-name="P259"># whether to autom<text:span text:style-name="T153">a</text:span>tically select th<text:span text:style-name="T153">e</text:span> view; defaults to false</text:p>
      <text:p text:style-name="Code_20_block">jppf.admin.console.view.SimpleView.autoselect = true</text:p>
      <text:p text:style-name="P125"/>
      <text:p text:style-name="P126">Since the view can only be attached to a tabbed pane, the possible values for the "addto" attribute are:</text:p>
      <text:p text:style-name="P126"/>
      <text:list xml:id="list74902223468519" text:continue-list="list74902872517395" text:style-name="List_20_1">
        <text:list-item>
          <text:p text:style-name="P328"><text:span text:style-name="T15">Main</text:span>: the main tabbed pane which contains all administration and monitoring views</text:p>
        </text:list-item>
        <text:list-item>
          <text:p text:style-name="P328"><text:span text:style-name="T15">Topology</text:span>: the tabbed pane containing all topology views</text:p>
        </text:list-item>
        <text:list-item>
          <text:p text:style-name="P328"><text:span text:style-name="T15">Charts</text:span>: the tabbed pane which contains the user-defined charts and the charts configuration view</text:p>
        </text:list-item>
      </text:list>
      <text:list xml:id="list74902605735612" text:continue-list="list74903028257728" text:style-name="Outline">
        <text:list-item>
          <text:list>
            <text:list-item>
              <text:list>
                <text:list-item>
                  <text:list>
                    <text:list-item>
                      <text:h text:style-name="Heading_20_4" text:outline-level="4">Related sample</text:h>
                    </text:list-item>
                  </text:list>
                </text:list-item>
              </text:list>
            </text:list-item>
          </text:list>
        </text:list-item>
      </text:list>
      <text:p text:style-name="P127">The <text:a xlink:type="simple" xlink:href="http://www.jppf.org/samples-pack/PluggableView/Readme.php" text:style-name="Internet_20_link" text:visited-style-name="Visited_20_Internet_20_Link">events log view demo</text:a> provides a complete and nice looking example of a pluggable view.</text:p>
      <text:p text:style-name="P127"/>
      <text:list xml:id="list74904095301824" text:continue-numbering="true" text:style-name="Outline">
        <text:list-item>
          <text:list>
            <text:list-item>
              <text:h text:style-name="P331" text:outline-level="2">Flow of customizations in JPPF</text:h>
            </text:list-item>
          </text:list>
        </text:list-item>
      </text:list>
      <text:p text:style-name="P1">The following sections describe the flow of customizations and extensions in JPPF, and especially the order in which they are loaded, both with respect to each other and to the major events in the server and nodes life cycle.</text:p>
      <text:list xml:id="list74904023958653" text:continue-numbering="true" text:style-name="Outline">
        <text:list-item>
          <text:list>
            <text:list-item>
              <text:list>
                <text:list-item>
                  <text:list>
                    <text:list-item>
                      <text:h text:style-name="Heading_20_4" text:outline-level="4">JPPF driver</text:h>
                    </text:list-item>
                  </text:list>
                </text:list-item>
              </text:list>
            </text:list-item>
          </text:list>
        </text:list-item>
      </text:list>
      <text:p text:style-name="P1"><draw:frame draw:style-name="fr1" draw:name="graphics1" text:anchor-type="as-char" svg:width="18.759cm" svg:height="5.556cm" draw:z-index="0"><draw:image xlink:href="Pictures/10000000000002C5000000D2B360758F2BAE96AC.gif" xlink:type="simple" xlink:show="embed" xlink:actuate="onLoad"/></draw:frame></text:p>
      <text:list xml:id="list74903776748760" text:continue-numbering="true" text:style-name="Outline">
        <text:list-item>
          <text:list>
            <text:list-item>
              <text:list>
                <text:list-item>
                  <text:list>
                    <text:list-item>
                      <text:h text:style-name="Heading_20_4" text:outline-level="4">JPPF node</text:h>
                    </text:list-item>
                  </text:list>
                </text:list-item>
              </text:list>
            </text:list-item>
          </text:list>
        </text:list-item>
      </text:list>
      <text:p text:style-name="P1"><draw:frame draw:style-name="fr1" draw:name="graphics2" text:anchor-type="as-char" svg:width="15.293cm" svg:height="16.245cm" draw:z-index="1"><draw:image xlink:href="Pictures/1000000000000242000002662DE13E952676229D.gif" xlink:type="simple" xlink:show="embed" xlink:actuate="onLoad"/></draw:fra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2"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Regular" style:font-family-generic="swiss" style:font-pitch="variable"/>
    <style:font-face style:name="Courier New1" svg:font-family="'Courier New'"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99ccff"/>
      <style:paragraph-properties fo:background-color="transparent"/>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loext:graphic-properties draw:fill="solid" draw:fill-color="#cccccc" draw:opacity="100%"/>
      <style:paragraph-properties fo:keep-together="auto" style:page-number="auto" fo:background-color="#cccccc" style:shadow="none"/>
      <style:text-properties style:font-name="Courier New" fo:font-family="'Courier New'" style:font-style-name="Regular" style:font-family-generic="modern" style:font-pitch="fixe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8.501cm" style:type="right" style:leader-style="dotted" style:leader-text="."/>
        </style:tab-stops>
      </style:paragraph-properties>
      <style:text-properties fo:font-size="9pt"/>
    </style:style>
    <style:style style:name="Salutation" style:family="paragraph" style:parent-style-name="Standard" style:class="text">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te_5f_Tip" style:display-name="Note_Tip" style:family="paragraph" style:parent-style-name="Standard">
      <loext:graphic-properties draw:fill="solid" draw:fill-color="#ffff99" draw:opacity="100%"/>
      <style:paragraph-properties fo:text-align="justify" style:justify-single-word="false" fo:background-color="#ffff99" fo:padding="0.101cm" fo:border="0.06pt solid #000000" style:shadow="none"/>
      <style:text-properties officeooo:rsid="011f1f30"/>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Reference" style:family="text">
      <style:text-properties style:font-name="Arial1" fo:font-family="Arial" style:font-style-name="Regular" style:font-family-generic="swiss" style:font-pitch="variable" fo:font-size="10pt" officeooo:rsid="00609497" fo:background-color="#e6e6e6"/>
    </style:style>
    <style:style style:name="Note" style:family="text">
      <style:text-properties style:font-name="Arial2" fo:font-family="Arial" style:font-style-name="Gras" style:font-family-generic="swiss" style:font-pitch="variable" fo:font-size="10pt" fo:font-style="italic" style:text-underline-style="solid" style:text-underline-width="auto" style:text-underline-color="font-color" fo:font-weight="bold"/>
    </style:style>
    <style:style style:name="SectionRef" style:family="text" style:parent-style-name="Note">
      <style:text-properties style:text-underline-style="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6">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4DT12H40M46S</meta:editing-duration>
    <meta:editing-cycles>479</meta:editing-cycles>
    <meta:generator>LibreOffice/5.1.3.2$Windows_x86 LibreOffice_project/644e4637d1d8544fd9f56425bd6cec110e49301b</meta:generator>
    <meta:creation-date>2009-11-06T05:11:40.73</meta:creation-date>
    <dc:date>2017-08-07T07:49:01.417000000</dc:date>
    <meta:document-statistic meta:table-count="0" meta:image-count="6" meta:object-count="0" meta:page-count="55" meta:paragraph-count="1854" meta:word-count="17195" meta:character-count="123334" meta:non-whitespace-character-count="105229"/>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